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646in"/>
    </style:style>
    <style:style style:name="co2" style:family="table-column">
      <style:table-column-properties fo:break-before="auto" style:column-width="1.61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bit_transi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row table:style-name="ro1">
          <table:table-cell office:value-type="float" office:value="0.933762345674799" calcext:value-type="float">
            <text:p>0.933762345674799</text:p>
          </table:table-cell>
          <table:table-cell office:value-type="float" office:value="0" calcext:value-type="float">
            <text:p>0</text:p>
          </table:table-cell>
          <table:table-cell table:formula="of:=ROUND([.B1]; 7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934005345764756" calcext:value-type="float">
            <text:p>0.934005345764756</text:p>
          </table:table-cell>
          <table:table-cell office:value-type="float" office:value="-0.000489000181025712" calcext:value-type="float">
            <text:p>-0.000489000181026</text:p>
          </table:table-cell>
          <table:table-cell table:formula="of:=ROUND([.B2]; 7)" office:value-type="float" office:value="-0.000489" calcext:value-type="float">
            <text:p>-0.000489</text:p>
          </table:table-cell>
          <table:table-cell table:formula="of:=MIN([.C$1:.C$1048576])" office:value-type="float" office:value="-0.051996" calcext:value-type="float">
            <text:p>-0.051996</text:p>
          </table:table-cell>
        </table:table-row>
        <table:table-row table:style-name="ro1">
          <table:table-cell office:value-type="float" office:value="0.934494345945782" calcext:value-type="float">
            <text:p>0.934494345945782</text:p>
          </table:table-cell>
          <table:table-cell office:value-type="float" office:value="-0.000492000182136354" calcext:value-type="float">
            <text:p>-0.000492000182136</text:p>
          </table:table-cell>
          <table:table-cell table:formula="of:=ROUND([.B3]; 7)" office:value-type="float" office:value="-0.000492" calcext:value-type="float">
            <text:p>-0.000492</text:p>
          </table:table-cell>
          <table:table-cell table:formula="of:=COUNTIF([.C$1:.C$1048576]; [.D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34986346127918" calcext:value-type="float">
            <text:p>0.934986346127918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4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0.935475346308944" calcext:value-type="float">
            <text:p>0.935475346308944</text:p>
          </table:table-cell>
          <table:table-cell office:value-type="float" office:value="-0.00000100000037017711" calcext:value-type="float">
            <text:p>-1.00000037017711E-06</text:p>
          </table:table-cell>
          <table:table-cell table:formula="of:=ROUND([.B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35476346309314" calcext:value-type="float">
            <text:p>0.935476346309314</text:p>
          </table:table-cell>
          <table:table-cell office:value-type="float" office:value="-0.000491000181766177" calcext:value-type="float">
            <text:p>-0.000491000181766</text:p>
          </table:table-cell>
          <table:table-cell table:formula="of:=ROUND([.B6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0.935967346491081" calcext:value-type="float">
            <text:p>0.935967346491081</text:p>
          </table:table-cell>
          <table:table-cell office:value-type="float" office:value="-0.00000100000037017711" calcext:value-type="float">
            <text:p>-1.00000037017711E-06</text:p>
          </table:table-cell>
          <table:table-cell table:formula="of:=ROUND([.B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35968346491451" calcext:value-type="float">
            <text:p>0.935968346491451</text:p>
          </table:table-cell>
          <table:table-cell office:value-type="float" office:value="-0.000488000180655535" calcext:value-type="float">
            <text:p>-0.000488000180656</text:p>
          </table:table-cell>
          <table:table-cell table:formula="of:=ROUND([.B8]; 7)" office:value-type="float" office:value="-0.000488" calcext:value-type="float">
            <text:p>-0.000488</text:p>
          </table:table-cell>
          <table:table-cell/>
        </table:table-row>
        <table:table-row table:style-name="ro1">
          <table:table-cell office:value-type="float" office:value="0.936456346672106" calcext:value-type="float">
            <text:p>0.936456346672106</text:p>
          </table:table-cell>
          <table:table-cell office:value-type="float" office:value="-0.00000100000037017711" calcext:value-type="float">
            <text:p>-1.00000037017711E-06</text:p>
          </table:table-cell>
          <table:table-cell table:formula="of:=ROUND([.B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36457346672476" calcext:value-type="float">
            <text:p>0.936457346672476</text:p>
          </table:table-cell>
          <table:table-cell office:value-type="float" office:value="-0.000491000181766177" calcext:value-type="float">
            <text:p>-0.000491000181766</text:p>
          </table:table-cell>
          <table:table-cell table:formula="of:=ROUND([.B10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0.936948346854243" calcext:value-type="float">
            <text:p>0.936948346854243</text:p>
          </table:table-cell>
          <table:table-cell office:value-type="float" office:value="-0.00000100000037017711" calcext:value-type="float">
            <text:p>-1.00000037017711E-06</text:p>
          </table:table-cell>
          <table:table-cell table:formula="of:=ROUND([.B1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36949346854613" calcext:value-type="float">
            <text:p>0.936949346854613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12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0.937438347035639" calcext:value-type="float">
            <text:p>0.937438347035639</text:p>
          </table:table-cell>
          <table:table-cell office:value-type="float" office:value="-0.000492000182136243" calcext:value-type="float">
            <text:p>-0.000492000182136</text:p>
          </table:table-cell>
          <table:table-cell table:formula="of:=ROUND([.B13]; 7)" office:value-type="float" office:value="-0.000492" calcext:value-type="float">
            <text:p>-0.000492</text:p>
          </table:table-cell>
          <table:table-cell/>
        </table:table-row>
        <table:table-row table:style-name="ro1">
          <table:table-cell office:value-type="float" office:value="0.937930347217775" calcext:value-type="float">
            <text:p>0.937930347217775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14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0.938419347398801" calcext:value-type="float">
            <text:p>0.938419347398801</text:p>
          </table:table-cell>
          <table:table-cell office:value-type="float" office:value="-0.00000100000037017711" calcext:value-type="float">
            <text:p>-1.00000037017711E-06</text:p>
          </table:table-cell>
          <table:table-cell table:formula="of:=ROUND([.B1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38420347399171" calcext:value-type="float">
            <text:p>0.938420347399171</text:p>
          </table:table-cell>
          <table:table-cell office:value-type="float" office:value="-0.000250000092548941" calcext:value-type="float">
            <text:p>-0.000250000092549</text:p>
          </table:table-cell>
          <table:table-cell table:formula="of:=ROUND([.B16]; 7)" office:value-type="float" office:value="-0.00025" calcext:value-type="float">
            <text:p>-0.00025</text:p>
          </table:table-cell>
          <table:table-cell/>
        </table:table-row>
        <table:table-row table:style-name="ro1">
          <table:table-cell office:value-type="float" office:value="0.93867034749172" calcext:value-type="float">
            <text:p>0.93867034749172</text:p>
          </table:table-cell>
          <table:table-cell office:value-type="float" office:value="-0.00000100000037017711" calcext:value-type="float">
            <text:p>-1.00000037017711E-06</text:p>
          </table:table-cell>
          <table:table-cell table:formula="of:=ROUND([.B1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3867134749209" calcext:value-type="float">
            <text:p>0.93867134749209</text:p>
          </table:table-cell>
          <table:table-cell office:value-type="float" office:value="-0.00358800132826265" calcext:value-type="float">
            <text:p>-0.003588001328263</text:p>
          </table:table-cell>
          <table:table-cell table:formula="of:=ROUND([.B18]; 7)" office:value-type="float" office:value="-0.003588" calcext:value-type="float">
            <text:p>-0.003588</text:p>
          </table:table-cell>
          <table:table-cell/>
        </table:table-row>
        <table:table-row table:style-name="ro1">
          <table:table-cell office:value-type="float" office:value="0.942259348820353" calcext:value-type="float">
            <text:p>0.942259348820353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42260348820723" calcext:value-type="float">
            <text:p>0.942260348820723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20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0.94250234891031" calcext:value-type="float">
            <text:p>0.94250234891031</text:p>
          </table:table-cell>
          <table:table-cell office:value-type="float" office:value="-0.00000100000037017711" calcext:value-type="float">
            <text:p>-1.00000037017711E-06</text:p>
          </table:table-cell>
          <table:table-cell table:formula="of:=ROUND([.B2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4250334891068" calcext:value-type="float">
            <text:p>0.94250334891068</text:p>
          </table:table-cell>
          <table:table-cell office:value-type="float" office:value="-0.000488000180655646" calcext:value-type="float">
            <text:p>-0.000488000180656</text:p>
          </table:table-cell>
          <table:table-cell table:formula="of:=ROUND([.B22]; 7)" office:value-type="float" office:value="-0.000488" calcext:value-type="float">
            <text:p>-0.000488</text:p>
          </table:table-cell>
          <table:table-cell/>
        </table:table-row>
        <table:table-row table:style-name="ro1">
          <table:table-cell office:value-type="float" office:value="0.942991349091336" calcext:value-type="float">
            <text:p>0.942991349091336</text:p>
          </table:table-cell>
          <table:table-cell office:value-type="float" office:value="-0.00000100000037017711" calcext:value-type="float">
            <text:p>-1.00000037017711E-06</text:p>
          </table:table-cell>
          <table:table-cell table:formula="of:=ROUND([.B2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42992349091706" calcext:value-type="float">
            <text:p>0.942992349091706</text:p>
          </table:table-cell>
          <table:table-cell office:value-type="float" office:value="-0.000491000181766177" calcext:value-type="float">
            <text:p>-0.000491000181766</text:p>
          </table:table-cell>
          <table:table-cell table:formula="of:=ROUND([.B24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0.943483349273472" calcext:value-type="float">
            <text:p>0.943483349273472</text:p>
          </table:table-cell>
          <table:table-cell office:value-type="float" office:value="-0.000489000181025712" calcext:value-type="float">
            <text:p>-0.000489000181026</text:p>
          </table:table-cell>
          <table:table-cell table:formula="of:=ROUND([.B25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0.943972349454498" calcext:value-type="float">
            <text:p>0.943972349454498</text:p>
          </table:table-cell>
          <table:table-cell office:value-type="float" office:value="-0.00000100000037017711" calcext:value-type="float">
            <text:p>-1.00000037017711E-06</text:p>
          </table:table-cell>
          <table:table-cell table:formula="of:=ROUND([.B2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43973349454868" calcext:value-type="float">
            <text:p>0.943973349454868</text:p>
          </table:table-cell>
          <table:table-cell office:value-type="float" office:value="-0.000491000181766177" calcext:value-type="float">
            <text:p>-0.000491000181766</text:p>
          </table:table-cell>
          <table:table-cell table:formula="of:=ROUND([.B27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0.944464349636634" calcext:value-type="float">
            <text:p>0.944464349636634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28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0.94495334981766" calcext:value-type="float">
            <text:p>0.94495334981766</text:p>
          </table:table-cell>
          <table:table-cell office:value-type="float" office:value="-0.00000100000037017711" calcext:value-type="float">
            <text:p>-1.00000037017711E-06</text:p>
          </table:table-cell>
          <table:table-cell table:formula="of:=ROUND([.B2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4495434981803" calcext:value-type="float">
            <text:p>0.94495434981803</text:p>
          </table:table-cell>
          <table:table-cell office:value-type="float" office:value="-0.000491000181766066" calcext:value-type="float">
            <text:p>-0.000491000181766</text:p>
          </table:table-cell>
          <table:table-cell table:formula="of:=ROUND([.B30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0.945445349999796" calcext:value-type="float">
            <text:p>0.945445349999796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31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0.945934350180822" calcext:value-type="float">
            <text:p>0.945934350180822</text:p>
          </table:table-cell>
          <table:table-cell office:value-type="float" office:value="-0.00000100000037017711" calcext:value-type="float">
            <text:p>-1.00000037017711E-06</text:p>
          </table:table-cell>
          <table:table-cell table:formula="of:=ROUND([.B3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45935350181193" calcext:value-type="float">
            <text:p>0.945935350181193</text:p>
          </table:table-cell>
          <table:table-cell office:value-type="float" office:value="-0.000263000097361465" calcext:value-type="float">
            <text:p>-0.000263000097361</text:p>
          </table:table-cell>
          <table:table-cell table:formula="of:=ROUND([.B33]; 7)" office:value-type="float" office:value="-0.000263" calcext:value-type="float">
            <text:p>-0.000263</text:p>
          </table:table-cell>
          <table:table-cell/>
        </table:table-row>
        <table:table-row table:style-name="ro1">
          <table:table-cell office:value-type="float" office:value="0.946198350278554" calcext:value-type="float">
            <text:p>0.946198350278554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3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46199350278924" calcext:value-type="float">
            <text:p>0.946199350278924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35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0.946441350368512" calcext:value-type="float">
            <text:p>0.946441350368512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3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46442350368882" calcext:value-type="float">
            <text:p>0.946442350368882</text:p>
          </table:table-cell>
          <table:table-cell office:value-type="float" office:value="-0.000494000182876708" calcext:value-type="float">
            <text:p>-0.000494000182877</text:p>
          </table:table-cell>
          <table:table-cell table:formula="of:=ROUND([.B37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0.946936350551758" calcext:value-type="float">
            <text:p>0.946936350551758</text:p>
          </table:table-cell>
          <table:table-cell office:value-type="float" office:value="-0.00000100000037017711" calcext:value-type="float">
            <text:p>-1.00000037017711E-06</text:p>
          </table:table-cell>
          <table:table-cell table:formula="of:=ROUND([.B3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46937350552129" calcext:value-type="float">
            <text:p>0.946937350552129</text:p>
          </table:table-cell>
          <table:table-cell office:value-type="float" office:value="-0.000252000093289406" calcext:value-type="float">
            <text:p>-0.000252000093289</text:p>
          </table:table-cell>
          <table:table-cell table:formula="of:=ROUND([.B39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0.947189350645418" calcext:value-type="float">
            <text:p>0.947189350645418</text:p>
          </table:table-cell>
          <table:table-cell office:value-type="float" office:value="-0.00000100000037017711" calcext:value-type="float">
            <text:p>-1.00000037017711E-06</text:p>
          </table:table-cell>
          <table:table-cell table:formula="of:=ROUND([.B4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47190350645788" calcext:value-type="float">
            <text:p>0.947190350645788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41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0.947432350735376" calcext:value-type="float">
            <text:p>0.947432350735376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4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47433350735746" calcext:value-type="float">
            <text:p>0.947433350735746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43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0.947928350918993" calcext:value-type="float">
            <text:p>0.947928350918993</text:p>
          </table:table-cell>
          <table:table-cell office:value-type="float" office:value="-0.000252000093289406" calcext:value-type="float">
            <text:p>-0.000252000093289</text:p>
          </table:table-cell>
          <table:table-cell table:formula="of:=ROUND([.B44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0.948180351012282" calcext:value-type="float">
            <text:p>0.948180351012282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45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0.94842335110224" calcext:value-type="float">
            <text:p>0.94842335110224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46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0.948918351285487" calcext:value-type="float">
            <text:p>0.948918351285487</text:p>
          </table:table-cell>
          <table:table-cell office:value-type="float" office:value="-0.000252000093289406" calcext:value-type="float">
            <text:p>-0.000252000093289</text:p>
          </table:table-cell>
          <table:table-cell table:formula="of:=ROUND([.B47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0.949170351378776" calcext:value-type="float">
            <text:p>0.949170351378776</text:p>
          </table:table-cell>
          <table:table-cell office:value-type="float" office:value="-0.00000100000037017711" calcext:value-type="float">
            <text:p>-1.00000037017711E-06</text:p>
          </table:table-cell>
          <table:table-cell table:formula="of:=ROUND([.B4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49171351379146" calcext:value-type="float">
            <text:p>0.949171351379146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49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0.949413351468733" calcext:value-type="float">
            <text:p>0.949413351468733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5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49414351469104" calcext:value-type="float">
            <text:p>0.949414351469104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51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0.949909351652351" calcext:value-type="float">
            <text:p>0.949909351652351</text:p>
          </table:table-cell>
          <table:table-cell office:value-type="float" office:value="-0.00000100000037017711" calcext:value-type="float">
            <text:p>-1.00000037017711E-06</text:p>
          </table:table-cell>
          <table:table-cell table:formula="of:=ROUND([.B5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49910351652721" calcext:value-type="float">
            <text:p>0.949910351652721</text:p>
          </table:table-cell>
          <table:table-cell office:value-type="float" office:value="-0.000266000098472108" calcext:value-type="float">
            <text:p>-0.000266000098472</text:p>
          </table:table-cell>
          <table:table-cell table:formula="of:=ROUND([.B53]; 7)" office:value-type="float" office:value="-0.000266" calcext:value-type="float">
            <text:p>-0.000266</text:p>
          </table:table-cell>
          <table:table-cell/>
        </table:table-row>
        <table:table-row table:style-name="ro1">
          <table:table-cell office:value-type="float" office:value="0.950176351751193" calcext:value-type="float">
            <text:p>0.950176351751193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54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0.950419351841151" calcext:value-type="float">
            <text:p>0.950419351841151</text:p>
          </table:table-cell>
          <table:table-cell office:value-type="float" office:value="-0.000252000093289406" calcext:value-type="float">
            <text:p>-0.000252000093289</text:p>
          </table:table-cell>
          <table:table-cell table:formula="of:=ROUND([.B55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0.95067135193444" calcext:value-type="float">
            <text:p>0.95067135193444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56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0.950914352024398" calcext:value-type="float">
            <text:p>0.950914352024398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57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0.951166352117687" calcext:value-type="float">
            <text:p>0.951166352117687</text:p>
          </table:table-cell>
          <table:table-cell office:value-type="float" office:value="-0.000242000089587413" calcext:value-type="float">
            <text:p>-0.000242000089587</text:p>
          </table:table-cell>
          <table:table-cell table:formula="of:=ROUND([.B58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0.951408352207274" calcext:value-type="float">
            <text:p>0.951408352207274</text:p>
          </table:table-cell>
          <table:table-cell office:value-type="float" office:value="-0.00000100000037017711" calcext:value-type="float">
            <text:p>-1.00000037017711E-06</text:p>
          </table:table-cell>
          <table:table-cell table:formula="of:=ROUND([.B5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51409352207645" calcext:value-type="float">
            <text:p>0.951409352207645</text:p>
          </table:table-cell>
          <table:table-cell office:value-type="float" office:value="-0.000251000092919118" calcext:value-type="float">
            <text:p>-0.000251000092919</text:p>
          </table:table-cell>
          <table:table-cell table:formula="of:=ROUND([.B60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0.951660352300564" calcext:value-type="float">
            <text:p>0.951660352300564</text:p>
          </table:table-cell>
          <table:table-cell office:value-type="float" office:value="-0.00000100000037017711" calcext:value-type="float">
            <text:p>-1.00000037017711E-06</text:p>
          </table:table-cell>
          <table:table-cell table:formula="of:=ROUND([.B6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51661352300934" calcext:value-type="float">
            <text:p>0.951661352300934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62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0.951904352390891" calcext:value-type="float">
            <text:p>0.951904352390891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63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0.952155352483811" calcext:value-type="float">
            <text:p>0.952155352483811</text:p>
          </table:table-cell>
          <table:table-cell office:value-type="float" office:value="-0.00000100000037017711" calcext:value-type="float">
            <text:p>-1.00000037017711E-06</text:p>
          </table:table-cell>
          <table:table-cell table:formula="of:=ROUND([.B6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52156352484181" calcext:value-type="float">
            <text:p>0.952156352484181</text:p>
          </table:table-cell>
          <table:table-cell office:value-type="float" office:value="-0.000242000089587413" calcext:value-type="float">
            <text:p>-0.000242000089587</text:p>
          </table:table-cell>
          <table:table-cell table:formula="of:=ROUND([.B65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0.952398352573768" calcext:value-type="float">
            <text:p>0.952398352573768</text:p>
          </table:table-cell>
          <table:table-cell office:value-type="float" office:value="-0.00000100000037017711" calcext:value-type="float">
            <text:p>-1.00000037017711E-06</text:p>
          </table:table-cell>
          <table:table-cell table:formula="of:=ROUND([.B6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52399352574138" calcext:value-type="float">
            <text:p>0.952399352574138</text:p>
          </table:table-cell>
          <table:table-cell office:value-type="float" office:value="-0.000494000182876708" calcext:value-type="float">
            <text:p>-0.000494000182877</text:p>
          </table:table-cell>
          <table:table-cell table:formula="of:=ROUND([.B67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0.952893352757015" calcext:value-type="float">
            <text:p>0.952893352757015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68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0.953389352940632" calcext:value-type="float">
            <text:p>0.953389352940632</text:p>
          </table:table-cell>
          <table:table-cell office:value-type="float" office:value="-0.00000100000037017711" calcext:value-type="float">
            <text:p>-1.00000037017711E-06</text:p>
          </table:table-cell>
          <table:table-cell table:formula="of:=ROUND([.B6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53390352941002" calcext:value-type="float">
            <text:p>0.953390352941002</text:p>
          </table:table-cell>
          <table:table-cell office:value-type="float" office:value="-0.000494000182876708" calcext:value-type="float">
            <text:p>-0.000494000182877</text:p>
          </table:table-cell>
          <table:table-cell table:formula="of:=ROUND([.B70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0.953884353123879" calcext:value-type="float">
            <text:p>0.953884353123879</text:p>
          </table:table-cell>
          <table:table-cell office:value-type="float" office:value="-0.000268000099212462" calcext:value-type="float">
            <text:p>-0.000268000099212</text:p>
          </table:table-cell>
          <table:table-cell table:formula="of:=ROUND([.B71]; 7)" office:value-type="float" office:value="-0.000268" calcext:value-type="float">
            <text:p>-0.000268</text:p>
          </table:table-cell>
          <table:table-cell/>
        </table:table-row>
        <table:table-row table:style-name="ro1">
          <table:table-cell office:value-type="float" office:value="0.954152353223092" calcext:value-type="float">
            <text:p>0.954152353223092</text:p>
          </table:table-cell>
          <table:table-cell office:value-type="float" office:value="-0.000242000089587413" calcext:value-type="float">
            <text:p>-0.000242000089587</text:p>
          </table:table-cell>
          <table:table-cell table:formula="of:=ROUND([.B72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0.954394353312679" calcext:value-type="float">
            <text:p>0.954394353312679</text:p>
          </table:table-cell>
          <table:table-cell office:value-type="float" office:value="-0.00000100000037017711" calcext:value-type="float">
            <text:p>-1.00000037017711E-06</text:p>
          </table:table-cell>
          <table:table-cell table:formula="of:=ROUND([.B7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54395353313049" calcext:value-type="float">
            <text:p>0.954395353313049</text:p>
          </table:table-cell>
          <table:table-cell office:value-type="float" office:value="-0.000495000183246996" calcext:value-type="float">
            <text:p>-0.000495000183247</text:p>
          </table:table-cell>
          <table:table-cell table:formula="of:=ROUND([.B74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0.954890353496296" calcext:value-type="float">
            <text:p>0.954890353496296</text:p>
          </table:table-cell>
          <table:table-cell office:value-type="float" office:value="-0.00000100000037017711" calcext:value-type="float">
            <text:p>-1.00000037017711E-06</text:p>
          </table:table-cell>
          <table:table-cell table:formula="of:=ROUND([.B7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54891353496666" calcext:value-type="float">
            <text:p>0.954891353496666</text:p>
          </table:table-cell>
          <table:table-cell office:value-type="float" office:value="-0.000494000182876708" calcext:value-type="float">
            <text:p>-0.000494000182877</text:p>
          </table:table-cell>
          <table:table-cell table:formula="of:=ROUND([.B76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0.955385353679543" calcext:value-type="float">
            <text:p>0.955385353679543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7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55386353679913" calcext:value-type="float">
            <text:p>0.955386353679913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78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0.955638353773203" calcext:value-type="float">
            <text:p>0.955638353773203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79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0.95588135386316" calcext:value-type="float">
            <text:p>0.95588135386316</text:p>
          </table:table-cell>
          <table:table-cell office:value-type="float" office:value="-0.000253000093659583" calcext:value-type="float">
            <text:p>-0.00025300009366</text:p>
          </table:table-cell>
          <table:table-cell table:formula="of:=ROUND([.B80]; 7)" office:value-type="float" office:value="-0.000253" calcext:value-type="float">
            <text:p>-0.000253</text:p>
          </table:table-cell>
          <table:table-cell/>
        </table:table-row>
        <table:table-row table:style-name="ro1">
          <table:table-cell office:value-type="float" office:value="0.95613435395682" calcext:value-type="float">
            <text:p>0.95613435395682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81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0.956376354046407" calcext:value-type="float">
            <text:p>0.956376354046407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8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56377354046777" calcext:value-type="float">
            <text:p>0.956377354046777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83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0.956629354140067" calcext:value-type="float">
            <text:p>0.956629354140067</text:p>
          </table:table-cell>
          <table:table-cell office:value-type="float" office:value="-0.00000100000037017711" calcext:value-type="float">
            <text:p>-1.00000037017711E-06</text:p>
          </table:table-cell>
          <table:table-cell table:formula="of:=ROUND([.B8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56630354140437" calcext:value-type="float">
            <text:p>0.956630354140437</text:p>
          </table:table-cell>
          <table:table-cell office:value-type="float" office:value="-0.000242000089587413" calcext:value-type="float">
            <text:p>-0.000242000089587</text:p>
          </table:table-cell>
          <table:table-cell table:formula="of:=ROUND([.B85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0.956872354230024" calcext:value-type="float">
            <text:p>0.956872354230024</text:p>
          </table:table-cell>
          <table:table-cell office:value-type="float" office:value="-0.00000100000037017711" calcext:value-type="float">
            <text:p>-1.00000037017711E-06</text:p>
          </table:table-cell>
          <table:table-cell table:formula="of:=ROUND([.B8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56873354230394" calcext:value-type="float">
            <text:p>0.956873354230394</text:p>
          </table:table-cell>
          <table:table-cell office:value-type="float" office:value="-0.000252000093289406" calcext:value-type="float">
            <text:p>-0.000252000093289</text:p>
          </table:table-cell>
          <table:table-cell table:formula="of:=ROUND([.B87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0.957125354323684" calcext:value-type="float">
            <text:p>0.957125354323684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88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0.957368354413642" calcext:value-type="float">
            <text:p>0.957368354413642</text:p>
          </table:table-cell>
          <table:table-cell office:value-type="float" office:value="-0.00000100000037017711" calcext:value-type="float">
            <text:p>-1.00000037017711E-06</text:p>
          </table:table-cell>
          <table:table-cell table:formula="of:=ROUND([.B8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57369354414012" calcext:value-type="float">
            <text:p>0.957369354414012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90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0.957621354507301" calcext:value-type="float">
            <text:p>0.957621354507301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91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0.957864354597258" calcext:value-type="float">
            <text:p>0.957864354597258</text:p>
          </table:table-cell>
          <table:table-cell office:value-type="float" office:value="-0.000510000188799875" calcext:value-type="float">
            <text:p>-0.0005100001888</text:p>
          </table:table-cell>
          <table:table-cell table:formula="of:=ROUND([.B92]; 7)" office:value-type="float" office:value="-0.00051" calcext:value-type="float">
            <text:p>-0.00051</text:p>
          </table:table-cell>
          <table:table-cell/>
        </table:table-row>
        <table:table-row table:style-name="ro1">
          <table:table-cell office:value-type="float" office:value="0.958374354786058" calcext:value-type="float">
            <text:p>0.958374354786058</text:p>
          </table:table-cell>
          <table:table-cell office:value-type="float" office:value="-0.00000100000037017711" calcext:value-type="float">
            <text:p>-1.00000037017711E-06</text:p>
          </table:table-cell>
          <table:table-cell table:formula="of:=ROUND([.B9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58375354786429" calcext:value-type="float">
            <text:p>0.958375354786429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94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0.958869354969305" calcext:value-type="float">
            <text:p>0.958869354969305</text:p>
          </table:table-cell>
          <table:table-cell office:value-type="float" office:value="-0.000496000183617062" calcext:value-type="float">
            <text:p>-0.000496000183617</text:p>
          </table:table-cell>
          <table:table-cell table:formula="of:=ROUND([.B95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0.959365355152922" calcext:value-type="float">
            <text:p>0.959365355152922</text:p>
          </table:table-cell>
          <table:table-cell office:value-type="float" office:value="-0.000495000183246996" calcext:value-type="float">
            <text:p>-0.000495000183247</text:p>
          </table:table-cell>
          <table:table-cell table:formula="of:=ROUND([.B96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0.95986035533617" calcext:value-type="float">
            <text:p>0.95986035533617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97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0.960355355519416" calcext:value-type="float">
            <text:p>0.960355355519416</text:p>
          </table:table-cell>
          <table:table-cell office:value-type="float" office:value="-0.00000100000037017711" calcext:value-type="float">
            <text:p>-1.00000037017711E-06</text:p>
          </table:table-cell>
          <table:table-cell table:formula="of:=ROUND([.B9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60356355519787" calcext:value-type="float">
            <text:p>0.960356355519787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99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0.960850355702663" calcext:value-type="float">
            <text:p>0.960850355702663</text:p>
          </table:table-cell>
          <table:table-cell office:value-type="float" office:value="-0.00000100000037017711" calcext:value-type="float">
            <text:p>-1.00000037017711E-06</text:p>
          </table:table-cell>
          <table:table-cell table:formula="of:=ROUND([.B10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60851355703034" calcext:value-type="float">
            <text:p>0.960851355703034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01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0.96134635588628" calcext:value-type="float">
            <text:p>0.96134635588628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0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61347355886651" calcext:value-type="float">
            <text:p>0.961347355886651</text:p>
          </table:table-cell>
          <table:table-cell office:value-type="float" office:value="-0.000251000092919118" calcext:value-type="float">
            <text:p>-0.000251000092919</text:p>
          </table:table-cell>
          <table:table-cell table:formula="of:=ROUND([.B103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0.96159835597957" calcext:value-type="float">
            <text:p>0.96159835597957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04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0.961841356069527" calcext:value-type="float">
            <text:p>0.961841356069527</text:p>
          </table:table-cell>
          <table:table-cell office:value-type="float" office:value="-0.000509000188429698" calcext:value-type="float">
            <text:p>-0.00050900018843</text:p>
          </table:table-cell>
          <table:table-cell table:formula="of:=ROUND([.B105]; 7)" office:value-type="float" office:value="-0.000509" calcext:value-type="float">
            <text:p>-0.000509</text:p>
          </table:table-cell>
          <table:table-cell/>
        </table:table-row>
        <table:table-row table:style-name="ro1">
          <table:table-cell office:value-type="float" office:value="0.962350356257957" calcext:value-type="float">
            <text:p>0.962350356257957</text:p>
          </table:table-cell>
          <table:table-cell office:value-type="float" office:value="-0.00000100000037017711" calcext:value-type="float">
            <text:p>-1.00000037017711E-06</text:p>
          </table:table-cell>
          <table:table-cell table:formula="of:=ROUND([.B10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62351356258327" calcext:value-type="float">
            <text:p>0.962351356258327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07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0.962846356441574" calcext:value-type="float">
            <text:p>0.962846356441574</text:p>
          </table:table-cell>
          <table:table-cell office:value-type="float" office:value="-0.00000100000037017711" calcext:value-type="float">
            <text:p>-1.00000037017711E-06</text:p>
          </table:table-cell>
          <table:table-cell table:formula="of:=ROUND([.B10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62847356441944" calcext:value-type="float">
            <text:p>0.962847356441944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109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0.963098356534864" calcext:value-type="float">
            <text:p>0.963098356534864</text:p>
          </table:table-cell>
          <table:table-cell office:value-type="float" office:value="-0.00000100000037017711" calcext:value-type="float">
            <text:p>-1.00000037017711E-06</text:p>
          </table:table-cell>
          <table:table-cell table:formula="of:=ROUND([.B11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63099356535234" calcext:value-type="float">
            <text:p>0.963099356535234</text:p>
          </table:table-cell>
          <table:table-cell office:value-type="float" office:value="-0.000242000089587413" calcext:value-type="float">
            <text:p>-0.000242000089587</text:p>
          </table:table-cell>
          <table:table-cell table:formula="of:=ROUND([.B111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0.963341356624821" calcext:value-type="float">
            <text:p>0.963341356624821</text:p>
          </table:table-cell>
          <table:table-cell office:value-type="float" office:value="-0.00000100000037017711" calcext:value-type="float">
            <text:p>-1.00000037017711E-06</text:p>
          </table:table-cell>
          <table:table-cell table:formula="of:=ROUND([.B11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63342356625191" calcext:value-type="float">
            <text:p>0.963342356625191</text:p>
          </table:table-cell>
          <table:table-cell office:value-type="float" office:value="-0.000251000092919118" calcext:value-type="float">
            <text:p>-0.000251000092919</text:p>
          </table:table-cell>
          <table:table-cell table:formula="of:=ROUND([.B113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0.96359335671811" calcext:value-type="float">
            <text:p>0.96359335671811</text:p>
          </table:table-cell>
          <table:table-cell office:value-type="float" office:value="-0.00000100000037017711" calcext:value-type="float">
            <text:p>-1.00000037017711E-06</text:p>
          </table:table-cell>
          <table:table-cell table:formula="of:=ROUND([.B11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63594356718481" calcext:value-type="float">
            <text:p>0.963594356718481</text:p>
          </table:table-cell>
          <table:table-cell office:value-type="float" office:value="-0.000242000089587413" calcext:value-type="float">
            <text:p>-0.000242000089587</text:p>
          </table:table-cell>
          <table:table-cell table:formula="of:=ROUND([.B115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0.963836356808068" calcext:value-type="float">
            <text:p>0.963836356808068</text:p>
          </table:table-cell>
          <table:table-cell office:value-type="float" office:value="-0.00000100000037017711" calcext:value-type="float">
            <text:p>-1.00000037017711E-06</text:p>
          </table:table-cell>
          <table:table-cell table:formula="of:=ROUND([.B11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63837356808438" calcext:value-type="float">
            <text:p>0.963837356808438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117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0.964088356901357" calcext:value-type="float">
            <text:p>0.964088356901357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18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0.964331356991315" calcext:value-type="float">
            <text:p>0.964331356991315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19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0.964826357174562" calcext:value-type="float">
            <text:p>0.964826357174562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120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0.965322357358179" calcext:value-type="float">
            <text:p>0.965322357358179</text:p>
          </table:table-cell>
          <table:table-cell office:value-type="float" office:value="-0.000494000182876708" calcext:value-type="float">
            <text:p>-0.000494000182877</text:p>
          </table:table-cell>
          <table:table-cell table:formula="of:=ROUND([.B121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0.965816357541056" calcext:value-type="float">
            <text:p>0.965816357541056</text:p>
          </table:table-cell>
          <table:table-cell office:value-type="float" office:value="-0.00000100000037017711" calcext:value-type="float">
            <text:p>-1.00000037017711E-06</text:p>
          </table:table-cell>
          <table:table-cell table:formula="of:=ROUND([.B12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65817357541426" calcext:value-type="float">
            <text:p>0.965817357541426</text:p>
          </table:table-cell>
          <table:table-cell office:value-type="float" office:value="-0.000267000098842285" calcext:value-type="float">
            <text:p>-0.000267000098842</text:p>
          </table:table-cell>
          <table:table-cell table:formula="of:=ROUND([.B123]; 7)" office:value-type="float" office:value="-0.000267" calcext:value-type="float">
            <text:p>-0.000267</text:p>
          </table:table-cell>
          <table:table-cell/>
        </table:table-row>
        <table:table-row table:style-name="ro1">
          <table:table-cell office:value-type="float" office:value="0.966084357640268" calcext:value-type="float">
            <text:p>0.966084357640268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24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0.966327357730226" calcext:value-type="float">
            <text:p>0.966327357730226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125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0.966823357913843" calcext:value-type="float">
            <text:p>0.966823357913843</text:p>
          </table:table-cell>
          <table:table-cell office:value-type="float" office:value="-0.000494000182876708" calcext:value-type="float">
            <text:p>-0.000494000182877</text:p>
          </table:table-cell>
          <table:table-cell table:formula="of:=ROUND([.B126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0.96731735809672" calcext:value-type="float">
            <text:p>0.96731735809672</text:p>
          </table:table-cell>
          <table:table-cell office:value-type="float" office:value="-0.00000100000037017711" calcext:value-type="float">
            <text:p>-1.00000037017711E-06</text:p>
          </table:table-cell>
          <table:table-cell table:formula="of:=ROUND([.B12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6731835809709" calcext:value-type="float">
            <text:p>0.96731835809709</text:p>
          </table:table-cell>
          <table:table-cell office:value-type="float" office:value="-0.000253000093659583" calcext:value-type="float">
            <text:p>-0.00025300009366</text:p>
          </table:table-cell>
          <table:table-cell table:formula="of:=ROUND([.B128]; 7)" office:value-type="float" office:value="-0.000253" calcext:value-type="float">
            <text:p>-0.000253</text:p>
          </table:table-cell>
          <table:table-cell/>
        </table:table-row>
        <table:table-row table:style-name="ro1">
          <table:table-cell office:value-type="float" office:value="0.967571358190749" calcext:value-type="float">
            <text:p>0.967571358190749</text:p>
          </table:table-cell>
          <table:table-cell office:value-type="float" office:value="-0.000242000089587413" calcext:value-type="float">
            <text:p>-0.000242000089587</text:p>
          </table:table-cell>
          <table:table-cell table:formula="of:=ROUND([.B129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0.967813358280337" calcext:value-type="float">
            <text:p>0.967813358280337</text:p>
          </table:table-cell>
          <table:table-cell office:value-type="float" office:value="-0.00000100000037017711" calcext:value-type="float">
            <text:p>-1.00000037017711E-06</text:p>
          </table:table-cell>
          <table:table-cell table:formula="of:=ROUND([.B13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67814358280707" calcext:value-type="float">
            <text:p>0.967814358280707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131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0.968066358373996" calcext:value-type="float">
            <text:p>0.968066358373996</text:p>
          </table:table-cell>
          <table:table-cell office:value-type="float" office:value="-0.00000100000037017711" calcext:value-type="float">
            <text:p>-1.00000037017711E-06</text:p>
          </table:table-cell>
          <table:table-cell table:formula="of:=ROUND([.B13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68067358374367" calcext:value-type="float">
            <text:p>0.968067358374367</text:p>
          </table:table-cell>
          <table:table-cell office:value-type="float" office:value="-0.000242000089587413" calcext:value-type="float">
            <text:p>-0.000242000089587</text:p>
          </table:table-cell>
          <table:table-cell table:formula="of:=ROUND([.B133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0.968309358463954" calcext:value-type="float">
            <text:p>0.968309358463954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134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0.968805358647571" calcext:value-type="float">
            <text:p>0.968805358647571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35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0.969300358830818" calcext:value-type="float">
            <text:p>0.969300358830818</text:p>
          </table:table-cell>
          <table:table-cell office:value-type="float" office:value="-0.000495000183246996" calcext:value-type="float">
            <text:p>-0.000495000183247</text:p>
          </table:table-cell>
          <table:table-cell table:formula="of:=ROUND([.B136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0.969795359014065" calcext:value-type="float">
            <text:p>0.969795359014065</text:p>
          </table:table-cell>
          <table:table-cell office:value-type="float" office:value="-0.00000100000037017711" calcext:value-type="float">
            <text:p>-1.00000037017711E-06</text:p>
          </table:table-cell>
          <table:table-cell table:formula="of:=ROUND([.B13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69796359014435" calcext:value-type="float">
            <text:p>0.969796359014435</text:p>
          </table:table-cell>
          <table:table-cell office:value-type="float" office:value="-0.000509000188429698" calcext:value-type="float">
            <text:p>-0.00050900018843</text:p>
          </table:table-cell>
          <table:table-cell table:formula="of:=ROUND([.B138]; 7)" office:value-type="float" office:value="-0.000509" calcext:value-type="float">
            <text:p>-0.000509</text:p>
          </table:table-cell>
          <table:table-cell/>
        </table:table-row>
        <table:table-row table:style-name="ro1">
          <table:table-cell office:value-type="float" office:value="0.970305359202865" calcext:value-type="float">
            <text:p>0.970305359202865</text:p>
          </table:table-cell>
          <table:table-cell office:value-type="float" office:value="-0.000496000183617062" calcext:value-type="float">
            <text:p>-0.000496000183617</text:p>
          </table:table-cell>
          <table:table-cell table:formula="of:=ROUND([.B139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0.970801359386482" calcext:value-type="float">
            <text:p>0.970801359386482</text:p>
          </table:table-cell>
          <table:table-cell office:value-type="float" office:value="-0.000495000183246996" calcext:value-type="float">
            <text:p>-0.000495000183247</text:p>
          </table:table-cell>
          <table:table-cell table:formula="of:=ROUND([.B140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0.971296359569729" calcext:value-type="float">
            <text:p>0.971296359569729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41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0.971791359752976" calcext:value-type="float">
            <text:p>0.971791359752976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4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71792359753346" calcext:value-type="float">
            <text:p>0.971792359753346</text:p>
          </table:table-cell>
          <table:table-cell office:value-type="float" office:value="-0.000251000092919118" calcext:value-type="float">
            <text:p>-0.000251000092919</text:p>
          </table:table-cell>
          <table:table-cell table:formula="of:=ROUND([.B143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0.972043359846265" calcext:value-type="float">
            <text:p>0.972043359846265</text:p>
          </table:table-cell>
          <table:table-cell office:value-type="float" office:value="-0.00000100000037017711" calcext:value-type="float">
            <text:p>-1.00000037017711E-06</text:p>
          </table:table-cell>
          <table:table-cell table:formula="of:=ROUND([.B14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72044359846635" calcext:value-type="float">
            <text:p>0.972044359846635</text:p>
          </table:table-cell>
          <table:table-cell office:value-type="float" office:value="-0.000242000089587413" calcext:value-type="float">
            <text:p>-0.000242000089587</text:p>
          </table:table-cell>
          <table:table-cell table:formula="of:=ROUND([.B145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0.972286359936223" calcext:value-type="float">
            <text:p>0.972286359936223</text:p>
          </table:table-cell>
          <table:table-cell office:value-type="float" office:value="-0.00000100000037017711" calcext:value-type="float">
            <text:p>-1.00000037017711E-06</text:p>
          </table:table-cell>
          <table:table-cell table:formula="of:=ROUND([.B14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72287359936593" calcext:value-type="float">
            <text:p>0.972287359936593</text:p>
          </table:table-cell>
          <table:table-cell office:value-type="float" office:value="-0.000494000182876708" calcext:value-type="float">
            <text:p>-0.000494000182877</text:p>
          </table:table-cell>
          <table:table-cell table:formula="of:=ROUND([.B147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0.97278136011947" calcext:value-type="float">
            <text:p>0.97278136011947</text:p>
          </table:table-cell>
          <table:table-cell office:value-type="float" office:value="-0.00000100000037017711" calcext:value-type="float">
            <text:p>-1.00000037017711E-06</text:p>
          </table:table-cell>
          <table:table-cell table:formula="of:=ROUND([.B14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7278236011984" calcext:value-type="float">
            <text:p>0.97278236011984</text:p>
          </table:table-cell>
          <table:table-cell office:value-type="float" office:value="-0.000495000183246996" calcext:value-type="float">
            <text:p>-0.000495000183247</text:p>
          </table:table-cell>
          <table:table-cell table:formula="of:=ROUND([.B149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0.973277360303087" calcext:value-type="float">
            <text:p>0.973277360303087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50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0.973772360486334" calcext:value-type="float">
            <text:p>0.973772360486334</text:p>
          </table:table-cell>
          <table:table-cell office:value-type="float" office:value="-0.000267000098842285" calcext:value-type="float">
            <text:p>-0.000267000098842</text:p>
          </table:table-cell>
          <table:table-cell table:formula="of:=ROUND([.B151]; 7)" office:value-type="float" office:value="-0.000267" calcext:value-type="float">
            <text:p>-0.000267</text:p>
          </table:table-cell>
          <table:table-cell/>
        </table:table-row>
        <table:table-row table:style-name="ro1">
          <table:table-cell office:value-type="float" office:value="0.974039360585176" calcext:value-type="float">
            <text:p>0.974039360585176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5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74040360585546" calcext:value-type="float">
            <text:p>0.974040360585546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153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0.974282360675134" calcext:value-type="float">
            <text:p>0.974282360675134</text:p>
          </table:table-cell>
          <table:table-cell office:value-type="float" office:value="-0.00000100000037017711" calcext:value-type="float">
            <text:p>-1.00000037017711E-06</text:p>
          </table:table-cell>
          <table:table-cell table:formula="of:=ROUND([.B15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74283360675504" calcext:value-type="float">
            <text:p>0.974283360675504</text:p>
          </table:table-cell>
          <table:table-cell office:value-type="float" office:value="-0.000252000093289406" calcext:value-type="float">
            <text:p>-0.000252000093289</text:p>
          </table:table-cell>
          <table:table-cell table:formula="of:=ROUND([.B155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0.974535360768793" calcext:value-type="float">
            <text:p>0.974535360768793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56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0.974778360858751" calcext:value-type="float">
            <text:p>0.974778360858751</text:p>
          </table:table-cell>
          <table:table-cell office:value-type="float" office:value="-0.000253000093659583" calcext:value-type="float">
            <text:p>-0.00025300009366</text:p>
          </table:table-cell>
          <table:table-cell table:formula="of:=ROUND([.B157]; 7)" office:value-type="float" office:value="-0.000253" calcext:value-type="float">
            <text:p>-0.000253</text:p>
          </table:table-cell>
          <table:table-cell/>
        </table:table-row>
        <table:table-row table:style-name="ro1">
          <table:table-cell office:value-type="float" office:value="0.97503136095241" calcext:value-type="float">
            <text:p>0.97503136095241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58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0.975274361042368" calcext:value-type="float">
            <text:p>0.975274361042368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159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0.975526361135657" calcext:value-type="float">
            <text:p>0.975526361135657</text:p>
          </table:table-cell>
          <table:table-cell office:value-type="float" office:value="-0.00000100000037017711" calcext:value-type="float">
            <text:p>-1.00000037017711E-06</text:p>
          </table:table-cell>
          <table:table-cell table:formula="of:=ROUND([.B16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75527361136028" calcext:value-type="float">
            <text:p>0.975527361136028</text:p>
          </table:table-cell>
          <table:table-cell office:value-type="float" office:value="-0.000242000089587413" calcext:value-type="float">
            <text:p>-0.000242000089587</text:p>
          </table:table-cell>
          <table:table-cell table:formula="of:=ROUND([.B161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0.975769361225615" calcext:value-type="float">
            <text:p>0.975769361225615</text:p>
          </table:table-cell>
          <table:table-cell office:value-type="float" office:value="-0.00000100000037017711" calcext:value-type="float">
            <text:p>-1.00000037017711E-06</text:p>
          </table:table-cell>
          <table:table-cell table:formula="of:=ROUND([.B16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75770361225985" calcext:value-type="float">
            <text:p>0.975770361225985</text:p>
          </table:table-cell>
          <table:table-cell office:value-type="float" office:value="-0.000252000093289406" calcext:value-type="float">
            <text:p>-0.000252000093289</text:p>
          </table:table-cell>
          <table:table-cell table:formula="of:=ROUND([.B163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0.976022361319274" calcext:value-type="float">
            <text:p>0.976022361319274</text:p>
          </table:table-cell>
          <table:table-cell office:value-type="float" office:value="-0.00000100000037017711" calcext:value-type="float">
            <text:p>-1.00000037017711E-06</text:p>
          </table:table-cell>
          <table:table-cell table:formula="of:=ROUND([.B16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76023361319645" calcext:value-type="float">
            <text:p>0.976023361319645</text:p>
          </table:table-cell>
          <table:table-cell office:value-type="float" office:value="-0.000242000089587413" calcext:value-type="float">
            <text:p>-0.000242000089587</text:p>
          </table:table-cell>
          <table:table-cell table:formula="of:=ROUND([.B165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0.976265361409232" calcext:value-type="float">
            <text:p>0.976265361409232</text:p>
          </table:table-cell>
          <table:table-cell office:value-type="float" office:value="-0.00000100000037017711" calcext:value-type="float">
            <text:p>-1.00000037017711E-06</text:p>
          </table:table-cell>
          <table:table-cell table:formula="of:=ROUND([.B16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76266361409602" calcext:value-type="float">
            <text:p>0.976266361409602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67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0.976761361592849" calcext:value-type="float">
            <text:p>0.976761361592849</text:p>
          </table:table-cell>
          <table:table-cell office:value-type="float" office:value="-0.00000100000037017711" calcext:value-type="float">
            <text:p>-1.00000037017711E-06</text:p>
          </table:table-cell>
          <table:table-cell table:formula="of:=ROUND([.B16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76762361593219" calcext:value-type="float">
            <text:p>0.976762361593219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169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0.977013361686138" calcext:value-type="float">
            <text:p>0.977013361686138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70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0.977256361776096" calcext:value-type="float">
            <text:p>0.977256361776096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171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0.977508361869385" calcext:value-type="float">
            <text:p>0.977508361869385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72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0.977751361959343" calcext:value-type="float">
            <text:p>0.977751361959343</text:p>
          </table:table-cell>
          <table:table-cell office:value-type="float" office:value="-0.000509000188429698" calcext:value-type="float">
            <text:p>-0.00050900018843</text:p>
          </table:table-cell>
          <table:table-cell table:formula="of:=ROUND([.B173]; 7)" office:value-type="float" office:value="-0.000509" calcext:value-type="float">
            <text:p>-0.000509</text:p>
          </table:table-cell>
          <table:table-cell/>
        </table:table-row>
        <table:table-row table:style-name="ro1">
          <table:table-cell office:value-type="float" office:value="0.978260362147773" calcext:value-type="float">
            <text:p>0.978260362147773</text:p>
          </table:table-cell>
          <table:table-cell office:value-type="float" office:value="-0.00000100000037017711" calcext:value-type="float">
            <text:p>-1.00000037017711E-06</text:p>
          </table:table-cell>
          <table:table-cell table:formula="of:=ROUND([.B17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78261362148143" calcext:value-type="float">
            <text:p>0.978261362148143</text:p>
          </table:table-cell>
          <table:table-cell office:value-type="float" office:value="-0.000495000183246996" calcext:value-type="float">
            <text:p>-0.000495000183247</text:p>
          </table:table-cell>
          <table:table-cell table:formula="of:=ROUND([.B175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0.97875636233139" calcext:value-type="float">
            <text:p>0.97875636233139</text:p>
          </table:table-cell>
          <table:table-cell office:value-type="float" office:value="-0.00000100000037017711" calcext:value-type="float">
            <text:p>-1.00000037017711E-06</text:p>
          </table:table-cell>
          <table:table-cell table:formula="of:=ROUND([.B17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7875736233176" calcext:value-type="float">
            <text:p>0.97875736233176</text:p>
          </table:table-cell>
          <table:table-cell office:value-type="float" office:value="-0.000494000182876708" calcext:value-type="float">
            <text:p>-0.000494000182877</text:p>
          </table:table-cell>
          <table:table-cell table:formula="of:=ROUND([.B177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0.979251362514637" calcext:value-type="float">
            <text:p>0.979251362514637</text:p>
          </table:table-cell>
          <table:table-cell office:value-type="float" office:value="-0.00000100000037017711" calcext:value-type="float">
            <text:p>-1.00000037017711E-06</text:p>
          </table:table-cell>
          <table:table-cell table:formula="of:=ROUND([.B17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79252362515007" calcext:value-type="float">
            <text:p>0.979252362515007</text:p>
          </table:table-cell>
          <table:table-cell office:value-type="float" office:value="-0.000252000093289406" calcext:value-type="float">
            <text:p>-0.000252000093289</text:p>
          </table:table-cell>
          <table:table-cell table:formula="of:=ROUND([.B179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0.979504362608296" calcext:value-type="float">
            <text:p>0.979504362608296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80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0.979747362698254" calcext:value-type="float">
            <text:p>0.979747362698254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81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0.980242362881501" calcext:value-type="float">
            <text:p>0.980242362881501</text:p>
          </table:table-cell>
          <table:table-cell office:value-type="float" office:value="-0.00000100000037017711" calcext:value-type="float">
            <text:p>-1.00000037017711E-06</text:p>
          </table:table-cell>
          <table:table-cell table:formula="of:=ROUND([.B18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80243362881871" calcext:value-type="float">
            <text:p>0.980243362881871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183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0.98049436297479" calcext:value-type="float">
            <text:p>0.98049436297479</text:p>
          </table:table-cell>
          <table:table-cell office:value-type="float" office:value="-0.00000100000037017711" calcext:value-type="float">
            <text:p>-1.00000037017711E-06</text:p>
          </table:table-cell>
          <table:table-cell table:formula="of:=ROUND([.B18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8049536297516" calcext:value-type="float">
            <text:p>0.98049536297516</text:p>
          </table:table-cell>
          <table:table-cell office:value-type="float" office:value="-0.000242000089587413" calcext:value-type="float">
            <text:p>-0.000242000089587</text:p>
          </table:table-cell>
          <table:table-cell table:formula="of:=ROUND([.B185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0.980737363064748" calcext:value-type="float">
            <text:p>0.980737363064748</text:p>
          </table:table-cell>
          <table:table-cell office:value-type="float" office:value="-0.00000100000037017711" calcext:value-type="float">
            <text:p>-1.00000037017711E-06</text:p>
          </table:table-cell>
          <table:table-cell table:formula="of:=ROUND([.B18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80738363065118" calcext:value-type="float">
            <text:p>0.980738363065118</text:p>
          </table:table-cell>
          <table:table-cell office:value-type="float" office:value="-0.000494000182876708" calcext:value-type="float">
            <text:p>-0.000494000182877</text:p>
          </table:table-cell>
          <table:table-cell table:formula="of:=ROUND([.B187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0.981232363247995" calcext:value-type="float">
            <text:p>0.981232363247995</text:p>
          </table:table-cell>
          <table:table-cell office:value-type="float" office:value="-0.00000100000037017711" calcext:value-type="float">
            <text:p>-1.00000037017711E-06</text:p>
          </table:table-cell>
          <table:table-cell table:formula="of:=ROUND([.B18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81233363248365" calcext:value-type="float">
            <text:p>0.981233363248365</text:p>
          </table:table-cell>
          <table:table-cell office:value-type="float" office:value="-0.000495000183246996" calcext:value-type="float">
            <text:p>-0.000495000183247</text:p>
          </table:table-cell>
          <table:table-cell table:formula="of:=ROUND([.B189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0.981728363431612" calcext:value-type="float">
            <text:p>0.981728363431612</text:p>
          </table:table-cell>
          <table:table-cell office:value-type="float" office:value="-0.00025400009402976" calcext:value-type="float">
            <text:p>-0.00025400009403</text:p>
          </table:table-cell>
          <table:table-cell table:formula="of:=ROUND([.B190]; 7)" office:value-type="float" office:value="-0.000254" calcext:value-type="float">
            <text:p>-0.000254</text:p>
          </table:table-cell>
          <table:table-cell/>
        </table:table-row>
        <table:table-row table:style-name="ro1">
          <table:table-cell office:value-type="float" office:value="0.981982363525642" calcext:value-type="float">
            <text:p>0.981982363525642</text:p>
          </table:table-cell>
          <table:table-cell office:value-type="float" office:value="-0.00000100000037017711" calcext:value-type="float">
            <text:p>-1.00000037017711E-06</text:p>
          </table:table-cell>
          <table:table-cell table:formula="of:=ROUND([.B19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0.981983363526012" calcext:value-type="float">
            <text:p>0.981983363526012</text:p>
          </table:table-cell>
          <table:table-cell office:value-type="float" office:value="-0.0514740190554601" calcext:value-type="float">
            <text:p>-0.05147401905546</text:p>
          </table:table-cell>
          <table:table-cell table:formula="of:=ROUND([.B192]; 7)" office:value-type="float" office:value="-0.051474" calcext:value-type="float">
            <text:p>-0.051474</text:p>
          </table:table-cell>
          <table:table-cell/>
        </table:table-row>
        <table:table-row table:style-name="ro1">
          <table:table-cell office:value-type="float" office:value="1.03345738258147" calcext:value-type="float">
            <text:p>1.03345738258147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9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3345838258184" calcext:value-type="float">
            <text:p>1.03345838258184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194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03370038267143" calcext:value-type="float">
            <text:p>1.03370038267143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195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03418938285246" calcext:value-type="float">
            <text:p>1.03418938285246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9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3419038285283" calcext:value-type="float">
            <text:p>1.03419038285283</text:p>
          </table:table-cell>
          <table:table-cell office:value-type="float" office:value="-0.000491000181766177" calcext:value-type="float">
            <text:p>-0.000491000181766</text:p>
          </table:table-cell>
          <table:table-cell table:formula="of:=ROUND([.B197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1.03468138303459" calcext:value-type="float">
            <text:p>1.03468138303459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9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3468238303496" calcext:value-type="float">
            <text:p>1.03468238303496</text:p>
          </table:table-cell>
          <table:table-cell office:value-type="float" office:value="-0.000489000181025601" calcext:value-type="float">
            <text:p>-0.000489000181026</text:p>
          </table:table-cell>
          <table:table-cell table:formula="of:=ROUND([.B199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03517138321599" calcext:value-type="float">
            <text:p>1.03517138321599</text:p>
          </table:table-cell>
          <table:table-cell office:value-type="float" office:value="-0.000492000182136465" calcext:value-type="float">
            <text:p>-0.000492000182136</text:p>
          </table:table-cell>
          <table:table-cell table:formula="of:=ROUND([.B200]; 7)" office:value-type="float" office:value="-0.000492" calcext:value-type="float">
            <text:p>-0.000492</text:p>
          </table:table-cell>
          <table:table-cell/>
        </table:table-row>
        <table:table-row table:style-name="ro1">
          <table:table-cell office:value-type="float" office:value="1.03566338339812" calcext:value-type="float">
            <text:p>1.03566338339812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201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03615238357915" calcext:value-type="float">
            <text:p>1.03615238357915</text:p>
          </table:table-cell>
          <table:table-cell office:value-type="float" office:value="-0.000492000182136243" calcext:value-type="float">
            <text:p>-0.000492000182136</text:p>
          </table:table-cell>
          <table:table-cell table:formula="of:=ROUND([.B202]; 7)" office:value-type="float" office:value="-0.000492" calcext:value-type="float">
            <text:p>-0.000492</text:p>
          </table:table-cell>
          <table:table-cell/>
        </table:table-row>
        <table:table-row table:style-name="ro1">
          <table:table-cell office:value-type="float" office:value="1.03664438376129" calcext:value-type="float">
            <text:p>1.03664438376129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203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03713338394231" calcext:value-type="float">
            <text:p>1.03713338394231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0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3713438394268" calcext:value-type="float">
            <text:p>1.03713438394268</text:p>
          </table:table-cell>
          <table:table-cell office:value-type="float" office:value="-0.000491000181766177" calcext:value-type="float">
            <text:p>-0.000491000181766</text:p>
          </table:table-cell>
          <table:table-cell table:formula="of:=ROUND([.B205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1.03762538412445" calcext:value-type="float">
            <text:p>1.03762538412445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20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3762638412482" calcext:value-type="float">
            <text:p>1.03762638412482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207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03811538430584" calcext:value-type="float">
            <text:p>1.03811538430584</text:p>
          </table:table-cell>
          <table:table-cell office:value-type="float" office:value="-0.000251000092919007" calcext:value-type="float">
            <text:p>-0.000251000092919</text:p>
          </table:table-cell>
          <table:table-cell table:formula="of:=ROUND([.B208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03836638439876" calcext:value-type="float">
            <text:p>1.03836638439876</text:p>
          </table:table-cell>
          <table:table-cell office:value-type="float" office:value="-0.00358900132863282" calcext:value-type="float">
            <text:p>-0.003589001328633</text:p>
          </table:table-cell>
          <table:table-cell table:formula="of:=ROUND([.B209]; 7)" office:value-type="float" office:value="-0.003589" calcext:value-type="float">
            <text:p>-0.003589</text:p>
          </table:table-cell>
          <table:table-cell/>
        </table:table-row>
        <table:table-row table:style-name="ro1">
          <table:table-cell office:value-type="float" office:value="1.0419553857274" calcext:value-type="float">
            <text:p>1.0419553857274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10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04219738581698" calcext:value-type="float">
            <text:p>1.04219738581698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1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4219838581735" calcext:value-type="float">
            <text:p>1.04219838581735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212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04268738599838" calcext:value-type="float">
            <text:p>1.04268738599838</text:p>
          </table:table-cell>
          <table:table-cell office:value-type="float" office:value="-0.000491000181766177" calcext:value-type="float">
            <text:p>-0.000491000181766</text:p>
          </table:table-cell>
          <table:table-cell table:formula="of:=ROUND([.B213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1.04317838618015" calcext:value-type="float">
            <text:p>1.04317838618015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21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4317938618052" calcext:value-type="float">
            <text:p>1.04317938618052</text:p>
          </table:table-cell>
          <table:table-cell office:value-type="float" office:value="-0.000489000181025601" calcext:value-type="float">
            <text:p>-0.000489000181026</text:p>
          </table:table-cell>
          <table:table-cell table:formula="of:=ROUND([.B215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04366838636154" calcext:value-type="float">
            <text:p>1.04366838636154</text:p>
          </table:table-cell>
          <table:table-cell office:value-type="float" office:value="-0.000491000181766177" calcext:value-type="float">
            <text:p>-0.000491000181766</text:p>
          </table:table-cell>
          <table:table-cell table:formula="of:=ROUND([.B216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1.04415938654331" calcext:value-type="float">
            <text:p>1.04415938654331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21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4416038654368" calcext:value-type="float">
            <text:p>1.04416038654368</text:p>
          </table:table-cell>
          <table:table-cell office:value-type="float" office:value="-0.000488000180655535" calcext:value-type="float">
            <text:p>-0.000488000180656</text:p>
          </table:table-cell>
          <table:table-cell table:formula="of:=ROUND([.B218]; 7)" office:value-type="float" office:value="-0.000488" calcext:value-type="float">
            <text:p>-0.000488</text:p>
          </table:table-cell>
          <table:table-cell/>
        </table:table-row>
        <table:table-row table:style-name="ro1">
          <table:table-cell office:value-type="float" office:value="1.04464838672433" calcext:value-type="float">
            <text:p>1.04464838672433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1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446493867247" calcext:value-type="float">
            <text:p>1.0446493867247</text:p>
          </table:table-cell>
          <table:table-cell office:value-type="float" office:value="-0.000491000181766177" calcext:value-type="float">
            <text:p>-0.000491000181766</text:p>
          </table:table-cell>
          <table:table-cell table:formula="of:=ROUND([.B220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1.04514038690647" calcext:value-type="float">
            <text:p>1.04514038690647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22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4514138690684" calcext:value-type="float">
            <text:p>1.04514138690684</text:p>
          </table:table-cell>
          <table:table-cell office:value-type="float" office:value="-0.000488000180655535" calcext:value-type="float">
            <text:p>-0.000488000180656</text:p>
          </table:table-cell>
          <table:table-cell table:formula="of:=ROUND([.B222]; 7)" office:value-type="float" office:value="-0.000488" calcext:value-type="float">
            <text:p>-0.000488</text:p>
          </table:table-cell>
          <table:table-cell/>
        </table:table-row>
        <table:table-row table:style-name="ro1">
          <table:table-cell office:value-type="float" office:value="1.0456293870875" calcext:value-type="float">
            <text:p>1.0456293870875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22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4563038708787" calcext:value-type="float">
            <text:p>1.04563038708787</text:p>
          </table:table-cell>
          <table:table-cell office:value-type="float" office:value="-0.000264000097731643" calcext:value-type="float">
            <text:p>-0.000264000097732</text:p>
          </table:table-cell>
          <table:table-cell table:formula="of:=ROUND([.B224]; 7)" office:value-type="float" office:value="-0.000264" calcext:value-type="float">
            <text:p>-0.000264</text:p>
          </table:table-cell>
          <table:table-cell/>
        </table:table-row>
        <table:table-row table:style-name="ro1">
          <table:table-cell office:value-type="float" office:value="1.0458943871856" calcext:value-type="float">
            <text:p>1.0458943871856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2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4589538718597" calcext:value-type="float">
            <text:p>1.04589538718597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26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04613738727556" calcext:value-type="float">
            <text:p>1.04613738727556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227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0466323874588" calcext:value-type="float">
            <text:p>1.0466323874588</text:p>
          </table:table-cell>
          <table:table-cell office:value-type="float" office:value="-0.000253000093659583" calcext:value-type="float">
            <text:p>-0.00025300009366</text:p>
          </table:table-cell>
          <table:table-cell table:formula="of:=ROUND([.B228]; 7)" office:value-type="float" office:value="-0.000253" calcext:value-type="float">
            <text:p>-0.000253</text:p>
          </table:table-cell>
          <table:table-cell/>
        </table:table-row>
        <table:table-row table:style-name="ro1">
          <table:table-cell office:value-type="float" office:value="1.04688538755246" calcext:value-type="float">
            <text:p>1.04688538755246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29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04712838764242" calcext:value-type="float">
            <text:p>1.04712838764242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230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04762338782567" calcext:value-type="float">
            <text:p>1.04762338782567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23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4762438782604" calcext:value-type="float">
            <text:p>1.04762438782604</text:p>
          </table:table-cell>
          <table:table-cell office:value-type="float" office:value="-0.000251000092919007" calcext:value-type="float">
            <text:p>-0.000251000092919</text:p>
          </table:table-cell>
          <table:table-cell table:formula="of:=ROUND([.B232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04787538791896" calcext:value-type="float">
            <text:p>1.04787538791896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23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4787638791933" calcext:value-type="float">
            <text:p>1.04787638791933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234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04811838800891" calcext:value-type="float">
            <text:p>1.04811838800891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23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4811938800928" calcext:value-type="float">
            <text:p>1.04811938800928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236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04861338819216" calcext:value-type="float">
            <text:p>1.04861338819216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3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4861438819253" calcext:value-type="float">
            <text:p>1.04861438819253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238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04886638828582" calcext:value-type="float">
            <text:p>1.04886638828582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23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4886738828619" calcext:value-type="float">
            <text:p>1.04886738828619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240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04910938837578" calcext:value-type="float">
            <text:p>1.04910938837578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241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1.04960538855939" calcext:value-type="float">
            <text:p>1.04960538855939</text:p>
          </table:table-cell>
          <table:table-cell office:value-type="float" office:value="-0.000266000098472219" calcext:value-type="float">
            <text:p>-0.000266000098472</text:p>
          </table:table-cell>
          <table:table-cell table:formula="of:=ROUND([.B242]; 7)" office:value-type="float" office:value="-0.000266" calcext:value-type="float">
            <text:p>-0.000266</text:p>
          </table:table-cell>
          <table:table-cell/>
        </table:table-row>
        <table:table-row table:style-name="ro1">
          <table:table-cell office:value-type="float" office:value="1.04987138865787" calcext:value-type="float">
            <text:p>1.04987138865787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4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4987238865824" calcext:value-type="float">
            <text:p>1.04987238865824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44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05011438874782" calcext:value-type="float">
            <text:p>1.05011438874782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4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5011538874819" calcext:value-type="float">
            <text:p>1.05011538874819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246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05036638884111" calcext:value-type="float">
            <text:p>1.05036638884111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4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5036738884148" calcext:value-type="float">
            <text:p>1.05036738884148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48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05060938893107" calcext:value-type="float">
            <text:p>1.05060938893107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4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5061038893144" calcext:value-type="float">
            <text:p>1.05061038893144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250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05086138902436" calcext:value-type="float">
            <text:p>1.05086138902436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25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5086238902473" calcext:value-type="float">
            <text:p>1.05086238902473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252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05110438911432" calcext:value-type="float">
            <text:p>1.05110438911432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25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5110538911469" calcext:value-type="float">
            <text:p>1.05110538911469</text:p>
          </table:table-cell>
          <table:table-cell office:value-type="float" office:value="-0.000251000092919007" calcext:value-type="float">
            <text:p>-0.000251000092919</text:p>
          </table:table-cell>
          <table:table-cell table:formula="of:=ROUND([.B254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05135638920761" calcext:value-type="float">
            <text:p>1.05135638920761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55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05159938929756" calcext:value-type="float">
            <text:p>1.05159938929756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25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5160038929793" calcext:value-type="float">
            <text:p>1.05160038929793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257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05185138939085" calcext:value-type="float">
            <text:p>1.05185138939085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5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5185238939122" calcext:value-type="float">
            <text:p>1.05185238939122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59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05209438948081" calcext:value-type="float">
            <text:p>1.05209438948081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260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05258938966406" calcext:value-type="float">
            <text:p>1.05258938966406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261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05308438984731" calcext:value-type="float">
            <text:p>1.05308438984731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26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5308538984768" calcext:value-type="float">
            <text:p>1.05308538984768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263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05357939003055" calcext:value-type="float">
            <text:p>1.05357939003055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26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5358039003092" calcext:value-type="float">
            <text:p>1.05358039003092</text:p>
          </table:table-cell>
          <table:table-cell office:value-type="float" office:value="-0.000267000098842285" calcext:value-type="float">
            <text:p>-0.000267000098842</text:p>
          </table:table-cell>
          <table:table-cell table:formula="of:=ROUND([.B265]; 7)" office:value-type="float" office:value="-0.000267" calcext:value-type="float">
            <text:p>-0.000267</text:p>
          </table:table-cell>
          <table:table-cell/>
        </table:table-row>
        <table:table-row table:style-name="ro1">
          <table:table-cell office:value-type="float" office:value="1.05384739012977" calcext:value-type="float">
            <text:p>1.05384739012977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6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5384839013014" calcext:value-type="float">
            <text:p>1.05384839013014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67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05409039021972" calcext:value-type="float">
            <text:p>1.05409039021972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268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1.05458639040334" calcext:value-type="float">
            <text:p>1.05458639040334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269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05508039058622" calcext:value-type="float">
            <text:p>1.05508039058622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27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5508139058659" calcext:value-type="float">
            <text:p>1.05508139058659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271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05533339067988" calcext:value-type="float">
            <text:p>1.05533339067988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27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5533439068025" calcext:value-type="float">
            <text:p>1.05533439068025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273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05557639076983" calcext:value-type="float">
            <text:p>1.05557639076983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27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555773907702" calcext:value-type="float">
            <text:p>1.0555773907702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275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05582939086349" calcext:value-type="float">
            <text:p>1.0558293908634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7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5583039086386" calcext:value-type="float">
            <text:p>1.05583039086386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77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05607239095345" calcext:value-type="float">
            <text:p>1.05607239095345</text:p>
          </table:table-cell>
          <table:table-cell office:value-type="float" office:value="-0.000253000093659583" calcext:value-type="float">
            <text:p>-0.00025300009366</text:p>
          </table:table-cell>
          <table:table-cell table:formula="of:=ROUND([.B278]; 7)" office:value-type="float" office:value="-0.000253" calcext:value-type="float">
            <text:p>-0.000253</text:p>
          </table:table-cell>
          <table:table-cell/>
        </table:table-row>
        <table:table-row table:style-name="ro1">
          <table:table-cell office:value-type="float" office:value="1.05632539104711" calcext:value-type="float">
            <text:p>1.05632539104711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79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05656839113707" calcext:value-type="float">
            <text:p>1.05656839113707</text:p>
          </table:table-cell>
          <table:table-cell office:value-type="float" office:value="-0.000253000093659583" calcext:value-type="float">
            <text:p>-0.00025300009366</text:p>
          </table:table-cell>
          <table:table-cell table:formula="of:=ROUND([.B280]; 7)" office:value-type="float" office:value="-0.000253" calcext:value-type="float">
            <text:p>-0.000253</text:p>
          </table:table-cell>
          <table:table-cell/>
        </table:table-row>
        <table:table-row table:style-name="ro1">
          <table:table-cell office:value-type="float" office:value="1.05682139123073" calcext:value-type="float">
            <text:p>1.05682139123073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281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05706339132031" calcext:value-type="float">
            <text:p>1.05706339132031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28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5706439132069" calcext:value-type="float">
            <text:p>1.05706439132069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283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05731639141397" calcext:value-type="float">
            <text:p>1.05731639141397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8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5731739141434" calcext:value-type="float">
            <text:p>1.05731739141434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85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05755939150393" calcext:value-type="float">
            <text:p>1.05755939150393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8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575603915043" calcext:value-type="float">
            <text:p>1.0575603915043</text:p>
          </table:table-cell>
          <table:table-cell office:value-type="float" office:value="-0.000509000188429809" calcext:value-type="float">
            <text:p>-0.00050900018843</text:p>
          </table:table-cell>
          <table:table-cell table:formula="of:=ROUND([.B287]; 7)" office:value-type="float" office:value="-0.000509" calcext:value-type="float">
            <text:p>-0.000509</text:p>
          </table:table-cell>
          <table:table-cell/>
        </table:table-row>
        <table:table-row table:style-name="ro1">
          <table:table-cell office:value-type="float" office:value="1.05806939169273" calcext:value-type="float">
            <text:p>1.05806939169273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8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580703916931" calcext:value-type="float">
            <text:p>1.0580703916931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289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05856439187598" calcext:value-type="float">
            <text:p>1.05856439187598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29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5856539187635" calcext:value-type="float">
            <text:p>1.05856539187635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291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0590603920596" calcext:value-type="float">
            <text:p>1.0590603920596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9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5906139205997" calcext:value-type="float">
            <text:p>1.05906139205997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293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05955539224284" calcext:value-type="float">
            <text:p>1.05955539224284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29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5955639224321" calcext:value-type="float">
            <text:p>1.05955639224321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295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06005139242646" calcext:value-type="float">
            <text:p>1.06005139242646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9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6005239242683" calcext:value-type="float">
            <text:p>1.06005239242683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297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06054639260971" calcext:value-type="float">
            <text:p>1.06054639260971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298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1.06104239279332" calcext:value-type="float">
            <text:p>1.06104239279332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299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06129339288624" calcext:value-type="float">
            <text:p>1.06129339288624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30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6129439288661" calcext:value-type="float">
            <text:p>1.06129439288661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301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0615363929762" calcext:value-type="float">
            <text:p>1.0615363929762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30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6153739297657" calcext:value-type="float">
            <text:p>1.06153739297657</text:p>
          </table:table-cell>
          <table:table-cell office:value-type="float" office:value="-0.000509000188429587" calcext:value-type="float">
            <text:p>-0.00050900018843</text:p>
          </table:table-cell>
          <table:table-cell table:formula="of:=ROUND([.B303]; 7)" office:value-type="float" office:value="-0.000509" calcext:value-type="float">
            <text:p>-0.000509</text:p>
          </table:table-cell>
          <table:table-cell/>
        </table:table-row>
        <table:table-row table:style-name="ro1">
          <table:table-cell office:value-type="float" office:value="1.062046393165" calcext:value-type="float">
            <text:p>1.062046393165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304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1.06254239334862" calcext:value-type="float">
            <text:p>1.06254239334862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305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06279439344191" calcext:value-type="float">
            <text:p>1.06279439344191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306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06303739353186" calcext:value-type="float">
            <text:p>1.06303739353186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307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06328939362515" calcext:value-type="float">
            <text:p>1.06328939362515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308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06353239371511" calcext:value-type="float">
            <text:p>1.06353239371511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309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0637843938084" calcext:value-type="float">
            <text:p>1.0637843938084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310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06402739389836" calcext:value-type="float">
            <text:p>1.06402739389836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311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06452139408124" calcext:value-type="float">
            <text:p>1.06452139408124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31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6452239408161" calcext:value-type="float">
            <text:p>1.06452239408161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313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06501739426485" calcext:value-type="float">
            <text:p>1.06501739426485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31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6501839426522" calcext:value-type="float">
            <text:p>1.06501839426522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315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0655123944481" calcext:value-type="float">
            <text:p>1.0655123944481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31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6551339444847" calcext:value-type="float">
            <text:p>1.06551339444847</text:p>
          </table:table-cell>
          <table:table-cell office:value-type="float" office:value="-0.000266000098472219" calcext:value-type="float">
            <text:p>-0.000266000098472</text:p>
          </table:table-cell>
          <table:table-cell table:formula="of:=ROUND([.B317]; 7)" office:value-type="float" office:value="-0.000266" calcext:value-type="float">
            <text:p>-0.000266</text:p>
          </table:table-cell>
          <table:table-cell/>
        </table:table-row>
        <table:table-row table:style-name="ro1">
          <table:table-cell office:value-type="float" office:value="1.06577939454694" calcext:value-type="float">
            <text:p>1.06577939454694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31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6578039454731" calcext:value-type="float">
            <text:p>1.06578039454731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319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0660223946369" calcext:value-type="float">
            <text:p>1.066022394636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32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6602339463727" calcext:value-type="float">
            <text:p>1.06602339463727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321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06651839482052" calcext:value-type="float">
            <text:p>1.06651839482052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32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6651939482089" calcext:value-type="float">
            <text:p>1.06651939482089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323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06701339500376" calcext:value-type="float">
            <text:p>1.06701339500376</text:p>
          </table:table-cell>
          <table:table-cell office:value-type="float" office:value="-0.000253000093659583" calcext:value-type="float">
            <text:p>-0.00025300009366</text:p>
          </table:table-cell>
          <table:table-cell table:formula="of:=ROUND([.B324]; 7)" office:value-type="float" office:value="-0.000253" calcext:value-type="float">
            <text:p>-0.000253</text:p>
          </table:table-cell>
          <table:table-cell/>
        </table:table-row>
        <table:table-row table:style-name="ro1">
          <table:table-cell office:value-type="float" office:value="1.06726639509742" calcext:value-type="float">
            <text:p>1.06726639509742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325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06750939518738" calcext:value-type="float">
            <text:p>1.06750939518738</text:p>
          </table:table-cell>
          <table:table-cell office:value-type="float" office:value="-0.000253000093659361" calcext:value-type="float">
            <text:p>-0.000253000093659</text:p>
          </table:table-cell>
          <table:table-cell table:formula="of:=ROUND([.B326]; 7)" office:value-type="float" office:value="-0.000253" calcext:value-type="float">
            <text:p>-0.000253</text:p>
          </table:table-cell>
          <table:table-cell/>
        </table:table-row>
        <table:table-row table:style-name="ro1">
          <table:table-cell office:value-type="float" office:value="1.06776239528104" calcext:value-type="float">
            <text:p>1.06776239528104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327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068005395371" calcext:value-type="float">
            <text:p>1.068005395371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328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06850039555424" calcext:value-type="float">
            <text:p>1.06850039555424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32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6850139555461" calcext:value-type="float">
            <text:p>1.06850139555461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330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06899539573749" calcext:value-type="float">
            <text:p>1.0689953957374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33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6899639573786" calcext:value-type="float">
            <text:p>1.06899639573786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332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06949139592111" calcext:value-type="float">
            <text:p>1.06949139592111</text:p>
          </table:table-cell>
          <table:table-cell office:value-type="float" office:value="-0.000509000188429587" calcext:value-type="float">
            <text:p>-0.00050900018843</text:p>
          </table:table-cell>
          <table:table-cell table:formula="of:=ROUND([.B333]; 7)" office:value-type="float" office:value="-0.000509" calcext:value-type="float">
            <text:p>-0.000509</text:p>
          </table:table-cell>
          <table:table-cell/>
        </table:table-row>
        <table:table-row table:style-name="ro1">
          <table:table-cell office:value-type="float" office:value="1.07000039610954" calcext:value-type="float">
            <text:p>1.07000039610954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33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7000139610991" calcext:value-type="float">
            <text:p>1.07000139610991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335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07049639629316" calcext:value-type="float">
            <text:p>1.07049639629316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33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7049739629353" calcext:value-type="float">
            <text:p>1.07049739629353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337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0709913964764" calcext:value-type="float">
            <text:p>1.0709913964764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33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7099239647677" calcext:value-type="float">
            <text:p>1.07099239647677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339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07148739666002" calcext:value-type="float">
            <text:p>1.07148739666002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340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07173939675331" calcext:value-type="float">
            <text:p>1.07173939675331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341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07198239684327" calcext:value-type="float">
            <text:p>1.07198239684327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342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07247739702651" calcext:value-type="float">
            <text:p>1.07247739702651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343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07297239720976" calcext:value-type="float">
            <text:p>1.07297239720976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34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7297339721013" calcext:value-type="float">
            <text:p>1.07297339721013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345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07346739739301" calcext:value-type="float">
            <text:p>1.07346739739301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34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7346839739338" calcext:value-type="float">
            <text:p>1.07346839739338</text:p>
          </table:table-cell>
          <table:table-cell office:value-type="float" office:value="-0.000267000098842285" calcext:value-type="float">
            <text:p>-0.000267000098842</text:p>
          </table:table-cell>
          <table:table-cell table:formula="of:=ROUND([.B347]; 7)" office:value-type="float" office:value="-0.000267" calcext:value-type="float">
            <text:p>-0.000267</text:p>
          </table:table-cell>
          <table:table-cell/>
        </table:table-row>
        <table:table-row table:style-name="ro1">
          <table:table-cell office:value-type="float" office:value="1.07373539749222" calcext:value-type="float">
            <text:p>1.07373539749222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348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07397839758218" calcext:value-type="float">
            <text:p>1.07397839758218</text:p>
          </table:table-cell>
          <table:table-cell office:value-type="float" office:value="-0.000253000093659583" calcext:value-type="float">
            <text:p>-0.00025300009366</text:p>
          </table:table-cell>
          <table:table-cell table:formula="of:=ROUND([.B349]; 7)" office:value-type="float" office:value="-0.000253" calcext:value-type="float">
            <text:p>-0.000253</text:p>
          </table:table-cell>
          <table:table-cell/>
        </table:table-row>
        <table:table-row table:style-name="ro1">
          <table:table-cell office:value-type="float" office:value="1.07423139767584" calcext:value-type="float">
            <text:p>1.07423139767584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350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07447339776542" calcext:value-type="float">
            <text:p>1.07447339776542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35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7447439776579" calcext:value-type="float">
            <text:p>1.07447439776579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352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07472639785908" calcext:value-type="float">
            <text:p>1.07472639785908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35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7472739785945" calcext:value-type="float">
            <text:p>1.07472739785945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354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07496939794904" calcext:value-type="float">
            <text:p>1.07496939794904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35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7497039794941" calcext:value-type="float">
            <text:p>1.07497039794941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356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0752223980427" calcext:value-type="float">
            <text:p>1.0752223980427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35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7522339804307" calcext:value-type="float">
            <text:p>1.07522339804307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358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07546539813266" calcext:value-type="float">
            <text:p>1.07546539813266</text:p>
          </table:table-cell>
          <table:table-cell office:value-type="float" office:value="-0.000253000093659583" calcext:value-type="float">
            <text:p>-0.00025300009366</text:p>
          </table:table-cell>
          <table:table-cell table:formula="of:=ROUND([.B359]; 7)" office:value-type="float" office:value="-0.000253" calcext:value-type="float">
            <text:p>-0.000253</text:p>
          </table:table-cell>
          <table:table-cell/>
        </table:table-row>
        <table:table-row table:style-name="ro1">
          <table:table-cell office:value-type="float" office:value="1.07571839822632" calcext:value-type="float">
            <text:p>1.07571839822632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360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07596139831628" calcext:value-type="float">
            <text:p>1.07596139831628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361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07645639849952" calcext:value-type="float">
            <text:p>1.07645639849952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36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7645739849989" calcext:value-type="float">
            <text:p>1.07645739849989</text:p>
          </table:table-cell>
          <table:table-cell office:value-type="float" office:value="-0.000251000092919007" calcext:value-type="float">
            <text:p>-0.000251000092919</text:p>
          </table:table-cell>
          <table:table-cell table:formula="of:=ROUND([.B363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07670839859281" calcext:value-type="float">
            <text:p>1.07670839859281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36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7670939859318" calcext:value-type="float">
            <text:p>1.07670939859318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365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07695139868277" calcext:value-type="float">
            <text:p>1.07695139868277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36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7695239868314" calcext:value-type="float">
            <text:p>1.07695239868314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367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07720339877606" calcext:value-type="float">
            <text:p>1.07720339877606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36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7720439877643" calcext:value-type="float">
            <text:p>1.07720439877643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369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07744639886602" calcext:value-type="float">
            <text:p>1.07744639886602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37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7744739886639" calcext:value-type="float">
            <text:p>1.07744739886639</text:p>
          </table:table-cell>
          <table:table-cell office:value-type="float" office:value="-0.000509000188429809" calcext:value-type="float">
            <text:p>-0.00050900018843</text:p>
          </table:table-cell>
          <table:table-cell table:formula="of:=ROUND([.B371]; 7)" office:value-type="float" office:value="-0.000509" calcext:value-type="float">
            <text:p>-0.000509</text:p>
          </table:table-cell>
          <table:table-cell/>
        </table:table-row>
        <table:table-row table:style-name="ro1">
          <table:table-cell office:value-type="float" office:value="1.07795639905482" calcext:value-type="float">
            <text:p>1.07795639905482</text:p>
          </table:table-cell>
          <table:table-cell office:value-type="float" office:value="-0.000496000183616951" calcext:value-type="float">
            <text:p>-0.000496000183617</text:p>
          </table:table-cell>
          <table:table-cell table:formula="of:=ROUND([.B372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1.07845239923843" calcext:value-type="float">
            <text:p>1.07845239923843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373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07894739942168" calcext:value-type="float">
            <text:p>1.07894739942168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374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07919939951497" calcext:value-type="float">
            <text:p>1.07919939951497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37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7920039951534" calcext:value-type="float">
            <text:p>1.07920039951534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376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07944239960493" calcext:value-type="float">
            <text:p>1.07944239960493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37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0794433996053" calcext:value-type="float">
            <text:p>1.0794433996053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378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07993839978854" calcext:value-type="float">
            <text:p>1.07993839978854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379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08019039988183" calcext:value-type="float">
            <text:p>1.08019039988183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380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08043339997179" calcext:value-type="float">
            <text:p>1.08043339997179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381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08092840015504" calcext:value-type="float">
            <text:p>1.08092840015504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382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1.08142440033866" calcext:value-type="float">
            <text:p>1.08142440033866</text:p>
          </table:table-cell>
          <table:table-cell office:value-type="float" office:value="-0.000254000094029649" calcext:value-type="float">
            <text:p>-0.00025400009403</text:p>
          </table:table-cell>
          <table:table-cell table:formula="of:=ROUND([.B383]; 7)" office:value-type="float" office:value="-0.000254" calcext:value-type="float">
            <text:p>-0.000254</text:p>
          </table:table-cell>
          <table:table-cell/>
        </table:table-row>
        <table:table-row table:style-name="ro1">
          <table:table-cell office:value-type="float" office:value="1.08167840043269" calcext:value-type="float">
            <text:p>1.08167840043269</text:p>
          </table:table-cell>
          <table:table-cell office:value-type="float" office:value="-0.0514750190558304" calcext:value-type="float">
            <text:p>-0.05147501905583</text:p>
          </table:table-cell>
          <table:table-cell table:formula="of:=ROUND([.B384]; 7)" office:value-type="float" office:value="-0.051475" calcext:value-type="float">
            <text:p>-0.051475</text:p>
          </table:table-cell>
          <table:table-cell/>
        </table:table-row>
        <table:table-row table:style-name="ro1">
          <table:table-cell office:value-type="float" office:value="1.13315341948852" calcext:value-type="float">
            <text:p>1.13315341948852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385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13339641957847" calcext:value-type="float">
            <text:p>1.13339641957847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386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1338854197595" calcext:value-type="float">
            <text:p>1.1338854197595</text:p>
          </table:table-cell>
          <table:table-cell office:value-type="float" office:value="-0.000492000182136243" calcext:value-type="float">
            <text:p>-0.000492000182136</text:p>
          </table:table-cell>
          <table:table-cell table:formula="of:=ROUND([.B387]; 7)" office:value-type="float" office:value="-0.000492" calcext:value-type="float">
            <text:p>-0.000492</text:p>
          </table:table-cell>
          <table:table-cell/>
        </table:table-row>
        <table:table-row table:style-name="ro1">
          <table:table-cell office:value-type="float" office:value="1.13437741994164" calcext:value-type="float">
            <text:p>1.13437741994164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388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13486642012266" calcext:value-type="float">
            <text:p>1.13486642012266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38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13486742012303" calcext:value-type="float">
            <text:p>1.13486742012303</text:p>
          </table:table-cell>
          <table:table-cell office:value-type="float" office:value="-0.000491000181766177" calcext:value-type="float">
            <text:p>-0.000491000181766</text:p>
          </table:table-cell>
          <table:table-cell table:formula="of:=ROUND([.B390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1.1353584203048" calcext:value-type="float">
            <text:p>1.1353584203048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39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13535942030517" calcext:value-type="float">
            <text:p>1.13535942030517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392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13584842048619" calcext:value-type="float">
            <text:p>1.13584842048619</text:p>
          </table:table-cell>
          <table:table-cell office:value-type="float" office:value="-0.000492000182136243" calcext:value-type="float">
            <text:p>-0.000492000182136</text:p>
          </table:table-cell>
          <table:table-cell table:formula="of:=ROUND([.B393]; 7)" office:value-type="float" office:value="-0.000492" calcext:value-type="float">
            <text:p>-0.000492</text:p>
          </table:table-cell>
          <table:table-cell/>
        </table:table-row>
        <table:table-row table:style-name="ro1">
          <table:table-cell office:value-type="float" office:value="1.13634042066833" calcext:value-type="float">
            <text:p>1.13634042066833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394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13682942084936" calcext:value-type="float">
            <text:p>1.13682942084936</text:p>
          </table:table-cell>
          <table:table-cell office:value-type="float" office:value="-0.000492000182136465" calcext:value-type="float">
            <text:p>-0.000492000182136</text:p>
          </table:table-cell>
          <table:table-cell table:formula="of:=ROUND([.B395]; 7)" office:value-type="float" office:value="-0.000492" calcext:value-type="float">
            <text:p>-0.000492</text:p>
          </table:table-cell>
          <table:table-cell/>
        </table:table-row>
        <table:table-row table:style-name="ro1">
          <table:table-cell office:value-type="float" office:value="1.13732142103149" calcext:value-type="float">
            <text:p>1.13732142103149</text:p>
          </table:table-cell>
          <table:table-cell office:value-type="float" office:value="-0.000489000181025601" calcext:value-type="float">
            <text:p>-0.000489000181026</text:p>
          </table:table-cell>
          <table:table-cell table:formula="of:=ROUND([.B396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13781042121252" calcext:value-type="float">
            <text:p>1.13781042121252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39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13781142121289" calcext:value-type="float">
            <text:p>1.13781142121289</text:p>
          </table:table-cell>
          <table:table-cell office:value-type="float" office:value="-0.000250000092548941" calcext:value-type="float">
            <text:p>-0.000250000092549</text:p>
          </table:table-cell>
          <table:table-cell table:formula="of:=ROUND([.B398]; 7)" office:value-type="float" office:value="-0.00025" calcext:value-type="float">
            <text:p>-0.00025</text:p>
          </table:table-cell>
          <table:table-cell/>
        </table:table-row>
        <table:table-row table:style-name="ro1">
          <table:table-cell office:value-type="float" office:value="1.13806142130544" calcext:value-type="float">
            <text:p>1.13806142130544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39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13806242130581" calcext:value-type="float">
            <text:p>1.13806242130581</text:p>
          </table:table-cell>
          <table:table-cell office:value-type="float" office:value="-0.00358800132826254" calcext:value-type="float">
            <text:p>-0.003588001328263</text:p>
          </table:table-cell>
          <table:table-cell table:formula="of:=ROUND([.B400]; 7)" office:value-type="float" office:value="-0.003588" calcext:value-type="float">
            <text:p>-0.003588</text:p>
          </table:table-cell>
          <table:table-cell/>
        </table:table-row>
        <table:table-row table:style-name="ro1">
          <table:table-cell office:value-type="float" office:value="1.14165042263407" calcext:value-type="float">
            <text:p>1.14165042263407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40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14165142263444" calcext:value-type="float">
            <text:p>1.14165142263444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402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14189342272403" calcext:value-type="float">
            <text:p>1.14189342272403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403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14238242290505" calcext:value-type="float">
            <text:p>1.14238242290505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40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14238342290542" calcext:value-type="float">
            <text:p>1.14238342290542</text:p>
          </table:table-cell>
          <table:table-cell office:value-type="float" office:value="-0.000491000181766177" calcext:value-type="float">
            <text:p>-0.000491000181766</text:p>
          </table:table-cell>
          <table:table-cell table:formula="of:=ROUND([.B405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1.14287442308719" calcext:value-type="float">
            <text:p>1.14287442308719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406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14336342326821" calcext:value-type="float">
            <text:p>1.14336342326821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40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14336442326859" calcext:value-type="float">
            <text:p>1.14336442326859</text:p>
          </table:table-cell>
          <table:table-cell office:value-type="float" office:value="-0.000491000181766177" calcext:value-type="float">
            <text:p>-0.000491000181766</text:p>
          </table:table-cell>
          <table:table-cell table:formula="of:=ROUND([.B408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1.14385542345035" calcext:value-type="float">
            <text:p>1.14385542345035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409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14434442363138" calcext:value-type="float">
            <text:p>1.14434442363138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41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14434542363175" calcext:value-type="float">
            <text:p>1.14434542363175</text:p>
          </table:table-cell>
          <table:table-cell office:value-type="float" office:value="-0.000491000181766177" calcext:value-type="float">
            <text:p>-0.000491000181766</text:p>
          </table:table-cell>
          <table:table-cell table:formula="of:=ROUND([.B411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1.14483642381351" calcext:value-type="float">
            <text:p>1.14483642381351</text:p>
          </table:table-cell>
          <table:table-cell office:value-type="float" office:value="-0.000489000181025601" calcext:value-type="float">
            <text:p>-0.000489000181026</text:p>
          </table:table-cell>
          <table:table-cell table:formula="of:=ROUND([.B412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14532542399454" calcext:value-type="float">
            <text:p>1.14532542399454</text:p>
          </table:table-cell>
          <table:table-cell office:value-type="float" office:value="-0.000264000097731865" calcext:value-type="float">
            <text:p>-0.000264000097732</text:p>
          </table:table-cell>
          <table:table-cell table:formula="of:=ROUND([.B413]; 7)" office:value-type="float" office:value="-0.000264" calcext:value-type="float">
            <text:p>-0.000264</text:p>
          </table:table-cell>
          <table:table-cell/>
        </table:table-row>
        <table:table-row table:style-name="ro1">
          <table:table-cell office:value-type="float" office:value="1.14558942409227" calcext:value-type="float">
            <text:p>1.14558942409227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41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14559042409264" calcext:value-type="float">
            <text:p>1.14559042409264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415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1458334241826" calcext:value-type="float">
            <text:p>1.1458334241826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416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14632742436548" calcext:value-type="float">
            <text:p>1.14632742436548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41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14632842436585" calcext:value-type="float">
            <text:p>1.14632842436585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418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14658042445913" calcext:value-type="float">
            <text:p>1.14658042445913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41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14658142445951" calcext:value-type="float">
            <text:p>1.14658142445951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420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14682342454909" calcext:value-type="float">
            <text:p>1.14682342454909</text:p>
          </table:table-cell>
          <table:table-cell office:value-type="float" office:value="-0.000496000183616951" calcext:value-type="float">
            <text:p>-0.000496000183617</text:p>
          </table:table-cell>
          <table:table-cell table:formula="of:=ROUND([.B421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1.14731942473271" calcext:value-type="float">
            <text:p>1.14731942473271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422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147571424826" calcext:value-type="float">
            <text:p>1.147571424826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423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14781442491596" calcext:value-type="float">
            <text:p>1.14781442491596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424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1483094250992" calcext:value-type="float">
            <text:p>1.1483094250992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425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14856142519249" calcext:value-type="float">
            <text:p>1.14856142519249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42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14856242519286" calcext:value-type="float">
            <text:p>1.14856242519286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427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14880542528282" calcext:value-type="float">
            <text:p>1.14880542528282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428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14930042546607" calcext:value-type="float">
            <text:p>1.14930042546607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42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14930142546644" calcext:value-type="float">
            <text:p>1.14930142546644</text:p>
          </table:table-cell>
          <table:table-cell office:value-type="float" office:value="-0.000266000098472219" calcext:value-type="float">
            <text:p>-0.000266000098472</text:p>
          </table:table-cell>
          <table:table-cell table:formula="of:=ROUND([.B430]; 7)" office:value-type="float" office:value="-0.000266" calcext:value-type="float">
            <text:p>-0.000266</text:p>
          </table:table-cell>
          <table:table-cell/>
        </table:table-row>
        <table:table-row table:style-name="ro1">
          <table:table-cell office:value-type="float" office:value="1.14956742556491" calcext:value-type="float">
            <text:p>1.14956742556491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431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14981042565487" calcext:value-type="float">
            <text:p>1.14981042565487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432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15006242574816" calcext:value-type="float">
            <text:p>1.15006242574816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433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15030542583811" calcext:value-type="float">
            <text:p>1.15030542583811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434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1505574259314" calcext:value-type="float">
            <text:p>1.1505574259314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435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15080042602136" calcext:value-type="float">
            <text:p>1.15080042602136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436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15105242611465" calcext:value-type="float">
            <text:p>1.15105242611465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437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15129442620424" calcext:value-type="float">
            <text:p>1.15129442620424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43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15129542620461" calcext:value-type="float">
            <text:p>1.15129542620461</text:p>
          </table:table-cell>
          <table:table-cell office:value-type="float" office:value="-0.000251000092919007" calcext:value-type="float">
            <text:p>-0.000251000092919</text:p>
          </table:table-cell>
          <table:table-cell table:formula="of:=ROUND([.B439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15154642629753" calcext:value-type="float">
            <text:p>1.15154642629753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44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1515474262979" calcext:value-type="float">
            <text:p>1.1515474262979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441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15178942638748" calcext:value-type="float">
            <text:p>1.15178942638748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44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15179042638786" calcext:value-type="float">
            <text:p>1.15179042638786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443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15228442657073" calcext:value-type="float">
            <text:p>1.15228442657073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44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1522854265711" calcext:value-type="float">
            <text:p>1.1522854265711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445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15278042675435" calcext:value-type="float">
            <text:p>1.15278042675435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44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15278142675472" calcext:value-type="float">
            <text:p>1.15278142675472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447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1532754269376" calcext:value-type="float">
            <text:p>1.1532754269376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44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15327642693797" calcext:value-type="float">
            <text:p>1.15327642693797</text:p>
          </table:table-cell>
          <table:table-cell office:value-type="float" office:value="-0.000266000098471997" calcext:value-type="float">
            <text:p>-0.000266000098472</text:p>
          </table:table-cell>
          <table:table-cell table:formula="of:=ROUND([.B449]; 7)" office:value-type="float" office:value="-0.000266" calcext:value-type="float">
            <text:p>-0.000266</text:p>
          </table:table-cell>
          <table:table-cell/>
        </table:table-row>
        <table:table-row table:style-name="ro1">
          <table:table-cell office:value-type="float" office:value="1.15354242703644" calcext:value-type="float">
            <text:p>1.15354242703644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45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15354342703681" calcext:value-type="float">
            <text:p>1.15354342703681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451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1537854271264" calcext:value-type="float">
            <text:p>1.1537854271264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45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15378642712677" calcext:value-type="float">
            <text:p>1.15378642712677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453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15428142731001" calcext:value-type="float">
            <text:p>1.15428142731001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45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15428242731038" calcext:value-type="float">
            <text:p>1.15428242731038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455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15477642749326" calcext:value-type="float">
            <text:p>1.15477642749326</text:p>
          </table:table-cell>
          <table:table-cell office:value-type="float" office:value="-0.000253000093659583" calcext:value-type="float">
            <text:p>-0.00025300009366</text:p>
          </table:table-cell>
          <table:table-cell table:formula="of:=ROUND([.B456]; 7)" office:value-type="float" office:value="-0.000253" calcext:value-type="float">
            <text:p>-0.000253</text:p>
          </table:table-cell>
          <table:table-cell/>
        </table:table-row>
        <table:table-row table:style-name="ro1">
          <table:table-cell office:value-type="float" office:value="1.15502942758692" calcext:value-type="float">
            <text:p>1.15502942758692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457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15527242767688" calcext:value-type="float">
            <text:p>1.15527242767688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458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15552442777017" calcext:value-type="float">
            <text:p>1.15552442777017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45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15552542777054" calcext:value-type="float">
            <text:p>1.15552542777054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460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15576842786049" calcext:value-type="float">
            <text:p>1.15576842786049</text:p>
          </table:table-cell>
          <table:table-cell office:value-type="float" office:value="-0.000253000093659583" calcext:value-type="float">
            <text:p>-0.00025300009366</text:p>
          </table:table-cell>
          <table:table-cell table:formula="of:=ROUND([.B461]; 7)" office:value-type="float" office:value="-0.000253" calcext:value-type="float">
            <text:p>-0.000253</text:p>
          </table:table-cell>
          <table:table-cell/>
        </table:table-row>
        <table:table-row table:style-name="ro1">
          <table:table-cell office:value-type="float" office:value="1.15602142795415" calcext:value-type="float">
            <text:p>1.15602142795415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462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15626342804374" calcext:value-type="float">
            <text:p>1.15626342804374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46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15626442804411" calcext:value-type="float">
            <text:p>1.15626442804411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464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1565164281374" calcext:value-type="float">
            <text:p>1.1565164281374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46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15651742813777" calcext:value-type="float">
            <text:p>1.15651742813777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466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15675942822736" calcext:value-type="float">
            <text:p>1.15675942822736</text:p>
          </table:table-cell>
          <table:table-cell office:value-type="float" office:value="-0.000253000093659583" calcext:value-type="float">
            <text:p>-0.00025300009366</text:p>
          </table:table-cell>
          <table:table-cell table:formula="of:=ROUND([.B467]; 7)" office:value-type="float" office:value="-0.000253" calcext:value-type="float">
            <text:p>-0.000253</text:p>
          </table:table-cell>
          <table:table-cell/>
        </table:table-row>
        <table:table-row table:style-name="ro1">
          <table:table-cell office:value-type="float" office:value="1.15701242832102" calcext:value-type="float">
            <text:p>1.15701242832102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468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15725542841098" calcext:value-type="float">
            <text:p>1.15725542841098</text:p>
          </table:table-cell>
          <table:table-cell office:value-type="float" office:value="-0.000510000188799875" calcext:value-type="float">
            <text:p>-0.0005100001888</text:p>
          </table:table-cell>
          <table:table-cell table:formula="of:=ROUND([.B469]; 7)" office:value-type="float" office:value="-0.00051" calcext:value-type="float">
            <text:p>-0.00051</text:p>
          </table:table-cell>
          <table:table-cell/>
        </table:table-row>
        <table:table-row table:style-name="ro1">
          <table:table-cell office:value-type="float" office:value="1.15776542859978" calcext:value-type="float">
            <text:p>1.15776542859978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47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15776642860015" calcext:value-type="float">
            <text:p>1.15776642860015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471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15826042878302" calcext:value-type="float">
            <text:p>1.15826042878302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472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1.15875642896664" calcext:value-type="float">
            <text:p>1.15875642896664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473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15925142914989" calcext:value-type="float">
            <text:p>1.15925142914989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474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15974642933313" calcext:value-type="float">
            <text:p>1.15974642933313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47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1597474293335" calcext:value-type="float">
            <text:p>1.1597474293335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476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16024142951638" calcext:value-type="float">
            <text:p>1.16024142951638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47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16024242951675" calcext:value-type="float">
            <text:p>1.16024242951675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478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1607374297" calcext:value-type="float">
            <text:p>1.1607374297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47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16073842970037" calcext:value-type="float">
            <text:p>1.16073842970037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480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16098942979329" calcext:value-type="float">
            <text:p>1.16098942979329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481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16123242988324" calcext:value-type="float">
            <text:p>1.16123242988324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48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16123342988361" calcext:value-type="float">
            <text:p>1.16123342988361</text:p>
          </table:table-cell>
          <table:table-cell office:value-type="float" office:value="-0.000509000188429809" calcext:value-type="float">
            <text:p>-0.00050900018843</text:p>
          </table:table-cell>
          <table:table-cell table:formula="of:=ROUND([.B483]; 7)" office:value-type="float" office:value="-0.000509" calcext:value-type="float">
            <text:p>-0.000509</text:p>
          </table:table-cell>
          <table:table-cell/>
        </table:table-row>
        <table:table-row table:style-name="ro1">
          <table:table-cell office:value-type="float" office:value="1.16174243007204" calcext:value-type="float">
            <text:p>1.16174243007204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484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16223743025529" calcext:value-type="float">
            <text:p>1.1622374302552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48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16223843025566" calcext:value-type="float">
            <text:p>1.16223843025566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486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16248943034858" calcext:value-type="float">
            <text:p>1.16248943034858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48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16249043034895" calcext:value-type="float">
            <text:p>1.16249043034895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488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16273243043854" calcext:value-type="float">
            <text:p>1.16273243043854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48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16273343043891" calcext:value-type="float">
            <text:p>1.16273343043891</text:p>
          </table:table-cell>
          <table:table-cell office:value-type="float" office:value="-0.000251000092919007" calcext:value-type="float">
            <text:p>-0.000251000092919</text:p>
          </table:table-cell>
          <table:table-cell table:formula="of:=ROUND([.B490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16298443053183" calcext:value-type="float">
            <text:p>1.16298443053183</text:p>
          </table:table-cell>
          <table:table-cell office:value-type="float" office:value="-0.000244000090327878" calcext:value-type="float">
            <text:p>-0.000244000090328</text:p>
          </table:table-cell>
          <table:table-cell table:formula="of:=ROUND([.B491]; 7)" office:value-type="float" office:value="-0.000244" calcext:value-type="float">
            <text:p>-0.000244</text:p>
          </table:table-cell>
          <table:table-cell/>
        </table:table-row>
        <table:table-row table:style-name="ro1">
          <table:table-cell office:value-type="float" office:value="1.16322843062216" calcext:value-type="float">
            <text:p>1.16322843062216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492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16347943071507" calcext:value-type="float">
            <text:p>1.16347943071507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493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16372243080503" calcext:value-type="float">
            <text:p>1.16372243080503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49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1637234308054" calcext:value-type="float">
            <text:p>1.1637234308054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495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16421743098828" calcext:value-type="float">
            <text:p>1.16421743098828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496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1.1647134311719" calcext:value-type="float">
            <text:p>1.1647134311719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497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16520843135514" calcext:value-type="float">
            <text:p>1.16520843135514</text:p>
          </table:table-cell>
          <table:table-cell office:value-type="float" office:value="-0.000267000098842285" calcext:value-type="float">
            <text:p>-0.000267000098842</text:p>
          </table:table-cell>
          <table:table-cell table:formula="of:=ROUND([.B498]; 7)" office:value-type="float" office:value="-0.000267" calcext:value-type="float">
            <text:p>-0.000267</text:p>
          </table:table-cell>
          <table:table-cell/>
        </table:table-row>
        <table:table-row table:style-name="ro1">
          <table:table-cell office:value-type="float" office:value="1.16547543145399" calcext:value-type="float">
            <text:p>1.1654754314539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49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16547643145436" calcext:value-type="float">
            <text:p>1.16547643145436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500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16571843154394" calcext:value-type="float">
            <text:p>1.16571843154394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501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1.16621443172756" calcext:value-type="float">
            <text:p>1.16621443172756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502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16670943191081" calcext:value-type="float">
            <text:p>1.16670943191081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503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1669614320041" calcext:value-type="float">
            <text:p>1.1669614320041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50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16696243200447" calcext:value-type="float">
            <text:p>1.16696243200447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505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16720443209405" calcext:value-type="float">
            <text:p>1.16720443209405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50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16720543209442" calcext:value-type="float">
            <text:p>1.16720543209442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507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16745743218771" calcext:value-type="float">
            <text:p>1.16745743218771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50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16745843218808" calcext:value-type="float">
            <text:p>1.16745843218808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509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16770043227767" calcext:value-type="float">
            <text:p>1.16770043227767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51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16770143227804" calcext:value-type="float">
            <text:p>1.16770143227804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511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16819643246129" calcext:value-type="float">
            <text:p>1.16819643246129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512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16869143264453" calcext:value-type="float">
            <text:p>1.16869143264453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513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16918643282778" calcext:value-type="float">
            <text:p>1.16918643282778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51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16918743282815" calcext:value-type="float">
            <text:p>1.16918743282815</text:p>
          </table:table-cell>
          <table:table-cell office:value-type="float" office:value="-0.000509000188429587" calcext:value-type="float">
            <text:p>-0.00050900018843</text:p>
          </table:table-cell>
          <table:table-cell table:formula="of:=ROUND([.B515]; 7)" office:value-type="float" office:value="-0.000509" calcext:value-type="float">
            <text:p>-0.000509</text:p>
          </table:table-cell>
          <table:table-cell/>
        </table:table-row>
        <table:table-row table:style-name="ro1">
          <table:table-cell office:value-type="float" office:value="1.16969643301658" calcext:value-type="float">
            <text:p>1.16969643301658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51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16969743301695" calcext:value-type="float">
            <text:p>1.16969743301695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517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1701924332002" calcext:value-type="float">
            <text:p>1.1701924332002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518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17068743338345" calcext:value-type="float">
            <text:p>1.17068743338345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519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17118243356669" calcext:value-type="float">
            <text:p>1.17118243356669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52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17118343356706" calcext:value-type="float">
            <text:p>1.17118343356706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521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17143443365998" calcext:value-type="float">
            <text:p>1.17143443365998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52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17143543366035" calcext:value-type="float">
            <text:p>1.17143543366035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523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17167743374994" calcext:value-type="float">
            <text:p>1.17167743374994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52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17167843375031" calcext:value-type="float">
            <text:p>1.17167843375031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525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17217243393319" calcext:value-type="float">
            <text:p>1.1721724339331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52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17217343393356" calcext:value-type="float">
            <text:p>1.17217343393356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527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1726684341168" calcext:value-type="float">
            <text:p>1.1726684341168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52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17266943411717" calcext:value-type="float">
            <text:p>1.17266943411717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529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17316343430005" calcext:value-type="float">
            <text:p>1.17316343430005</text:p>
          </table:table-cell>
          <table:table-cell office:value-type="float" office:value="-0.000267000098842285" calcext:value-type="float">
            <text:p>-0.000267000098842</text:p>
          </table:table-cell>
          <table:table-cell table:formula="of:=ROUND([.B530]; 7)" office:value-type="float" office:value="-0.000267" calcext:value-type="float">
            <text:p>-0.000267</text:p>
          </table:table-cell>
          <table:table-cell/>
        </table:table-row>
        <table:table-row table:style-name="ro1">
          <table:table-cell office:value-type="float" office:value="1.17343043439889" calcext:value-type="float">
            <text:p>1.17343043439889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53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17343143439926" calcext:value-type="float">
            <text:p>1.17343143439926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532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17367343448885" calcext:value-type="float">
            <text:p>1.17367343448885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53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17367443448922" calcext:value-type="float">
            <text:p>1.17367443448922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534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17392643458251" calcext:value-type="float">
            <text:p>1.17392643458251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53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17392743458288" calcext:value-type="float">
            <text:p>1.17392743458288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536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17416943467247" calcext:value-type="float">
            <text:p>1.17416943467247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53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17417043467284" calcext:value-type="float">
            <text:p>1.17417043467284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538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17442243476613" calcext:value-type="float">
            <text:p>1.17442243476613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539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17466543485608" calcext:value-type="float">
            <text:p>1.17466543485608</text:p>
          </table:table-cell>
          <table:table-cell office:value-type="float" office:value="-0.000253000093659361" calcext:value-type="float">
            <text:p>-0.000253000093659</text:p>
          </table:table-cell>
          <table:table-cell table:formula="of:=ROUND([.B540]; 7)" office:value-type="float" office:value="-0.000253" calcext:value-type="float">
            <text:p>-0.000253</text:p>
          </table:table-cell>
          <table:table-cell/>
        </table:table-row>
        <table:table-row table:style-name="ro1">
          <table:table-cell office:value-type="float" office:value="1.17491843494974" calcext:value-type="float">
            <text:p>1.17491843494974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541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1751614350397" calcext:value-type="float">
            <text:p>1.1751614350397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542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17541343513299" calcext:value-type="float">
            <text:p>1.1754134351329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54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17541443513336" calcext:value-type="float">
            <text:p>1.17541443513336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544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17565643522295" calcext:value-type="float">
            <text:p>1.17565643522295</text:p>
          </table:table-cell>
          <table:table-cell office:value-type="float" office:value="-0.000496000183616951" calcext:value-type="float">
            <text:p>-0.000496000183617</text:p>
          </table:table-cell>
          <table:table-cell table:formula="of:=ROUND([.B545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1.17615243540657" calcext:value-type="float">
            <text:p>1.17615243540657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54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17615343540694" calcext:value-type="float">
            <text:p>1.17615343540694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547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17640443549986" calcext:value-type="float">
            <text:p>1.17640443549986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548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17664743558981" calcext:value-type="float">
            <text:p>1.17664743558981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549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1768994356831" calcext:value-type="float">
            <text:p>1.1768994356831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550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17714243577306" calcext:value-type="float">
            <text:p>1.17714243577306</text:p>
          </table:table-cell>
          <table:table-cell office:value-type="float" office:value="-0.000509000188429587" calcext:value-type="float">
            <text:p>-0.00050900018843</text:p>
          </table:table-cell>
          <table:table-cell table:formula="of:=ROUND([.B551]; 7)" office:value-type="float" office:value="-0.000509" calcext:value-type="float">
            <text:p>-0.000509</text:p>
          </table:table-cell>
          <table:table-cell/>
        </table:table-row>
        <table:table-row table:style-name="ro1">
          <table:table-cell office:value-type="float" office:value="1.17765143596149" calcext:value-type="float">
            <text:p>1.17765143596149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552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1.17814743614511" calcext:value-type="float">
            <text:p>1.17814743614511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55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17814843614548" calcext:value-type="float">
            <text:p>1.17814843614548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554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17864243632835" calcext:value-type="float">
            <text:p>1.17864243632835</text:p>
          </table:table-cell>
          <table:table-cell office:value-type="float" office:value="-0.000253000093659583" calcext:value-type="float">
            <text:p>-0.00025300009366</text:p>
          </table:table-cell>
          <table:table-cell table:formula="of:=ROUND([.B555]; 7)" office:value-type="float" office:value="-0.000253" calcext:value-type="float">
            <text:p>-0.000253</text:p>
          </table:table-cell>
          <table:table-cell/>
        </table:table-row>
        <table:table-row table:style-name="ro1">
          <table:table-cell office:value-type="float" office:value="1.17889543642201" calcext:value-type="float">
            <text:p>1.17889543642201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556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17913843651197" calcext:value-type="float">
            <text:p>1.17913843651197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557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1.17963443669559" calcext:value-type="float">
            <text:p>1.17963443669559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558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17988543678851" calcext:value-type="float">
            <text:p>1.17988543678851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55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17988643678888" calcext:value-type="float">
            <text:p>1.17988643678888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560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18012843687846" calcext:value-type="float">
            <text:p>1.18012843687846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56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18012943687883" calcext:value-type="float">
            <text:p>1.18012943687883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562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18062343706171" calcext:value-type="float">
            <text:p>1.18062343706171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56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18062443706208" calcext:value-type="float">
            <text:p>1.18062443706208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564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18111943724533" calcext:value-type="float">
            <text:p>1.18111943724533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56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1811204372457" calcext:value-type="float">
            <text:p>1.1811204372457</text:p>
          </table:table-cell>
          <table:table-cell office:value-type="float" office:value="-0.000253000093659583" calcext:value-type="float">
            <text:p>-0.00025300009366</text:p>
          </table:table-cell>
          <table:table-cell table:formula="of:=ROUND([.B566]; 7)" office:value-type="float" office:value="-0.000253" calcext:value-type="float">
            <text:p>-0.000253</text:p>
          </table:table-cell>
          <table:table-cell/>
        </table:table-row>
        <table:table-row table:style-name="ro1">
          <table:table-cell office:value-type="float" office:value="1.18137343733936" calcext:value-type="float">
            <text:p>1.18137343733936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56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18137443733973" calcext:value-type="float">
            <text:p>1.18137443733973</text:p>
          </table:table-cell>
          <table:table-cell office:value-type="float" office:value="-0.0514740190554601" calcext:value-type="float">
            <text:p>-0.05147401905546</text:p>
          </table:table-cell>
          <table:table-cell table:formula="of:=ROUND([.B568]; 7)" office:value-type="float" office:value="-0.051474" calcext:value-type="float">
            <text:p>-0.051474</text:p>
          </table:table-cell>
          <table:table-cell/>
        </table:table-row>
        <table:table-row table:style-name="ro1">
          <table:table-cell office:value-type="float" office:value="1.23284845639519" calcext:value-type="float">
            <text:p>1.2328484563951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56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23284945639556" calcext:value-type="float">
            <text:p>1.23284945639556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570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23309145648515" calcext:value-type="float">
            <text:p>1.23309145648515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57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23309245648552" calcext:value-type="float">
            <text:p>1.23309245648552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572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23358145666654" calcext:value-type="float">
            <text:p>1.23358145666654</text:p>
          </table:table-cell>
          <table:table-cell office:value-type="float" office:value="-0.000491000181766177" calcext:value-type="float">
            <text:p>-0.000491000181766</text:p>
          </table:table-cell>
          <table:table-cell table:formula="of:=ROUND([.B573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1.23407245684831" calcext:value-type="float">
            <text:p>1.23407245684831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57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23407345684868" calcext:value-type="float">
            <text:p>1.23407345684868</text:p>
          </table:table-cell>
          <table:table-cell office:value-type="float" office:value="-0.000489000181025601" calcext:value-type="float">
            <text:p>-0.000489000181026</text:p>
          </table:table-cell>
          <table:table-cell table:formula="of:=ROUND([.B575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2345624570297" calcext:value-type="float">
            <text:p>1.2345624570297</text:p>
          </table:table-cell>
          <table:table-cell office:value-type="float" office:value="-0.000492000182136465" calcext:value-type="float">
            <text:p>-0.000492000182136</text:p>
          </table:table-cell>
          <table:table-cell table:formula="of:=ROUND([.B576]; 7)" office:value-type="float" office:value="-0.000492" calcext:value-type="float">
            <text:p>-0.000492</text:p>
          </table:table-cell>
          <table:table-cell/>
        </table:table-row>
        <table:table-row table:style-name="ro1">
          <table:table-cell office:value-type="float" office:value="1.23505445721184" calcext:value-type="float">
            <text:p>1.23505445721184</text:p>
          </table:table-cell>
          <table:table-cell office:value-type="float" office:value="-0.000489000181025601" calcext:value-type="float">
            <text:p>-0.000489000181026</text:p>
          </table:table-cell>
          <table:table-cell table:formula="of:=ROUND([.B577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23554345739287" calcext:value-type="float">
            <text:p>1.23554345739287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57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23554445739324" calcext:value-type="float">
            <text:p>1.23554445739324</text:p>
          </table:table-cell>
          <table:table-cell office:value-type="float" office:value="-0.000491000181766177" calcext:value-type="float">
            <text:p>-0.000491000181766</text:p>
          </table:table-cell>
          <table:table-cell table:formula="of:=ROUND([.B579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1.236035457575" calcext:value-type="float">
            <text:p>1.236035457575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58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23603645757537" calcext:value-type="float">
            <text:p>1.23603645757537</text:p>
          </table:table-cell>
          <table:table-cell office:value-type="float" office:value="-0.000488000180655535" calcext:value-type="float">
            <text:p>-0.000488000180656</text:p>
          </table:table-cell>
          <table:table-cell table:formula="of:=ROUND([.B581]; 7)" office:value-type="float" office:value="-0.000488" calcext:value-type="float">
            <text:p>-0.000488</text:p>
          </table:table-cell>
          <table:table-cell/>
        </table:table-row>
        <table:table-row table:style-name="ro1">
          <table:table-cell office:value-type="float" office:value="1.23652445775603" calcext:value-type="float">
            <text:p>1.23652445775603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58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2365254577564" calcext:value-type="float">
            <text:p>1.2365254577564</text:p>
          </table:table-cell>
          <table:table-cell office:value-type="float" office:value="-0.000491000181766177" calcext:value-type="float">
            <text:p>-0.000491000181766</text:p>
          </table:table-cell>
          <table:table-cell table:formula="of:=ROUND([.B583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1.23701645793816" calcext:value-type="float">
            <text:p>1.23701645793816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58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23701745793854" calcext:value-type="float">
            <text:p>1.23701745793854</text:p>
          </table:table-cell>
          <table:table-cell office:value-type="float" office:value="-0.000489000181025601" calcext:value-type="float">
            <text:p>-0.000489000181026</text:p>
          </table:table-cell>
          <table:table-cell table:formula="of:=ROUND([.B585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23750645811956" calcext:value-type="float">
            <text:p>1.23750645811956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586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23775745821248" calcext:value-type="float">
            <text:p>1.23775745821248</text:p>
          </table:table-cell>
          <table:table-cell office:value-type="float" office:value="-0.00358900132863282" calcext:value-type="float">
            <text:p>-0.003589001328633</text:p>
          </table:table-cell>
          <table:table-cell table:formula="of:=ROUND([.B587]; 7)" office:value-type="float" office:value="-0.003589" calcext:value-type="float">
            <text:p>-0.003589</text:p>
          </table:table-cell>
          <table:table-cell/>
        </table:table-row>
        <table:table-row table:style-name="ro1">
          <table:table-cell office:value-type="float" office:value="1.24134645954111" calcext:value-type="float">
            <text:p>1.24134645954111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588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2415884596307" calcext:value-type="float">
            <text:p>1.2415884596307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58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24158945963107" calcext:value-type="float">
            <text:p>1.24158945963107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590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2420784598121" calcext:value-type="float">
            <text:p>1.2420784598121</text:p>
          </table:table-cell>
          <table:table-cell office:value-type="float" office:value="-0.000491000181766177" calcext:value-type="float">
            <text:p>-0.000491000181766</text:p>
          </table:table-cell>
          <table:table-cell table:formula="of:=ROUND([.B591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1.24256945999386" calcext:value-type="float">
            <text:p>1.24256945999386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59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24257045999423" calcext:value-type="float">
            <text:p>1.24257045999423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593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24305946017526" calcext:value-type="float">
            <text:p>1.24305946017526</text:p>
          </table:table-cell>
          <table:table-cell office:value-type="float" office:value="-0.000491000181766177" calcext:value-type="float">
            <text:p>-0.000491000181766</text:p>
          </table:table-cell>
          <table:table-cell table:formula="of:=ROUND([.B594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1.24355046035702" calcext:value-type="float">
            <text:p>1.24355046035702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59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24355146035739" calcext:value-type="float">
            <text:p>1.24355146035739</text:p>
          </table:table-cell>
          <table:table-cell office:value-type="float" office:value="-0.000489000181025601" calcext:value-type="float">
            <text:p>-0.000489000181026</text:p>
          </table:table-cell>
          <table:table-cell table:formula="of:=ROUND([.B596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24404046053842" calcext:value-type="float">
            <text:p>1.24404046053842</text:p>
          </table:table-cell>
          <table:table-cell office:value-type="float" office:value="-0.000491000181766177" calcext:value-type="float">
            <text:p>-0.000491000181766</text:p>
          </table:table-cell>
          <table:table-cell table:formula="of:=ROUND([.B597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1.24453146072019" calcext:value-type="float">
            <text:p>1.24453146072019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59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24453246072056" calcext:value-type="float">
            <text:p>1.24453246072056</text:p>
          </table:table-cell>
          <table:table-cell office:value-type="float" office:value="-0.000489000181025601" calcext:value-type="float">
            <text:p>-0.000489000181026</text:p>
          </table:table-cell>
          <table:table-cell table:formula="of:=ROUND([.B599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24502146090158" calcext:value-type="float">
            <text:p>1.24502146090158</text:p>
          </table:table-cell>
          <table:table-cell office:value-type="float" office:value="-0.000264000097731865" calcext:value-type="float">
            <text:p>-0.000264000097732</text:p>
          </table:table-cell>
          <table:table-cell table:formula="of:=ROUND([.B600]; 7)" office:value-type="float" office:value="-0.000264" calcext:value-type="float">
            <text:p>-0.000264</text:p>
          </table:table-cell>
          <table:table-cell/>
        </table:table-row>
        <table:table-row table:style-name="ro1">
          <table:table-cell office:value-type="float" office:value="1.24528546099931" calcext:value-type="float">
            <text:p>1.24528546099931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601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24552846108927" calcext:value-type="float">
            <text:p>1.24552846108927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60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24552946108964" calcext:value-type="float">
            <text:p>1.24552946108964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603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24602346127252" calcext:value-type="float">
            <text:p>1.24602346127252</text:p>
          </table:table-cell>
          <table:table-cell office:value-type="float" office:value="-0.000253000093659583" calcext:value-type="float">
            <text:p>-0.00025300009366</text:p>
          </table:table-cell>
          <table:table-cell table:formula="of:=ROUND([.B604]; 7)" office:value-type="float" office:value="-0.000253" calcext:value-type="float">
            <text:p>-0.000253</text:p>
          </table:table-cell>
          <table:table-cell/>
        </table:table-row>
        <table:table-row table:style-name="ro1">
          <table:table-cell office:value-type="float" office:value="1.24627646136618" calcext:value-type="float">
            <text:p>1.24627646136618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605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24651946145614" calcext:value-type="float">
            <text:p>1.24651946145614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606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1.24701546163975" calcext:value-type="float">
            <text:p>1.24701546163975</text:p>
          </table:table-cell>
          <table:table-cell office:value-type="float" office:value="-0.000251000092919007" calcext:value-type="float">
            <text:p>-0.000251000092919</text:p>
          </table:table-cell>
          <table:table-cell table:formula="of:=ROUND([.B607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24726646173267" calcext:value-type="float">
            <text:p>1.24726646173267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60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24726746173304" calcext:value-type="float">
            <text:p>1.24726746173304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609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24750946182263" calcext:value-type="float">
            <text:p>1.24750946182263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61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247510461823" calcext:value-type="float">
            <text:p>1.247510461823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611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24800446200588" calcext:value-type="float">
            <text:p>1.24800446200588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61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24800546200625" calcext:value-type="float">
            <text:p>1.24800546200625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613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24825746209954" calcext:value-type="float">
            <text:p>1.24825746209954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61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24825846209991" calcext:value-type="float">
            <text:p>1.24825846209991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615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24850046218949" calcext:value-type="float">
            <text:p>1.24850046218949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61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24850146218986" calcext:value-type="float">
            <text:p>1.24850146218986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617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24899646237311" calcext:value-type="float">
            <text:p>1.24899646237311</text:p>
          </table:table-cell>
          <table:table-cell office:value-type="float" office:value="-0.000266000098471997" calcext:value-type="float">
            <text:p>-0.000266000098472</text:p>
          </table:table-cell>
          <table:table-cell table:formula="of:=ROUND([.B618]; 7)" office:value-type="float" office:value="-0.000266" calcext:value-type="float">
            <text:p>-0.000266</text:p>
          </table:table-cell>
          <table:table-cell/>
        </table:table-row>
        <table:table-row table:style-name="ro1">
          <table:table-cell office:value-type="float" office:value="1.24926246247158" calcext:value-type="float">
            <text:p>1.24926246247158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61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24926346247195" calcext:value-type="float">
            <text:p>1.24926346247195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620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24950546256154" calcext:value-type="float">
            <text:p>1.24950546256154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62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24950646256191" calcext:value-type="float">
            <text:p>1.24950646256191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622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24975746265483" calcext:value-type="float">
            <text:p>1.24975746265483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62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2497584626552" calcext:value-type="float">
            <text:p>1.2497584626552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624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25000046274479" calcext:value-type="float">
            <text:p>1.2500004627447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62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25000146274516" calcext:value-type="float">
            <text:p>1.25000146274516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626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25025246283808" calcext:value-type="float">
            <text:p>1.25025246283808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627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25049546292803" calcext:value-type="float">
            <text:p>1.25049546292803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62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2504964629284" calcext:value-type="float">
            <text:p>1.2504964629284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629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25074746302132" calcext:value-type="float">
            <text:p>1.25074746302132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63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25074846302169" calcext:value-type="float">
            <text:p>1.25074846302169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631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25099046311128" calcext:value-type="float">
            <text:p>1.25099046311128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63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25099146311165" calcext:value-type="float">
            <text:p>1.25099146311165</text:p>
          </table:table-cell>
          <table:table-cell office:value-type="float" office:value="-0.000251000092919007" calcext:value-type="float">
            <text:p>-0.000251000092919</text:p>
          </table:table-cell>
          <table:table-cell table:formula="of:=ROUND([.B633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25124246320457" calcext:value-type="float">
            <text:p>1.25124246320457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634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25148546329453" calcext:value-type="float">
            <text:p>1.25148546329453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63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2514864632949" calcext:value-type="float">
            <text:p>1.2514864632949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636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25198046347778" calcext:value-type="float">
            <text:p>1.25198046347778</text:p>
          </table:table-cell>
          <table:table-cell office:value-type="float" office:value="-0.000496000183616951" calcext:value-type="float">
            <text:p>-0.000496000183617</text:p>
          </table:table-cell>
          <table:table-cell table:formula="of:=ROUND([.B637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1.25247646366139" calcext:value-type="float">
            <text:p>1.25247646366139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638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25297046384427" calcext:value-type="float">
            <text:p>1.25297046384427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63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25297146384464" calcext:value-type="float">
            <text:p>1.25297146384464</text:p>
          </table:table-cell>
          <table:table-cell office:value-type="float" office:value="-0.000267000098842285" calcext:value-type="float">
            <text:p>-0.000267000098842</text:p>
          </table:table-cell>
          <table:table-cell table:formula="of:=ROUND([.B640]; 7)" office:value-type="float" office:value="-0.000267" calcext:value-type="float">
            <text:p>-0.000267</text:p>
          </table:table-cell>
          <table:table-cell/>
        </table:table-row>
        <table:table-row table:style-name="ro1">
          <table:table-cell office:value-type="float" office:value="1.25323846394348" calcext:value-type="float">
            <text:p>1.25323846394348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641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25348146403344" calcext:value-type="float">
            <text:p>1.25348146403344</text:p>
          </table:table-cell>
          <table:table-cell office:value-type="float" office:value="-0.000496000183616951" calcext:value-type="float">
            <text:p>-0.000496000183617</text:p>
          </table:table-cell>
          <table:table-cell table:formula="of:=ROUND([.B642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1.25397746421706" calcext:value-type="float">
            <text:p>1.25397746421706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643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2544724644003" calcext:value-type="float">
            <text:p>1.2544724644003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644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25472446449359" calcext:value-type="float">
            <text:p>1.2547244644935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64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25472546449396" calcext:value-type="float">
            <text:p>1.25472546449396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646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25496746458355" calcext:value-type="float">
            <text:p>1.25496746458355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64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25496846458392" calcext:value-type="float">
            <text:p>1.25496846458392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648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25546346476717" calcext:value-type="float">
            <text:p>1.25546346476717</text:p>
          </table:table-cell>
          <table:table-cell office:value-type="float" office:value="-0.000253000093659583" calcext:value-type="float">
            <text:p>-0.00025300009366</text:p>
          </table:table-cell>
          <table:table-cell table:formula="of:=ROUND([.B649]; 7)" office:value-type="float" office:value="-0.000253" calcext:value-type="float">
            <text:p>-0.000253</text:p>
          </table:table-cell>
          <table:table-cell/>
        </table:table-row>
        <table:table-row table:style-name="ro1">
          <table:table-cell office:value-type="float" office:value="1.25571646486083" calcext:value-type="float">
            <text:p>1.25571646486083</text:p>
          </table:table-cell>
          <table:table-cell office:value-type="float" office:value="-0.000243000089957368" calcext:value-type="float">
            <text:p>-0.000243000089957</text:p>
          </table:table-cell>
          <table:table-cell table:formula="of:=ROUND([.B650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25595946495078" calcext:value-type="float">
            <text:p>1.25595946495078</text:p>
          </table:table-cell>
          <table:table-cell office:value-type="float" office:value="-0.000253000093659583" calcext:value-type="float">
            <text:p>-0.00025300009366</text:p>
          </table:table-cell>
          <table:table-cell table:formula="of:=ROUND([.B651]; 7)" office:value-type="float" office:value="-0.000253" calcext:value-type="float">
            <text:p>-0.000253</text:p>
          </table:table-cell>
          <table:table-cell/>
        </table:table-row>
        <table:table-row table:style-name="ro1">
          <table:table-cell office:value-type="float" office:value="1.25621246504444" calcext:value-type="float">
            <text:p>1.25621246504444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652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2564554651344" calcext:value-type="float">
            <text:p>1.2564554651344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653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25670746522769" calcext:value-type="float">
            <text:p>1.2567074652276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65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25670846522806" calcext:value-type="float">
            <text:p>1.25670846522806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655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25695046531765" calcext:value-type="float">
            <text:p>1.25695046531765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65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25695146531802" calcext:value-type="float">
            <text:p>1.25695146531802</text:p>
          </table:table-cell>
          <table:table-cell office:value-type="float" office:value="-0.000510000188799875" calcext:value-type="float">
            <text:p>-0.0005100001888</text:p>
          </table:table-cell>
          <table:table-cell table:formula="of:=ROUND([.B657]; 7)" office:value-type="float" office:value="-0.00051" calcext:value-type="float">
            <text:p>-0.00051</text:p>
          </table:table-cell>
          <table:table-cell/>
        </table:table-row>
        <table:table-row table:style-name="ro1">
          <table:table-cell office:value-type="float" office:value="1.25746146550682" calcext:value-type="float">
            <text:p>1.25746146550682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658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25795646569007" calcext:value-type="float">
            <text:p>1.25795646569007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659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1.25845246587368" calcext:value-type="float">
            <text:p>1.25845246587368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660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25894646605656" calcext:value-type="float">
            <text:p>1.25894646605656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66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25894746605693" calcext:value-type="float">
            <text:p>1.25894746605693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662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25944246624018" calcext:value-type="float">
            <text:p>1.25944246624018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663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25993746642342" calcext:value-type="float">
            <text:p>1.25993746642342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664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1.26043346660704" calcext:value-type="float">
            <text:p>1.26043346660704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665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26068546670033" calcext:value-type="float">
            <text:p>1.26068546670033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666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26092746678992" calcext:value-type="float">
            <text:p>1.26092746678992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66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26092846679029" calcext:value-type="float">
            <text:p>1.26092846679029</text:p>
          </table:table-cell>
          <table:table-cell office:value-type="float" office:value="-0.000509000188429587" calcext:value-type="float">
            <text:p>-0.00050900018843</text:p>
          </table:table-cell>
          <table:table-cell table:formula="of:=ROUND([.B668]; 7)" office:value-type="float" office:value="-0.000509" calcext:value-type="float">
            <text:p>-0.000509</text:p>
          </table:table-cell>
          <table:table-cell/>
        </table:table-row>
        <table:table-row table:style-name="ro1">
          <table:table-cell office:value-type="float" office:value="1.26143746697872" calcext:value-type="float">
            <text:p>1.26143746697872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669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1.26193346716233" calcext:value-type="float">
            <text:p>1.26193346716233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670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26218546725562" calcext:value-type="float">
            <text:p>1.26218546725562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671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26242846734558" calcext:value-type="float">
            <text:p>1.26242846734558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672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26268046743887" calcext:value-type="float">
            <text:p>1.26268046743887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673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26292346752883" calcext:value-type="float">
            <text:p>1.26292346752883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674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26317546762212" calcext:value-type="float">
            <text:p>1.26317546762212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675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26341846771208" calcext:value-type="float">
            <text:p>1.26341846771208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676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26391246789495" calcext:value-type="float">
            <text:p>1.26391246789495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67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26391346789532" calcext:value-type="float">
            <text:p>1.26391346789532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678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26440846807857" calcext:value-type="float">
            <text:p>1.26440846807857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67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26440946807894" calcext:value-type="float">
            <text:p>1.26440946807894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680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26490346826182" calcext:value-type="float">
            <text:p>1.26490346826182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68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26490446826219" calcext:value-type="float">
            <text:p>1.26490446826219</text:p>
          </table:table-cell>
          <table:table-cell office:value-type="float" office:value="-0.000266000098471997" calcext:value-type="float">
            <text:p>-0.000266000098472</text:p>
          </table:table-cell>
          <table:table-cell table:formula="of:=ROUND([.B682]; 7)" office:value-type="float" office:value="-0.000266" calcext:value-type="float">
            <text:p>-0.000266</text:p>
          </table:table-cell>
          <table:table-cell/>
        </table:table-row>
        <table:table-row table:style-name="ro1">
          <table:table-cell office:value-type="float" office:value="1.26517046836066" calcext:value-type="float">
            <text:p>1.26517046836066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68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26517146836103" calcext:value-type="float">
            <text:p>1.26517146836103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684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26541346845062" calcext:value-type="float">
            <text:p>1.26541346845062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68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26541446845099" calcext:value-type="float">
            <text:p>1.26541446845099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686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26590946863423" calcext:value-type="float">
            <text:p>1.26590946863423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68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2659104686346" calcext:value-type="float">
            <text:p>1.2659104686346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688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26640446881748" calcext:value-type="float">
            <text:p>1.26640446881748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68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26640546881785" calcext:value-type="float">
            <text:p>1.26640546881785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690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2669004690011" calcext:value-type="float">
            <text:p>1.2669004690011</text:p>
          </table:table-cell>
          <table:table-cell office:value-type="float" office:value="-0.000253000093659583" calcext:value-type="float">
            <text:p>-0.00025300009366</text:p>
          </table:table-cell>
          <table:table-cell table:formula="of:=ROUND([.B691]; 7)" office:value-type="float" office:value="-0.000253" calcext:value-type="float">
            <text:p>-0.000253</text:p>
          </table:table-cell>
          <table:table-cell/>
        </table:table-row>
        <table:table-row table:style-name="ro1">
          <table:table-cell office:value-type="float" office:value="1.26715346909476" calcext:value-type="float">
            <text:p>1.26715346909476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692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26739646918471" calcext:value-type="float">
            <text:p>1.26739646918471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693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26789146936796" calcext:value-type="float">
            <text:p>1.26789146936796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69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26789246936833" calcext:value-type="float">
            <text:p>1.26789246936833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695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26838646955121" calcext:value-type="float">
            <text:p>1.26838646955121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69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26838746955158" calcext:value-type="float">
            <text:p>1.26838746955158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697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26888246973483" calcext:value-type="float">
            <text:p>1.26888246973483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69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2688834697352" calcext:value-type="float">
            <text:p>1.2688834697352</text:p>
          </table:table-cell>
          <table:table-cell office:value-type="float" office:value="-0.000509000188429587" calcext:value-type="float">
            <text:p>-0.00050900018843</text:p>
          </table:table-cell>
          <table:table-cell table:formula="of:=ROUND([.B699]; 7)" office:value-type="float" office:value="-0.000509" calcext:value-type="float">
            <text:p>-0.000509</text:p>
          </table:table-cell>
          <table:table-cell/>
        </table:table-row>
        <table:table-row table:style-name="ro1">
          <table:table-cell office:value-type="float" office:value="1.26939246992363" calcext:value-type="float">
            <text:p>1.26939246992363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700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26988747010687" calcext:value-type="float">
            <text:p>1.26988747010687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70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26988847010724" calcext:value-type="float">
            <text:p>1.26988847010724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702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27038247029012" calcext:value-type="float">
            <text:p>1.27038247029012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70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27038347029049" calcext:value-type="float">
            <text:p>1.27038347029049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704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27087847047374" calcext:value-type="float">
            <text:p>1.27087847047374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70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27087947047411" calcext:value-type="float">
            <text:p>1.27087947047411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706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27113047056703" calcext:value-type="float">
            <text:p>1.27113047056703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707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27137347065698" calcext:value-type="float">
            <text:p>1.27137347065698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708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27186847084023" calcext:value-type="float">
            <text:p>1.27186847084023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709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1.27236447102385" calcext:value-type="float">
            <text:p>1.27236447102385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710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27285847120672" calcext:value-type="float">
            <text:p>1.27285847120672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71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27285947120709" calcext:value-type="float">
            <text:p>1.27285947120709</text:p>
          </table:table-cell>
          <table:table-cell office:value-type="float" office:value="-0.000267000098842285" calcext:value-type="float">
            <text:p>-0.000267000098842</text:p>
          </table:table-cell>
          <table:table-cell table:formula="of:=ROUND([.B712]; 7)" office:value-type="float" office:value="-0.000267" calcext:value-type="float">
            <text:p>-0.000267</text:p>
          </table:table-cell>
          <table:table-cell/>
        </table:table-row>
        <table:table-row table:style-name="ro1">
          <table:table-cell office:value-type="float" office:value="1.27312647130594" calcext:value-type="float">
            <text:p>1.27312647130594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713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27336947139589" calcext:value-type="float">
            <text:p>1.27336947139589</text:p>
          </table:table-cell>
          <table:table-cell office:value-type="float" office:value="-0.000253000093659583" calcext:value-type="float">
            <text:p>-0.00025300009366</text:p>
          </table:table-cell>
          <table:table-cell table:formula="of:=ROUND([.B714]; 7)" office:value-type="float" office:value="-0.000253" calcext:value-type="float">
            <text:p>-0.000253</text:p>
          </table:table-cell>
          <table:table-cell/>
        </table:table-row>
        <table:table-row table:style-name="ro1">
          <table:table-cell office:value-type="float" office:value="1.27362247148955" calcext:value-type="float">
            <text:p>1.27362247148955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715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27386547157951" calcext:value-type="float">
            <text:p>1.27386547157951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716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2741174716728" calcext:value-type="float">
            <text:p>1.2741174716728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71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27411847167317" calcext:value-type="float">
            <text:p>1.27411847167317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718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27436047176276" calcext:value-type="float">
            <text:p>1.27436047176276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71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27436147176313" calcext:value-type="float">
            <text:p>1.27436147176313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720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27461347185642" calcext:value-type="float">
            <text:p>1.27461347185642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721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27485647194638" calcext:value-type="float">
            <text:p>1.27485647194638</text:p>
          </table:table-cell>
          <table:table-cell office:value-type="float" office:value="-0.000253000093659583" calcext:value-type="float">
            <text:p>-0.00025300009366</text:p>
          </table:table-cell>
          <table:table-cell table:formula="of:=ROUND([.B722]; 7)" office:value-type="float" office:value="-0.000253" calcext:value-type="float">
            <text:p>-0.000253</text:p>
          </table:table-cell>
          <table:table-cell/>
        </table:table-row>
        <table:table-row table:style-name="ro1">
          <table:table-cell office:value-type="float" office:value="1.27510947204003" calcext:value-type="float">
            <text:p>1.27510947204003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723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27535247212999" calcext:value-type="float">
            <text:p>1.27535247212999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724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1.27584847231361" calcext:value-type="float">
            <text:p>1.27584847231361</text:p>
          </table:table-cell>
          <table:table-cell office:value-type="float" office:value="-0.000251000092919007" calcext:value-type="float">
            <text:p>-0.000251000092919</text:p>
          </table:table-cell>
          <table:table-cell table:formula="of:=ROUND([.B725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27609947240653" calcext:value-type="float">
            <text:p>1.27609947240653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72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2761004724069" calcext:value-type="float">
            <text:p>1.2761004724069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727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27634247249649" calcext:value-type="float">
            <text:p>1.27634247249649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72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27634347249686" calcext:value-type="float">
            <text:p>1.27634347249686</text:p>
          </table:table-cell>
          <table:table-cell office:value-type="float" office:value="-0.000251000092919007" calcext:value-type="float">
            <text:p>-0.000251000092919</text:p>
          </table:table-cell>
          <table:table-cell table:formula="of:=ROUND([.B729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27659447258978" calcext:value-type="float">
            <text:p>1.27659447258978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73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27659547259015" calcext:value-type="float">
            <text:p>1.27659547259015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731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2768384726801" calcext:value-type="float">
            <text:p>1.2768384726801</text:p>
          </table:table-cell>
          <table:table-cell office:value-type="float" office:value="-0.000509000188429587" calcext:value-type="float">
            <text:p>-0.00050900018843</text:p>
          </table:table-cell>
          <table:table-cell table:formula="of:=ROUND([.B732]; 7)" office:value-type="float" office:value="-0.000509" calcext:value-type="float">
            <text:p>-0.000509</text:p>
          </table:table-cell>
          <table:table-cell/>
        </table:table-row>
        <table:table-row table:style-name="ro1">
          <table:table-cell office:value-type="float" office:value="1.27734747286853" calcext:value-type="float">
            <text:p>1.27734747286853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733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1.27784347305215" calcext:value-type="float">
            <text:p>1.27784347305215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734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2783384732354" calcext:value-type="float">
            <text:p>1.2783384732354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735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27859047332869" calcext:value-type="float">
            <text:p>1.2785904733286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73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27859147332906" calcext:value-type="float">
            <text:p>1.27859147332906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737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27883347341864" calcext:value-type="float">
            <text:p>1.27883347341864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73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27883447341901" calcext:value-type="float">
            <text:p>1.27883447341901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739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27932947360226" calcext:value-type="float">
            <text:p>1.27932947360226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74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27933047360263" calcext:value-type="float">
            <text:p>1.27933047360263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741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27958147369555" calcext:value-type="float">
            <text:p>1.27958147369555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742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27982447378551" calcext:value-type="float">
            <text:p>1.27982447378551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743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28031947396875" calcext:value-type="float">
            <text:p>1.28031947396875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744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1.28081547415237" calcext:value-type="float">
            <text:p>1.28081547415237</text:p>
          </table:table-cell>
          <table:table-cell office:value-type="float" office:value="-0.000254000094029649" calcext:value-type="float">
            <text:p>-0.00025400009403</text:p>
          </table:table-cell>
          <table:table-cell table:formula="of:=ROUND([.B745]; 7)" office:value-type="float" office:value="-0.000254" calcext:value-type="float">
            <text:p>-0.000254</text:p>
          </table:table-cell>
          <table:table-cell/>
        </table:table-row>
        <table:table-row table:style-name="ro1">
          <table:table-cell office:value-type="float" office:value="1.2810694742464" calcext:value-type="float">
            <text:p>1.2810694742464</text:p>
          </table:table-cell>
          <table:table-cell office:value-type="float" office:value="-0.0519960192487023" calcext:value-type="float">
            <text:p>-0.051996019248702</text:p>
          </table:table-cell>
          <table:table-cell table:formula="of:=ROUND([.B746]; 7)" office:value-type="float" office:value="-0.051996" calcext:value-type="float">
            <text:p>-0.051996</text:p>
          </table:table-cell>
          <table:table-cell/>
        </table:table-row>
        <table:table-row table:style-name="ro1">
          <table:table-cell office:value-type="float" office:value="1.3330654934951" calcext:value-type="float">
            <text:p>1.3330654934951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747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33330849358506" calcext:value-type="float">
            <text:p>1.33330849358506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748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33379749376609" calcext:value-type="float">
            <text:p>1.33379749376609</text:p>
          </table:table-cell>
          <table:table-cell office:value-type="float" office:value="-0.000492000182136465" calcext:value-type="float">
            <text:p>-0.000492000182136</text:p>
          </table:table-cell>
          <table:table-cell table:formula="of:=ROUND([.B749]; 7)" office:value-type="float" office:value="-0.000492" calcext:value-type="float">
            <text:p>-0.000492</text:p>
          </table:table-cell>
          <table:table-cell/>
        </table:table-row>
        <table:table-row table:style-name="ro1">
          <table:table-cell office:value-type="float" office:value="1.33428949394822" calcext:value-type="float">
            <text:p>1.33428949394822</text:p>
          </table:table-cell>
          <table:table-cell office:value-type="float" office:value="-0.000489000181025601" calcext:value-type="float">
            <text:p>-0.000489000181026</text:p>
          </table:table-cell>
          <table:table-cell table:formula="of:=ROUND([.B750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33477849412925" calcext:value-type="float">
            <text:p>1.33477849412925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75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33477949412962" calcext:value-type="float">
            <text:p>1.33477949412962</text:p>
          </table:table-cell>
          <table:table-cell office:value-type="float" office:value="-0.000491000181766177" calcext:value-type="float">
            <text:p>-0.000491000181766</text:p>
          </table:table-cell>
          <table:table-cell table:formula="of:=ROUND([.B752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1.33527049431139" calcext:value-type="float">
            <text:p>1.3352704943113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75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33527149431176" calcext:value-type="float">
            <text:p>1.33527149431176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754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33576049449278" calcext:value-type="float">
            <text:p>1.33576049449278</text:p>
          </table:table-cell>
          <table:table-cell office:value-type="float" office:value="-0.000492000182136465" calcext:value-type="float">
            <text:p>-0.000492000182136</text:p>
          </table:table-cell>
          <table:table-cell table:formula="of:=ROUND([.B755]; 7)" office:value-type="float" office:value="-0.000492" calcext:value-type="float">
            <text:p>-0.000492</text:p>
          </table:table-cell>
          <table:table-cell/>
        </table:table-row>
        <table:table-row table:style-name="ro1">
          <table:table-cell office:value-type="float" office:value="1.33625249467492" calcext:value-type="float">
            <text:p>1.33625249467492</text:p>
          </table:table-cell>
          <table:table-cell office:value-type="float" office:value="-0.000489000181025601" calcext:value-type="float">
            <text:p>-0.000489000181026</text:p>
          </table:table-cell>
          <table:table-cell table:formula="of:=ROUND([.B756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33674149485594" calcext:value-type="float">
            <text:p>1.33674149485594</text:p>
          </table:table-cell>
          <table:table-cell office:value-type="float" office:value="-0.000492000182136465" calcext:value-type="float">
            <text:p>-0.000492000182136</text:p>
          </table:table-cell>
          <table:table-cell table:formula="of:=ROUND([.B757]; 7)" office:value-type="float" office:value="-0.000492" calcext:value-type="float">
            <text:p>-0.000492</text:p>
          </table:table-cell>
          <table:table-cell/>
        </table:table-row>
        <table:table-row table:style-name="ro1">
          <table:table-cell office:value-type="float" office:value="1.33723349503808" calcext:value-type="float">
            <text:p>1.33723349503808</text:p>
          </table:table-cell>
          <table:table-cell office:value-type="float" office:value="-0.000489000181025601" calcext:value-type="float">
            <text:p>-0.000489000181026</text:p>
          </table:table-cell>
          <table:table-cell table:formula="of:=ROUND([.B758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33772249521911" calcext:value-type="float">
            <text:p>1.33772249521911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75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33772349521948" calcext:value-type="float">
            <text:p>1.33772349521948</text:p>
          </table:table-cell>
          <table:table-cell office:value-type="float" office:value="-0.000250000092548941" calcext:value-type="float">
            <text:p>-0.000250000092549</text:p>
          </table:table-cell>
          <table:table-cell table:formula="of:=ROUND([.B760]; 7)" office:value-type="float" office:value="-0.00025" calcext:value-type="float">
            <text:p>-0.00025</text:p>
          </table:table-cell>
          <table:table-cell/>
        </table:table-row>
        <table:table-row table:style-name="ro1">
          <table:table-cell office:value-type="float" office:value="1.33797349531203" calcext:value-type="float">
            <text:p>1.33797349531203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76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3379744953124" calcext:value-type="float">
            <text:p>1.3379744953124</text:p>
          </table:table-cell>
          <table:table-cell office:value-type="float" office:value="-0.00358800132826254" calcext:value-type="float">
            <text:p>-0.003588001328263</text:p>
          </table:table-cell>
          <table:table-cell table:formula="of:=ROUND([.B762]; 7)" office:value-type="float" office:value="-0.003588" calcext:value-type="float">
            <text:p>-0.003588</text:p>
          </table:table-cell>
          <table:table-cell/>
        </table:table-row>
        <table:table-row table:style-name="ro1">
          <table:table-cell office:value-type="float" office:value="1.34156249664066" calcext:value-type="float">
            <text:p>1.34156249664066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76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34156349664103" calcext:value-type="float">
            <text:p>1.34156349664103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764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34180549673062" calcext:value-type="float">
            <text:p>1.34180549673062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765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34229449691164" calcext:value-type="float">
            <text:p>1.34229449691164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76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34229549691201" calcext:value-type="float">
            <text:p>1.34229549691201</text:p>
          </table:table-cell>
          <table:table-cell office:value-type="float" office:value="-0.000491000181766177" calcext:value-type="float">
            <text:p>-0.000491000181766</text:p>
          </table:table-cell>
          <table:table-cell table:formula="of:=ROUND([.B767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1.34278649709378" calcext:value-type="float">
            <text:p>1.34278649709378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768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3432754972748" calcext:value-type="float">
            <text:p>1.3432754972748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76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34327649727517" calcext:value-type="float">
            <text:p>1.34327649727517</text:p>
          </table:table-cell>
          <table:table-cell office:value-type="float" office:value="-0.000491000181766177" calcext:value-type="float">
            <text:p>-0.000491000181766</text:p>
          </table:table-cell>
          <table:table-cell table:formula="of:=ROUND([.B770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1.34376749745694" calcext:value-type="float">
            <text:p>1.34376749745694</text:p>
          </table:table-cell>
          <table:table-cell office:value-type="float" office:value="-0.000489000181025601" calcext:value-type="float">
            <text:p>-0.000489000181026</text:p>
          </table:table-cell>
          <table:table-cell table:formula="of:=ROUND([.B771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34425649763797" calcext:value-type="float">
            <text:p>1.34425649763797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77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34425749763834" calcext:value-type="float">
            <text:p>1.34425749763834</text:p>
          </table:table-cell>
          <table:table-cell office:value-type="float" office:value="-0.000491000181766177" calcext:value-type="float">
            <text:p>-0.000491000181766</text:p>
          </table:table-cell>
          <table:table-cell table:formula="of:=ROUND([.B773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1.3447484978201" calcext:value-type="float">
            <text:p>1.3447484978201</text:p>
          </table:table-cell>
          <table:table-cell office:value-type="float" office:value="-0.000489000181025601" calcext:value-type="float">
            <text:p>-0.000489000181026</text:p>
          </table:table-cell>
          <table:table-cell table:formula="of:=ROUND([.B774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34523749800113" calcext:value-type="float">
            <text:p>1.34523749800113</text:p>
          </table:table-cell>
          <table:table-cell office:value-type="float" office:value="-0.000264000097731865" calcext:value-type="float">
            <text:p>-0.000264000097732</text:p>
          </table:table-cell>
          <table:table-cell table:formula="of:=ROUND([.B775]; 7)" office:value-type="float" office:value="-0.000264" calcext:value-type="float">
            <text:p>-0.000264</text:p>
          </table:table-cell>
          <table:table-cell/>
        </table:table-row>
        <table:table-row table:style-name="ro1">
          <table:table-cell office:value-type="float" office:value="1.34550149809886" calcext:value-type="float">
            <text:p>1.34550149809886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77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34550249809923" calcext:value-type="float">
            <text:p>1.34550249809923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777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34574449818882" calcext:value-type="float">
            <text:p>1.34574449818882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77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34574549818919" calcext:value-type="float">
            <text:p>1.34574549818919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779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34623949837206" calcext:value-type="float">
            <text:p>1.34623949837206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78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34624049837243" calcext:value-type="float">
            <text:p>1.34624049837243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781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34649249846572" calcext:value-type="float">
            <text:p>1.34649249846572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78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34649349846609" calcext:value-type="float">
            <text:p>1.34649349846609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783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34673549855568" calcext:value-type="float">
            <text:p>1.34673549855568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78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34673649855605" calcext:value-type="float">
            <text:p>1.34673649855605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785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3472314987393" calcext:value-type="float">
            <text:p>1.3472314987393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786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34748349883259" calcext:value-type="float">
            <text:p>1.34748349883259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787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34772649892255" calcext:value-type="float">
            <text:p>1.34772649892255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788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34822149910579" calcext:value-type="float">
            <text:p>1.34822149910579</text:p>
          </table:table-cell>
          <table:table-cell office:value-type="float" office:value="-0.000253000093659583" calcext:value-type="float">
            <text:p>-0.00025300009366</text:p>
          </table:table-cell>
          <table:table-cell table:formula="of:=ROUND([.B789]; 7)" office:value-type="float" office:value="-0.000253" calcext:value-type="float">
            <text:p>-0.000253</text:p>
          </table:table-cell>
          <table:table-cell/>
        </table:table-row>
        <table:table-row table:style-name="ro1">
          <table:table-cell office:value-type="float" office:value="1.34847449919945" calcext:value-type="float">
            <text:p>1.34847449919945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790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34871649928904" calcext:value-type="float">
            <text:p>1.34871649928904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79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34871749928941" calcext:value-type="float">
            <text:p>1.34871749928941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792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34921249947266" calcext:value-type="float">
            <text:p>1.34921249947266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79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34921349947303" calcext:value-type="float">
            <text:p>1.34921349947303</text:p>
          </table:table-cell>
          <table:table-cell office:value-type="float" office:value="-0.000266000098471997" calcext:value-type="float">
            <text:p>-0.000266000098472</text:p>
          </table:table-cell>
          <table:table-cell table:formula="of:=ROUND([.B794]; 7)" office:value-type="float" office:value="-0.000266" calcext:value-type="float">
            <text:p>-0.000266</text:p>
          </table:table-cell>
          <table:table-cell/>
        </table:table-row>
        <table:table-row table:style-name="ro1">
          <table:table-cell office:value-type="float" office:value="1.3494794995715" calcext:value-type="float">
            <text:p>1.3494794995715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795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34972249966146" calcext:value-type="float">
            <text:p>1.34972249966146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796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34997449975475" calcext:value-type="float">
            <text:p>1.34997449975475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797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3502174998447" calcext:value-type="float">
            <text:p>1.3502174998447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798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35046949993799" calcext:value-type="float">
            <text:p>1.35046949993799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799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35071250002795" calcext:value-type="float">
            <text:p>1.35071250002795</text:p>
          </table:table-cell>
          <table:table-cell office:value-type="float" office:value="-0.000251000092919007" calcext:value-type="float">
            <text:p>-0.000251000092919</text:p>
          </table:table-cell>
          <table:table-cell table:formula="of:=ROUND([.B800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35096350012087" calcext:value-type="float">
            <text:p>1.35096350012087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80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35096450012124" calcext:value-type="float">
            <text:p>1.35096450012124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802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35120650021083" calcext:value-type="float">
            <text:p>1.35120650021083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80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3512075002112" calcext:value-type="float">
            <text:p>1.3512075002112</text:p>
          </table:table-cell>
          <table:table-cell office:value-type="float" office:value="-0.000251000092919007" calcext:value-type="float">
            <text:p>-0.000251000092919</text:p>
          </table:table-cell>
          <table:table-cell table:formula="of:=ROUND([.B804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35145850030412" calcext:value-type="float">
            <text:p>1.35145850030412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80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35145950030449" calcext:value-type="float">
            <text:p>1.35145950030449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806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35170250039444" calcext:value-type="float">
            <text:p>1.35170250039444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807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35219650057732" calcext:value-type="float">
            <text:p>1.35219650057732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80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35219750057769" calcext:value-type="float">
            <text:p>1.35219750057769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809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35269250076094" calcext:value-type="float">
            <text:p>1.35269250076094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81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35269350076131" calcext:value-type="float">
            <text:p>1.35269350076131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811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35318750094418" calcext:value-type="float">
            <text:p>1.35318750094418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81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35318850094455" calcext:value-type="float">
            <text:p>1.35318850094455</text:p>
          </table:table-cell>
          <table:table-cell office:value-type="float" office:value="-0.000266000098472219" calcext:value-type="float">
            <text:p>-0.000266000098472</text:p>
          </table:table-cell>
          <table:table-cell table:formula="of:=ROUND([.B813]; 7)" office:value-type="float" office:value="-0.000266" calcext:value-type="float">
            <text:p>-0.000266</text:p>
          </table:table-cell>
          <table:table-cell/>
        </table:table-row>
        <table:table-row table:style-name="ro1">
          <table:table-cell office:value-type="float" office:value="1.35345450104303" calcext:value-type="float">
            <text:p>1.35345450104303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81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3534555010434" calcext:value-type="float">
            <text:p>1.3534555010434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815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35369750113298" calcext:value-type="float">
            <text:p>1.35369750113298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81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35369850113335" calcext:value-type="float">
            <text:p>1.35369850113335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817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3541935013166" calcext:value-type="float">
            <text:p>1.3541935013166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81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35419450131697" calcext:value-type="float">
            <text:p>1.35419450131697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819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35468850149985" calcext:value-type="float">
            <text:p>1.35468850149985</text:p>
          </table:table-cell>
          <table:table-cell office:value-type="float" office:value="-0.000253000093659361" calcext:value-type="float">
            <text:p>-0.000253000093659</text:p>
          </table:table-cell>
          <table:table-cell table:formula="of:=ROUND([.B820]; 7)" office:value-type="float" office:value="-0.000253" calcext:value-type="float">
            <text:p>-0.000253</text:p>
          </table:table-cell>
          <table:table-cell/>
        </table:table-row>
        <table:table-row table:style-name="ro1">
          <table:table-cell office:value-type="float" office:value="1.35494150159351" calcext:value-type="float">
            <text:p>1.35494150159351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821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35518450168347" calcext:value-type="float">
            <text:p>1.35518450168347</text:p>
          </table:table-cell>
          <table:table-cell office:value-type="float" office:value="-0.000253000093659583" calcext:value-type="float">
            <text:p>-0.00025300009366</text:p>
          </table:table-cell>
          <table:table-cell table:formula="of:=ROUND([.B822]; 7)" office:value-type="float" office:value="-0.000253" calcext:value-type="float">
            <text:p>-0.000253</text:p>
          </table:table-cell>
          <table:table-cell/>
        </table:table-row>
        <table:table-row table:style-name="ro1">
          <table:table-cell office:value-type="float" office:value="1.35543750177713" calcext:value-type="float">
            <text:p>1.35543750177713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823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35567950186671" calcext:value-type="float">
            <text:p>1.35567950186671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82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35568050186708" calcext:value-type="float">
            <text:p>1.35568050186708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825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35593250196037" calcext:value-type="float">
            <text:p>1.35593250196037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82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35593350196074" calcext:value-type="float">
            <text:p>1.35593350196074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827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35617550205033" calcext:value-type="float">
            <text:p>1.35617550205033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82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3561765020507" calcext:value-type="float">
            <text:p>1.3561765020507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829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35642850214399" calcext:value-type="float">
            <text:p>1.35642850214399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830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35667150223395" calcext:value-type="float">
            <text:p>1.35667150223395</text:p>
          </table:table-cell>
          <table:table-cell office:value-type="float" office:value="-0.000253000093659583" calcext:value-type="float">
            <text:p>-0.00025300009366</text:p>
          </table:table-cell>
          <table:table-cell table:formula="of:=ROUND([.B831]; 7)" office:value-type="float" office:value="-0.000253" calcext:value-type="float">
            <text:p>-0.000253</text:p>
          </table:table-cell>
          <table:table-cell/>
        </table:table-row>
        <table:table-row table:style-name="ro1">
          <table:table-cell office:value-type="float" office:value="1.35692450232761" calcext:value-type="float">
            <text:p>1.35692450232761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832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35716750241756" calcext:value-type="float">
            <text:p>1.35716750241756</text:p>
          </table:table-cell>
          <table:table-cell office:value-type="float" office:value="-0.000510000188799875" calcext:value-type="float">
            <text:p>-0.0005100001888</text:p>
          </table:table-cell>
          <table:table-cell table:formula="of:=ROUND([.B833]; 7)" office:value-type="float" office:value="-0.00051" calcext:value-type="float">
            <text:p>-0.00051</text:p>
          </table:table-cell>
          <table:table-cell/>
        </table:table-row>
        <table:table-row table:style-name="ro1">
          <table:table-cell office:value-type="float" office:value="1.35767750260636" calcext:value-type="float">
            <text:p>1.35767750260636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83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35767850260673" calcext:value-type="float">
            <text:p>1.35767850260673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835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35817250278961" calcext:value-type="float">
            <text:p>1.35817250278961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83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35817350278998" calcext:value-type="float">
            <text:p>1.35817350278998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837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35866850297323" calcext:value-type="float">
            <text:p>1.35866850297323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838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35916350315647" calcext:value-type="float">
            <text:p>1.35916350315647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839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35965850333972" calcext:value-type="float">
            <text:p>1.35965850333972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84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35965950334009" calcext:value-type="float">
            <text:p>1.35965950334009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841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36015350352297" calcext:value-type="float">
            <text:p>1.36015350352297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84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36015450352334" calcext:value-type="float">
            <text:p>1.36015450352334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843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36064950370659" calcext:value-type="float">
            <text:p>1.3606495037065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84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36065050370696" calcext:value-type="float">
            <text:p>1.36065050370696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845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36090150379988" calcext:value-type="float">
            <text:p>1.36090150379988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846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36114450388983" calcext:value-type="float">
            <text:p>1.36114450388983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84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3611455038902" calcext:value-type="float">
            <text:p>1.3611455038902</text:p>
          </table:table-cell>
          <table:table-cell office:value-type="float" office:value="-0.000509000188429809" calcext:value-type="float">
            <text:p>-0.00050900018843</text:p>
          </table:table-cell>
          <table:table-cell table:formula="of:=ROUND([.B848]; 7)" office:value-type="float" office:value="-0.000509" calcext:value-type="float">
            <text:p>-0.000509</text:p>
          </table:table-cell>
          <table:table-cell/>
        </table:table-row>
        <table:table-row table:style-name="ro1">
          <table:table-cell office:value-type="float" office:value="1.36165450407863" calcext:value-type="float">
            <text:p>1.36165450407863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849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36214950426188" calcext:value-type="float">
            <text:p>1.36214950426188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85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36215050426225" calcext:value-type="float">
            <text:p>1.36215050426225</text:p>
          </table:table-cell>
          <table:table-cell office:value-type="float" office:value="-0.000251000092919007" calcext:value-type="float">
            <text:p>-0.000251000092919</text:p>
          </table:table-cell>
          <table:table-cell table:formula="of:=ROUND([.B851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36240150435517" calcext:value-type="float">
            <text:p>1.36240150435517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85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36240250435554" calcext:value-type="float">
            <text:p>1.36240250435554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853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36264450444513" calcext:value-type="float">
            <text:p>1.36264450444513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85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3626455044455" calcext:value-type="float">
            <text:p>1.3626455044455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855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36289650453842" calcext:value-type="float">
            <text:p>1.36289650453842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856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36313950462837" calcext:value-type="float">
            <text:p>1.36313950462837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85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36314050462874" calcext:value-type="float">
            <text:p>1.36314050462874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858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36339150472166" calcext:value-type="float">
            <text:p>1.36339150472166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85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36339250472203" calcext:value-type="float">
            <text:p>1.36339250472203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860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36363450481162" calcext:value-type="float">
            <text:p>1.36363450481162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861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36412950499487" calcext:value-type="float">
            <text:p>1.36412950499487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862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1.36462550517848" calcext:value-type="float">
            <text:p>1.36462550517848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863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36512050536173" calcext:value-type="float">
            <text:p>1.36512050536173</text:p>
          </table:table-cell>
          <table:table-cell office:value-type="float" office:value="-0.000267000098842285" calcext:value-type="float">
            <text:p>-0.000267000098842</text:p>
          </table:table-cell>
          <table:table-cell table:formula="of:=ROUND([.B864]; 7)" office:value-type="float" office:value="-0.000267" calcext:value-type="float">
            <text:p>-0.000267</text:p>
          </table:table-cell>
          <table:table-cell/>
        </table:table-row>
        <table:table-row table:style-name="ro1">
          <table:table-cell office:value-type="float" office:value="1.36538750546057" calcext:value-type="float">
            <text:p>1.36538750546057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86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36538850546094" calcext:value-type="float">
            <text:p>1.36538850546094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866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36563050555053" calcext:value-type="float">
            <text:p>1.36563050555053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867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1.36612650573415" calcext:value-type="float">
            <text:p>1.36612650573415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868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3666215059174" calcext:value-type="float">
            <text:p>1.3666215059174</text:p>
          </table:table-cell>
          <table:table-cell office:value-type="float" office:value="-0.000253000093659583" calcext:value-type="float">
            <text:p>-0.00025300009366</text:p>
          </table:table-cell>
          <table:table-cell table:formula="of:=ROUND([.B869]; 7)" office:value-type="float" office:value="-0.000253" calcext:value-type="float">
            <text:p>-0.000253</text:p>
          </table:table-cell>
          <table:table-cell/>
        </table:table-row>
        <table:table-row table:style-name="ro1">
          <table:table-cell office:value-type="float" office:value="1.36687450601106" calcext:value-type="float">
            <text:p>1.36687450601106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870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36711650610064" calcext:value-type="float">
            <text:p>1.36711650610064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87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36711750610101" calcext:value-type="float">
            <text:p>1.36711750610101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872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3673695061943" calcext:value-type="float">
            <text:p>1.3673695061943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87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36737050619467" calcext:value-type="float">
            <text:p>1.36737050619467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874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36761250628426" calcext:value-type="float">
            <text:p>1.36761250628426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87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36761350628463" calcext:value-type="float">
            <text:p>1.36761350628463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876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36810850646788" calcext:value-type="float">
            <text:p>1.36810850646788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877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36860350665112" calcext:value-type="float">
            <text:p>1.36860350665112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878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1.36909950683474" calcext:value-type="float">
            <text:p>1.36909950683474</text:p>
          </table:table-cell>
          <table:table-cell office:value-type="float" office:value="-0.000509000188429587" calcext:value-type="float">
            <text:p>-0.00050900018843</text:p>
          </table:table-cell>
          <table:table-cell table:formula="of:=ROUND([.B879]; 7)" office:value-type="float" office:value="-0.000509" calcext:value-type="float">
            <text:p>-0.000509</text:p>
          </table:table-cell>
          <table:table-cell/>
        </table:table-row>
        <table:table-row table:style-name="ro1">
          <table:table-cell office:value-type="float" office:value="1.36960850702317" calcext:value-type="float">
            <text:p>1.36960850702317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88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36960950702354" calcext:value-type="float">
            <text:p>1.36960950702354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881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37010450720679" calcext:value-type="float">
            <text:p>1.37010450720679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882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37059950739003" calcext:value-type="float">
            <text:p>1.37059950739003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883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1.37109550757365" calcext:value-type="float">
            <text:p>1.37109550757365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884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37134650766657" calcext:value-type="float">
            <text:p>1.37134650766657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88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37134750766694" calcext:value-type="float">
            <text:p>1.37134750766694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886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37158950775653" calcext:value-type="float">
            <text:p>1.37158950775653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88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3715905077569" calcext:value-type="float">
            <text:p>1.3715905077569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888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37208450793978" calcext:value-type="float">
            <text:p>1.37208450793978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88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37208550794015" calcext:value-type="float">
            <text:p>1.37208550794015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890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37258050812339" calcext:value-type="float">
            <text:p>1.37258050812339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89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37258150812376" calcext:value-type="float">
            <text:p>1.37258150812376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892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37307550830664" calcext:value-type="float">
            <text:p>1.37307550830664</text:p>
          </table:table-cell>
          <table:table-cell office:value-type="float" office:value="-0.000267000098842285" calcext:value-type="float">
            <text:p>-0.000267000098842</text:p>
          </table:table-cell>
          <table:table-cell table:formula="of:=ROUND([.B893]; 7)" office:value-type="float" office:value="-0.000267" calcext:value-type="float">
            <text:p>-0.000267</text:p>
          </table:table-cell>
          <table:table-cell/>
        </table:table-row>
        <table:table-row table:style-name="ro1">
          <table:table-cell office:value-type="float" office:value="1.37334250840548" calcext:value-type="float">
            <text:p>1.37334250840548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89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37334350840585" calcext:value-type="float">
            <text:p>1.37334350840585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895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37358550849544" calcext:value-type="float">
            <text:p>1.37358550849544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89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37358650849581" calcext:value-type="float">
            <text:p>1.37358650849581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897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3738385085891" calcext:value-type="float">
            <text:p>1.3738385085891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898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37408150867906" calcext:value-type="float">
            <text:p>1.37408150867906</text:p>
          </table:table-cell>
          <table:table-cell office:value-type="float" office:value="-0.000253000093659583" calcext:value-type="float">
            <text:p>-0.00025300009366</text:p>
          </table:table-cell>
          <table:table-cell table:formula="of:=ROUND([.B899]; 7)" office:value-type="float" office:value="-0.000253" calcext:value-type="float">
            <text:p>-0.000253</text:p>
          </table:table-cell>
          <table:table-cell/>
        </table:table-row>
        <table:table-row table:style-name="ro1">
          <table:table-cell office:value-type="float" office:value="1.37433450877272" calcext:value-type="float">
            <text:p>1.37433450877272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900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37457750886267" calcext:value-type="float">
            <text:p>1.37457750886267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901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37482950895596" calcext:value-type="float">
            <text:p>1.37482950895596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90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37483050895633" calcext:value-type="float">
            <text:p>1.37483050895633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903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37507250904592" calcext:value-type="float">
            <text:p>1.37507250904592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90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37507350904629" calcext:value-type="float">
            <text:p>1.37507350904629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905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37532550913958" calcext:value-type="float">
            <text:p>1.37532550913958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90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37532650913995" calcext:value-type="float">
            <text:p>1.37532650913995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907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37556850922954" calcext:value-type="float">
            <text:p>1.37556850922954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90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37556950922991" calcext:value-type="float">
            <text:p>1.37556950922991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909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37606450941315" calcext:value-type="float">
            <text:p>1.37606450941315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910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37631650950644" calcext:value-type="float">
            <text:p>1.37631650950644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911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3765595095964" calcext:value-type="float">
            <text:p>1.3765595095964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912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37681150968969" calcext:value-type="float">
            <text:p>1.37681150968969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913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37705450977965" calcext:value-type="float">
            <text:p>1.37705450977965</text:p>
          </table:table-cell>
          <table:table-cell office:value-type="float" office:value="-0.000509000188429587" calcext:value-type="float">
            <text:p>-0.00050900018843</text:p>
          </table:table-cell>
          <table:table-cell table:formula="of:=ROUND([.B914]; 7)" office:value-type="float" office:value="-0.000509" calcext:value-type="float">
            <text:p>-0.000509</text:p>
          </table:table-cell>
          <table:table-cell/>
        </table:table-row>
        <table:table-row table:style-name="ro1">
          <table:table-cell office:value-type="float" office:value="1.37756350996808" calcext:value-type="float">
            <text:p>1.37756350996808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91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37756450996845" calcext:value-type="float">
            <text:p>1.37756450996845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916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3780595101517" calcext:value-type="float">
            <text:p>1.3780595101517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917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37855451033494" calcext:value-type="float">
            <text:p>1.37855451033494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91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37855551033531" calcext:value-type="float">
            <text:p>1.37855551033531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919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3788075104286" calcext:value-type="float">
            <text:p>1.3788075104286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920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37905051051856" calcext:value-type="float">
            <text:p>1.37905051051856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921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37954551070181" calcext:value-type="float">
            <text:p>1.37954551070181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92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37954651070218" calcext:value-type="float">
            <text:p>1.37954651070218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923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3797975107951" calcext:value-type="float">
            <text:p>1.3797975107951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92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37979851079547" calcext:value-type="float">
            <text:p>1.37979851079547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925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38004051088505" calcext:value-type="float">
            <text:p>1.38004051088505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92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38004151088542" calcext:value-type="float">
            <text:p>1.38004151088542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927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3805355110683" calcext:value-type="float">
            <text:p>1.3805355110683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92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38053651106867" calcext:value-type="float">
            <text:p>1.38053651106867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929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38103151125192" calcext:value-type="float">
            <text:p>1.38103151125192</text:p>
          </table:table-cell>
          <table:table-cell office:value-type="float" office:value="-0.000254000094029649" calcext:value-type="float">
            <text:p>-0.00025400009403</text:p>
          </table:table-cell>
          <table:table-cell table:formula="of:=ROUND([.B930]; 7)" office:value-type="float" office:value="-0.000254" calcext:value-type="float">
            <text:p>-0.000254</text:p>
          </table:table-cell>
          <table:table-cell/>
        </table:table-row>
        <table:table-row table:style-name="ro1">
          <table:table-cell office:value-type="float" office:value="1.38128551134595" calcext:value-type="float">
            <text:p>1.38128551134595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93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38128651134632" calcext:value-type="float">
            <text:p>1.38128651134632</text:p>
          </table:table-cell>
          <table:table-cell office:value-type="float" office:value="-0.0514740190554601" calcext:value-type="float">
            <text:p>-0.05147401905546</text:p>
          </table:table-cell>
          <table:table-cell table:formula="of:=ROUND([.B932]; 7)" office:value-type="float" office:value="-0.051474" calcext:value-type="float">
            <text:p>-0.051474</text:p>
          </table:table-cell>
          <table:table-cell/>
        </table:table-row>
        <table:table-row table:style-name="ro1">
          <table:table-cell office:value-type="float" office:value="1.43276053040178" calcext:value-type="float">
            <text:p>1.43276053040178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93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43276153040215" calcext:value-type="float">
            <text:p>1.43276153040215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934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43300353049174" calcext:value-type="float">
            <text:p>1.43300353049174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93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43300453049211" calcext:value-type="float">
            <text:p>1.43300453049211</text:p>
          </table:table-cell>
          <table:table-cell office:value-type="float" office:value="-0.000488000180655535" calcext:value-type="float">
            <text:p>-0.000488000180656</text:p>
          </table:table-cell>
          <table:table-cell table:formula="of:=ROUND([.B936]; 7)" office:value-type="float" office:value="-0.000488" calcext:value-type="float">
            <text:p>-0.000488</text:p>
          </table:table-cell>
          <table:table-cell/>
        </table:table-row>
        <table:table-row table:style-name="ro1">
          <table:table-cell office:value-type="float" office:value="1.43349253067276" calcext:value-type="float">
            <text:p>1.43349253067276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93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43349353067313" calcext:value-type="float">
            <text:p>1.43349353067313</text:p>
          </table:table-cell>
          <table:table-cell office:value-type="float" office:value="-0.000492000182136465" calcext:value-type="float">
            <text:p>-0.000492000182136</text:p>
          </table:table-cell>
          <table:table-cell table:formula="of:=ROUND([.B938]; 7)" office:value-type="float" office:value="-0.000492" calcext:value-type="float">
            <text:p>-0.000492</text:p>
          </table:table-cell>
          <table:table-cell/>
        </table:table-row>
        <table:table-row table:style-name="ro1">
          <table:table-cell office:value-type="float" office:value="1.43398553085527" calcext:value-type="float">
            <text:p>1.43398553085527</text:p>
          </table:table-cell>
          <table:table-cell office:value-type="float" office:value="-0.000489000181025601" calcext:value-type="float">
            <text:p>-0.000489000181026</text:p>
          </table:table-cell>
          <table:table-cell table:formula="of:=ROUND([.B939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43447453103629" calcext:value-type="float">
            <text:p>1.43447453103629</text:p>
          </table:table-cell>
          <table:table-cell office:value-type="float" office:value="-0.000492000182136465" calcext:value-type="float">
            <text:p>-0.000492000182136</text:p>
          </table:table-cell>
          <table:table-cell table:formula="of:=ROUND([.B940]; 7)" office:value-type="float" office:value="-0.000492" calcext:value-type="float">
            <text:p>-0.000492</text:p>
          </table:table-cell>
          <table:table-cell/>
        </table:table-row>
        <table:table-row table:style-name="ro1">
          <table:table-cell office:value-type="float" office:value="1.43496653121843" calcext:value-type="float">
            <text:p>1.43496653121843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941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43545553139946" calcext:value-type="float">
            <text:p>1.43545553139946</text:p>
          </table:table-cell>
          <table:table-cell office:value-type="float" office:value="-0.000492000182136243" calcext:value-type="float">
            <text:p>-0.000492000182136</text:p>
          </table:table-cell>
          <table:table-cell table:formula="of:=ROUND([.B942]; 7)" office:value-type="float" office:value="-0.000492" calcext:value-type="float">
            <text:p>-0.000492</text:p>
          </table:table-cell>
          <table:table-cell/>
        </table:table-row>
        <table:table-row table:style-name="ro1">
          <table:table-cell office:value-type="float" office:value="1.43594753158159" calcext:value-type="float">
            <text:p>1.43594753158159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94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43594853158196" calcext:value-type="float">
            <text:p>1.43594853158196</text:p>
          </table:table-cell>
          <table:table-cell office:value-type="float" office:value="-0.000488000180655535" calcext:value-type="float">
            <text:p>-0.000488000180656</text:p>
          </table:table-cell>
          <table:table-cell table:formula="of:=ROUND([.B944]; 7)" office:value-type="float" office:value="-0.000488" calcext:value-type="float">
            <text:p>-0.000488</text:p>
          </table:table-cell>
          <table:table-cell/>
        </table:table-row>
        <table:table-row table:style-name="ro1">
          <table:table-cell office:value-type="float" office:value="1.43643653176262" calcext:value-type="float">
            <text:p>1.43643653176262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94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43643753176299" calcext:value-type="float">
            <text:p>1.43643753176299</text:p>
          </table:table-cell>
          <table:table-cell office:value-type="float" office:value="-0.000491000181766177" calcext:value-type="float">
            <text:p>-0.000491000181766</text:p>
          </table:table-cell>
          <table:table-cell table:formula="of:=ROUND([.B946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1.43692853194475" calcext:value-type="float">
            <text:p>1.43692853194475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94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43692953194512" calcext:value-type="float">
            <text:p>1.43692953194512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948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43741853212615" calcext:value-type="float">
            <text:p>1.43741853212615</text:p>
          </table:table-cell>
          <table:table-cell office:value-type="float" office:value="-0.000251000092919007" calcext:value-type="float">
            <text:p>-0.000251000092919</text:p>
          </table:table-cell>
          <table:table-cell table:formula="of:=ROUND([.B949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43766953221907" calcext:value-type="float">
            <text:p>1.43766953221907</text:p>
          </table:table-cell>
          <table:table-cell office:value-type="float" office:value="-0.00358900132863282" calcext:value-type="float">
            <text:p>-0.003589001328633</text:p>
          </table:table-cell>
          <table:table-cell table:formula="of:=ROUND([.B950]; 7)" office:value-type="float" office:value="-0.003589" calcext:value-type="float">
            <text:p>-0.003589</text:p>
          </table:table-cell>
          <table:table-cell/>
        </table:table-row>
        <table:table-row table:style-name="ro1">
          <table:table-cell office:value-type="float" office:value="1.4412585335477" calcext:value-type="float">
            <text:p>1.4412585335477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951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44150053363729" calcext:value-type="float">
            <text:p>1.4415005336372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95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44150153363766" calcext:value-type="float">
            <text:p>1.44150153363766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953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44199053381869" calcext:value-type="float">
            <text:p>1.44199053381869</text:p>
          </table:table-cell>
          <table:table-cell office:value-type="float" office:value="-0.000491000181766177" calcext:value-type="float">
            <text:p>-0.000491000181766</text:p>
          </table:table-cell>
          <table:table-cell table:formula="of:=ROUND([.B954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1.44248153400045" calcext:value-type="float">
            <text:p>1.44248153400045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95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44248253400082" calcext:value-type="float">
            <text:p>1.44248253400082</text:p>
          </table:table-cell>
          <table:table-cell office:value-type="float" office:value="-0.000489000181025601" calcext:value-type="float">
            <text:p>-0.000489000181026</text:p>
          </table:table-cell>
          <table:table-cell table:formula="of:=ROUND([.B956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44297153418185" calcext:value-type="float">
            <text:p>1.44297153418185</text:p>
          </table:table-cell>
          <table:table-cell office:value-type="float" office:value="-0.000491000181766177" calcext:value-type="float">
            <text:p>-0.000491000181766</text:p>
          </table:table-cell>
          <table:table-cell table:formula="of:=ROUND([.B957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1.44346253436361" calcext:value-type="float">
            <text:p>1.44346253436361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95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44346353436398" calcext:value-type="float">
            <text:p>1.44346353436398</text:p>
          </table:table-cell>
          <table:table-cell office:value-type="float" office:value="-0.000489000181025601" calcext:value-type="float">
            <text:p>-0.000489000181026</text:p>
          </table:table-cell>
          <table:table-cell table:formula="of:=ROUND([.B959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44395253454501" calcext:value-type="float">
            <text:p>1.44395253454501</text:p>
          </table:table-cell>
          <table:table-cell office:value-type="float" office:value="-0.000491000181766177" calcext:value-type="float">
            <text:p>-0.000491000181766</text:p>
          </table:table-cell>
          <table:table-cell table:formula="of:=ROUND([.B960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1.44444353472678" calcext:value-type="float">
            <text:p>1.44444353472678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96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44444453472715" calcext:value-type="float">
            <text:p>1.44444453472715</text:p>
          </table:table-cell>
          <table:table-cell office:value-type="float" office:value="-0.000488000180655535" calcext:value-type="float">
            <text:p>-0.000488000180656</text:p>
          </table:table-cell>
          <table:table-cell table:formula="of:=ROUND([.B962]; 7)" office:value-type="float" office:value="-0.000488" calcext:value-type="float">
            <text:p>-0.000488</text:p>
          </table:table-cell>
          <table:table-cell/>
        </table:table-row>
        <table:table-row table:style-name="ro1">
          <table:table-cell office:value-type="float" office:value="1.4449325349078" calcext:value-type="float">
            <text:p>1.4449325349078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96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44493353490817" calcext:value-type="float">
            <text:p>1.44493353490817</text:p>
          </table:table-cell>
          <table:table-cell office:value-type="float" office:value="-0.000264000097731643" calcext:value-type="float">
            <text:p>-0.000264000097732</text:p>
          </table:table-cell>
          <table:table-cell table:formula="of:=ROUND([.B964]; 7)" office:value-type="float" office:value="-0.000264" calcext:value-type="float">
            <text:p>-0.000264</text:p>
          </table:table-cell>
          <table:table-cell/>
        </table:table-row>
        <table:table-row table:style-name="ro1">
          <table:table-cell office:value-type="float" office:value="1.4451975350059" calcext:value-type="float">
            <text:p>1.445197535005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96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44519853500627" calcext:value-type="float">
            <text:p>1.44519853500627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966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44544153509623" calcext:value-type="float">
            <text:p>1.44544153509623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967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44593553527911" calcext:value-type="float">
            <text:p>1.44593553527911</text:p>
          </table:table-cell>
          <table:table-cell office:value-type="float" office:value="-0.000253000093659583" calcext:value-type="float">
            <text:p>-0.00025300009366</text:p>
          </table:table-cell>
          <table:table-cell table:formula="of:=ROUND([.B968]; 7)" office:value-type="float" office:value="-0.000253" calcext:value-type="float">
            <text:p>-0.000253</text:p>
          </table:table-cell>
          <table:table-cell/>
        </table:table-row>
        <table:table-row table:style-name="ro1">
          <table:table-cell office:value-type="float" office:value="1.44618853537277" calcext:value-type="float">
            <text:p>1.44618853537277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969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44643153546272" calcext:value-type="float">
            <text:p>1.44643153546272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970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44692653564597" calcext:value-type="float">
            <text:p>1.44692653564597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97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44692753564634" calcext:value-type="float">
            <text:p>1.44692753564634</text:p>
          </table:table-cell>
          <table:table-cell office:value-type="float" office:value="-0.000251000092919007" calcext:value-type="float">
            <text:p>-0.000251000092919</text:p>
          </table:table-cell>
          <table:table-cell table:formula="of:=ROUND([.B972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44717853573926" calcext:value-type="float">
            <text:p>1.44717853573926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97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44717953573963" calcext:value-type="float">
            <text:p>1.44717953573963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974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44742153582922" calcext:value-type="float">
            <text:p>1.44742153582922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97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44742253582959" calcext:value-type="float">
            <text:p>1.44742253582959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976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44791653601247" calcext:value-type="float">
            <text:p>1.44791653601247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97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44791753601284" calcext:value-type="float">
            <text:p>1.44791753601284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978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44816953610613" calcext:value-type="float">
            <text:p>1.44816953610613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979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44841253619608" calcext:value-type="float">
            <text:p>1.44841253619608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980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1.4489085363797" calcext:value-type="float">
            <text:p>1.4489085363797</text:p>
          </table:table-cell>
          <table:table-cell office:value-type="float" office:value="-0.000266000098472219" calcext:value-type="float">
            <text:p>-0.000266000098472</text:p>
          </table:table-cell>
          <table:table-cell table:formula="of:=ROUND([.B981]; 7)" office:value-type="float" office:value="-0.000266" calcext:value-type="float">
            <text:p>-0.000266</text:p>
          </table:table-cell>
          <table:table-cell/>
        </table:table-row>
        <table:table-row table:style-name="ro1">
          <table:table-cell office:value-type="float" office:value="1.44917453647817" calcext:value-type="float">
            <text:p>1.44917453647817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98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44917553647854" calcext:value-type="float">
            <text:p>1.44917553647854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983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44941753656813" calcext:value-type="float">
            <text:p>1.44941753656813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98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4494185365685" calcext:value-type="float">
            <text:p>1.4494185365685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985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44966953666142" calcext:value-type="float">
            <text:p>1.44966953666142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98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44967053666179" calcext:value-type="float">
            <text:p>1.44967053666179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987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44991253675138" calcext:value-type="float">
            <text:p>1.44991253675138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98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44991353675175" calcext:value-type="float">
            <text:p>1.44991353675175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989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45016453684467" calcext:value-type="float">
            <text:p>1.45016453684467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99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45016553684504" calcext:value-type="float">
            <text:p>1.45016553684504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991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45040753693462" calcext:value-type="float">
            <text:p>1.45040753693462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99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45040853693499" calcext:value-type="float">
            <text:p>1.45040853693499</text:p>
          </table:table-cell>
          <table:table-cell office:value-type="float" office:value="-0.000251000092919007" calcext:value-type="float">
            <text:p>-0.000251000092919</text:p>
          </table:table-cell>
          <table:table-cell table:formula="of:=ROUND([.B993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45065953702791" calcext:value-type="float">
            <text:p>1.45065953702791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994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45090253711787" calcext:value-type="float">
            <text:p>1.45090253711787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99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45090353711824" calcext:value-type="float">
            <text:p>1.45090353711824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996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45115453721116" calcext:value-type="float">
            <text:p>1.45115453721116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99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45115553721153" calcext:value-type="float">
            <text:p>1.45115553721153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998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45139753730112" calcext:value-type="float">
            <text:p>1.45139753730112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999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45189253748436" calcext:value-type="float">
            <text:p>1.45189253748436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1000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1.45238853766798" calcext:value-type="float">
            <text:p>1.45238853766798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1001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45288253785086" calcext:value-type="float">
            <text:p>1.45288253785086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00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45288353785123" calcext:value-type="float">
            <text:p>1.45288353785123</text:p>
          </table:table-cell>
          <table:table-cell office:value-type="float" office:value="-0.000267000098842285" calcext:value-type="float">
            <text:p>-0.000267000098842</text:p>
          </table:table-cell>
          <table:table-cell table:formula="of:=ROUND([.B1003]; 7)" office:value-type="float" office:value="-0.000267" calcext:value-type="float">
            <text:p>-0.000267</text:p>
          </table:table-cell>
          <table:table-cell/>
        </table:table-row>
        <table:table-row table:style-name="ro1">
          <table:table-cell office:value-type="float" office:value="1.45315053795007" calcext:value-type="float">
            <text:p>1.45315053795007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004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45339353804003" calcext:value-type="float">
            <text:p>1.45339353804003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1005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1.45388953822365" calcext:value-type="float">
            <text:p>1.45388953822365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006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45438453840689" calcext:value-type="float">
            <text:p>1.45438453840689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1007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45463653850018" calcext:value-type="float">
            <text:p>1.45463653850018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00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45463753850055" calcext:value-type="float">
            <text:p>1.45463753850055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1009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45487953859014" calcext:value-type="float">
            <text:p>1.45487953859014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01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45488053859051" calcext:value-type="float">
            <text:p>1.45488053859051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1011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4551325386838" calcext:value-type="float">
            <text:p>1.4551325386838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01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45513353868417" calcext:value-type="float">
            <text:p>1.45513353868417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1013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45537553877376" calcext:value-type="float">
            <text:p>1.45537553877376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01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45537653877413" calcext:value-type="float">
            <text:p>1.45537653877413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1015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45562853886742" calcext:value-type="float">
            <text:p>1.45562853886742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016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45587153895737" calcext:value-type="float">
            <text:p>1.45587153895737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1017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45612353905066" calcext:value-type="float">
            <text:p>1.45612353905066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01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45612453905103" calcext:value-type="float">
            <text:p>1.45612453905103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019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45636753914099" calcext:value-type="float">
            <text:p>1.45636753914099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1020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45661953923428" calcext:value-type="float">
            <text:p>1.45661953923428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02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45662053923465" calcext:value-type="float">
            <text:p>1.45662053923465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1022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45686253932424" calcext:value-type="float">
            <text:p>1.45686253932424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02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45686353932461" calcext:value-type="float">
            <text:p>1.45686353932461</text:p>
          </table:table-cell>
          <table:table-cell office:value-type="float" office:value="-0.000510000188799875" calcext:value-type="float">
            <text:p>-0.0005100001888</text:p>
          </table:table-cell>
          <table:table-cell table:formula="of:=ROUND([.B1024]; 7)" office:value-type="float" office:value="-0.00051" calcext:value-type="float">
            <text:p>-0.00051</text:p>
          </table:table-cell>
          <table:table-cell/>
        </table:table-row>
        <table:table-row table:style-name="ro1">
          <table:table-cell office:value-type="float" office:value="1.45737353951341" calcext:value-type="float">
            <text:p>1.45737353951341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1025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45786753969628" calcext:value-type="float">
            <text:p>1.45786753969628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02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45786853969665" calcext:value-type="float">
            <text:p>1.45786853969665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027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4583635398799" calcext:value-type="float">
            <text:p>1.458363539879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02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45836453988027" calcext:value-type="float">
            <text:p>1.45836453988027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1029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45885854006315" calcext:value-type="float">
            <text:p>1.45885854006315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03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45885954006352" calcext:value-type="float">
            <text:p>1.45885954006352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031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45935454024677" calcext:value-type="float">
            <text:p>1.45935454024677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032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45984954043001" calcext:value-type="float">
            <text:p>1.45984954043001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1033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1.46034554061363" calcext:value-type="float">
            <text:p>1.46034554061363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1034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46059654070655" calcext:value-type="float">
            <text:p>1.46059654070655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03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46059754070692" calcext:value-type="float">
            <text:p>1.46059754070692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036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46084054079688" calcext:value-type="float">
            <text:p>1.46084054079688</text:p>
          </table:table-cell>
          <table:table-cell office:value-type="float" office:value="-0.000509000188429587" calcext:value-type="float">
            <text:p>-0.00050900018843</text:p>
          </table:table-cell>
          <table:table-cell table:formula="of:=ROUND([.B1037]; 7)" office:value-type="float" office:value="-0.000509" calcext:value-type="float">
            <text:p>-0.000509</text:p>
          </table:table-cell>
          <table:table-cell/>
        </table:table-row>
        <table:table-row table:style-name="ro1">
          <table:table-cell office:value-type="float" office:value="1.46134954098531" calcext:value-type="float">
            <text:p>1.46134954098531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03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46135054098568" calcext:value-type="float">
            <text:p>1.46135054098568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039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46184554116892" calcext:value-type="float">
            <text:p>1.46184554116892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1040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46209754126221" calcext:value-type="float">
            <text:p>1.46209754126221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041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46234054135217" calcext:value-type="float">
            <text:p>1.46234054135217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1042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46259254144546" calcext:value-type="float">
            <text:p>1.46259254144546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043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46283554153542" calcext:value-type="float">
            <text:p>1.46283554153542</text:p>
          </table:table-cell>
          <table:table-cell office:value-type="float" office:value="-0.000251000092919007" calcext:value-type="float">
            <text:p>-0.000251000092919</text:p>
          </table:table-cell>
          <table:table-cell table:formula="of:=ROUND([.B1044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46308654162834" calcext:value-type="float">
            <text:p>1.46308654162834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04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46308754162871" calcext:value-type="float">
            <text:p>1.46308754162871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046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46333054171866" calcext:value-type="float">
            <text:p>1.46333054171866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1047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46382454190154" calcext:value-type="float">
            <text:p>1.46382454190154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04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46382554190191" calcext:value-type="float">
            <text:p>1.46382554190191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049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46432054208516" calcext:value-type="float">
            <text:p>1.46432054208516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05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46432154208553" calcext:value-type="float">
            <text:p>1.46432154208553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1051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4648155422684" calcext:value-type="float">
            <text:p>1.4648155422684</text:p>
          </table:table-cell>
          <table:table-cell office:value-type="float" office:value="-0.000268000099212351" calcext:value-type="float">
            <text:p>-0.000268000099212</text:p>
          </table:table-cell>
          <table:table-cell table:formula="of:=ROUND([.B1052]; 7)" office:value-type="float" office:value="-0.000268" calcext:value-type="float">
            <text:p>-0.000268</text:p>
          </table:table-cell>
          <table:table-cell/>
        </table:table-row>
        <table:table-row table:style-name="ro1">
          <table:table-cell office:value-type="float" office:value="1.46508354236762" calcext:value-type="float">
            <text:p>1.46508354236762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1053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4653255424572" calcext:value-type="float">
            <text:p>1.4653255424572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05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46532654245757" calcext:value-type="float">
            <text:p>1.46532654245757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055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46582154264082" calcext:value-type="float">
            <text:p>1.46582154264082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05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46582254264119" calcext:value-type="float">
            <text:p>1.46582254264119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1057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46631654282407" calcext:value-type="float">
            <text:p>1.46631654282407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05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46631754282444" calcext:value-type="float">
            <text:p>1.46631754282444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1059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46656954291773" calcext:value-type="float">
            <text:p>1.46656954291773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060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46681254300769" calcext:value-type="float">
            <text:p>1.46681254300769</text:p>
          </table:table-cell>
          <table:table-cell office:value-type="float" office:value="-0.000253000093659361" calcext:value-type="float">
            <text:p>-0.000253000093659</text:p>
          </table:table-cell>
          <table:table-cell table:formula="of:=ROUND([.B1061]; 7)" office:value-type="float" office:value="-0.000253" calcext:value-type="float">
            <text:p>-0.000253</text:p>
          </table:table-cell>
          <table:table-cell/>
        </table:table-row>
        <table:table-row table:style-name="ro1">
          <table:table-cell office:value-type="float" office:value="1.46706554310135" calcext:value-type="float">
            <text:p>1.46706554310135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062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4673085431913" calcext:value-type="float">
            <text:p>1.4673085431913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1063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46780354337455" calcext:value-type="float">
            <text:p>1.46780354337455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06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46780454337492" calcext:value-type="float">
            <text:p>1.46780454337492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1065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4682985435578" calcext:value-type="float">
            <text:p>1.4682985435578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06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46829954355817" calcext:value-type="float">
            <text:p>1.46829954355817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1067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46879454374141" calcext:value-type="float">
            <text:p>1.46879454374141</text:p>
          </table:table-cell>
          <table:table-cell office:value-type="float" office:value="-0.000510000188799875" calcext:value-type="float">
            <text:p>-0.0005100001888</text:p>
          </table:table-cell>
          <table:table-cell table:formula="of:=ROUND([.B1068]; 7)" office:value-type="float" office:value="-0.00051" calcext:value-type="float">
            <text:p>-0.00051</text:p>
          </table:table-cell>
          <table:table-cell/>
        </table:table-row>
        <table:table-row table:style-name="ro1">
          <table:table-cell office:value-type="float" office:value="1.46930454393021" calcext:value-type="float">
            <text:p>1.46930454393021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069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46979954411346" calcext:value-type="float">
            <text:p>1.46979954411346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07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46980054411383" calcext:value-type="float">
            <text:p>1.46980054411383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1071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47029454429671" calcext:value-type="float">
            <text:p>1.47029454429671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07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47029554429708" calcext:value-type="float">
            <text:p>1.47029554429708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073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47079054448033" calcext:value-type="float">
            <text:p>1.47079054448033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1074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47104254457361" calcext:value-type="float">
            <text:p>1.47104254457361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075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47128554466357" calcext:value-type="float">
            <text:p>1.47128554466357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07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47128654466394" calcext:value-type="float">
            <text:p>1.47128654466394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1077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47178054484682" calcext:value-type="float">
            <text:p>1.47178054484682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1078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1.47227654503044" calcext:value-type="float">
            <text:p>1.47227654503044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1079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47277054521331" calcext:value-type="float">
            <text:p>1.47277054521331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08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47277154521368" calcext:value-type="float">
            <text:p>1.47277154521368</text:p>
          </table:table-cell>
          <table:table-cell office:value-type="float" office:value="-0.000267000098842285" calcext:value-type="float">
            <text:p>-0.000267000098842</text:p>
          </table:table-cell>
          <table:table-cell table:formula="of:=ROUND([.B1081]; 7)" office:value-type="float" office:value="-0.000267" calcext:value-type="float">
            <text:p>-0.000267</text:p>
          </table:table-cell>
          <table:table-cell/>
        </table:table-row>
        <table:table-row table:style-name="ro1">
          <table:table-cell office:value-type="float" office:value="1.47303854531253" calcext:value-type="float">
            <text:p>1.47303854531253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082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47328154540248" calcext:value-type="float">
            <text:p>1.47328154540248</text:p>
          </table:table-cell>
          <table:table-cell office:value-type="float" office:value="-0.000253000093659583" calcext:value-type="float">
            <text:p>-0.00025300009366</text:p>
          </table:table-cell>
          <table:table-cell table:formula="of:=ROUND([.B1083]; 7)" office:value-type="float" office:value="-0.000253" calcext:value-type="float">
            <text:p>-0.000253</text:p>
          </table:table-cell>
          <table:table-cell/>
        </table:table-row>
        <table:table-row table:style-name="ro1">
          <table:table-cell office:value-type="float" office:value="1.47353454549614" calcext:value-type="float">
            <text:p>1.47353454549614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1084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47377654558573" calcext:value-type="float">
            <text:p>1.47377654558573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08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4737775455861" calcext:value-type="float">
            <text:p>1.4737775455861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1086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47402954567939" calcext:value-type="float">
            <text:p>1.47402954567939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08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47403054567976" calcext:value-type="float">
            <text:p>1.47403054567976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1088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47427254576935" calcext:value-type="float">
            <text:p>1.47427254576935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08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47427354576972" calcext:value-type="float">
            <text:p>1.47427354576972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1090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47452554586301" calcext:value-type="float">
            <text:p>1.47452554586301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09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47452654586338" calcext:value-type="float">
            <text:p>1.47452654586338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1092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47476854595296" calcext:value-type="float">
            <text:p>1.47476854595296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09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47476954595333" calcext:value-type="float">
            <text:p>1.47476954595333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1094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47502154604662" calcext:value-type="float">
            <text:p>1.47502154604662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095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47526454613658" calcext:value-type="float">
            <text:p>1.47526454613658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096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47575954631983" calcext:value-type="float">
            <text:p>1.47575954631983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09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4757605463202" calcext:value-type="float">
            <text:p>1.4757605463202</text:p>
          </table:table-cell>
          <table:table-cell office:value-type="float" office:value="-0.000251000092919007" calcext:value-type="float">
            <text:p>-0.000251000092919</text:p>
          </table:table-cell>
          <table:table-cell table:formula="of:=ROUND([.B1098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47601154641312" calcext:value-type="float">
            <text:p>1.47601154641312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09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47601254641349" calcext:value-type="float">
            <text:p>1.47601254641349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100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47625554650345" calcext:value-type="float">
            <text:p>1.47625554650345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1101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47650654659636" calcext:value-type="float">
            <text:p>1.47650654659636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10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47650754659673" calcext:value-type="float">
            <text:p>1.47650754659673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1103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47674954668632" calcext:value-type="float">
            <text:p>1.47674954668632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10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47675054668669" calcext:value-type="float">
            <text:p>1.47675054668669</text:p>
          </table:table-cell>
          <table:table-cell office:value-type="float" office:value="-0.000509000188429809" calcext:value-type="float">
            <text:p>-0.00050900018843</text:p>
          </table:table-cell>
          <table:table-cell table:formula="of:=ROUND([.B1105]; 7)" office:value-type="float" office:value="-0.000509" calcext:value-type="float">
            <text:p>-0.000509</text:p>
          </table:table-cell>
          <table:table-cell/>
        </table:table-row>
        <table:table-row table:style-name="ro1">
          <table:table-cell office:value-type="float" office:value="1.47725954687512" calcext:value-type="float">
            <text:p>1.47725954687512</text:p>
          </table:table-cell>
          <table:table-cell office:value-type="float" office:value="-0.000496000183616951" calcext:value-type="float">
            <text:p>-0.000496000183617</text:p>
          </table:table-cell>
          <table:table-cell table:formula="of:=ROUND([.B1106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1.47775554705874" calcext:value-type="float">
            <text:p>1.47775554705874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1107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47825054724199" calcext:value-type="float">
            <text:p>1.47825054724199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1108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47850254733528" calcext:value-type="float">
            <text:p>1.47850254733528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10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47850354733565" calcext:value-type="float">
            <text:p>1.47850354733565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1110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47874554742523" calcext:value-type="float">
            <text:p>1.47874554742523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11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4787465474256" calcext:value-type="float">
            <text:p>1.4787465474256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112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47924154760885" calcext:value-type="float">
            <text:p>1.47924154760885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11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47924254760922" calcext:value-type="float">
            <text:p>1.47924254760922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1114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47949354770214" calcext:value-type="float">
            <text:p>1.47949354770214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115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4797365477921" calcext:value-type="float">
            <text:p>1.4797365477921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11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47973754779247" calcext:value-type="float">
            <text:p>1.47973754779247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1117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48023154797534" calcext:value-type="float">
            <text:p>1.48023154797534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1118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1.48072754815896" calcext:value-type="float">
            <text:p>1.48072754815896</text:p>
          </table:table-cell>
          <table:table-cell office:value-type="float" office:value="-0.000254000094029649" calcext:value-type="float">
            <text:p>-0.00025400009403</text:p>
          </table:table-cell>
          <table:table-cell table:formula="of:=ROUND([.B1119]; 7)" office:value-type="float" office:value="-0.000254" calcext:value-type="float">
            <text:p>-0.000254</text:p>
          </table:table-cell>
          <table:table-cell/>
        </table:table-row>
        <table:table-row table:style-name="ro1">
          <table:table-cell office:value-type="float" office:value="1.48098154825299" calcext:value-type="float">
            <text:p>1.48098154825299</text:p>
          </table:table-cell>
          <table:table-cell office:value-type="float" office:value="-0.0514750190558304" calcext:value-type="float">
            <text:p>-0.05147501905583</text:p>
          </table:table-cell>
          <table:table-cell table:formula="of:=ROUND([.B1120]; 7)" office:value-type="float" office:value="-0.051475" calcext:value-type="float">
            <text:p>-0.051475</text:p>
          </table:table-cell>
          <table:table-cell/>
        </table:table-row>
        <table:table-row table:style-name="ro1">
          <table:table-cell office:value-type="float" office:value="1.53245656730882" calcext:value-type="float">
            <text:p>1.53245656730882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121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53269956739878" calcext:value-type="float">
            <text:p>1.53269956739878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1122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5331885675798" calcext:value-type="float">
            <text:p>1.5331885675798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12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3318956758017" calcext:value-type="float">
            <text:p>1.53318956758017</text:p>
          </table:table-cell>
          <table:table-cell office:value-type="float" office:value="-0.000491000181766177" calcext:value-type="float">
            <text:p>-0.000491000181766</text:p>
          </table:table-cell>
          <table:table-cell table:formula="of:=ROUND([.B1124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1.53368056776194" calcext:value-type="float">
            <text:p>1.53368056776194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1125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53416956794297" calcext:value-type="float">
            <text:p>1.53416956794297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12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3417056794334" calcext:value-type="float">
            <text:p>1.53417056794334</text:p>
          </table:table-cell>
          <table:table-cell office:value-type="float" office:value="-0.000491000181766177" calcext:value-type="float">
            <text:p>-0.000491000181766</text:p>
          </table:table-cell>
          <table:table-cell table:formula="of:=ROUND([.B1127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1.5346615681251" calcext:value-type="float">
            <text:p>1.5346615681251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12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3466256812547" calcext:value-type="float">
            <text:p>1.53466256812547</text:p>
          </table:table-cell>
          <table:table-cell office:value-type="float" office:value="-0.000488000180655535" calcext:value-type="float">
            <text:p>-0.000488000180656</text:p>
          </table:table-cell>
          <table:table-cell table:formula="of:=ROUND([.B1129]; 7)" office:value-type="float" office:value="-0.000488" calcext:value-type="float">
            <text:p>-0.000488</text:p>
          </table:table-cell>
          <table:table-cell/>
        </table:table-row>
        <table:table-row table:style-name="ro1">
          <table:table-cell office:value-type="float" office:value="1.53515056830613" calcext:value-type="float">
            <text:p>1.53515056830613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13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351515683065" calcext:value-type="float">
            <text:p>1.5351515683065</text:p>
          </table:table-cell>
          <table:table-cell office:value-type="float" office:value="-0.000492000182136243" calcext:value-type="float">
            <text:p>-0.000492000182136</text:p>
          </table:table-cell>
          <table:table-cell table:formula="of:=ROUND([.B1131]; 7)" office:value-type="float" office:value="-0.000492" calcext:value-type="float">
            <text:p>-0.000492</text:p>
          </table:table-cell>
          <table:table-cell/>
        </table:table-row>
        <table:table-row table:style-name="ro1">
          <table:table-cell office:value-type="float" office:value="1.53564356848864" calcext:value-type="float">
            <text:p>1.53564356848864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1132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53613256866966" calcext:value-type="float">
            <text:p>1.53613256866966</text:p>
          </table:table-cell>
          <table:table-cell office:value-type="float" office:value="-0.000492000182136465" calcext:value-type="float">
            <text:p>-0.000492000182136</text:p>
          </table:table-cell>
          <table:table-cell table:formula="of:=ROUND([.B1133]; 7)" office:value-type="float" office:value="-0.000492" calcext:value-type="float">
            <text:p>-0.000492</text:p>
          </table:table-cell>
          <table:table-cell/>
        </table:table-row>
        <table:table-row table:style-name="ro1">
          <table:table-cell office:value-type="float" office:value="1.5366245688518" calcext:value-type="float">
            <text:p>1.5366245688518</text:p>
          </table:table-cell>
          <table:table-cell office:value-type="float" office:value="-0.000489000181025601" calcext:value-type="float">
            <text:p>-0.000489000181026</text:p>
          </table:table-cell>
          <table:table-cell table:formula="of:=ROUND([.B1134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53711356903282" calcext:value-type="float">
            <text:p>1.53711356903282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13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3711456903319" calcext:value-type="float">
            <text:p>1.53711456903319</text:p>
          </table:table-cell>
          <table:table-cell office:value-type="float" office:value="-0.000250000092548941" calcext:value-type="float">
            <text:p>-0.000250000092549</text:p>
          </table:table-cell>
          <table:table-cell table:formula="of:=ROUND([.B1136]; 7)" office:value-type="float" office:value="-0.00025" calcext:value-type="float">
            <text:p>-0.00025</text:p>
          </table:table-cell>
          <table:table-cell/>
        </table:table-row>
        <table:table-row table:style-name="ro1">
          <table:table-cell office:value-type="float" office:value="1.53736456912574" calcext:value-type="float">
            <text:p>1.53736456912574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13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3736556912611" calcext:value-type="float">
            <text:p>1.53736556912611</text:p>
          </table:table-cell>
          <table:table-cell office:value-type="float" office:value="-0.00358800132826254" calcext:value-type="float">
            <text:p>-0.003588001328263</text:p>
          </table:table-cell>
          <table:table-cell table:formula="of:=ROUND([.B1138]; 7)" office:value-type="float" office:value="-0.003588" calcext:value-type="float">
            <text:p>-0.003588</text:p>
          </table:table-cell>
          <table:table-cell/>
        </table:table-row>
        <table:table-row table:style-name="ro1">
          <table:table-cell office:value-type="float" office:value="1.54095357045437" calcext:value-type="float">
            <text:p>1.54095357045437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13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4095457045475" calcext:value-type="float">
            <text:p>1.54095457045475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1140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54119657054433" calcext:value-type="float">
            <text:p>1.54119657054433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14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411975705447" calcext:value-type="float">
            <text:p>1.5411975705447</text:p>
          </table:table-cell>
          <table:table-cell office:value-type="float" office:value="-0.000489000181025601" calcext:value-type="float">
            <text:p>-0.000489000181026</text:p>
          </table:table-cell>
          <table:table-cell table:formula="of:=ROUND([.B1142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54168657072573" calcext:value-type="float">
            <text:p>1.54168657072573</text:p>
          </table:table-cell>
          <table:table-cell office:value-type="float" office:value="-0.000491000181766177" calcext:value-type="float">
            <text:p>-0.000491000181766</text:p>
          </table:table-cell>
          <table:table-cell table:formula="of:=ROUND([.B1143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1.54217757090749" calcext:value-type="float">
            <text:p>1.54217757090749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1144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54266657108852" calcext:value-type="float">
            <text:p>1.54266657108852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14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4266757108889" calcext:value-type="float">
            <text:p>1.54266757108889</text:p>
          </table:table-cell>
          <table:table-cell office:value-type="float" office:value="-0.000491000181766177" calcext:value-type="float">
            <text:p>-0.000491000181766</text:p>
          </table:table-cell>
          <table:table-cell table:formula="of:=ROUND([.B1146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1.54315857127066" calcext:value-type="float">
            <text:p>1.54315857127066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1147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54364757145168" calcext:value-type="float">
            <text:p>1.54364757145168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14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4364857145205" calcext:value-type="float">
            <text:p>1.54364857145205</text:p>
          </table:table-cell>
          <table:table-cell office:value-type="float" office:value="-0.000491000181766177" calcext:value-type="float">
            <text:p>-0.000491000181766</text:p>
          </table:table-cell>
          <table:table-cell table:formula="of:=ROUND([.B1149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1.54413957163382" calcext:value-type="float">
            <text:p>1.54413957163382</text:p>
          </table:table-cell>
          <table:table-cell office:value-type="float" office:value="-0.000489000181025601" calcext:value-type="float">
            <text:p>-0.000489000181026</text:p>
          </table:table-cell>
          <table:table-cell table:formula="of:=ROUND([.B1150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54462857181484" calcext:value-type="float">
            <text:p>1.54462857181484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15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4462957181521" calcext:value-type="float">
            <text:p>1.54462957181521</text:p>
          </table:table-cell>
          <table:table-cell office:value-type="float" office:value="-0.000263000097361576" calcext:value-type="float">
            <text:p>-0.000263000097362</text:p>
          </table:table-cell>
          <table:table-cell table:formula="of:=ROUND([.B1152]; 7)" office:value-type="float" office:value="-0.000263" calcext:value-type="float">
            <text:p>-0.000263</text:p>
          </table:table-cell>
          <table:table-cell/>
        </table:table-row>
        <table:table-row table:style-name="ro1">
          <table:table-cell office:value-type="float" office:value="1.54489257191258" calcext:value-type="float">
            <text:p>1.54489257191258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15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4489357191295" calcext:value-type="float">
            <text:p>1.54489357191295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154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5451365720029" calcext:value-type="float">
            <text:p>1.5451365720029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1155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54563057218578" calcext:value-type="float">
            <text:p>1.54563057218578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15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4563157218615" calcext:value-type="float">
            <text:p>1.54563157218615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1157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54588357227944" calcext:value-type="float">
            <text:p>1.54588357227944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15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4588457227981" calcext:value-type="float">
            <text:p>1.54588457227981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1159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5461265723694" calcext:value-type="float">
            <text:p>1.5461265723694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16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4612757236977" calcext:value-type="float">
            <text:p>1.54612757236977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161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54662257255302" calcext:value-type="float">
            <text:p>1.54662257255302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16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4662357255339" calcext:value-type="float">
            <text:p>1.54662357255339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1163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5468745726463" calcext:value-type="float">
            <text:p>1.5468745726463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164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54711757273626" calcext:value-type="float">
            <text:p>1.54711757273626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165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54761257291951" calcext:value-type="float">
            <text:p>1.54761257291951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1166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5478645730128" calcext:value-type="float">
            <text:p>1.5478645730128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16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4786557301317" calcext:value-type="float">
            <text:p>1.54786557301317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1168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54810757310276" calcext:value-type="float">
            <text:p>1.54810757310276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16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4810857310313" calcext:value-type="float">
            <text:p>1.54810857310313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170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54860357328637" calcext:value-type="float">
            <text:p>1.54860357328637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17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4860457328674" calcext:value-type="float">
            <text:p>1.54860457328674</text:p>
          </table:table-cell>
          <table:table-cell office:value-type="float" office:value="-0.000266000098472219" calcext:value-type="float">
            <text:p>-0.000266000098472</text:p>
          </table:table-cell>
          <table:table-cell table:formula="of:=ROUND([.B1172]; 7)" office:value-type="float" office:value="-0.000266" calcext:value-type="float">
            <text:p>-0.000266</text:p>
          </table:table-cell>
          <table:table-cell/>
        </table:table-row>
        <table:table-row table:style-name="ro1">
          <table:table-cell office:value-type="float" office:value="1.54887057338522" calcext:value-type="float">
            <text:p>1.54887057338522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173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54911357347517" calcext:value-type="float">
            <text:p>1.54911357347517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1174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54936557356846" calcext:value-type="float">
            <text:p>1.54936557356846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175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54960857365842" calcext:value-type="float">
            <text:p>1.54960857365842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1176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54986057375171" calcext:value-type="float">
            <text:p>1.54986057375171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177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55010357384167" calcext:value-type="float">
            <text:p>1.55010357384167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1178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55035557393496" calcext:value-type="float">
            <text:p>1.55035557393496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179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55059857402491" calcext:value-type="float">
            <text:p>1.55059857402491</text:p>
          </table:table-cell>
          <table:table-cell office:value-type="float" office:value="-0.000251000092919007" calcext:value-type="float">
            <text:p>-0.000251000092919</text:p>
          </table:table-cell>
          <table:table-cell table:formula="of:=ROUND([.B1180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55084957411783" calcext:value-type="float">
            <text:p>1.55084957411783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18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508505741182" calcext:value-type="float">
            <text:p>1.5508505741182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1182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55109257420779" calcext:value-type="float">
            <text:p>1.55109257420779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18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5109357420816" calcext:value-type="float">
            <text:p>1.55109357420816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1184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55158757439104" calcext:value-type="float">
            <text:p>1.55158757439104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18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5158857439141" calcext:value-type="float">
            <text:p>1.55158857439141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186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55208357457465" calcext:value-type="float">
            <text:p>1.55208357457465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18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5208457457502" calcext:value-type="float">
            <text:p>1.55208457457502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1188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5525785747579" calcext:value-type="float">
            <text:p>1.5525785747579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18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5257957475827" calcext:value-type="float">
            <text:p>1.55257957475827</text:p>
          </table:table-cell>
          <table:table-cell office:value-type="float" office:value="-0.000266000098471997" calcext:value-type="float">
            <text:p>-0.000266000098472</text:p>
          </table:table-cell>
          <table:table-cell table:formula="of:=ROUND([.B1190]; 7)" office:value-type="float" office:value="-0.000266" calcext:value-type="float">
            <text:p>-0.000266</text:p>
          </table:table-cell>
          <table:table-cell/>
        </table:table-row>
        <table:table-row table:style-name="ro1">
          <table:table-cell office:value-type="float" office:value="1.55284557485674" calcext:value-type="float">
            <text:p>1.55284557485674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19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5284657485711" calcext:value-type="float">
            <text:p>1.55284657485711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1192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5530885749467" calcext:value-type="float">
            <text:p>1.5530885749467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19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5308957494707" calcext:value-type="float">
            <text:p>1.55308957494707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194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55358457513032" calcext:value-type="float">
            <text:p>1.55358457513032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19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5358557513069" calcext:value-type="float">
            <text:p>1.55358557513069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1196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55407957531357" calcext:value-type="float">
            <text:p>1.55407957531357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19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5408057531394" calcext:value-type="float">
            <text:p>1.55408057531394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1198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55433257540723" calcext:value-type="float">
            <text:p>1.55433257540723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199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55457557549718" calcext:value-type="float">
            <text:p>1.55457557549718</text:p>
          </table:table-cell>
          <table:table-cell office:value-type="float" office:value="-0.000253000093659583" calcext:value-type="float">
            <text:p>-0.00025300009366</text:p>
          </table:table-cell>
          <table:table-cell table:formula="of:=ROUND([.B1200]; 7)" office:value-type="float" office:value="-0.000253" calcext:value-type="float">
            <text:p>-0.000253</text:p>
          </table:table-cell>
          <table:table-cell/>
        </table:table-row>
        <table:table-row table:style-name="ro1">
          <table:table-cell office:value-type="float" office:value="1.55482857559084" calcext:value-type="float">
            <text:p>1.55482857559084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201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5550715756808" calcext:value-type="float">
            <text:p>1.5550715756808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1202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55532357577409" calcext:value-type="float">
            <text:p>1.55532357577409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20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5532457577446" calcext:value-type="float">
            <text:p>1.55532457577446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1204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55556657586405" calcext:value-type="float">
            <text:p>1.55556657586405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20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5556757586442" calcext:value-type="float">
            <text:p>1.55556757586442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1206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55581957595771" calcext:value-type="float">
            <text:p>1.55581957595771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20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5582057595808" calcext:value-type="float">
            <text:p>1.55582057595808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1208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55606257604766" calcext:value-type="float">
            <text:p>1.55606257604766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20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5606357604803" calcext:value-type="float">
            <text:p>1.55606357604803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1210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55631557614132" calcext:value-type="float">
            <text:p>1.55631557614132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211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55655857623128" calcext:value-type="float">
            <text:p>1.55655857623128</text:p>
          </table:table-cell>
          <table:table-cell office:value-type="float" office:value="-0.000510000188799875" calcext:value-type="float">
            <text:p>-0.0005100001888</text:p>
          </table:table-cell>
          <table:table-cell table:formula="of:=ROUND([.B1212]; 7)" office:value-type="float" office:value="-0.00051" calcext:value-type="float">
            <text:p>-0.00051</text:p>
          </table:table-cell>
          <table:table-cell/>
        </table:table-row>
        <table:table-row table:style-name="ro1">
          <table:table-cell office:value-type="float" office:value="1.55706857642008" calcext:value-type="float">
            <text:p>1.55706857642008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21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5706957642045" calcext:value-type="float">
            <text:p>1.55706957642045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1214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55756357660333" calcext:value-type="float">
            <text:p>1.55756357660333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1215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1.55805957678694" calcext:value-type="float">
            <text:p>1.55805957678694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216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55855457697019" calcext:value-type="float">
            <text:p>1.55855457697019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217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55904957715344" calcext:value-type="float">
            <text:p>1.55904957715344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21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5905057715381" calcext:value-type="float">
            <text:p>1.55905057715381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1219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55954457733669" calcext:value-type="float">
            <text:p>1.5595445773366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22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5954557733706" calcext:value-type="float">
            <text:p>1.55954557733706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221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5600405775203" calcext:value-type="float">
            <text:p>1.5600405775203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22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6004157752067" calcext:value-type="float">
            <text:p>1.56004157752067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1223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56029257761359" calcext:value-type="float">
            <text:p>1.5602925776135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22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6029357761396" calcext:value-type="float">
            <text:p>1.56029357761396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1225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56053557770355" calcext:value-type="float">
            <text:p>1.56053557770355</text:p>
          </table:table-cell>
          <table:table-cell office:value-type="float" office:value="-0.000510000188799875" calcext:value-type="float">
            <text:p>-0.0005100001888</text:p>
          </table:table-cell>
          <table:table-cell table:formula="of:=ROUND([.B1226]; 7)" office:value-type="float" office:value="-0.00051" calcext:value-type="float">
            <text:p>-0.00051</text:p>
          </table:table-cell>
          <table:table-cell/>
        </table:table-row>
        <table:table-row table:style-name="ro1">
          <table:table-cell office:value-type="float" office:value="1.56104557789235" calcext:value-type="float">
            <text:p>1.56104557789235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227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5615405780756" calcext:value-type="float">
            <text:p>1.5615405780756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22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6154157807597" calcext:value-type="float">
            <text:p>1.56154157807597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1229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56179257816889" calcext:value-type="float">
            <text:p>1.56179257816889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23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6179357816926" calcext:value-type="float">
            <text:p>1.56179357816926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1231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56203557825884" calcext:value-type="float">
            <text:p>1.56203557825884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23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6203657825921" calcext:value-type="float">
            <text:p>1.56203657825921</text:p>
          </table:table-cell>
          <table:table-cell office:value-type="float" office:value="-0.000251000092919007" calcext:value-type="float">
            <text:p>-0.000251000092919</text:p>
          </table:table-cell>
          <table:table-cell table:formula="of:=ROUND([.B1233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56228757835213" calcext:value-type="float">
            <text:p>1.56228757835213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23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622885783525" calcext:value-type="float">
            <text:p>1.5622885783525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1235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56253057844209" calcext:value-type="float">
            <text:p>1.56253057844209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23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6253157844246" calcext:value-type="float">
            <text:p>1.56253157844246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1237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56278257853538" calcext:value-type="float">
            <text:p>1.56278257853538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238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56302557862534" calcext:value-type="float">
            <text:p>1.56302557862534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23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6302657862571" calcext:value-type="float">
            <text:p>1.56302657862571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1240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56352057880858" calcext:value-type="float">
            <text:p>1.56352057880858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1241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1.5640165789922" calcext:value-type="float">
            <text:p>1.5640165789922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242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56451157917545" calcext:value-type="float">
            <text:p>1.56451157917545</text:p>
          </table:table-cell>
          <table:table-cell office:value-type="float" office:value="-0.000267000098842285" calcext:value-type="float">
            <text:p>-0.000267000098842</text:p>
          </table:table-cell>
          <table:table-cell table:formula="of:=ROUND([.B1243]; 7)" office:value-type="float" office:value="-0.000267" calcext:value-type="float">
            <text:p>-0.000267</text:p>
          </table:table-cell>
          <table:table-cell/>
        </table:table-row>
        <table:table-row table:style-name="ro1">
          <table:table-cell office:value-type="float" office:value="1.56477857927429" calcext:value-type="float">
            <text:p>1.56477857927429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244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56502157936425" calcext:value-type="float">
            <text:p>1.56502157936425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24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6502257936462" calcext:value-type="float">
            <text:p>1.56502257936462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1246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56551757954787" calcext:value-type="float">
            <text:p>1.56551757954787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247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56601257973111" calcext:value-type="float">
            <text:p>1.56601257973111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1248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5662645798244" calcext:value-type="float">
            <text:p>1.5662645798244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24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6626557982477" calcext:value-type="float">
            <text:p>1.56626557982477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1250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56650757991436" calcext:value-type="float">
            <text:p>1.56650757991436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25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6650857991473" calcext:value-type="float">
            <text:p>1.56650857991473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1252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56676058000802" calcext:value-type="float">
            <text:p>1.56676058000802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25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6676158000839" calcext:value-type="float">
            <text:p>1.56676158000839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1254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56700358009798" calcext:value-type="float">
            <text:p>1.56700358009798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25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6700458009835" calcext:value-type="float">
            <text:p>1.56700458009835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256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56749958028159" calcext:value-type="float">
            <text:p>1.56749958028159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257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56799458046484" calcext:value-type="float">
            <text:p>1.56799458046484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258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56848958064809" calcext:value-type="float">
            <text:p>1.56848958064809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25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6849058064846" calcext:value-type="float">
            <text:p>1.56849058064846</text:p>
          </table:table-cell>
          <table:table-cell office:value-type="float" office:value="-0.000509000188429587" calcext:value-type="float">
            <text:p>-0.00050900018843</text:p>
          </table:table-cell>
          <table:table-cell table:formula="of:=ROUND([.B1260]; 7)" office:value-type="float" office:value="-0.000509" calcext:value-type="float">
            <text:p>-0.000509</text:p>
          </table:table-cell>
          <table:table-cell/>
        </table:table-row>
        <table:table-row table:style-name="ro1">
          <table:table-cell office:value-type="float" office:value="1.56899958083689" calcext:value-type="float">
            <text:p>1.56899958083689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1261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1.5694955810205" calcext:value-type="float">
            <text:p>1.5694955810205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262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56999058120375" calcext:value-type="float">
            <text:p>1.56999058120375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263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570485581387" calcext:value-type="float">
            <text:p>1.570485581387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26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7048658138737" calcext:value-type="float">
            <text:p>1.57048658138737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1265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57073758148029" calcext:value-type="float">
            <text:p>1.5707375814802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26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7073858148066" calcext:value-type="float">
            <text:p>1.57073858148066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267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57098158157062" calcext:value-type="float">
            <text:p>1.57098158157062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1268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57147558175349" calcext:value-type="float">
            <text:p>1.5714755817534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26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7147658175386" calcext:value-type="float">
            <text:p>1.57147658175386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1270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57197158193711" calcext:value-type="float">
            <text:p>1.57197158193711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27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7197258193748" calcext:value-type="float">
            <text:p>1.57197258193748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1272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57246658212036" calcext:value-type="float">
            <text:p>1.57246658212036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27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7246758212073" calcext:value-type="float">
            <text:p>1.57246758212073</text:p>
          </table:table-cell>
          <table:table-cell office:value-type="float" office:value="-0.000266000098471997" calcext:value-type="float">
            <text:p>-0.000266000098472</text:p>
          </table:table-cell>
          <table:table-cell table:formula="of:=ROUND([.B1274]; 7)" office:value-type="float" office:value="-0.000266" calcext:value-type="float">
            <text:p>-0.000266</text:p>
          </table:table-cell>
          <table:table-cell/>
        </table:table-row>
        <table:table-row table:style-name="ro1">
          <table:table-cell office:value-type="float" office:value="1.5727335822192" calcext:value-type="float">
            <text:p>1.5727335822192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27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7273458221957" calcext:value-type="float">
            <text:p>1.57273458221957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1276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57297658230916" calcext:value-type="float">
            <text:p>1.57297658230916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27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7297758230953" calcext:value-type="float">
            <text:p>1.57297758230953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1278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57322958240282" calcext:value-type="float">
            <text:p>1.57322958240282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27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7323058240319" calcext:value-type="float">
            <text:p>1.57323058240319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1280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57347258249277" calcext:value-type="float">
            <text:p>1.57347258249277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28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7347358249314" calcext:value-type="float">
            <text:p>1.57347358249314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1282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57372558258643" calcext:value-type="float">
            <text:p>1.57372558258643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283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57396858267639" calcext:value-type="float">
            <text:p>1.57396858267639</text:p>
          </table:table-cell>
          <table:table-cell office:value-type="float" office:value="-0.000253000093659361" calcext:value-type="float">
            <text:p>-0.000253000093659</text:p>
          </table:table-cell>
          <table:table-cell table:formula="of:=ROUND([.B1284]; 7)" office:value-type="float" office:value="-0.000253" calcext:value-type="float">
            <text:p>-0.000253</text:p>
          </table:table-cell>
          <table:table-cell/>
        </table:table-row>
        <table:table-row table:style-name="ro1">
          <table:table-cell office:value-type="float" office:value="1.57422158277005" calcext:value-type="float">
            <text:p>1.57422158277005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1285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57446358285964" calcext:value-type="float">
            <text:p>1.57446358285964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28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7446458286001" calcext:value-type="float">
            <text:p>1.57446458286001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1287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5747165829533" calcext:value-type="float">
            <text:p>1.5747165829533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28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7471758295367" calcext:value-type="float">
            <text:p>1.57471758295367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1289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57495958304325" calcext:value-type="float">
            <text:p>1.57495958304325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29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7496058304362" calcext:value-type="float">
            <text:p>1.57496058304362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291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57545558322687" calcext:value-type="float">
            <text:p>1.57545558322687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29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7545658322724" calcext:value-type="float">
            <text:p>1.57545658322724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1293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57570758332016" calcext:value-type="float">
            <text:p>1.57570758332016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294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57595058341012" calcext:value-type="float">
            <text:p>1.57595058341012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1295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57620258350341" calcext:value-type="float">
            <text:p>1.57620258350341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296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57644558359337" calcext:value-type="float">
            <text:p>1.57644558359337</text:p>
          </table:table-cell>
          <table:table-cell office:value-type="float" office:value="-0.000509000188429587" calcext:value-type="float">
            <text:p>-0.00050900018843</text:p>
          </table:table-cell>
          <table:table-cell table:formula="of:=ROUND([.B1297]; 7)" office:value-type="float" office:value="-0.000509" calcext:value-type="float">
            <text:p>-0.000509</text:p>
          </table:table-cell>
          <table:table-cell/>
        </table:table-row>
        <table:table-row table:style-name="ro1">
          <table:table-cell office:value-type="float" office:value="1.57695458378179" calcext:value-type="float">
            <text:p>1.57695458378179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29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7695558378217" calcext:value-type="float">
            <text:p>1.57695558378217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299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57745058396541" calcext:value-type="float">
            <text:p>1.57745058396541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30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7745158396578" calcext:value-type="float">
            <text:p>1.57745158396578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1301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57794558414866" calcext:value-type="float">
            <text:p>1.57794558414866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30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7794658414903" calcext:value-type="float">
            <text:p>1.57794658414903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1303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57819858424232" calcext:value-type="float">
            <text:p>1.57819858424232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304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57844158433228" calcext:value-type="float">
            <text:p>1.57844158433228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1305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1.57893758451589" calcext:value-type="float">
            <text:p>1.57893758451589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1306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57918858460881" calcext:value-type="float">
            <text:p>1.57918858460881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30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7918958460918" calcext:value-type="float">
            <text:p>1.57918958460918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1308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57943158469877" calcext:value-type="float">
            <text:p>1.57943158469877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30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7943258469914" calcext:value-type="float">
            <text:p>1.57943258469914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1310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57992658488202" calcext:value-type="float">
            <text:p>1.57992658488202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31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7992758488239" calcext:value-type="float">
            <text:p>1.57992758488239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1312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58042258506563" calcext:value-type="float">
            <text:p>1.58042258506563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31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80423585066" calcext:value-type="float">
            <text:p>1.580423585066</text:p>
          </table:table-cell>
          <table:table-cell office:value-type="float" office:value="-0.000253000093659583" calcext:value-type="float">
            <text:p>-0.00025300009366</text:p>
          </table:table-cell>
          <table:table-cell table:formula="of:=ROUND([.B1314]; 7)" office:value-type="float" office:value="-0.000253" calcext:value-type="float">
            <text:p>-0.000253</text:p>
          </table:table-cell>
          <table:table-cell/>
        </table:table-row>
        <table:table-row table:style-name="ro1">
          <table:table-cell office:value-type="float" office:value="1.58067658515966" calcext:value-type="float">
            <text:p>1.58067658515966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31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58067758516003" calcext:value-type="float">
            <text:p>1.58067758516003</text:p>
          </table:table-cell>
          <table:table-cell office:value-type="float" office:value="-0.0514740190554601" calcext:value-type="float">
            <text:p>-0.05147401905546</text:p>
          </table:table-cell>
          <table:table-cell table:formula="of:=ROUND([.B1316]; 7)" office:value-type="float" office:value="-0.051474" calcext:value-type="float">
            <text:p>-0.051474</text:p>
          </table:table-cell>
          <table:table-cell/>
        </table:table-row>
        <table:table-row table:style-name="ro1">
          <table:table-cell office:value-type="float" office:value="1.63215160421549" calcext:value-type="float">
            <text:p>1.6321516042154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31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3215260421586" calcext:value-type="float">
            <text:p>1.63215260421586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1318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63239460430545" calcext:value-type="float">
            <text:p>1.63239460430545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31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3239560430582" calcext:value-type="float">
            <text:p>1.63239560430582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1320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63288460448685" calcext:value-type="float">
            <text:p>1.63288460448685</text:p>
          </table:table-cell>
          <table:table-cell office:value-type="float" office:value="-0.000491000181766177" calcext:value-type="float">
            <text:p>-0.000491000181766</text:p>
          </table:table-cell>
          <table:table-cell table:formula="of:=ROUND([.B1321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1.63337560466861" calcext:value-type="float">
            <text:p>1.63337560466861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32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3337660466898" calcext:value-type="float">
            <text:p>1.63337660466898</text:p>
          </table:table-cell>
          <table:table-cell office:value-type="float" office:value="-0.000489000181025601" calcext:value-type="float">
            <text:p>-0.000489000181026</text:p>
          </table:table-cell>
          <table:table-cell table:formula="of:=ROUND([.B1323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63386560485001" calcext:value-type="float">
            <text:p>1.63386560485001</text:p>
          </table:table-cell>
          <table:table-cell office:value-type="float" office:value="-0.000492000182136465" calcext:value-type="float">
            <text:p>-0.000492000182136</text:p>
          </table:table-cell>
          <table:table-cell table:formula="of:=ROUND([.B1324]; 7)" office:value-type="float" office:value="-0.000492" calcext:value-type="float">
            <text:p>-0.000492</text:p>
          </table:table-cell>
          <table:table-cell/>
        </table:table-row>
        <table:table-row table:style-name="ro1">
          <table:table-cell office:value-type="float" office:value="1.63435760503215" calcext:value-type="float">
            <text:p>1.63435760503215</text:p>
          </table:table-cell>
          <table:table-cell office:value-type="float" office:value="-0.000489000181025601" calcext:value-type="float">
            <text:p>-0.000489000181026</text:p>
          </table:table-cell>
          <table:table-cell table:formula="of:=ROUND([.B1325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63484660521317" calcext:value-type="float">
            <text:p>1.63484660521317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32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3484760521354" calcext:value-type="float">
            <text:p>1.63484760521354</text:p>
          </table:table-cell>
          <table:table-cell office:value-type="float" office:value="-0.000491000181766177" calcext:value-type="float">
            <text:p>-0.000491000181766</text:p>
          </table:table-cell>
          <table:table-cell table:formula="of:=ROUND([.B1327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1.63533860539531" calcext:value-type="float">
            <text:p>1.63533860539531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32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3533960539568" calcext:value-type="float">
            <text:p>1.63533960539568</text:p>
          </table:table-cell>
          <table:table-cell office:value-type="float" office:value="-0.000488000180655535" calcext:value-type="float">
            <text:p>-0.000488000180656</text:p>
          </table:table-cell>
          <table:table-cell table:formula="of:=ROUND([.B1329]; 7)" office:value-type="float" office:value="-0.000488" calcext:value-type="float">
            <text:p>-0.000488</text:p>
          </table:table-cell>
          <table:table-cell/>
        </table:table-row>
        <table:table-row table:style-name="ro1">
          <table:table-cell office:value-type="float" office:value="1.63582760557633" calcext:value-type="float">
            <text:p>1.63582760557633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33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358286055767" calcext:value-type="float">
            <text:p>1.6358286055767</text:p>
          </table:table-cell>
          <table:table-cell office:value-type="float" office:value="-0.000491000181766177" calcext:value-type="float">
            <text:p>-0.000491000181766</text:p>
          </table:table-cell>
          <table:table-cell table:formula="of:=ROUND([.B1331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1.63631960575847" calcext:value-type="float">
            <text:p>1.63631960575847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33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3632060575884" calcext:value-type="float">
            <text:p>1.63632060575884</text:p>
          </table:table-cell>
          <table:table-cell office:value-type="float" office:value="-0.000489000181025601" calcext:value-type="float">
            <text:p>-0.000489000181026</text:p>
          </table:table-cell>
          <table:table-cell table:formula="of:=ROUND([.B1333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63680960593987" calcext:value-type="float">
            <text:p>1.63680960593987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1334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63706060603279" calcext:value-type="float">
            <text:p>1.63706060603279</text:p>
          </table:table-cell>
          <table:table-cell office:value-type="float" office:value="-0.00358900132863282" calcext:value-type="float">
            <text:p>-0.003589001328633</text:p>
          </table:table-cell>
          <table:table-cell table:formula="of:=ROUND([.B1335]; 7)" office:value-type="float" office:value="-0.003589" calcext:value-type="float">
            <text:p>-0.003589</text:p>
          </table:table-cell>
          <table:table-cell/>
        </table:table-row>
        <table:table-row table:style-name="ro1">
          <table:table-cell office:value-type="float" office:value="1.64064960736142" calcext:value-type="float">
            <text:p>1.64064960736142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336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64089260745138" calcext:value-type="float">
            <text:p>1.64089260745138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1337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6413816076324" calcext:value-type="float">
            <text:p>1.6413816076324</text:p>
          </table:table-cell>
          <table:table-cell office:value-type="float" office:value="-0.000491000181766177" calcext:value-type="float">
            <text:p>-0.000491000181766</text:p>
          </table:table-cell>
          <table:table-cell table:formula="of:=ROUND([.B1338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1.64187260781417" calcext:value-type="float">
            <text:p>1.64187260781417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33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4187360781454" calcext:value-type="float">
            <text:p>1.64187360781454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1340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64236260799556" calcext:value-type="float">
            <text:p>1.64236260799556</text:p>
          </table:table-cell>
          <table:table-cell office:value-type="float" office:value="-0.000491000181766177" calcext:value-type="float">
            <text:p>-0.000491000181766</text:p>
          </table:table-cell>
          <table:table-cell table:formula="of:=ROUND([.B1341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1.64285360817733" calcext:value-type="float">
            <text:p>1.64285360817733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34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428546081777" calcext:value-type="float">
            <text:p>1.6428546081777</text:p>
          </table:table-cell>
          <table:table-cell office:value-type="float" office:value="-0.000489000181025601" calcext:value-type="float">
            <text:p>-0.000489000181026</text:p>
          </table:table-cell>
          <table:table-cell table:formula="of:=ROUND([.B1343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64334360835873" calcext:value-type="float">
            <text:p>1.64334360835873</text:p>
          </table:table-cell>
          <table:table-cell office:value-type="float" office:value="-0.000491000181766177" calcext:value-type="float">
            <text:p>-0.000491000181766</text:p>
          </table:table-cell>
          <table:table-cell table:formula="of:=ROUND([.B1344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1.64383460854049" calcext:value-type="float">
            <text:p>1.64383460854049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34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4383560854086" calcext:value-type="float">
            <text:p>1.64383560854086</text:p>
          </table:table-cell>
          <table:table-cell office:value-type="float" office:value="-0.000488000180655535" calcext:value-type="float">
            <text:p>-0.000488000180656</text:p>
          </table:table-cell>
          <table:table-cell table:formula="of:=ROUND([.B1346]; 7)" office:value-type="float" office:value="-0.000488" calcext:value-type="float">
            <text:p>-0.000488</text:p>
          </table:table-cell>
          <table:table-cell/>
        </table:table-row>
        <table:table-row table:style-name="ro1">
          <table:table-cell office:value-type="float" office:value="1.64432360872152" calcext:value-type="float">
            <text:p>1.64432360872152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34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4432460872189" calcext:value-type="float">
            <text:p>1.64432460872189</text:p>
          </table:table-cell>
          <table:table-cell office:value-type="float" office:value="-0.000264000097731865" calcext:value-type="float">
            <text:p>-0.000264000097732</text:p>
          </table:table-cell>
          <table:table-cell table:formula="of:=ROUND([.B1348]; 7)" office:value-type="float" office:value="-0.000264" calcext:value-type="float">
            <text:p>-0.000264</text:p>
          </table:table-cell>
          <table:table-cell/>
        </table:table-row>
        <table:table-row table:style-name="ro1">
          <table:table-cell office:value-type="float" office:value="1.64458860881962" calcext:value-type="float">
            <text:p>1.64458860881962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34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4458960881999" calcext:value-type="float">
            <text:p>1.64458960881999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1350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64483160890958" calcext:value-type="float">
            <text:p>1.64483160890958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35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4483260890995" calcext:value-type="float">
            <text:p>1.64483260890995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1352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64532660909282" calcext:value-type="float">
            <text:p>1.64532660909282</text:p>
          </table:table-cell>
          <table:table-cell office:value-type="float" office:value="-0.000253000093659583" calcext:value-type="float">
            <text:p>-0.00025300009366</text:p>
          </table:table-cell>
          <table:table-cell table:formula="of:=ROUND([.B1353]; 7)" office:value-type="float" office:value="-0.000253" calcext:value-type="float">
            <text:p>-0.000253</text:p>
          </table:table-cell>
          <table:table-cell/>
        </table:table-row>
        <table:table-row table:style-name="ro1">
          <table:table-cell office:value-type="float" office:value="1.64557960918648" calcext:value-type="float">
            <text:p>1.64557960918648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354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64582260927644" calcext:value-type="float">
            <text:p>1.64582260927644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1355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1.64631860946006" calcext:value-type="float">
            <text:p>1.64631860946006</text:p>
          </table:table-cell>
          <table:table-cell office:value-type="float" office:value="-0.000251000092919007" calcext:value-type="float">
            <text:p>-0.000251000092919</text:p>
          </table:table-cell>
          <table:table-cell table:formula="of:=ROUND([.B1356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64656960955298" calcext:value-type="float">
            <text:p>1.64656960955298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35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4657060955335" calcext:value-type="float">
            <text:p>1.64657060955335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1358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64681260964294" calcext:value-type="float">
            <text:p>1.64681260964294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35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4681360964331" calcext:value-type="float">
            <text:p>1.64681360964331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1360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64730760982618" calcext:value-type="float">
            <text:p>1.64730760982618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36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4730860982655" calcext:value-type="float">
            <text:p>1.64730860982655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1362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64756060991984" calcext:value-type="float">
            <text:p>1.64756060991984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36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4756160992021" calcext:value-type="float">
            <text:p>1.64756160992021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1364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6478036100098" calcext:value-type="float">
            <text:p>1.6478036100098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36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4780461001017" calcext:value-type="float">
            <text:p>1.64780461001017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366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64829961019342" calcext:value-type="float">
            <text:p>1.64829961019342</text:p>
          </table:table-cell>
          <table:table-cell office:value-type="float" office:value="-0.000266000098471997" calcext:value-type="float">
            <text:p>-0.000266000098472</text:p>
          </table:table-cell>
          <table:table-cell table:formula="of:=ROUND([.B1367]; 7)" office:value-type="float" office:value="-0.000266" calcext:value-type="float">
            <text:p>-0.000266</text:p>
          </table:table-cell>
          <table:table-cell/>
        </table:table-row>
        <table:table-row table:style-name="ro1">
          <table:table-cell office:value-type="float" office:value="1.64856561029189" calcext:value-type="float">
            <text:p>1.64856561029189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36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4856661029226" calcext:value-type="float">
            <text:p>1.64856661029226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1369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64880861038185" calcext:value-type="float">
            <text:p>1.64880861038185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37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4880961038222" calcext:value-type="float">
            <text:p>1.64880961038222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1371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64906061047514" calcext:value-type="float">
            <text:p>1.64906061047514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37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4906161047551" calcext:value-type="float">
            <text:p>1.64906161047551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1373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64930361056509" calcext:value-type="float">
            <text:p>1.6493036105650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37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4930461056546" calcext:value-type="float">
            <text:p>1.64930461056546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1375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64955561065838" calcext:value-type="float">
            <text:p>1.64955561065838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37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4955661065875" calcext:value-type="float">
            <text:p>1.64955661065875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1377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64979861074834" calcext:value-type="float">
            <text:p>1.64979861074834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37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4979961074871" calcext:value-type="float">
            <text:p>1.64979961074871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1379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65005061084163" calcext:value-type="float">
            <text:p>1.65005061084163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38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50051610842" calcext:value-type="float">
            <text:p>1.650051610842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1381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65029361093159" calcext:value-type="float">
            <text:p>1.65029361093159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38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5029461093196" calcext:value-type="float">
            <text:p>1.65029461093196</text:p>
          </table:table-cell>
          <table:table-cell office:value-type="float" office:value="-0.000251000092919007" calcext:value-type="float">
            <text:p>-0.000251000092919</text:p>
          </table:table-cell>
          <table:table-cell table:formula="of:=ROUND([.B1383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65054561102488" calcext:value-type="float">
            <text:p>1.65054561102488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38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5054661102525" calcext:value-type="float">
            <text:p>1.65054661102525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1385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65078861111483" calcext:value-type="float">
            <text:p>1.65078861111483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38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507896111152" calcext:value-type="float">
            <text:p>1.6507896111152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1387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65128361129808" calcext:value-type="float">
            <text:p>1.65128361129808</text:p>
          </table:table-cell>
          <table:table-cell office:value-type="float" office:value="-0.000496000183616951" calcext:value-type="float">
            <text:p>-0.000496000183617</text:p>
          </table:table-cell>
          <table:table-cell table:formula="of:=ROUND([.B1388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1.6517796114817" calcext:value-type="float">
            <text:p>1.6517796114817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1389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65227461166495" calcext:value-type="float">
            <text:p>1.65227461166495</text:p>
          </table:table-cell>
          <table:table-cell office:value-type="float" office:value="-0.000267000098842285" calcext:value-type="float">
            <text:p>-0.000267000098842</text:p>
          </table:table-cell>
          <table:table-cell table:formula="of:=ROUND([.B1390]; 7)" office:value-type="float" office:value="-0.000267" calcext:value-type="float">
            <text:p>-0.000267</text:p>
          </table:table-cell>
          <table:table-cell/>
        </table:table-row>
        <table:table-row table:style-name="ro1">
          <table:table-cell office:value-type="float" office:value="1.65254161176379" calcext:value-type="float">
            <text:p>1.6525416117637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39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5254261176416" calcext:value-type="float">
            <text:p>1.65254261176416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1392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65278461185374" calcext:value-type="float">
            <text:p>1.65278461185374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39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5278561185411" calcext:value-type="float">
            <text:p>1.65278561185411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394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65328061203736" calcext:value-type="float">
            <text:p>1.65328061203736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1395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65377561222061" calcext:value-type="float">
            <text:p>1.65377561222061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1396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6540276123139" calcext:value-type="float">
            <text:p>1.654027612313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39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5402861231427" calcext:value-type="float">
            <text:p>1.65402861231427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1398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65427061240386" calcext:value-type="float">
            <text:p>1.65427061240386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39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5427161240423" calcext:value-type="float">
            <text:p>1.65427161240423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1400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65452361249752" calcext:value-type="float">
            <text:p>1.65452361249752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40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5452461249789" calcext:value-type="float">
            <text:p>1.65452461249789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1402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65476661258747" calcext:value-type="float">
            <text:p>1.65476661258747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40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5476761258784" calcext:value-type="float">
            <text:p>1.65476761258784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1404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65501961268113" calcext:value-type="float">
            <text:p>1.65501961268113</text:p>
          </table:table-cell>
          <table:table-cell office:value-type="float" office:value="-0.000243000089957368" calcext:value-type="float">
            <text:p>-0.000243000089957</text:p>
          </table:table-cell>
          <table:table-cell table:formula="of:=ROUND([.B1405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65526261277109" calcext:value-type="float">
            <text:p>1.65526261277109</text:p>
          </table:table-cell>
          <table:table-cell office:value-type="float" office:value="-0.000253000093659583" calcext:value-type="float">
            <text:p>-0.00025300009366</text:p>
          </table:table-cell>
          <table:table-cell table:formula="of:=ROUND([.B1406]; 7)" office:value-type="float" office:value="-0.000253" calcext:value-type="float">
            <text:p>-0.000253</text:p>
          </table:table-cell>
          <table:table-cell/>
        </table:table-row>
        <table:table-row table:style-name="ro1">
          <table:table-cell office:value-type="float" office:value="1.65551561286475" calcext:value-type="float">
            <text:p>1.65551561286475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407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65575861295471" calcext:value-type="float">
            <text:p>1.65575861295471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1408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656010613048" calcext:value-type="float">
            <text:p>1.656010613048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40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5601161304837" calcext:value-type="float">
            <text:p>1.65601161304837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1410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65625361313795" calcext:value-type="float">
            <text:p>1.65625361313795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41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5625461313832" calcext:value-type="float">
            <text:p>1.65625461313832</text:p>
          </table:table-cell>
          <table:table-cell office:value-type="float" office:value="-0.000510000188799875" calcext:value-type="float">
            <text:p>-0.0005100001888</text:p>
          </table:table-cell>
          <table:table-cell table:formula="of:=ROUND([.B1412]; 7)" office:value-type="float" office:value="-0.00051" calcext:value-type="float">
            <text:p>-0.00051</text:p>
          </table:table-cell>
          <table:table-cell/>
        </table:table-row>
        <table:table-row table:style-name="ro1">
          <table:table-cell office:value-type="float" office:value="1.65676461332712" calcext:value-type="float">
            <text:p>1.65676461332712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413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65725961351037" calcext:value-type="float">
            <text:p>1.65725961351037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1414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65775461369362" calcext:value-type="float">
            <text:p>1.65775461369362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41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5775561369399" calcext:value-type="float">
            <text:p>1.65775561369399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1416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65824961387687" calcext:value-type="float">
            <text:p>1.65824961387687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41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5825061387724" calcext:value-type="float">
            <text:p>1.65825061387724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1418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65874561406048" calcext:value-type="float">
            <text:p>1.65874561406048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41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5874661406085" calcext:value-type="float">
            <text:p>1.65874661406085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1420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65924061424373" calcext:value-type="float">
            <text:p>1.65924061424373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1421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1.65973661442735" calcext:value-type="float">
            <text:p>1.65973661442735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1422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65998861452064" calcext:value-type="float">
            <text:p>1.65998861452064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1423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66023061461022" calcext:value-type="float">
            <text:p>1.66023061461022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42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6023161461059" calcext:value-type="float">
            <text:p>1.66023161461059</text:p>
          </table:table-cell>
          <table:table-cell office:value-type="float" office:value="-0.000509000188429587" calcext:value-type="float">
            <text:p>-0.00050900018843</text:p>
          </table:table-cell>
          <table:table-cell table:formula="of:=ROUND([.B1425]; 7)" office:value-type="float" office:value="-0.000509" calcext:value-type="float">
            <text:p>-0.000509</text:p>
          </table:table-cell>
          <table:table-cell/>
        </table:table-row>
        <table:table-row table:style-name="ro1">
          <table:table-cell office:value-type="float" office:value="1.66074061479902" calcext:value-type="float">
            <text:p>1.66074061479902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42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6074161479939" calcext:value-type="float">
            <text:p>1.66074161479939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427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66123661498264" calcext:value-type="float">
            <text:p>1.66123661498264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1428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66148861507593" calcext:value-type="float">
            <text:p>1.66148861507593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429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66173161516589" calcext:value-type="float">
            <text:p>1.66173161516589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1430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66198361525918" calcext:value-type="float">
            <text:p>1.66198361525918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431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66222661534913" calcext:value-type="float">
            <text:p>1.66222661534913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1432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66247861544242" calcext:value-type="float">
            <text:p>1.66247861544242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433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66272161553238" calcext:value-type="float">
            <text:p>1.66272161553238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434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66321661571563" calcext:value-type="float">
            <text:p>1.66321661571563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435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66371161589887" calcext:value-type="float">
            <text:p>1.66371161589887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43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6371261589924" calcext:value-type="float">
            <text:p>1.66371261589924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1437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66420661608212" calcext:value-type="float">
            <text:p>1.66420661608212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43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6420761608249" calcext:value-type="float">
            <text:p>1.66420761608249</text:p>
          </table:table-cell>
          <table:table-cell office:value-type="float" office:value="-0.000267000098842285" calcext:value-type="float">
            <text:p>-0.000267000098842</text:p>
          </table:table-cell>
          <table:table-cell table:formula="of:=ROUND([.B1439]; 7)" office:value-type="float" office:value="-0.000267" calcext:value-type="float">
            <text:p>-0.000267</text:p>
          </table:table-cell>
          <table:table-cell/>
        </table:table-row>
        <table:table-row table:style-name="ro1">
          <table:table-cell office:value-type="float" office:value="1.66447461618133" calcext:value-type="float">
            <text:p>1.66447461618133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440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66471761627129" calcext:value-type="float">
            <text:p>1.66471761627129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441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66521261645454" calcext:value-type="float">
            <text:p>1.66521261645454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44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6521361645491" calcext:value-type="float">
            <text:p>1.66521361645491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1443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66570761663779" calcext:value-type="float">
            <text:p>1.66570761663779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44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6570861663816" calcext:value-type="float">
            <text:p>1.66570861663816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1445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66596061673145" calcext:value-type="float">
            <text:p>1.66596061673145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44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6596161673182" calcext:value-type="float">
            <text:p>1.66596161673182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1447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6662036168214" calcext:value-type="float">
            <text:p>1.6662036168214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44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6620461682177" calcext:value-type="float">
            <text:p>1.66620461682177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1449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66645661691506" calcext:value-type="float">
            <text:p>1.66645661691506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450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66669961700502" calcext:value-type="float">
            <text:p>1.66669961700502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451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66719461718827" calcext:value-type="float">
            <text:p>1.66719461718827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45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6719561718864" calcext:value-type="float">
            <text:p>1.66719561718864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1453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66768961737151" calcext:value-type="float">
            <text:p>1.66768961737151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45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6769061737188" calcext:value-type="float">
            <text:p>1.66769061737188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455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66818561755513" calcext:value-type="float">
            <text:p>1.66818561755513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45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681866175555" calcext:value-type="float">
            <text:p>1.6681866175555</text:p>
          </table:table-cell>
          <table:table-cell office:value-type="float" office:value="-0.000509000188429587" calcext:value-type="float">
            <text:p>-0.00050900018843</text:p>
          </table:table-cell>
          <table:table-cell table:formula="of:=ROUND([.B1457]; 7)" office:value-type="float" office:value="-0.000509" calcext:value-type="float">
            <text:p>-0.000509</text:p>
          </table:table-cell>
          <table:table-cell/>
        </table:table-row>
        <table:table-row table:style-name="ro1">
          <table:table-cell office:value-type="float" office:value="1.66869561774393" calcext:value-type="float">
            <text:p>1.66869561774393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1458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66919061792718" calcext:value-type="float">
            <text:p>1.66919061792718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45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6919161792755" calcext:value-type="float">
            <text:p>1.66919161792755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1460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66968561811042" calcext:value-type="float">
            <text:p>1.66968561811042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46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6968661811079" calcext:value-type="float">
            <text:p>1.66968661811079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1462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67018161829404" calcext:value-type="float">
            <text:p>1.67018161829404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46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7018261829441" calcext:value-type="float">
            <text:p>1.67018261829441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1464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67043361838733" calcext:value-type="float">
            <text:p>1.67043361838733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465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67067661847729" calcext:value-type="float">
            <text:p>1.67067661847729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466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67117161866054" calcext:value-type="float">
            <text:p>1.67117161866054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1467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1.67166761884415" calcext:value-type="float">
            <text:p>1.67166761884415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1468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67216161902703" calcext:value-type="float">
            <text:p>1.67216161902703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46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721626190274" calcext:value-type="float">
            <text:p>1.6721626190274</text:p>
          </table:table-cell>
          <table:table-cell office:value-type="float" office:value="-0.000267000098842285" calcext:value-type="float">
            <text:p>-0.000267000098842</text:p>
          </table:table-cell>
          <table:table-cell table:formula="of:=ROUND([.B1470]; 7)" office:value-type="float" office:value="-0.000267" calcext:value-type="float">
            <text:p>-0.000267</text:p>
          </table:table-cell>
          <table:table-cell/>
        </table:table-row>
        <table:table-row table:style-name="ro1">
          <table:table-cell office:value-type="float" office:value="1.67242961912624" calcext:value-type="float">
            <text:p>1.67242961912624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471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6726726192162" calcext:value-type="float">
            <text:p>1.6726726192162</text:p>
          </table:table-cell>
          <table:table-cell office:value-type="float" office:value="-0.000253000093659583" calcext:value-type="float">
            <text:p>-0.00025300009366</text:p>
          </table:table-cell>
          <table:table-cell table:formula="of:=ROUND([.B1472]; 7)" office:value-type="float" office:value="-0.000253" calcext:value-type="float">
            <text:p>-0.000253</text:p>
          </table:table-cell>
          <table:table-cell/>
        </table:table-row>
        <table:table-row table:style-name="ro1">
          <table:table-cell office:value-type="float" office:value="1.67292561930986" calcext:value-type="float">
            <text:p>1.67292561930986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473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67316861939982" calcext:value-type="float">
            <text:p>1.67316861939982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1474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67342061949311" calcext:value-type="float">
            <text:p>1.67342061949311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47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7342161949348" calcext:value-type="float">
            <text:p>1.67342161949348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1476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67366361958306" calcext:value-type="float">
            <text:p>1.67366361958306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47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7366461958343" calcext:value-type="float">
            <text:p>1.67366461958343</text:p>
          </table:table-cell>
          <table:table-cell office:value-type="float" office:value="-0.000253000093659583" calcext:value-type="float">
            <text:p>-0.00025300009366</text:p>
          </table:table-cell>
          <table:table-cell table:formula="of:=ROUND([.B1478]; 7)" office:value-type="float" office:value="-0.000253" calcext:value-type="float">
            <text:p>-0.000253</text:p>
          </table:table-cell>
          <table:table-cell/>
        </table:table-row>
        <table:table-row table:style-name="ro1">
          <table:table-cell office:value-type="float" office:value="1.67391761967709" calcext:value-type="float">
            <text:p>1.67391761967709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1479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67415961976668" calcext:value-type="float">
            <text:p>1.67415961976668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48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7416061976705" calcext:value-type="float">
            <text:p>1.67416061976705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1481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67441261986034" calcext:value-type="float">
            <text:p>1.67441261986034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482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6746556199503" calcext:value-type="float">
            <text:p>1.6746556199503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1483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1.67515162013392" calcext:value-type="float">
            <text:p>1.67515162013392</text:p>
          </table:table-cell>
          <table:table-cell office:value-type="float" office:value="-0.000251000092919007" calcext:value-type="float">
            <text:p>-0.000251000092919</text:p>
          </table:table-cell>
          <table:table-cell table:formula="of:=ROUND([.B1484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67540262022683" calcext:value-type="float">
            <text:p>1.67540262022683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48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754036202272" calcext:value-type="float">
            <text:p>1.6754036202272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1486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67564562031679" calcext:value-type="float">
            <text:p>1.67564562031679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48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7564662031716" calcext:value-type="float">
            <text:p>1.67564662031716</text:p>
          </table:table-cell>
          <table:table-cell office:value-type="float" office:value="-0.000251000092919007" calcext:value-type="float">
            <text:p>-0.000251000092919</text:p>
          </table:table-cell>
          <table:table-cell table:formula="of:=ROUND([.B1488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67589762041008" calcext:value-type="float">
            <text:p>1.67589762041008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48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7589862041045" calcext:value-type="float">
            <text:p>1.67589862041045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1490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67614062050004" calcext:value-type="float">
            <text:p>1.67614062050004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49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7614162050041" calcext:value-type="float">
            <text:p>1.67614162050041</text:p>
          </table:table-cell>
          <table:table-cell office:value-type="float" office:value="-0.000509000188429587" calcext:value-type="float">
            <text:p>-0.00050900018843</text:p>
          </table:table-cell>
          <table:table-cell table:formula="of:=ROUND([.B1492]; 7)" office:value-type="float" office:value="-0.000509" calcext:value-type="float">
            <text:p>-0.000509</text:p>
          </table:table-cell>
          <table:table-cell/>
        </table:table-row>
        <table:table-row table:style-name="ro1">
          <table:table-cell office:value-type="float" office:value="1.67665062068884" calcext:value-type="float">
            <text:p>1.67665062068884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1493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1.67714662087246" calcext:value-type="float">
            <text:p>1.67714662087246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1494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6776416210557" calcext:value-type="float">
            <text:p>1.6776416210557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1495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67789362114899" calcext:value-type="float">
            <text:p>1.6778936211489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49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7789462114936" calcext:value-type="float">
            <text:p>1.67789462114936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1497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67813662123895" calcext:value-type="float">
            <text:p>1.67813662123895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49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7813762123932" calcext:value-type="float">
            <text:p>1.67813762123932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1499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67863262142257" calcext:value-type="float">
            <text:p>1.67863262142257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50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7863362142294" calcext:value-type="float">
            <text:p>1.67863362142294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1501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67888462151586" calcext:value-type="float">
            <text:p>1.67888462151586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502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67912762160581" calcext:value-type="float">
            <text:p>1.67912762160581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50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7912862160618" calcext:value-type="float">
            <text:p>1.67912862160618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1504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67962262178906" calcext:value-type="float">
            <text:p>1.67962262178906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1505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1.68011862197268" calcext:value-type="float">
            <text:p>1.68011862197268</text:p>
          </table:table-cell>
          <table:table-cell office:value-type="float" office:value="-0.000254000094029649" calcext:value-type="float">
            <text:p>-0.00025400009403</text:p>
          </table:table-cell>
          <table:table-cell table:formula="of:=ROUND([.B1506]; 7)" office:value-type="float" office:value="-0.000254" calcext:value-type="float">
            <text:p>-0.000254</text:p>
          </table:table-cell>
          <table:table-cell/>
        </table:table-row>
        <table:table-row table:style-name="ro1">
          <table:table-cell office:value-type="float" office:value="1.68037262206671" calcext:value-type="float">
            <text:p>1.68037262206671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50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68037362206708" calcext:value-type="float">
            <text:p>1.68037362206708</text:p>
          </table:table-cell>
          <table:table-cell office:value-type="float" office:value="-0.0519950192483321" calcext:value-type="float">
            <text:p>-0.051995019248332</text:p>
          </table:table-cell>
          <table:table-cell table:formula="of:=ROUND([.B1508]; 7)" office:value-type="float" office:value="-0.051995" calcext:value-type="float">
            <text:p>-0.051995</text:p>
          </table:table-cell>
          <table:table-cell/>
        </table:table-row>
        <table:table-row table:style-name="ro1">
          <table:table-cell office:value-type="float" office:value="1.73236864131541" calcext:value-type="float">
            <text:p>1.73236864131541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509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73261164140537" calcext:value-type="float">
            <text:p>1.73261164140537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1510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73310064158639" calcext:value-type="float">
            <text:p>1.73310064158639</text:p>
          </table:table-cell>
          <table:table-cell office:value-type="float" office:value="-0.000492000182136465" calcext:value-type="float">
            <text:p>-0.000492000182136</text:p>
          </table:table-cell>
          <table:table-cell table:formula="of:=ROUND([.B1511]; 7)" office:value-type="float" office:value="-0.000492" calcext:value-type="float">
            <text:p>-0.000492</text:p>
          </table:table-cell>
          <table:table-cell/>
        </table:table-row>
        <table:table-row table:style-name="ro1">
          <table:table-cell office:value-type="float" office:value="1.73359264176853" calcext:value-type="float">
            <text:p>1.73359264176853</text:p>
          </table:table-cell>
          <table:table-cell office:value-type="float" office:value="-0.000489000181025601" calcext:value-type="float">
            <text:p>-0.000489000181026</text:p>
          </table:table-cell>
          <table:table-cell table:formula="of:=ROUND([.B1512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73408164194956" calcext:value-type="float">
            <text:p>1.73408164194956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51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3408264194993" calcext:value-type="float">
            <text:p>1.73408264194993</text:p>
          </table:table-cell>
          <table:table-cell office:value-type="float" office:value="-0.000491000181766177" calcext:value-type="float">
            <text:p>-0.000491000181766</text:p>
          </table:table-cell>
          <table:table-cell table:formula="of:=ROUND([.B1514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1.73457364213169" calcext:value-type="float">
            <text:p>1.7345736421316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51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3457464213206" calcext:value-type="float">
            <text:p>1.73457464213206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1516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73506364231309" calcext:value-type="float">
            <text:p>1.73506364231309</text:p>
          </table:table-cell>
          <table:table-cell office:value-type="float" office:value="-0.000492000182136465" calcext:value-type="float">
            <text:p>-0.000492000182136</text:p>
          </table:table-cell>
          <table:table-cell table:formula="of:=ROUND([.B1517]; 7)" office:value-type="float" office:value="-0.000492" calcext:value-type="float">
            <text:p>-0.000492</text:p>
          </table:table-cell>
          <table:table-cell/>
        </table:table-row>
        <table:table-row table:style-name="ro1">
          <table:table-cell office:value-type="float" office:value="1.73555564249522" calcext:value-type="float">
            <text:p>1.73555564249522</text:p>
          </table:table-cell>
          <table:table-cell office:value-type="float" office:value="-0.000489000181025601" calcext:value-type="float">
            <text:p>-0.000489000181026</text:p>
          </table:table-cell>
          <table:table-cell table:formula="of:=ROUND([.B1518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73604464267625" calcext:value-type="float">
            <text:p>1.73604464267625</text:p>
          </table:table-cell>
          <table:table-cell office:value-type="float" office:value="-0.000492000182136465" calcext:value-type="float">
            <text:p>-0.000492000182136</text:p>
          </table:table-cell>
          <table:table-cell table:formula="of:=ROUND([.B1519]; 7)" office:value-type="float" office:value="-0.000492" calcext:value-type="float">
            <text:p>-0.000492</text:p>
          </table:table-cell>
          <table:table-cell/>
        </table:table-row>
        <table:table-row table:style-name="ro1">
          <table:table-cell office:value-type="float" office:value="1.73653664285839" calcext:value-type="float">
            <text:p>1.73653664285839</text:p>
          </table:table-cell>
          <table:table-cell office:value-type="float" office:value="-0.000489000181025601" calcext:value-type="float">
            <text:p>-0.000489000181026</text:p>
          </table:table-cell>
          <table:table-cell table:formula="of:=ROUND([.B1520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73702564303941" calcext:value-type="float">
            <text:p>1.73702564303941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52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3702664303978" calcext:value-type="float">
            <text:p>1.73702664303978</text:p>
          </table:table-cell>
          <table:table-cell office:value-type="float" office:value="-0.000250000092548941" calcext:value-type="float">
            <text:p>-0.000250000092549</text:p>
          </table:table-cell>
          <table:table-cell table:formula="of:=ROUND([.B1522]; 7)" office:value-type="float" office:value="-0.00025" calcext:value-type="float">
            <text:p>-0.00025</text:p>
          </table:table-cell>
          <table:table-cell/>
        </table:table-row>
        <table:table-row table:style-name="ro1">
          <table:table-cell office:value-type="float" office:value="1.73727664313233" calcext:value-type="float">
            <text:p>1.73727664313233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52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372776431327" calcext:value-type="float">
            <text:p>1.7372776431327</text:p>
          </table:table-cell>
          <table:table-cell office:value-type="float" office:value="-0.00358800132826254" calcext:value-type="float">
            <text:p>-0.003588001328263</text:p>
          </table:table-cell>
          <table:table-cell table:formula="of:=ROUND([.B1524]; 7)" office:value-type="float" office:value="-0.003588" calcext:value-type="float">
            <text:p>-0.003588</text:p>
          </table:table-cell>
          <table:table-cell/>
        </table:table-row>
        <table:table-row table:style-name="ro1">
          <table:table-cell office:value-type="float" office:value="1.74086564446096" calcext:value-type="float">
            <text:p>1.74086564446096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52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4086664446133" calcext:value-type="float">
            <text:p>1.74086664446133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1526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74110864455092" calcext:value-type="float">
            <text:p>1.74110864455092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52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4110964455129" calcext:value-type="float">
            <text:p>1.74110964455129</text:p>
          </table:table-cell>
          <table:table-cell office:value-type="float" office:value="-0.000488000180655535" calcext:value-type="float">
            <text:p>-0.000488000180656</text:p>
          </table:table-cell>
          <table:table-cell table:formula="of:=ROUND([.B1528]; 7)" office:value-type="float" office:value="-0.000488" calcext:value-type="float">
            <text:p>-0.000488</text:p>
          </table:table-cell>
          <table:table-cell/>
        </table:table-row>
        <table:table-row table:style-name="ro1">
          <table:table-cell office:value-type="float" office:value="1.74159764473195" calcext:value-type="float">
            <text:p>1.74159764473195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52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4159864473232" calcext:value-type="float">
            <text:p>1.74159864473232</text:p>
          </table:table-cell>
          <table:table-cell office:value-type="float" office:value="-0.000491000181766177" calcext:value-type="float">
            <text:p>-0.000491000181766</text:p>
          </table:table-cell>
          <table:table-cell table:formula="of:=ROUND([.B1530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1.74208964491408" calcext:value-type="float">
            <text:p>1.74208964491408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1531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74257864509511" calcext:value-type="float">
            <text:p>1.74257864509511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53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4257964509548" calcext:value-type="float">
            <text:p>1.74257964509548</text:p>
          </table:table-cell>
          <table:table-cell office:value-type="float" office:value="-0.000491000181766177" calcext:value-type="float">
            <text:p>-0.000491000181766</text:p>
          </table:table-cell>
          <table:table-cell table:formula="of:=ROUND([.B1533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1.74307064527725" calcext:value-type="float">
            <text:p>1.74307064527725</text:p>
          </table:table-cell>
          <table:table-cell office:value-type="float" office:value="-0.000489000181025601" calcext:value-type="float">
            <text:p>-0.000489000181026</text:p>
          </table:table-cell>
          <table:table-cell table:formula="of:=ROUND([.B1534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74355964545827" calcext:value-type="float">
            <text:p>1.74355964545827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53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4356064545864" calcext:value-type="float">
            <text:p>1.74356064545864</text:p>
          </table:table-cell>
          <table:table-cell office:value-type="float" office:value="-0.000491000181766177" calcext:value-type="float">
            <text:p>-0.000491000181766</text:p>
          </table:table-cell>
          <table:table-cell table:formula="of:=ROUND([.B1536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1.74405164564041" calcext:value-type="float">
            <text:p>1.74405164564041</text:p>
          </table:table-cell>
          <table:table-cell office:value-type="float" office:value="-0.000489000181025601" calcext:value-type="float">
            <text:p>-0.000489000181026</text:p>
          </table:table-cell>
          <table:table-cell table:formula="of:=ROUND([.B1537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74454064582143" calcext:value-type="float">
            <text:p>1.74454064582143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53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445416458218" calcext:value-type="float">
            <text:p>1.7445416458218</text:p>
          </table:table-cell>
          <table:table-cell office:value-type="float" office:value="-0.000264000097731643" calcext:value-type="float">
            <text:p>-0.000264000097732</text:p>
          </table:table-cell>
          <table:table-cell table:formula="of:=ROUND([.B1539]; 7)" office:value-type="float" office:value="-0.000264" calcext:value-type="float">
            <text:p>-0.000264</text:p>
          </table:table-cell>
          <table:table-cell/>
        </table:table-row>
        <table:table-row table:style-name="ro1">
          <table:table-cell office:value-type="float" office:value="1.74480564591954" calcext:value-type="float">
            <text:p>1.74480564591954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540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74504864600949" calcext:value-type="float">
            <text:p>1.74504864600949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1541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74554264619237" calcext:value-type="float">
            <text:p>1.74554264619237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54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4554364619274" calcext:value-type="float">
            <text:p>1.74554364619274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1543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74579564628603" calcext:value-type="float">
            <text:p>1.74579564628603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54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457966462864" calcext:value-type="float">
            <text:p>1.7457966462864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1545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74603864637599" calcext:value-type="float">
            <text:p>1.7460386463759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54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4603964637636" calcext:value-type="float">
            <text:p>1.74603964637636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1547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7465346465596" calcext:value-type="float">
            <text:p>1.7465346465596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54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4653564655997" calcext:value-type="float">
            <text:p>1.74653564655997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1549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74678664665289" calcext:value-type="float">
            <text:p>1.74678664665289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550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74702964674285" calcext:value-type="float">
            <text:p>1.74702964674285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551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7475246469261" calcext:value-type="float">
            <text:p>1.7475246469261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1552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74777664701939" calcext:value-type="float">
            <text:p>1.74777664701939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55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4777764701976" calcext:value-type="float">
            <text:p>1.74777764701976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1554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74801964710934" calcext:value-type="float">
            <text:p>1.74801964710934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55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4802064710972" calcext:value-type="float">
            <text:p>1.74802064710972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556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74851564729296" calcext:value-type="float">
            <text:p>1.74851564729296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55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4851664729333" calcext:value-type="float">
            <text:p>1.74851664729333</text:p>
          </table:table-cell>
          <table:table-cell office:value-type="float" office:value="-0.000266000098471997" calcext:value-type="float">
            <text:p>-0.000266000098472</text:p>
          </table:table-cell>
          <table:table-cell table:formula="of:=ROUND([.B1558]; 7)" office:value-type="float" office:value="-0.000266" calcext:value-type="float">
            <text:p>-0.000266</text:p>
          </table:table-cell>
          <table:table-cell/>
        </table:table-row>
        <table:table-row table:style-name="ro1">
          <table:table-cell office:value-type="float" office:value="1.7487826473918" calcext:value-type="float">
            <text:p>1.7487826473918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559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74902564748176" calcext:value-type="float">
            <text:p>1.74902564748176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1560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74927764757505" calcext:value-type="float">
            <text:p>1.74927764757505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561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74952064766501" calcext:value-type="float">
            <text:p>1.74952064766501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1562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7497726477583" calcext:value-type="float">
            <text:p>1.7497726477583</text:p>
          </table:table-cell>
          <table:table-cell office:value-type="float" office:value="-0.000243000089957368" calcext:value-type="float">
            <text:p>-0.000243000089957</text:p>
          </table:table-cell>
          <table:table-cell table:formula="of:=ROUND([.B1563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75001564784826" calcext:value-type="float">
            <text:p>1.75001564784826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1564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75026764794155" calcext:value-type="float">
            <text:p>1.75026764794155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565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7505106480315" calcext:value-type="float">
            <text:p>1.7505106480315</text:p>
          </table:table-cell>
          <table:table-cell office:value-type="float" office:value="-0.000251000092919007" calcext:value-type="float">
            <text:p>-0.000251000092919</text:p>
          </table:table-cell>
          <table:table-cell table:formula="of:=ROUND([.B1566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75076164812442" calcext:value-type="float">
            <text:p>1.75076164812442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56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5076264812479" calcext:value-type="float">
            <text:p>1.75076264812479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1568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75100464821438" calcext:value-type="float">
            <text:p>1.75100464821438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56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5100564821475" calcext:value-type="float">
            <text:p>1.75100564821475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1570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75149964839763" calcext:value-type="float">
            <text:p>1.75149964839763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57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51500648398" calcext:value-type="float">
            <text:p>1.751500648398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572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75199564858124" calcext:value-type="float">
            <text:p>1.75199564858124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57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5199664858161" calcext:value-type="float">
            <text:p>1.75199664858161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1574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75249064876449" calcext:value-type="float">
            <text:p>1.7524906487644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57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5249164876486" calcext:value-type="float">
            <text:p>1.75249164876486</text:p>
          </table:table-cell>
          <table:table-cell office:value-type="float" office:value="-0.000266000098472219" calcext:value-type="float">
            <text:p>-0.000266000098472</text:p>
          </table:table-cell>
          <table:table-cell table:formula="of:=ROUND([.B1576]; 7)" office:value-type="float" office:value="-0.000266" calcext:value-type="float">
            <text:p>-0.000266</text:p>
          </table:table-cell>
          <table:table-cell/>
        </table:table-row>
        <table:table-row table:style-name="ro1">
          <table:table-cell office:value-type="float" office:value="1.75275764886333" calcext:value-type="float">
            <text:p>1.75275764886333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57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527586488637" calcext:value-type="float">
            <text:p>1.7527586488637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1578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75300064895329" calcext:value-type="float">
            <text:p>1.7530006489532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57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5300164895366" calcext:value-type="float">
            <text:p>1.75300164895366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1580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1.75349764913728" calcext:value-type="float">
            <text:p>1.75349764913728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1581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75399164932015" calcext:value-type="float">
            <text:p>1.75399164932015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58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5399264932052" calcext:value-type="float">
            <text:p>1.75399264932052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1583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75424464941381" calcext:value-type="float">
            <text:p>1.75424464941381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584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75448764950377" calcext:value-type="float">
            <text:p>1.75448764950377</text:p>
          </table:table-cell>
          <table:table-cell office:value-type="float" office:value="-0.000253000093659583" calcext:value-type="float">
            <text:p>-0.00025300009366</text:p>
          </table:table-cell>
          <table:table-cell table:formula="of:=ROUND([.B1585]; 7)" office:value-type="float" office:value="-0.000253" calcext:value-type="float">
            <text:p>-0.000253</text:p>
          </table:table-cell>
          <table:table-cell/>
        </table:table-row>
        <table:table-row table:style-name="ro1">
          <table:table-cell office:value-type="float" office:value="1.75474064959743" calcext:value-type="float">
            <text:p>1.75474064959743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586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75498364968739" calcext:value-type="float">
            <text:p>1.75498364968739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1587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75523564978068" calcext:value-type="float">
            <text:p>1.75523564978068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58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5523664978105" calcext:value-type="float">
            <text:p>1.75523664978105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1589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75547864987064" calcext:value-type="float">
            <text:p>1.75547864987064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59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5547964987101" calcext:value-type="float">
            <text:p>1.75547964987101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1591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75573164996429" calcext:value-type="float">
            <text:p>1.75573164996429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59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5573264996467" calcext:value-type="float">
            <text:p>1.75573264996467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1593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75597465005425" calcext:value-type="float">
            <text:p>1.75597465005425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59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5597565005462" calcext:value-type="float">
            <text:p>1.75597565005462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1595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75622765014791" calcext:value-type="float">
            <text:p>1.75622765014791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596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75647065023787" calcext:value-type="float">
            <text:p>1.75647065023787</text:p>
          </table:table-cell>
          <table:table-cell office:value-type="float" office:value="-0.000510000188799875" calcext:value-type="float">
            <text:p>-0.0005100001888</text:p>
          </table:table-cell>
          <table:table-cell table:formula="of:=ROUND([.B1597]; 7)" office:value-type="float" office:value="-0.00051" calcext:value-type="float">
            <text:p>-0.00051</text:p>
          </table:table-cell>
          <table:table-cell/>
        </table:table-row>
        <table:table-row table:style-name="ro1">
          <table:table-cell office:value-type="float" office:value="1.75698065042667" calcext:value-type="float">
            <text:p>1.75698065042667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59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5698165042704" calcext:value-type="float">
            <text:p>1.75698165042704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1599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75747565060992" calcext:value-type="float">
            <text:p>1.75747565060992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1600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1.75797165079353" calcext:value-type="float">
            <text:p>1.75797165079353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601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75846665097678" calcext:value-type="float">
            <text:p>1.75846665097678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1602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75896165116003" calcext:value-type="float">
            <text:p>1.75896165116003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60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589626511604" calcext:value-type="float">
            <text:p>1.7589626511604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1604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75945665134327" calcext:value-type="float">
            <text:p>1.75945665134327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60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5945765134364" calcext:value-type="float">
            <text:p>1.75945765134364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1606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75995265152689" calcext:value-type="float">
            <text:p>1.7599526515268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60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5995365152726" calcext:value-type="float">
            <text:p>1.75995365152726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1608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76020465162018" calcext:value-type="float">
            <text:p>1.76020465162018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60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6020565162055" calcext:value-type="float">
            <text:p>1.76020565162055</text:p>
          </table:table-cell>
          <table:table-cell office:value-type="float" office:value="-0.000752000278387399" calcext:value-type="float">
            <text:p>-0.000752000278387</text:p>
          </table:table-cell>
          <table:table-cell table:formula="of:=ROUND([.B1610]; 7)" office:value-type="float" office:value="-0.000752" calcext:value-type="float">
            <text:p>-0.000752</text:p>
          </table:table-cell>
          <table:table-cell/>
        </table:table-row>
        <table:table-row table:style-name="ro1">
          <table:table-cell office:value-type="float" office:value="1.76095765189894" calcext:value-type="float">
            <text:p>1.76095765189894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611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76145265208219" calcext:value-type="float">
            <text:p>1.76145265208219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61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6145365208256" calcext:value-type="float">
            <text:p>1.76145365208256</text:p>
          </table:table-cell>
          <table:table-cell office:value-type="float" office:value="-0.000251000092919007" calcext:value-type="float">
            <text:p>-0.000251000092919</text:p>
          </table:table-cell>
          <table:table-cell table:formula="of:=ROUND([.B1613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76170465217547" calcext:value-type="float">
            <text:p>1.76170465217547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61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6170565217584" calcext:value-type="float">
            <text:p>1.76170565217584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1615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76194765226543" calcext:value-type="float">
            <text:p>1.76194765226543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61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619486522658" calcext:value-type="float">
            <text:p>1.7619486522658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1617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76219965235872" calcext:value-type="float">
            <text:p>1.76219965235872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61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6220065235909" calcext:value-type="float">
            <text:p>1.76220065235909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1619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76244265244868" calcext:value-type="float">
            <text:p>1.76244265244868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62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6244365244905" calcext:value-type="float">
            <text:p>1.76244365244905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1621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76269465254197" calcext:value-type="float">
            <text:p>1.76269465254197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622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76293765263193" calcext:value-type="float">
            <text:p>1.76293765263193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62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629386526323" calcext:value-type="float">
            <text:p>1.7629386526323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1624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76343265281517" calcext:value-type="float">
            <text:p>1.76343265281517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1625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1.76392865299879" calcext:value-type="float">
            <text:p>1.76392865299879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626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76442365318204" calcext:value-type="float">
            <text:p>1.76442365318204</text:p>
          </table:table-cell>
          <table:table-cell office:value-type="float" office:value="-0.000267000098842285" calcext:value-type="float">
            <text:p>-0.000267000098842</text:p>
          </table:table-cell>
          <table:table-cell table:formula="of:=ROUND([.B1627]; 7)" office:value-type="float" office:value="-0.000267" calcext:value-type="float">
            <text:p>-0.000267</text:p>
          </table:table-cell>
          <table:table-cell/>
        </table:table-row>
        <table:table-row table:style-name="ro1">
          <table:table-cell office:value-type="float" office:value="1.76469065328088" calcext:value-type="float">
            <text:p>1.76469065328088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62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6469165328125" calcext:value-type="float">
            <text:p>1.76469165328125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1629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76493365337084" calcext:value-type="float">
            <text:p>1.76493365337084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63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6493465337121" calcext:value-type="float">
            <text:p>1.76493465337121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631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76542965355445" calcext:value-type="float">
            <text:p>1.76542965355445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632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7659246537377" calcext:value-type="float">
            <text:p>1.7659246537377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1633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76617665383099" calcext:value-type="float">
            <text:p>1.76617665383099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63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6617765383136" calcext:value-type="float">
            <text:p>1.76617765383136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1635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76641965392095" calcext:value-type="float">
            <text:p>1.76641965392095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63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6642065392132" calcext:value-type="float">
            <text:p>1.76642065392132</text:p>
          </table:table-cell>
          <table:table-cell office:value-type="float" office:value="-0.000253000093659583" calcext:value-type="float">
            <text:p>-0.00025300009366</text:p>
          </table:table-cell>
          <table:table-cell table:formula="of:=ROUND([.B1637]; 7)" office:value-type="float" office:value="-0.000253" calcext:value-type="float">
            <text:p>-0.000253</text:p>
          </table:table-cell>
          <table:table-cell/>
        </table:table-row>
        <table:table-row table:style-name="ro1">
          <table:table-cell office:value-type="float" office:value="1.76667365401498" calcext:value-type="float">
            <text:p>1.76667365401498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1638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76691565410457" calcext:value-type="float">
            <text:p>1.76691565410457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63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6691665410494" calcext:value-type="float">
            <text:p>1.76691665410494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640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76741165428818" calcext:value-type="float">
            <text:p>1.76741165428818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641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76790665447143" calcext:value-type="float">
            <text:p>1.76790665447143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1642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1.76840265465505" calcext:value-type="float">
            <text:p>1.76840265465505</text:p>
          </table:table-cell>
          <table:table-cell office:value-type="float" office:value="-0.000509000188429587" calcext:value-type="float">
            <text:p>-0.00050900018843</text:p>
          </table:table-cell>
          <table:table-cell table:formula="of:=ROUND([.B1643]; 7)" office:value-type="float" office:value="-0.000509" calcext:value-type="float">
            <text:p>-0.000509</text:p>
          </table:table-cell>
          <table:table-cell/>
        </table:table-row>
        <table:table-row table:style-name="ro1">
          <table:table-cell office:value-type="float" office:value="1.76891165484348" calcext:value-type="float">
            <text:p>1.76891165484348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64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6891265484385" calcext:value-type="float">
            <text:p>1.76891265484385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645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76940765502709" calcext:value-type="float">
            <text:p>1.76940765502709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646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76990265521034" calcext:value-type="float">
            <text:p>1.76990265521034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1647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77039765539359" calcext:value-type="float">
            <text:p>1.7703976553935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64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7039865539396" calcext:value-type="float">
            <text:p>1.77039865539396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1649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77064965548688" calcext:value-type="float">
            <text:p>1.77064965548688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65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7065065548725" calcext:value-type="float">
            <text:p>1.77065065548725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651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7708936555772" calcext:value-type="float">
            <text:p>1.7708936555772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1652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77138765576008" calcext:value-type="float">
            <text:p>1.77138765576008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65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7138865576045" calcext:value-type="float">
            <text:p>1.77138865576045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654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7718836559437" calcext:value-type="float">
            <text:p>1.7718836559437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65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7188465594407" calcext:value-type="float">
            <text:p>1.77188465594407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1656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77237865612694" calcext:value-type="float">
            <text:p>1.77237865612694</text:p>
          </table:table-cell>
          <table:table-cell office:value-type="float" office:value="-0.000267000098842285" calcext:value-type="float">
            <text:p>-0.000267000098842</text:p>
          </table:table-cell>
          <table:table-cell table:formula="of:=ROUND([.B1657]; 7)" office:value-type="float" office:value="-0.000267" calcext:value-type="float">
            <text:p>-0.000267</text:p>
          </table:table-cell>
          <table:table-cell/>
        </table:table-row>
        <table:table-row table:style-name="ro1">
          <table:table-cell office:value-type="float" office:value="1.77264565622579" calcext:value-type="float">
            <text:p>1.77264565622579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65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7264665622616" calcext:value-type="float">
            <text:p>1.77264665622616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1659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77288865631574" calcext:value-type="float">
            <text:p>1.77288865631574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66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7288965631612" calcext:value-type="float">
            <text:p>1.77288965631612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1661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7731416564094" calcext:value-type="float">
            <text:p>1.7731416564094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66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7314265640977" calcext:value-type="float">
            <text:p>1.77314265640977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1663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77338465649936" calcext:value-type="float">
            <text:p>1.77338465649936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66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7338565649973" calcext:value-type="float">
            <text:p>1.77338565649973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1665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77363765659302" calcext:value-type="float">
            <text:p>1.77363765659302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666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77388065668298" calcext:value-type="float">
            <text:p>1.77388065668298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1667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77413265677627" calcext:value-type="float">
            <text:p>1.77413265677627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66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7413365677664" calcext:value-type="float">
            <text:p>1.77413365677664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1669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77437565686623" calcext:value-type="float">
            <text:p>1.77437565686623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67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743766568666" calcext:value-type="float">
            <text:p>1.7743766568666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1671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77462865695989" calcext:value-type="float">
            <text:p>1.7746286569598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67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7462965696026" calcext:value-type="float">
            <text:p>1.77462965696026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1673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77487165704984" calcext:value-type="float">
            <text:p>1.77487165704984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67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7487265705021" calcext:value-type="float">
            <text:p>1.77487265705021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1675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77536765723346" calcext:value-type="float">
            <text:p>1.77536765723346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67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7536865723383" calcext:value-type="float">
            <text:p>1.77536865723383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1677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77561965732675" calcext:value-type="float">
            <text:p>1.77561965732675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678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77586265741671" calcext:value-type="float">
            <text:p>1.77586265741671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67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7586365741708" calcext:value-type="float">
            <text:p>1.77586365741708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1680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77611465751" calcext:value-type="float">
            <text:p>1.77611465751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681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77635765759995" calcext:value-type="float">
            <text:p>1.77635765759995</text:p>
          </table:table-cell>
          <table:table-cell office:value-type="float" office:value="-0.000509000188429587" calcext:value-type="float">
            <text:p>-0.00050900018843</text:p>
          </table:table-cell>
          <table:table-cell table:formula="of:=ROUND([.B1682]; 7)" office:value-type="float" office:value="-0.000509" calcext:value-type="float">
            <text:p>-0.000509</text:p>
          </table:table-cell>
          <table:table-cell/>
        </table:table-row>
        <table:table-row table:style-name="ro1">
          <table:table-cell office:value-type="float" office:value="1.77686665778838" calcext:value-type="float">
            <text:p>1.77686665778838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68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7686765778875" calcext:value-type="float">
            <text:p>1.77686765778875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684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777362657972" calcext:value-type="float">
            <text:p>1.777362657972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68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7736365797237" calcext:value-type="float">
            <text:p>1.77736365797237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1686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77785765815525" calcext:value-type="float">
            <text:p>1.77785765815525</text:p>
          </table:table-cell>
          <table:table-cell office:value-type="float" office:value="-0.000253000093659361" calcext:value-type="float">
            <text:p>-0.000253000093659</text:p>
          </table:table-cell>
          <table:table-cell table:formula="of:=ROUND([.B1687]; 7)" office:value-type="float" office:value="-0.000253" calcext:value-type="float">
            <text:p>-0.000253</text:p>
          </table:table-cell>
          <table:table-cell/>
        </table:table-row>
        <table:table-row table:style-name="ro1">
          <table:table-cell office:value-type="float" office:value="1.77811065824891" calcext:value-type="float">
            <text:p>1.77811065824891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688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77835365833886" calcext:value-type="float">
            <text:p>1.77835365833886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1689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1.77884965852248" calcext:value-type="float">
            <text:p>1.77884965852248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1690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7791006586154" calcext:value-type="float">
            <text:p>1.7791006586154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69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7910165861577" calcext:value-type="float">
            <text:p>1.77910165861577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1692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77934365870536" calcext:value-type="float">
            <text:p>1.77934365870536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69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7934465870573" calcext:value-type="float">
            <text:p>1.77934465870573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1694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77983865888861" calcext:value-type="float">
            <text:p>1.77983865888861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69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7983965888898" calcext:value-type="float">
            <text:p>1.77983965888898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696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78033465907222" calcext:value-type="float">
            <text:p>1.78033465907222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69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8033565907259" calcext:value-type="float">
            <text:p>1.78033565907259</text:p>
          </table:table-cell>
          <table:table-cell office:value-type="float" office:value="-0.000253000093659583" calcext:value-type="float">
            <text:p>-0.00025300009366</text:p>
          </table:table-cell>
          <table:table-cell table:formula="of:=ROUND([.B1698]; 7)" office:value-type="float" office:value="-0.000253" calcext:value-type="float">
            <text:p>-0.000253</text:p>
          </table:table-cell>
          <table:table-cell/>
        </table:table-row>
        <table:table-row table:style-name="ro1">
          <table:table-cell office:value-type="float" office:value="1.78058865916625" calcext:value-type="float">
            <text:p>1.78058865916625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69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78058965916662" calcext:value-type="float">
            <text:p>1.78058965916662</text:p>
          </table:table-cell>
          <table:table-cell office:value-type="float" office:value="-0.0514740190554601" calcext:value-type="float">
            <text:p>-0.05147401905546</text:p>
          </table:table-cell>
          <table:table-cell table:formula="of:=ROUND([.B1700]; 7)" office:value-type="float" office:value="-0.051474" calcext:value-type="float">
            <text:p>-0.051474</text:p>
          </table:table-cell>
          <table:table-cell/>
        </table:table-row>
        <table:table-row table:style-name="ro1">
          <table:table-cell office:value-type="float" office:value="1.83206367822208" calcext:value-type="float">
            <text:p>1.83206367822208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70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83206467822245" calcext:value-type="float">
            <text:p>1.83206467822245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1702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83230667831204" calcext:value-type="float">
            <text:p>1.83230667831204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70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83230767831241" calcext:value-type="float">
            <text:p>1.83230767831241</text:p>
          </table:table-cell>
          <table:table-cell office:value-type="float" office:value="-0.000488000180655535" calcext:value-type="float">
            <text:p>-0.000488000180656</text:p>
          </table:table-cell>
          <table:table-cell table:formula="of:=ROUND([.B1704]; 7)" office:value-type="float" office:value="-0.000488" calcext:value-type="float">
            <text:p>-0.000488</text:p>
          </table:table-cell>
          <table:table-cell/>
        </table:table-row>
        <table:table-row table:style-name="ro1">
          <table:table-cell office:value-type="float" office:value="1.83279567849307" calcext:value-type="float">
            <text:p>1.83279567849307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70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83279667849344" calcext:value-type="float">
            <text:p>1.83279667849344</text:p>
          </table:table-cell>
          <table:table-cell office:value-type="float" office:value="-0.000492000182136465" calcext:value-type="float">
            <text:p>-0.000492000182136</text:p>
          </table:table-cell>
          <table:table-cell table:formula="of:=ROUND([.B1706]; 7)" office:value-type="float" office:value="-0.000492" calcext:value-type="float">
            <text:p>-0.000492</text:p>
          </table:table-cell>
          <table:table-cell/>
        </table:table-row>
        <table:table-row table:style-name="ro1">
          <table:table-cell office:value-type="float" office:value="1.83328867867557" calcext:value-type="float">
            <text:p>1.83328867867557</text:p>
          </table:table-cell>
          <table:table-cell office:value-type="float" office:value="-0.000489000181025601" calcext:value-type="float">
            <text:p>-0.000489000181026</text:p>
          </table:table-cell>
          <table:table-cell table:formula="of:=ROUND([.B1707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8337776788566" calcext:value-type="float">
            <text:p>1.8337776788566</text:p>
          </table:table-cell>
          <table:table-cell office:value-type="float" office:value="-0.000492000182136465" calcext:value-type="float">
            <text:p>-0.000492000182136</text:p>
          </table:table-cell>
          <table:table-cell table:formula="of:=ROUND([.B1708]; 7)" office:value-type="float" office:value="-0.000492" calcext:value-type="float">
            <text:p>-0.000492</text:p>
          </table:table-cell>
          <table:table-cell/>
        </table:table-row>
        <table:table-row table:style-name="ro1">
          <table:table-cell office:value-type="float" office:value="1.83426967903874" calcext:value-type="float">
            <text:p>1.83426967903874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1709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83475867921976" calcext:value-type="float">
            <text:p>1.83475867921976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71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83475967922013" calcext:value-type="float">
            <text:p>1.83475967922013</text:p>
          </table:table-cell>
          <table:table-cell office:value-type="float" office:value="-0.000491000181766177" calcext:value-type="float">
            <text:p>-0.000491000181766</text:p>
          </table:table-cell>
          <table:table-cell table:formula="of:=ROUND([.B1711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1.8352506794019" calcext:value-type="float">
            <text:p>1.8352506794019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1712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83573967958292" calcext:value-type="float">
            <text:p>1.83573967958292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71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83574067958329" calcext:value-type="float">
            <text:p>1.83574067958329</text:p>
          </table:table-cell>
          <table:table-cell office:value-type="float" office:value="-0.000491000181766177" calcext:value-type="float">
            <text:p>-0.000491000181766</text:p>
          </table:table-cell>
          <table:table-cell table:formula="of:=ROUND([.B1714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1.83623167976506" calcext:value-type="float">
            <text:p>1.83623167976506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71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83623267976543" calcext:value-type="float">
            <text:p>1.83623267976543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1716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83672167994646" calcext:value-type="float">
            <text:p>1.83672167994646</text:p>
          </table:table-cell>
          <table:table-cell office:value-type="float" office:value="-0.000251000092919007" calcext:value-type="float">
            <text:p>-0.000251000092919</text:p>
          </table:table-cell>
          <table:table-cell table:formula="of:=ROUND([.B1717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83697268003937" calcext:value-type="float">
            <text:p>1.83697268003937</text:p>
          </table:table-cell>
          <table:table-cell office:value-type="float" office:value="-0.00358900132863282" calcext:value-type="float">
            <text:p>-0.003589001328633</text:p>
          </table:table-cell>
          <table:table-cell table:formula="of:=ROUND([.B1718]; 7)" office:value-type="float" office:value="-0.003589" calcext:value-type="float">
            <text:p>-0.003589</text:p>
          </table:table-cell>
          <table:table-cell/>
        </table:table-row>
        <table:table-row table:style-name="ro1">
          <table:table-cell office:value-type="float" office:value="1.84056168136801" calcext:value-type="float">
            <text:p>1.84056168136801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719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84080468145796" calcext:value-type="float">
            <text:p>1.84080468145796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1720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84129368163899" calcext:value-type="float">
            <text:p>1.84129368163899</text:p>
          </table:table-cell>
          <table:table-cell office:value-type="float" office:value="-0.000492000182136465" calcext:value-type="float">
            <text:p>-0.000492000182136</text:p>
          </table:table-cell>
          <table:table-cell table:formula="of:=ROUND([.B1721]; 7)" office:value-type="float" office:value="-0.000492" calcext:value-type="float">
            <text:p>-0.000492</text:p>
          </table:table-cell>
          <table:table-cell/>
        </table:table-row>
        <table:table-row table:style-name="ro1">
          <table:table-cell office:value-type="float" office:value="1.84178568182113" calcext:value-type="float">
            <text:p>1.84178568182113</text:p>
          </table:table-cell>
          <table:table-cell office:value-type="float" office:value="-0.000489000181025601" calcext:value-type="float">
            <text:p>-0.000489000181026</text:p>
          </table:table-cell>
          <table:table-cell table:formula="of:=ROUND([.B1722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84227468200215" calcext:value-type="float">
            <text:p>1.84227468200215</text:p>
          </table:table-cell>
          <table:table-cell office:value-type="float" office:value="-0.000491000181766177" calcext:value-type="float">
            <text:p>-0.000491000181766</text:p>
          </table:table-cell>
          <table:table-cell table:formula="of:=ROUND([.B1723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1.84276568218392" calcext:value-type="float">
            <text:p>1.84276568218392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72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84276668218429" calcext:value-type="float">
            <text:p>1.84276668218429</text:p>
          </table:table-cell>
          <table:table-cell office:value-type="float" office:value="-0.000489000181025601" calcext:value-type="float">
            <text:p>-0.000489000181026</text:p>
          </table:table-cell>
          <table:table-cell table:formula="of:=ROUND([.B1725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84325568236531" calcext:value-type="float">
            <text:p>1.84325568236531</text:p>
          </table:table-cell>
          <table:table-cell office:value-type="float" office:value="-0.000491000181766177" calcext:value-type="float">
            <text:p>-0.000491000181766</text:p>
          </table:table-cell>
          <table:table-cell table:formula="of:=ROUND([.B1726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1.84374668254708" calcext:value-type="float">
            <text:p>1.84374668254708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72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84374768254745" calcext:value-type="float">
            <text:p>1.84374768254745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1728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84423668272848" calcext:value-type="float">
            <text:p>1.84423668272848</text:p>
          </table:table-cell>
          <table:table-cell office:value-type="float" office:value="-0.000264000097731643" calcext:value-type="float">
            <text:p>-0.000264000097732</text:p>
          </table:table-cell>
          <table:table-cell table:formula="of:=ROUND([.B1729]; 7)" office:value-type="float" office:value="-0.000264" calcext:value-type="float">
            <text:p>-0.000264</text:p>
          </table:table-cell>
          <table:table-cell/>
        </table:table-row>
        <table:table-row table:style-name="ro1">
          <table:table-cell office:value-type="float" office:value="1.84450068282621" calcext:value-type="float">
            <text:p>1.84450068282621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73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84450168282658" calcext:value-type="float">
            <text:p>1.84450168282658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1731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84474368291617" calcext:value-type="float">
            <text:p>1.84474368291617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732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84523868309941" calcext:value-type="float">
            <text:p>1.84523868309941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73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84523968309978" calcext:value-type="float">
            <text:p>1.84523968309978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1734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84549168319307" calcext:value-type="float">
            <text:p>1.84549168319307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735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84573468328303" calcext:value-type="float">
            <text:p>1.84573468328303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736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84622968346628" calcext:value-type="float">
            <text:p>1.84622968346628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73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84623068346665" calcext:value-type="float">
            <text:p>1.84623068346665</text:p>
          </table:table-cell>
          <table:table-cell office:value-type="float" office:value="-0.000251000092919007" calcext:value-type="float">
            <text:p>-0.000251000092919</text:p>
          </table:table-cell>
          <table:table-cell table:formula="of:=ROUND([.B1738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84648168355957" calcext:value-type="float">
            <text:p>1.84648168355957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73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84648268355994" calcext:value-type="float">
            <text:p>1.84648268355994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1740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84672468364952" calcext:value-type="float">
            <text:p>1.84672468364952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74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84672568364989" calcext:value-type="float">
            <text:p>1.84672568364989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1742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84721968383277" calcext:value-type="float">
            <text:p>1.84721968383277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74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84722068383314" calcext:value-type="float">
            <text:p>1.84722068383314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1744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84747268392643" calcext:value-type="float">
            <text:p>1.84747268392643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74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8474736839268" calcext:value-type="float">
            <text:p>1.8474736839268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1746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84771568401639" calcext:value-type="float">
            <text:p>1.84771568401639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1747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1.84821168420001" calcext:value-type="float">
            <text:p>1.84821168420001</text:p>
          </table:table-cell>
          <table:table-cell office:value-type="float" office:value="-0.000266000098472219" calcext:value-type="float">
            <text:p>-0.000266000098472</text:p>
          </table:table-cell>
          <table:table-cell table:formula="of:=ROUND([.B1748]; 7)" office:value-type="float" office:value="-0.000266" calcext:value-type="float">
            <text:p>-0.000266</text:p>
          </table:table-cell>
          <table:table-cell/>
        </table:table-row>
        <table:table-row table:style-name="ro1">
          <table:table-cell office:value-type="float" office:value="1.84847768429848" calcext:value-type="float">
            <text:p>1.84847768429848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74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84847868429885" calcext:value-type="float">
            <text:p>1.84847868429885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1750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84872068438844" calcext:value-type="float">
            <text:p>1.84872068438844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75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84872168438881" calcext:value-type="float">
            <text:p>1.84872168438881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1752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84897268448172" calcext:value-type="float">
            <text:p>1.84897268448172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75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84897368448209" calcext:value-type="float">
            <text:p>1.84897368448209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1754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84921568457168" calcext:value-type="float">
            <text:p>1.84921568457168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75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84921668457205" calcext:value-type="float">
            <text:p>1.84921668457205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1756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84946768466497" calcext:value-type="float">
            <text:p>1.84946768466497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75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84946868466534" calcext:value-type="float">
            <text:p>1.84946868466534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1758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84971068475493" calcext:value-type="float">
            <text:p>1.84971068475493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75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8497116847553" calcext:value-type="float">
            <text:p>1.8497116847553</text:p>
          </table:table-cell>
          <table:table-cell office:value-type="float" office:value="-0.000251000092919007" calcext:value-type="float">
            <text:p>-0.000251000092919</text:p>
          </table:table-cell>
          <table:table-cell table:formula="of:=ROUND([.B1760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84996268484822" calcext:value-type="float">
            <text:p>1.84996268484822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761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85020568493818" calcext:value-type="float">
            <text:p>1.85020568493818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76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85020668493855" calcext:value-type="float">
            <text:p>1.85020668493855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1763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85045768503147" calcext:value-type="float">
            <text:p>1.85045768503147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76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85045868503184" calcext:value-type="float">
            <text:p>1.85045868503184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1765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85070068512142" calcext:value-type="float">
            <text:p>1.85070068512142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766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85119568530467" calcext:value-type="float">
            <text:p>1.85119568530467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1767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1.85169168548829" calcext:value-type="float">
            <text:p>1.85169168548829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768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85218668567153" calcext:value-type="float">
            <text:p>1.85218668567153</text:p>
          </table:table-cell>
          <table:table-cell office:value-type="float" office:value="-0.000267000098842285" calcext:value-type="float">
            <text:p>-0.000267000098842</text:p>
          </table:table-cell>
          <table:table-cell table:formula="of:=ROUND([.B1769]; 7)" office:value-type="float" office:value="-0.000267" calcext:value-type="float">
            <text:p>-0.000267</text:p>
          </table:table-cell>
          <table:table-cell/>
        </table:table-row>
        <table:table-row table:style-name="ro1">
          <table:table-cell office:value-type="float" office:value="1.85245368577038" calcext:value-type="float">
            <text:p>1.85245368577038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77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85245468577075" calcext:value-type="float">
            <text:p>1.85245468577075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1771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85269668586033" calcext:value-type="float">
            <text:p>1.85269668586033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1772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1.85319268604395" calcext:value-type="float">
            <text:p>1.85319268604395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773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8536876862272" calcext:value-type="float">
            <text:p>1.8536876862272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1774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85393968632049" calcext:value-type="float">
            <text:p>1.85393968632049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77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85394068632086" calcext:value-type="float">
            <text:p>1.85394068632086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1776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85418268641044" calcext:value-type="float">
            <text:p>1.85418268641044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77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85418368641081" calcext:value-type="float">
            <text:p>1.85418368641081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1778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8544356865041" calcext:value-type="float">
            <text:p>1.8544356865041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77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85443668650447" calcext:value-type="float">
            <text:p>1.85443668650447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1780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85467868659406" calcext:value-type="float">
            <text:p>1.85467868659406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78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85467968659443" calcext:value-type="float">
            <text:p>1.85467968659443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1782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85493168668772" calcext:value-type="float">
            <text:p>1.85493168668772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783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85517468677768" calcext:value-type="float">
            <text:p>1.85517468677768</text:p>
          </table:table-cell>
          <table:table-cell office:value-type="float" office:value="-0.000253000093659583" calcext:value-type="float">
            <text:p>-0.00025300009366</text:p>
          </table:table-cell>
          <table:table-cell table:formula="of:=ROUND([.B1784]; 7)" office:value-type="float" office:value="-0.000253" calcext:value-type="float">
            <text:p>-0.000253</text:p>
          </table:table-cell>
          <table:table-cell/>
        </table:table-row>
        <table:table-row table:style-name="ro1">
          <table:table-cell office:value-type="float" office:value="1.85542768687134" calcext:value-type="float">
            <text:p>1.85542768687134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785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8556706869613" calcext:value-type="float">
            <text:p>1.8556706869613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1786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85592268705459" calcext:value-type="float">
            <text:p>1.8559226870545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78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85592368705496" calcext:value-type="float">
            <text:p>1.85592368705496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1788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85616568714454" calcext:value-type="float">
            <text:p>1.85616568714454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78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85616668714491" calcext:value-type="float">
            <text:p>1.85616668714491</text:p>
          </table:table-cell>
          <table:table-cell office:value-type="float" office:value="-0.000510000188799875" calcext:value-type="float">
            <text:p>-0.0005100001888</text:p>
          </table:table-cell>
          <table:table-cell table:formula="of:=ROUND([.B1790]; 7)" office:value-type="float" office:value="-0.00051" calcext:value-type="float">
            <text:p>-0.00051</text:p>
          </table:table-cell>
          <table:table-cell/>
        </table:table-row>
        <table:table-row table:style-name="ro1">
          <table:table-cell office:value-type="float" office:value="1.85667668733371" calcext:value-type="float">
            <text:p>1.85667668733371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1791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85717168751696" calcext:value-type="float">
            <text:p>1.85717168751696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792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85766668770021" calcext:value-type="float">
            <text:p>1.85766668770021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79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85766768770058" calcext:value-type="float">
            <text:p>1.85766768770058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1794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85816168788345" calcext:value-type="float">
            <text:p>1.85816168788345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79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85816268788382" calcext:value-type="float">
            <text:p>1.85816268788382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796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85865768806707" calcext:value-type="float">
            <text:p>1.85865768806707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797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85915268825032" calcext:value-type="float">
            <text:p>1.85915268825032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1798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1.85964868843394" calcext:value-type="float">
            <text:p>1.85964868843394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1799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85990068852722" calcext:value-type="float">
            <text:p>1.85990068852722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800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86014368861718" calcext:value-type="float">
            <text:p>1.86014368861718</text:p>
          </table:table-cell>
          <table:table-cell office:value-type="float" office:value="-0.000509000188429587" calcext:value-type="float">
            <text:p>-0.00050900018843</text:p>
          </table:table-cell>
          <table:table-cell table:formula="of:=ROUND([.B1801]; 7)" office:value-type="float" office:value="-0.000509" calcext:value-type="float">
            <text:p>-0.000509</text:p>
          </table:table-cell>
          <table:table-cell/>
        </table:table-row>
        <table:table-row table:style-name="ro1">
          <table:table-cell office:value-type="float" office:value="1.86065268880561" calcext:value-type="float">
            <text:p>1.86065268880561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80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86065368880598" calcext:value-type="float">
            <text:p>1.86065368880598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803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86114868898923" calcext:value-type="float">
            <text:p>1.86114868898923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1804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86140068908252" calcext:value-type="float">
            <text:p>1.86140068908252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805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86164368917248" calcext:value-type="float">
            <text:p>1.86164368917248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1806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86189568926577" calcext:value-type="float">
            <text:p>1.86189568926577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807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86213868935572" calcext:value-type="float">
            <text:p>1.86213868935572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1808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86239068944901" calcext:value-type="float">
            <text:p>1.86239068944901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809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86263368953897" calcext:value-type="float">
            <text:p>1.86263368953897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810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86312868972222" calcext:value-type="float">
            <text:p>1.86312868972222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811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86362368990546" calcext:value-type="float">
            <text:p>1.86362368990546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81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86362468990583" calcext:value-type="float">
            <text:p>1.86362468990583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1813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86411869008871" calcext:value-type="float">
            <text:p>1.86411869008871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81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86411969008908" calcext:value-type="float">
            <text:p>1.86411969008908</text:p>
          </table:table-cell>
          <table:table-cell office:value-type="float" office:value="-0.000267000098842285" calcext:value-type="float">
            <text:p>-0.000267000098842</text:p>
          </table:table-cell>
          <table:table-cell table:formula="of:=ROUND([.B1815]; 7)" office:value-type="float" office:value="-0.000267" calcext:value-type="float">
            <text:p>-0.000267</text:p>
          </table:table-cell>
          <table:table-cell/>
        </table:table-row>
        <table:table-row table:style-name="ro1">
          <table:table-cell office:value-type="float" office:value="1.86438669018792" calcext:value-type="float">
            <text:p>1.86438669018792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816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86462969027788" calcext:value-type="float">
            <text:p>1.86462969027788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817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86512469046113" calcext:value-type="float">
            <text:p>1.86512469046113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81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8651256904615" calcext:value-type="float">
            <text:p>1.8651256904615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1819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86561969064437" calcext:value-type="float">
            <text:p>1.86561969064437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82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86562069064474" calcext:value-type="float">
            <text:p>1.86562069064474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1821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86587269073803" calcext:value-type="float">
            <text:p>1.86587269073803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82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8658736907384" calcext:value-type="float">
            <text:p>1.8658736907384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1823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86611569082799" calcext:value-type="float">
            <text:p>1.86611569082799</text:p>
          </table:table-cell>
          <table:table-cell office:value-type="float" office:value="-0.000253000093659361" calcext:value-type="float">
            <text:p>-0.000253000093659</text:p>
          </table:table-cell>
          <table:table-cell table:formula="of:=ROUND([.B1824]; 7)" office:value-type="float" office:value="-0.000253" calcext:value-type="float">
            <text:p>-0.000253</text:p>
          </table:table-cell>
          <table:table-cell/>
        </table:table-row>
        <table:table-row table:style-name="ro1">
          <table:table-cell office:value-type="float" office:value="1.86636869092165" calcext:value-type="float">
            <text:p>1.86636869092165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825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86661169101161" calcext:value-type="float">
            <text:p>1.86661169101161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1826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86710669119486" calcext:value-type="float">
            <text:p>1.86710669119486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82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86710769119523" calcext:value-type="float">
            <text:p>1.86710769119523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1828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8676016913781" calcext:value-type="float">
            <text:p>1.8676016913781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82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86760269137847" calcext:value-type="float">
            <text:p>1.86760269137847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1830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86809769156172" calcext:value-type="float">
            <text:p>1.86809769156172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83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86809869156209" calcext:value-type="float">
            <text:p>1.86809869156209</text:p>
          </table:table-cell>
          <table:table-cell office:value-type="float" office:value="-0.000509000188429809" calcext:value-type="float">
            <text:p>-0.00050900018843</text:p>
          </table:table-cell>
          <table:table-cell table:formula="of:=ROUND([.B1832]; 7)" office:value-type="float" office:value="-0.000509" calcext:value-type="float">
            <text:p>-0.000509</text:p>
          </table:table-cell>
          <table:table-cell/>
        </table:table-row>
        <table:table-row table:style-name="ro1">
          <table:table-cell office:value-type="float" office:value="1.86860769175052" calcext:value-type="float">
            <text:p>1.86860769175052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833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86910269193377" calcext:value-type="float">
            <text:p>1.86910269193377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83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86910369193414" calcext:value-type="float">
            <text:p>1.86910369193414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1835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86959769211701" calcext:value-type="float">
            <text:p>1.86959769211701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83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86959869211738" calcext:value-type="float">
            <text:p>1.86959869211738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837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87009369230063" calcext:value-type="float">
            <text:p>1.87009369230063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1838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87034569239392" calcext:value-type="float">
            <text:p>1.87034569239392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839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87058869248388" calcext:value-type="float">
            <text:p>1.87058869248388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84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87058969248425" calcext:value-type="float">
            <text:p>1.87058969248425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1841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87108369266712" calcext:value-type="float">
            <text:p>1.87108369266712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1842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1.87157969285074" calcext:value-type="float">
            <text:p>1.87157969285074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1843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87207369303362" calcext:value-type="float">
            <text:p>1.87207369303362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84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87207469303399" calcext:value-type="float">
            <text:p>1.87207469303399</text:p>
          </table:table-cell>
          <table:table-cell office:value-type="float" office:value="-0.000267000098842285" calcext:value-type="float">
            <text:p>-0.000267000098842</text:p>
          </table:table-cell>
          <table:table-cell table:formula="of:=ROUND([.B1845]; 7)" office:value-type="float" office:value="-0.000267" calcext:value-type="float">
            <text:p>-0.000267</text:p>
          </table:table-cell>
          <table:table-cell/>
        </table:table-row>
        <table:table-row table:style-name="ro1">
          <table:table-cell office:value-type="float" office:value="1.87234169313283" calcext:value-type="float">
            <text:p>1.87234169313283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846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87258469322279" calcext:value-type="float">
            <text:p>1.87258469322279</text:p>
          </table:table-cell>
          <table:table-cell office:value-type="float" office:value="-0.000253000093659583" calcext:value-type="float">
            <text:p>-0.00025300009366</text:p>
          </table:table-cell>
          <table:table-cell table:formula="of:=ROUND([.B1847]; 7)" office:value-type="float" office:value="-0.000253" calcext:value-type="float">
            <text:p>-0.000253</text:p>
          </table:table-cell>
          <table:table-cell/>
        </table:table-row>
        <table:table-row table:style-name="ro1">
          <table:table-cell office:value-type="float" office:value="1.87283769331645" calcext:value-type="float">
            <text:p>1.87283769331645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848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87308069340641" calcext:value-type="float">
            <text:p>1.87308069340641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1849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87333269349969" calcext:value-type="float">
            <text:p>1.87333269349969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85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87333369350007" calcext:value-type="float">
            <text:p>1.87333369350007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1851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87357569358965" calcext:value-type="float">
            <text:p>1.87357569358965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85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87357669359002" calcext:value-type="float">
            <text:p>1.87357669359002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1853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87382869368331" calcext:value-type="float">
            <text:p>1.87382869368331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85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87382969368368" calcext:value-type="float">
            <text:p>1.87382969368368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1855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87407169377327" calcext:value-type="float">
            <text:p>1.87407169377327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85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87407269377364" calcext:value-type="float">
            <text:p>1.87407269377364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1857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87432469386693" calcext:value-type="float">
            <text:p>1.87432469386693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858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87456769395689" calcext:value-type="float">
            <text:p>1.87456769395689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1859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1.8750636941405" calcext:value-type="float">
            <text:p>1.8750636941405</text:p>
          </table:table-cell>
          <table:table-cell office:value-type="float" office:value="-0.000251000092919007" calcext:value-type="float">
            <text:p>-0.000251000092919</text:p>
          </table:table-cell>
          <table:table-cell table:formula="of:=ROUND([.B1860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87531469423342" calcext:value-type="float">
            <text:p>1.87531469423342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86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87531569423379" calcext:value-type="float">
            <text:p>1.87531569423379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862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87555869432375" calcext:value-type="float">
            <text:p>1.87555869432375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1863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87580969441667" calcext:value-type="float">
            <text:p>1.87580969441667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86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87581069441704" calcext:value-type="float">
            <text:p>1.87581069441704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1865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87605269450663" calcext:value-type="float">
            <text:p>1.87605269450663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86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876053694507" calcext:value-type="float">
            <text:p>1.876053694507</text:p>
          </table:table-cell>
          <table:table-cell office:value-type="float" office:value="-0.000509000188429809" calcext:value-type="float">
            <text:p>-0.00050900018843</text:p>
          </table:table-cell>
          <table:table-cell table:formula="of:=ROUND([.B1867]; 7)" office:value-type="float" office:value="-0.000509" calcext:value-type="float">
            <text:p>-0.000509</text:p>
          </table:table-cell>
          <table:table-cell/>
        </table:table-row>
        <table:table-row table:style-name="ro1">
          <table:table-cell office:value-type="float" office:value="1.87656269469543" calcext:value-type="float">
            <text:p>1.87656269469543</text:p>
          </table:table-cell>
          <table:table-cell office:value-type="float" office:value="-0.000496000183616951" calcext:value-type="float">
            <text:p>-0.000496000183617</text:p>
          </table:table-cell>
          <table:table-cell table:formula="of:=ROUND([.B1868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1.87705869487904" calcext:value-type="float">
            <text:p>1.87705869487904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1869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87755369506229" calcext:value-type="float">
            <text:p>1.87755369506229</text:p>
          </table:table-cell>
          <table:table-cell office:value-type="float" office:value="-0.000253000093659583" calcext:value-type="float">
            <text:p>-0.00025300009366</text:p>
          </table:table-cell>
          <table:table-cell table:formula="of:=ROUND([.B1870]; 7)" office:value-type="float" office:value="-0.000253" calcext:value-type="float">
            <text:p>-0.000253</text:p>
          </table:table-cell>
          <table:table-cell/>
        </table:table-row>
        <table:table-row table:style-name="ro1">
          <table:table-cell office:value-type="float" office:value="1.87780669515595" calcext:value-type="float">
            <text:p>1.87780669515595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1871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87804869524554" calcext:value-type="float">
            <text:p>1.87804869524554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87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87804969524591" calcext:value-type="float">
            <text:p>1.87804969524591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873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87854469542916" calcext:value-type="float">
            <text:p>1.87854469542916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87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87854569542953" calcext:value-type="float">
            <text:p>1.87854569542953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1875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87879669552244" calcext:value-type="float">
            <text:p>1.87879669552244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876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8790396956124" calcext:value-type="float">
            <text:p>1.8790396956124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87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87904069561277" calcext:value-type="float">
            <text:p>1.87904069561277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1878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87953469579565" calcext:value-type="float">
            <text:p>1.87953469579565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1879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1.88003069597927" calcext:value-type="float">
            <text:p>1.88003069597927</text:p>
          </table:table-cell>
          <table:table-cell office:value-type="float" office:value="-0.000254000094029649" calcext:value-type="float">
            <text:p>-0.00025400009403</text:p>
          </table:table-cell>
          <table:table-cell table:formula="of:=ROUND([.B1880]; 7)" office:value-type="float" office:value="-0.000254" calcext:value-type="float">
            <text:p>-0.000254</text:p>
          </table:table-cell>
          <table:table-cell/>
        </table:table-row>
        <table:table-row table:style-name="ro1">
          <table:table-cell office:value-type="float" office:value="1.8802846960733" calcext:value-type="float">
            <text:p>1.8802846960733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88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88028569607367" calcext:value-type="float">
            <text:p>1.88028569607367</text:p>
          </table:table-cell>
          <table:table-cell office:value-type="float" office:value="-0.0514740190554601" calcext:value-type="float">
            <text:p>-0.05147401905546</text:p>
          </table:table-cell>
          <table:table-cell table:formula="of:=ROUND([.B1882]; 7)" office:value-type="float" office:value="-0.051474" calcext:value-type="float">
            <text:p>-0.051474</text:p>
          </table:table-cell>
          <table:table-cell/>
        </table:table-row>
        <table:table-row table:style-name="ro1">
          <table:table-cell office:value-type="float" office:value="1.93175971512913" calcext:value-type="float">
            <text:p>1.93175971512913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883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93200271521908" calcext:value-type="float">
            <text:p>1.93200271521908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1884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93249171540011" calcext:value-type="float">
            <text:p>1.93249171540011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88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3249271540048" calcext:value-type="float">
            <text:p>1.93249271540048</text:p>
          </table:table-cell>
          <table:table-cell office:value-type="float" office:value="-0.000491000181766177" calcext:value-type="float">
            <text:p>-0.000491000181766</text:p>
          </table:table-cell>
          <table:table-cell table:formula="of:=ROUND([.B1886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1.93298371558225" calcext:value-type="float">
            <text:p>1.93298371558225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1887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93347271576327" calcext:value-type="float">
            <text:p>1.93347271576327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88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3347371576364" calcext:value-type="float">
            <text:p>1.93347371576364</text:p>
          </table:table-cell>
          <table:table-cell office:value-type="float" office:value="-0.000491000181766177" calcext:value-type="float">
            <text:p>-0.000491000181766</text:p>
          </table:table-cell>
          <table:table-cell table:formula="of:=ROUND([.B1889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1.93396471594541" calcext:value-type="float">
            <text:p>1.93396471594541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89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3396571594578" calcext:value-type="float">
            <text:p>1.93396571594578</text:p>
          </table:table-cell>
          <table:table-cell office:value-type="float" office:value="-0.000488000180655535" calcext:value-type="float">
            <text:p>-0.000488000180656</text:p>
          </table:table-cell>
          <table:table-cell table:formula="of:=ROUND([.B1891]; 7)" office:value-type="float" office:value="-0.000488" calcext:value-type="float">
            <text:p>-0.000488</text:p>
          </table:table-cell>
          <table:table-cell/>
        </table:table-row>
        <table:table-row table:style-name="ro1">
          <table:table-cell office:value-type="float" office:value="1.93445371612643" calcext:value-type="float">
            <text:p>1.93445371612643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89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344547161268" calcext:value-type="float">
            <text:p>1.9344547161268</text:p>
          </table:table-cell>
          <table:table-cell office:value-type="float" office:value="-0.000492000182136243" calcext:value-type="float">
            <text:p>-0.000492000182136</text:p>
          </table:table-cell>
          <table:table-cell table:formula="of:=ROUND([.B1893]; 7)" office:value-type="float" office:value="-0.000492" calcext:value-type="float">
            <text:p>-0.000492</text:p>
          </table:table-cell>
          <table:table-cell/>
        </table:table-row>
        <table:table-row table:style-name="ro1">
          <table:table-cell office:value-type="float" office:value="1.93494671630894" calcext:value-type="float">
            <text:p>1.93494671630894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1894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93543571648997" calcext:value-type="float">
            <text:p>1.93543571648997</text:p>
          </table:table-cell>
          <table:table-cell office:value-type="float" office:value="-0.000492000182136465" calcext:value-type="float">
            <text:p>-0.000492000182136</text:p>
          </table:table-cell>
          <table:table-cell table:formula="of:=ROUND([.B1895]; 7)" office:value-type="float" office:value="-0.000492" calcext:value-type="float">
            <text:p>-0.000492</text:p>
          </table:table-cell>
          <table:table-cell/>
        </table:table-row>
        <table:table-row table:style-name="ro1">
          <table:table-cell office:value-type="float" office:value="1.9359277166721" calcext:value-type="float">
            <text:p>1.9359277166721</text:p>
          </table:table-cell>
          <table:table-cell office:value-type="float" office:value="-0.000489000181025601" calcext:value-type="float">
            <text:p>-0.000489000181026</text:p>
          </table:table-cell>
          <table:table-cell table:formula="of:=ROUND([.B1896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93641671685313" calcext:value-type="float">
            <text:p>1.93641671685313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89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364177168535" calcext:value-type="float">
            <text:p>1.9364177168535</text:p>
          </table:table-cell>
          <table:table-cell office:value-type="float" office:value="-0.000250000092548941" calcext:value-type="float">
            <text:p>-0.000250000092549</text:p>
          </table:table-cell>
          <table:table-cell table:formula="of:=ROUND([.B1898]; 7)" office:value-type="float" office:value="-0.00025" calcext:value-type="float">
            <text:p>-0.00025</text:p>
          </table:table-cell>
          <table:table-cell/>
        </table:table-row>
        <table:table-row table:style-name="ro1">
          <table:table-cell office:value-type="float" office:value="1.93666771694605" calcext:value-type="float">
            <text:p>1.93666771694605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89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3666871694642" calcext:value-type="float">
            <text:p>1.93666871694642</text:p>
          </table:table-cell>
          <table:table-cell office:value-type="float" office:value="-0.00358800132826276" calcext:value-type="float">
            <text:p>-0.003588001328263</text:p>
          </table:table-cell>
          <table:table-cell table:formula="of:=ROUND([.B1900]; 7)" office:value-type="float" office:value="-0.003588" calcext:value-type="float">
            <text:p>-0.003588</text:p>
          </table:table-cell>
          <table:table-cell/>
        </table:table-row>
        <table:table-row table:style-name="ro1">
          <table:table-cell office:value-type="float" office:value="1.94025671827468" calcext:value-type="float">
            <text:p>1.94025671827468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90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4025771827505" calcext:value-type="float">
            <text:p>1.94025771827505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1902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94049971836464" calcext:value-type="float">
            <text:p>1.94049971836464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90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4050071836501" calcext:value-type="float">
            <text:p>1.94050071836501</text:p>
          </table:table-cell>
          <table:table-cell office:value-type="float" office:value="-0.000489000181025601" calcext:value-type="float">
            <text:p>-0.000489000181026</text:p>
          </table:table-cell>
          <table:table-cell table:formula="of:=ROUND([.B1904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94098971854603" calcext:value-type="float">
            <text:p>1.94098971854603</text:p>
          </table:table-cell>
          <table:table-cell office:value-type="float" office:value="-0.000491000181766177" calcext:value-type="float">
            <text:p>-0.000491000181766</text:p>
          </table:table-cell>
          <table:table-cell table:formula="of:=ROUND([.B1905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1.9414807187278" calcext:value-type="float">
            <text:p>1.9414807187278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90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4148171872817" calcext:value-type="float">
            <text:p>1.94148171872817</text:p>
          </table:table-cell>
          <table:table-cell office:value-type="float" office:value="-0.000488000180655535" calcext:value-type="float">
            <text:p>-0.000488000180656</text:p>
          </table:table-cell>
          <table:table-cell table:formula="of:=ROUND([.B1907]; 7)" office:value-type="float" office:value="-0.000488" calcext:value-type="float">
            <text:p>-0.000488</text:p>
          </table:table-cell>
          <table:table-cell/>
        </table:table-row>
        <table:table-row table:style-name="ro1">
          <table:table-cell office:value-type="float" office:value="1.94196971890883" calcext:value-type="float">
            <text:p>1.94196971890883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90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419707189092" calcext:value-type="float">
            <text:p>1.9419707189092</text:p>
          </table:table-cell>
          <table:table-cell office:value-type="float" office:value="-0.000491000181766177" calcext:value-type="float">
            <text:p>-0.000491000181766</text:p>
          </table:table-cell>
          <table:table-cell table:formula="of:=ROUND([.B1909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1.94246171909096" calcext:value-type="float">
            <text:p>1.94246171909096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1910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94295071927199" calcext:value-type="float">
            <text:p>1.94295071927199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91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4295171927236" calcext:value-type="float">
            <text:p>1.94295171927236</text:p>
          </table:table-cell>
          <table:table-cell office:value-type="float" office:value="-0.000491000181766177" calcext:value-type="float">
            <text:p>-0.000491000181766</text:p>
          </table:table-cell>
          <table:table-cell table:formula="of:=ROUND([.B1912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1.94344271945412" calcext:value-type="float">
            <text:p>1.94344271945412</text:p>
          </table:table-cell>
          <table:table-cell office:value-type="float" office:value="-0.000489000181025601" calcext:value-type="float">
            <text:p>-0.000489000181026</text:p>
          </table:table-cell>
          <table:table-cell table:formula="of:=ROUND([.B1913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1.94393171963515" calcext:value-type="float">
            <text:p>1.94393171963515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91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4393271963552" calcext:value-type="float">
            <text:p>1.94393271963552</text:p>
          </table:table-cell>
          <table:table-cell office:value-type="float" office:value="-0.000264000097731643" calcext:value-type="float">
            <text:p>-0.000264000097732</text:p>
          </table:table-cell>
          <table:table-cell table:formula="of:=ROUND([.B1915]; 7)" office:value-type="float" office:value="-0.000264" calcext:value-type="float">
            <text:p>-0.000264</text:p>
          </table:table-cell>
          <table:table-cell/>
        </table:table-row>
        <table:table-row table:style-name="ro1">
          <table:table-cell office:value-type="float" office:value="1.94419671973325" calcext:value-type="float">
            <text:p>1.94419671973325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916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94443971982321" calcext:value-type="float">
            <text:p>1.94443971982321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1917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94493372000609" calcext:value-type="float">
            <text:p>1.9449337200060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91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4493472000646" calcext:value-type="float">
            <text:p>1.94493472000646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1919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94518672009975" calcext:value-type="float">
            <text:p>1.94518672009975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92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4518772010012" calcext:value-type="float">
            <text:p>1.94518772010012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1921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9454297201897" calcext:value-type="float">
            <text:p>1.9454297201897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92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4543072019007" calcext:value-type="float">
            <text:p>1.94543072019007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923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94592572037332" calcext:value-type="float">
            <text:p>1.94592572037332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92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4592672037369" calcext:value-type="float">
            <text:p>1.94592672037369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1925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94617772046661" calcext:value-type="float">
            <text:p>1.94617772046661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926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94642072055657" calcext:value-type="float">
            <text:p>1.94642072055657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927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94691572073981" calcext:value-type="float">
            <text:p>1.94691572073981</text:p>
          </table:table-cell>
          <table:table-cell office:value-type="float" office:value="-0.000253000093659583" calcext:value-type="float">
            <text:p>-0.00025300009366</text:p>
          </table:table-cell>
          <table:table-cell table:formula="of:=ROUND([.B1928]; 7)" office:value-type="float" office:value="-0.000253" calcext:value-type="float">
            <text:p>-0.000253</text:p>
          </table:table-cell>
          <table:table-cell/>
        </table:table-row>
        <table:table-row table:style-name="ro1">
          <table:table-cell office:value-type="float" office:value="1.94716872083347" calcext:value-type="float">
            <text:p>1.94716872083347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929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94741172092343" calcext:value-type="float">
            <text:p>1.94741172092343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930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94790672110668" calcext:value-type="float">
            <text:p>1.94790672110668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93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4790772110705" calcext:value-type="float">
            <text:p>1.94790772110705</text:p>
          </table:table-cell>
          <table:table-cell office:value-type="float" office:value="-0.000266000098472219" calcext:value-type="float">
            <text:p>-0.000266000098472</text:p>
          </table:table-cell>
          <table:table-cell table:formula="of:=ROUND([.B1932]; 7)" office:value-type="float" office:value="-0.000266" calcext:value-type="float">
            <text:p>-0.000266</text:p>
          </table:table-cell>
          <table:table-cell/>
        </table:table-row>
        <table:table-row table:style-name="ro1">
          <table:table-cell office:value-type="float" office:value="1.94817372120552" calcext:value-type="float">
            <text:p>1.94817372120552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93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4817472120589" calcext:value-type="float">
            <text:p>1.94817472120589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1934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94841672129548" calcext:value-type="float">
            <text:p>1.94841672129548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1935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94866872138877" calcext:value-type="float">
            <text:p>1.94866872138877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936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94891172147873" calcext:value-type="float">
            <text:p>1.94891172147873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1937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94916372157201" calcext:value-type="float">
            <text:p>1.94916372157201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938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94940672166197" calcext:value-type="float">
            <text:p>1.94940672166197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1939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94965872175526" calcext:value-type="float">
            <text:p>1.94965872175526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940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94990172184522" calcext:value-type="float">
            <text:p>1.94990172184522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1941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95015372193851" calcext:value-type="float">
            <text:p>1.95015372193851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942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95039672202847" calcext:value-type="float">
            <text:p>1.95039672202847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1943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95089072221134" calcext:value-type="float">
            <text:p>1.95089072221134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94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5089172221171" calcext:value-type="float">
            <text:p>1.95089172221171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945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95138672239496" calcext:value-type="float">
            <text:p>1.95138672239496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94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5138772239533" calcext:value-type="float">
            <text:p>1.95138772239533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1947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95188172257821" calcext:value-type="float">
            <text:p>1.95188172257821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94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5188272257858" calcext:value-type="float">
            <text:p>1.95188272257858</text:p>
          </table:table-cell>
          <table:table-cell office:value-type="float" office:value="-0.000266000098471997" calcext:value-type="float">
            <text:p>-0.000266000098472</text:p>
          </table:table-cell>
          <table:table-cell table:formula="of:=ROUND([.B1949]; 7)" office:value-type="float" office:value="-0.000266" calcext:value-type="float">
            <text:p>-0.000266</text:p>
          </table:table-cell>
          <table:table-cell/>
        </table:table-row>
        <table:table-row table:style-name="ro1">
          <table:table-cell office:value-type="float" office:value="1.95214872267705" calcext:value-type="float">
            <text:p>1.95214872267705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95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5214972267742" calcext:value-type="float">
            <text:p>1.95214972267742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1951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95239172276701" calcext:value-type="float">
            <text:p>1.95239172276701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95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5239272276738" calcext:value-type="float">
            <text:p>1.95239272276738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953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95288772295062" calcext:value-type="float">
            <text:p>1.95288772295062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95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5288872295099" calcext:value-type="float">
            <text:p>1.95288872295099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1955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95338272313387" calcext:value-type="float">
            <text:p>1.95338272313387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95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5338372313424" calcext:value-type="float">
            <text:p>1.95338372313424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1957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95363572322753" calcext:value-type="float">
            <text:p>1.95363572322753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958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95387872331749" calcext:value-type="float">
            <text:p>1.95387872331749</text:p>
          </table:table-cell>
          <table:table-cell office:value-type="float" office:value="-0.000253000093659583" calcext:value-type="float">
            <text:p>-0.00025300009366</text:p>
          </table:table-cell>
          <table:table-cell table:formula="of:=ROUND([.B1959]; 7)" office:value-type="float" office:value="-0.000253" calcext:value-type="float">
            <text:p>-0.000253</text:p>
          </table:table-cell>
          <table:table-cell/>
        </table:table-row>
        <table:table-row table:style-name="ro1">
          <table:table-cell office:value-type="float" office:value="1.95413172341115" calcext:value-type="float">
            <text:p>1.95413172341115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960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95437472350111" calcext:value-type="float">
            <text:p>1.95437472350111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1961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95462672359439" calcext:value-type="float">
            <text:p>1.95462672359439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96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5462772359477" calcext:value-type="float">
            <text:p>1.95462772359477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1963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95486972368435" calcext:value-type="float">
            <text:p>1.95486972368435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96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5487072368472" calcext:value-type="float">
            <text:p>1.95487072368472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1965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95512272377801" calcext:value-type="float">
            <text:p>1.95512272377801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96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5512372377838" calcext:value-type="float">
            <text:p>1.95512372377838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1967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95536572386797" calcext:value-type="float">
            <text:p>1.95536572386797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96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5536672386834" calcext:value-type="float">
            <text:p>1.95536672386834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1969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95561872396163" calcext:value-type="float">
            <text:p>1.95561872396163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1970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95586172405159" calcext:value-type="float">
            <text:p>1.95586172405159</text:p>
          </table:table-cell>
          <table:table-cell office:value-type="float" office:value="-0.000510000188799875" calcext:value-type="float">
            <text:p>-0.0005100001888</text:p>
          </table:table-cell>
          <table:table-cell table:formula="of:=ROUND([.B1971]; 7)" office:value-type="float" office:value="-0.00051" calcext:value-type="float">
            <text:p>-0.00051</text:p>
          </table:table-cell>
          <table:table-cell/>
        </table:table-row>
        <table:table-row table:style-name="ro1">
          <table:table-cell office:value-type="float" office:value="1.95637172424039" calcext:value-type="float">
            <text:p>1.95637172424039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97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5637272424076" calcext:value-type="float">
            <text:p>1.95637272424076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1973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95686672442363" calcext:value-type="float">
            <text:p>1.95686672442363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1974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1.95736272460725" calcext:value-type="float">
            <text:p>1.95736272460725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975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9578577247905" calcext:value-type="float">
            <text:p>1.9578577247905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1976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1.95835372497411" calcext:value-type="float">
            <text:p>1.95835372497411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1977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95884772515699" calcext:value-type="float">
            <text:p>1.9588477251569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97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5884872515736" calcext:value-type="float">
            <text:p>1.95884872515736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979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95934372534061" calcext:value-type="float">
            <text:p>1.95934372534061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98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5934472534098" calcext:value-type="float">
            <text:p>1.95934472534098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1981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9595957254339" calcext:value-type="float">
            <text:p>1.959595725433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98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5959672543427" calcext:value-type="float">
            <text:p>1.95959672543427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1983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95983872552386" calcext:value-type="float">
            <text:p>1.95983872552386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98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5983972552423" calcext:value-type="float">
            <text:p>1.95983972552423</text:p>
          </table:table-cell>
          <table:table-cell office:value-type="float" office:value="-0.000509000188429809" calcext:value-type="float">
            <text:p>-0.00050900018843</text:p>
          </table:table-cell>
          <table:table-cell table:formula="of:=ROUND([.B1985]; 7)" office:value-type="float" office:value="-0.000509" calcext:value-type="float">
            <text:p>-0.000509</text:p>
          </table:table-cell>
          <table:table-cell/>
        </table:table-row>
        <table:table-row table:style-name="ro1">
          <table:table-cell office:value-type="float" office:value="1.96034872571266" calcext:value-type="float">
            <text:p>1.96034872571266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1986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9608437258959" calcext:value-type="float">
            <text:p>1.960843725895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98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6084472589627" calcext:value-type="float">
            <text:p>1.96084472589627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1988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96109572598919" calcext:value-type="float">
            <text:p>1.96109572598919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98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6109672598956" calcext:value-type="float">
            <text:p>1.96109672598956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1990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96133872607915" calcext:value-type="float">
            <text:p>1.96133872607915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99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6133972607952" calcext:value-type="float">
            <text:p>1.96133972607952</text:p>
          </table:table-cell>
          <table:table-cell office:value-type="float" office:value="-0.000251000092919007" calcext:value-type="float">
            <text:p>-0.000251000092919</text:p>
          </table:table-cell>
          <table:table-cell table:formula="of:=ROUND([.B1992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96159072617244" calcext:value-type="float">
            <text:p>1.96159072617244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99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6159172617281" calcext:value-type="float">
            <text:p>1.96159172617281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1994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9618337262624" calcext:value-type="float">
            <text:p>1.9618337262624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199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6183472626277" calcext:value-type="float">
            <text:p>1.96183472626277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1996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96208572635569" calcext:value-type="float">
            <text:p>1.9620857263556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99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6208672635606" calcext:value-type="float">
            <text:p>1.96208672635606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1998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96232872644564" calcext:value-type="float">
            <text:p>1.96232872644564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199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6232972644601" calcext:value-type="float">
            <text:p>1.96232972644601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2000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96282372662889" calcext:value-type="float">
            <text:p>1.96282372662889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2001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1.96331972681251" calcext:value-type="float">
            <text:p>1.96331972681251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2002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96381472699575" calcext:value-type="float">
            <text:p>1.96381472699575</text:p>
          </table:table-cell>
          <table:table-cell office:value-type="float" office:value="-0.000267000098842285" calcext:value-type="float">
            <text:p>-0.000267000098842</text:p>
          </table:table-cell>
          <table:table-cell table:formula="of:=ROUND([.B2003]; 7)" office:value-type="float" office:value="-0.000267" calcext:value-type="float">
            <text:p>-0.000267</text:p>
          </table:table-cell>
          <table:table-cell/>
        </table:table-row>
        <table:table-row table:style-name="ro1">
          <table:table-cell office:value-type="float" office:value="1.9640817270946" calcext:value-type="float">
            <text:p>1.9640817270946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00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6408272709497" calcext:value-type="float">
            <text:p>1.96408272709497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005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96432472718455" calcext:value-type="float">
            <text:p>1.96432472718455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00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6432572718492" calcext:value-type="float">
            <text:p>1.96432572718492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2007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96482072736817" calcext:value-type="float">
            <text:p>1.96482072736817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2008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96531572755142" calcext:value-type="float">
            <text:p>1.96531572755142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2009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96556772764471" calcext:value-type="float">
            <text:p>1.96556772764471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201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6556872764508" calcext:value-type="float">
            <text:p>1.96556872764508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2011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96581072773466" calcext:value-type="float">
            <text:p>1.96581072773466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201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6581172773503" calcext:value-type="float">
            <text:p>1.96581172773503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2013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96606372782832" calcext:value-type="float">
            <text:p>1.96606372782832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201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6606472782869" calcext:value-type="float">
            <text:p>1.96606472782869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2015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96630672791828" calcext:value-type="float">
            <text:p>1.96630672791828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201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6630772791865" calcext:value-type="float">
            <text:p>1.96630772791865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2017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9668027281019" calcext:value-type="float">
            <text:p>1.9668027281019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2018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96729772828515" calcext:value-type="float">
            <text:p>1.96729772828515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2019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1.96779372846876" calcext:value-type="float">
            <text:p>1.96779372846876</text:p>
          </table:table-cell>
          <table:table-cell office:value-type="float" office:value="-0.000509000188429587" calcext:value-type="float">
            <text:p>-0.00050900018843</text:p>
          </table:table-cell>
          <table:table-cell table:formula="of:=ROUND([.B2020]; 7)" office:value-type="float" office:value="-0.000509" calcext:value-type="float">
            <text:p>-0.000509</text:p>
          </table:table-cell>
          <table:table-cell/>
        </table:table-row>
        <table:table-row table:style-name="ro1">
          <table:table-cell office:value-type="float" office:value="1.96830272865719" calcext:value-type="float">
            <text:p>1.96830272865719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202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6830372865756" calcext:value-type="float">
            <text:p>1.96830372865756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2022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96879872884081" calcext:value-type="float">
            <text:p>1.96879872884081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2023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96929372902406" calcext:value-type="float">
            <text:p>1.96929372902406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2024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9697887292073" calcext:value-type="float">
            <text:p>1.9697887292073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202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6978972920767" calcext:value-type="float">
            <text:p>1.96978972920767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2026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97004072930059" calcext:value-type="float">
            <text:p>1.9700407293005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02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7004172930096" calcext:value-type="float">
            <text:p>1.97004172930096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028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97028472939092" calcext:value-type="float">
            <text:p>1.97028472939092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2029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9707787295738" calcext:value-type="float">
            <text:p>1.9707787295738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03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7077972957417" calcext:value-type="float">
            <text:p>1.97077972957417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2031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97127472975741" calcext:value-type="float">
            <text:p>1.97127472975741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03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7127572975778" calcext:value-type="float">
            <text:p>1.97127572975778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2033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97176972994066" calcext:value-type="float">
            <text:p>1.97176972994066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203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7177072994103" calcext:value-type="float">
            <text:p>1.97177072994103</text:p>
          </table:table-cell>
          <table:table-cell office:value-type="float" office:value="-0.000266000098471997" calcext:value-type="float">
            <text:p>-0.000266000098472</text:p>
          </table:table-cell>
          <table:table-cell table:formula="of:=ROUND([.B2035]; 7)" office:value-type="float" office:value="-0.000266" calcext:value-type="float">
            <text:p>-0.000266</text:p>
          </table:table-cell>
          <table:table-cell/>
        </table:table-row>
        <table:table-row table:style-name="ro1">
          <table:table-cell office:value-type="float" office:value="1.9720367300395" calcext:value-type="float">
            <text:p>1.9720367300395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203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7203773003987" calcext:value-type="float">
            <text:p>1.97203773003987</text:p>
          </table:table-cell>
          <table:table-cell office:value-type="float" office:value="-0.000242000089587302" calcext:value-type="float">
            <text:p>-0.000242000089587</text:p>
          </table:table-cell>
          <table:table-cell table:formula="of:=ROUND([.B2037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97227973012946" calcext:value-type="float">
            <text:p>1.97227973012946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203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7228073012983" calcext:value-type="float">
            <text:p>1.97228073012983</text:p>
          </table:table-cell>
          <table:table-cell office:value-type="float" office:value="-0.000252000093289295" calcext:value-type="float">
            <text:p>-0.000252000093289</text:p>
          </table:table-cell>
          <table:table-cell table:formula="of:=ROUND([.B2039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97253273022312" calcext:value-type="float">
            <text:p>1.97253273022312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04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7253373022349" calcext:value-type="float">
            <text:p>1.97253373022349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041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97277573031308" calcext:value-type="float">
            <text:p>1.97277573031308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04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7277673031345" calcext:value-type="float">
            <text:p>1.97277673031345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2043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97302873040674" calcext:value-type="float">
            <text:p>1.97302873040674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044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9732717304967" calcext:value-type="float">
            <text:p>1.9732717304967</text:p>
          </table:table-cell>
          <table:table-cell office:value-type="float" office:value="-0.000253000093659361" calcext:value-type="float">
            <text:p>-0.000253000093659</text:p>
          </table:table-cell>
          <table:table-cell table:formula="of:=ROUND([.B2045]; 7)" office:value-type="float" office:value="-0.000253" calcext:value-type="float">
            <text:p>-0.000253</text:p>
          </table:table-cell>
          <table:table-cell/>
        </table:table-row>
        <table:table-row table:style-name="ro1">
          <table:table-cell office:value-type="float" office:value="1.97352473059036" calcext:value-type="float">
            <text:p>1.97352473059036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046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97376773068031" calcext:value-type="float">
            <text:p>1.97376773068031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2047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1.9740197307736" calcext:value-type="float">
            <text:p>1.9740197307736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04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7402073077397" calcext:value-type="float">
            <text:p>1.97402073077397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049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1.97426273086356" calcext:value-type="float">
            <text:p>1.97426273086356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05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7426373086393" calcext:value-type="float">
            <text:p>1.97426373086393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2051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97475873104718" calcext:value-type="float">
            <text:p>1.97475873104718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205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7475973104755" calcext:value-type="float">
            <text:p>1.97475973104755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2053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97501073114047" calcext:value-type="float">
            <text:p>1.97501073114047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054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97525373123042" calcext:value-type="float">
            <text:p>1.97525373123042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05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7525473123079" calcext:value-type="float">
            <text:p>1.97525473123079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2056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97550573132371" calcext:value-type="float">
            <text:p>1.97550573132371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057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97574873141367" calcext:value-type="float">
            <text:p>1.97574873141367</text:p>
          </table:table-cell>
          <table:table-cell office:value-type="float" office:value="-0.000509000188429587" calcext:value-type="float">
            <text:p>-0.00050900018843</text:p>
          </table:table-cell>
          <table:table-cell table:formula="of:=ROUND([.B2058]; 7)" office:value-type="float" office:value="-0.000509" calcext:value-type="float">
            <text:p>-0.000509</text:p>
          </table:table-cell>
          <table:table-cell/>
        </table:table-row>
        <table:table-row table:style-name="ro1">
          <table:table-cell office:value-type="float" office:value="1.9762577316021" calcext:value-type="float">
            <text:p>1.9762577316021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205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7625873160247" calcext:value-type="float">
            <text:p>1.97625873160247</text:p>
          </table:table-cell>
          <table:table-cell office:value-type="float" office:value="-0.000495000183246885" calcext:value-type="float">
            <text:p>-0.000495000183247</text:p>
          </table:table-cell>
          <table:table-cell table:formula="of:=ROUND([.B2060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97675373178572" calcext:value-type="float">
            <text:p>1.97675373178572</text:p>
          </table:table-cell>
          <table:table-cell office:value-type="float" office:value="-0.00000100000037028813" calcext:value-type="float">
            <text:p>-1.00000037028813E-06</text:p>
          </table:table-cell>
          <table:table-cell table:formula="of:=ROUND([.B206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7675473178609" calcext:value-type="float">
            <text:p>1.97675473178609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2062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97724873196896" calcext:value-type="float">
            <text:p>1.97724873196896</text:p>
          </table:table-cell>
          <table:table-cell office:value-type="float" office:value="-0.000253000093659583" calcext:value-type="float">
            <text:p>-0.00025300009366</text:p>
          </table:table-cell>
          <table:table-cell table:formula="of:=ROUND([.B2063]; 7)" office:value-type="float" office:value="-0.000253" calcext:value-type="float">
            <text:p>-0.000253</text:p>
          </table:table-cell>
          <table:table-cell/>
        </table:table-row>
        <table:table-row table:style-name="ro1">
          <table:table-cell office:value-type="float" office:value="1.97750173206262" calcext:value-type="float">
            <text:p>1.97750173206262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064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97774473215258" calcext:value-type="float">
            <text:p>1.97774473215258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2065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1.9782407323362" calcext:value-type="float">
            <text:p>1.9782407323362</text:p>
          </table:table-cell>
          <table:table-cell office:value-type="float" office:value="-0.000251000092919229" calcext:value-type="float">
            <text:p>-0.000251000092919</text:p>
          </table:table-cell>
          <table:table-cell table:formula="of:=ROUND([.B2066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1.97849173242912" calcext:value-type="float">
            <text:p>1.97849173242912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06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7849273242949" calcext:value-type="float">
            <text:p>1.97849273242949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068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1.97873573251945" calcext:value-type="float">
            <text:p>1.97873573251945</text:p>
          </table:table-cell>
          <table:table-cell office:value-type="float" office:value="-0.000494000182876819" calcext:value-type="float">
            <text:p>-0.000494000182877</text:p>
          </table:table-cell>
          <table:table-cell table:formula="of:=ROUND([.B2069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1.97922973270232" calcext:value-type="float">
            <text:p>1.97922973270232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07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7923073270269" calcext:value-type="float">
            <text:p>1.97923073270269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2071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1.97972573288594" calcext:value-type="float">
            <text:p>1.97972573288594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07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1.97972673288631" calcext:value-type="float">
            <text:p>1.97972673288631</text:p>
          </table:table-cell>
          <table:table-cell office:value-type="float" office:value="-0.000254000094029871" calcext:value-type="float">
            <text:p>-0.00025400009403</text:p>
          </table:table-cell>
          <table:table-cell table:formula="of:=ROUND([.B2073]; 7)" office:value-type="float" office:value="-0.000254" calcext:value-type="float">
            <text:p>-0.000254</text:p>
          </table:table-cell>
          <table:table-cell/>
        </table:table-row>
        <table:table-row table:style-name="ro1">
          <table:table-cell office:value-type="float" office:value="1.97998073298034" calcext:value-type="float">
            <text:p>1.97998073298034</text:p>
          </table:table-cell>
          <table:table-cell office:value-type="float" office:value="-0.0514740190554599" calcext:value-type="float">
            <text:p>-0.05147401905546</text:p>
          </table:table-cell>
          <table:table-cell table:formula="of:=ROUND([.B2074]; 7)" office:value-type="float" office:value="-0.051474" calcext:value-type="float">
            <text:p>-0.051474</text:p>
          </table:table-cell>
          <table:table-cell/>
        </table:table-row>
        <table:table-row table:style-name="ro1">
          <table:table-cell office:value-type="float" office:value="2.0314547520358" calcext:value-type="float">
            <text:p>2.0314547520358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07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3145575203617" calcext:value-type="float">
            <text:p>2.03145575203617</text:p>
          </table:table-cell>
          <table:table-cell office:value-type="float" office:value="-0.00024200008958708" calcext:value-type="float">
            <text:p>-0.000242000089587</text:p>
          </table:table-cell>
          <table:table-cell table:formula="of:=ROUND([.B2076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03169775212576" calcext:value-type="float">
            <text:p>2.03169775212576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07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3169875212613" calcext:value-type="float">
            <text:p>2.03169875212613</text:p>
          </table:table-cell>
          <table:table-cell office:value-type="float" office:value="-0.000488000180655313" calcext:value-type="float">
            <text:p>-0.000488000180655</text:p>
          </table:table-cell>
          <table:table-cell table:formula="of:=ROUND([.B2078]; 7)" office:value-type="float" office:value="-0.000488" calcext:value-type="float">
            <text:p>-0.000488</text:p>
          </table:table-cell>
          <table:table-cell/>
        </table:table-row>
        <table:table-row table:style-name="ro1">
          <table:table-cell office:value-type="float" office:value="2.03218675230678" calcext:value-type="float">
            <text:p>2.03218675230678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07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3218775230715" calcext:value-type="float">
            <text:p>2.03218775230715</text:p>
          </table:table-cell>
          <table:table-cell office:value-type="float" office:value="-0.000492000182136021" calcext:value-type="float">
            <text:p>-0.000492000182136</text:p>
          </table:table-cell>
          <table:table-cell table:formula="of:=ROUND([.B2080]; 7)" office:value-type="float" office:value="-0.000492" calcext:value-type="float">
            <text:p>-0.000492</text:p>
          </table:table-cell>
          <table:table-cell/>
        </table:table-row>
        <table:table-row table:style-name="ro1">
          <table:table-cell office:value-type="float" office:value="2.03267975248929" calcext:value-type="float">
            <text:p>2.03267975248929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2081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2.03316875267032" calcext:value-type="float">
            <text:p>2.03316875267032</text:p>
          </table:table-cell>
          <table:table-cell office:value-type="float" office:value="-0.000492000182136465" calcext:value-type="float">
            <text:p>-0.000492000182136</text:p>
          </table:table-cell>
          <table:table-cell table:formula="of:=ROUND([.B2082]; 7)" office:value-type="float" office:value="-0.000492" calcext:value-type="float">
            <text:p>-0.000492</text:p>
          </table:table-cell>
          <table:table-cell/>
        </table:table-row>
        <table:table-row table:style-name="ro1">
          <table:table-cell office:value-type="float" office:value="2.03366075285245" calcext:value-type="float">
            <text:p>2.03366075285245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2083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2.03414975303348" calcext:value-type="float">
            <text:p>2.03414975303348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08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3415075303385" calcext:value-type="float">
            <text:p>2.03415075303385</text:p>
          </table:table-cell>
          <table:table-cell office:value-type="float" office:value="-0.000491000181765955" calcext:value-type="float">
            <text:p>-0.000491000181766</text:p>
          </table:table-cell>
          <table:table-cell table:formula="of:=ROUND([.B2085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2.03464175321561" calcext:value-type="float">
            <text:p>2.03464175321561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08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3464275321598" calcext:value-type="float">
            <text:p>2.03464275321598</text:p>
          </table:table-cell>
          <table:table-cell office:value-type="float" office:value="-0.000488000180655313" calcext:value-type="float">
            <text:p>-0.000488000180655</text:p>
          </table:table-cell>
          <table:table-cell table:formula="of:=ROUND([.B2087]; 7)" office:value-type="float" office:value="-0.000488" calcext:value-type="float">
            <text:p>-0.000488</text:p>
          </table:table-cell>
          <table:table-cell/>
        </table:table-row>
        <table:table-row table:style-name="ro1">
          <table:table-cell office:value-type="float" office:value="2.03513075339664" calcext:value-type="float">
            <text:p>2.03513075339664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08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3513175339701" calcext:value-type="float">
            <text:p>2.03513175339701</text:p>
          </table:table-cell>
          <table:table-cell office:value-type="float" office:value="-0.000491000181765955" calcext:value-type="float">
            <text:p>-0.000491000181766</text:p>
          </table:table-cell>
          <table:table-cell table:formula="of:=ROUND([.B2089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2.03562275357878" calcext:value-type="float">
            <text:p>2.03562275357878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09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3562375357915" calcext:value-type="float">
            <text:p>2.03562375357915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2091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2.03611275376017" calcext:value-type="float">
            <text:p>2.03611275376017</text:p>
          </table:table-cell>
          <table:table-cell office:value-type="float" office:value="-0.000251000092919451" calcext:value-type="float">
            <text:p>-0.000251000092919</text:p>
          </table:table-cell>
          <table:table-cell table:formula="of:=ROUND([.B2092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2.03636375385309" calcext:value-type="float">
            <text:p>2.03636375385309</text:p>
          </table:table-cell>
          <table:table-cell office:value-type="float" office:value="-0.0035890013286326" calcext:value-type="float">
            <text:p>-0.003589001328633</text:p>
          </table:table-cell>
          <table:table-cell table:formula="of:=ROUND([.B2093]; 7)" office:value-type="float" office:value="-0.003589" calcext:value-type="float">
            <text:p>-0.003589</text:p>
          </table:table-cell>
          <table:table-cell/>
        </table:table-row>
        <table:table-row table:style-name="ro1">
          <table:table-cell office:value-type="float" office:value="2.03995275518172" calcext:value-type="float">
            <text:p>2.03995275518172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094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04019575527168" calcext:value-type="float">
            <text:p>2.04019575527168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2095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2.04068475545271" calcext:value-type="float">
            <text:p>2.04068475545271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09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4068575545308" calcext:value-type="float">
            <text:p>2.04068575545308</text:p>
          </table:table-cell>
          <table:table-cell office:value-type="float" office:value="-0.000491000181766399" calcext:value-type="float">
            <text:p>-0.000491000181766</text:p>
          </table:table-cell>
          <table:table-cell table:formula="of:=ROUND([.B2097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2.04117675563484" calcext:value-type="float">
            <text:p>2.04117675563484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2098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2.04166575581587" calcext:value-type="float">
            <text:p>2.04166575581587</text:p>
          </table:table-cell>
          <table:table-cell office:value-type="float" office:value="-0.000491000181765955" calcext:value-type="float">
            <text:p>-0.000491000181766</text:p>
          </table:table-cell>
          <table:table-cell table:formula="of:=ROUND([.B2099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2.04215675599764" calcext:value-type="float">
            <text:p>2.04215675599764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10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4215775599801" calcext:value-type="float">
            <text:p>2.04215775599801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2101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2.04264675617903" calcext:value-type="float">
            <text:p>2.04264675617903</text:p>
          </table:table-cell>
          <table:table-cell office:value-type="float" office:value="-0.000491000181766399" calcext:value-type="float">
            <text:p>-0.000491000181766</text:p>
          </table:table-cell>
          <table:table-cell table:formula="of:=ROUND([.B2102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2.0431377563608" calcext:value-type="float">
            <text:p>2.0431377563608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10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4313875636117" calcext:value-type="float">
            <text:p>2.04313875636117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2104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2.04362775654219" calcext:value-type="float">
            <text:p>2.04362775654219</text:p>
          </table:table-cell>
          <table:table-cell office:value-type="float" office:value="-0.000264000097731643" calcext:value-type="float">
            <text:p>-0.000264000097732</text:p>
          </table:table-cell>
          <table:table-cell table:formula="of:=ROUND([.B2105]; 7)" office:value-type="float" office:value="-0.000264" calcext:value-type="float">
            <text:p>-0.000264</text:p>
          </table:table-cell>
          <table:table-cell/>
        </table:table-row>
        <table:table-row table:style-name="ro1">
          <table:table-cell office:value-type="float" office:value="2.04389175663993" calcext:value-type="float">
            <text:p>2.04389175663993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10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438927566403" calcext:value-type="float">
            <text:p>2.0438927566403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107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04413475672988" calcext:value-type="float">
            <text:p>2.04413475672988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10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4413575673025" calcext:value-type="float">
            <text:p>2.04413575673025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2109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2.04462975691313" calcext:value-type="float">
            <text:p>2.04462975691313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11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446307569135" calcext:value-type="float">
            <text:p>2.0446307569135</text:p>
          </table:table-cell>
          <table:table-cell office:value-type="float" office:value="-0.000252000093289073" calcext:value-type="float">
            <text:p>-0.000252000093289</text:p>
          </table:table-cell>
          <table:table-cell table:formula="of:=ROUND([.B2111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04488275700679" calcext:value-type="float">
            <text:p>2.04488275700679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112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04512575709675" calcext:value-type="float">
            <text:p>2.04512575709675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2113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2.04562175728036" calcext:value-type="float">
            <text:p>2.04562175728036</text:p>
          </table:table-cell>
          <table:table-cell office:value-type="float" office:value="-0.000251000092919451" calcext:value-type="float">
            <text:p>-0.000251000092919</text:p>
          </table:table-cell>
          <table:table-cell table:formula="of:=ROUND([.B2114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2.04587275737328" calcext:value-type="float">
            <text:p>2.04587275737328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11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4587375737365" calcext:value-type="float">
            <text:p>2.04587375737365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116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04611575746324" calcext:value-type="float">
            <text:p>2.04611575746324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11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4611675746361" calcext:value-type="float">
            <text:p>2.04611675746361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2118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2.04661075764649" calcext:value-type="float">
            <text:p>2.0466107576464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11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4661175764686" calcext:value-type="float">
            <text:p>2.04661175764686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2120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04686375774015" calcext:value-type="float">
            <text:p>2.04686375774015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12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4686475774052" calcext:value-type="float">
            <text:p>2.04686475774052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122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0471067578301" calcext:value-type="float">
            <text:p>2.0471067578301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12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4710775783047" calcext:value-type="float">
            <text:p>2.04710775783047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2124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04760275801372" calcext:value-type="float">
            <text:p>2.04760275801372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12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4760375801409" calcext:value-type="float">
            <text:p>2.04760375801409</text:p>
          </table:table-cell>
          <table:table-cell office:value-type="float" office:value="-0.000265000098102153" calcext:value-type="float">
            <text:p>-0.000265000098102</text:p>
          </table:table-cell>
          <table:table-cell table:formula="of:=ROUND([.B2126]; 7)" office:value-type="float" office:value="-0.000265" calcext:value-type="float">
            <text:p>-0.000265</text:p>
          </table:table-cell>
          <table:table-cell/>
        </table:table-row>
        <table:table-row table:style-name="ro1">
          <table:table-cell office:value-type="float" office:value="2.04786875811219" calcext:value-type="float">
            <text:p>2.0478687581121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12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4786975811256" calcext:value-type="float">
            <text:p>2.04786975811256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128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04811175820215" calcext:value-type="float">
            <text:p>2.04811175820215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12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4811275820252" calcext:value-type="float">
            <text:p>2.04811275820252</text:p>
          </table:table-cell>
          <table:table-cell office:value-type="float" office:value="-0.000251000092919007" calcext:value-type="float">
            <text:p>-0.000251000092919</text:p>
          </table:table-cell>
          <table:table-cell table:formula="of:=ROUND([.B2130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2.04836375829544" calcext:value-type="float">
            <text:p>2.04836375829544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13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4836475829581" calcext:value-type="float">
            <text:p>2.04836475829581</text:p>
          </table:table-cell>
          <table:table-cell office:value-type="float" office:value="-0.00024200008958708" calcext:value-type="float">
            <text:p>-0.000242000089587</text:p>
          </table:table-cell>
          <table:table-cell table:formula="of:=ROUND([.B2132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0486067583854" calcext:value-type="float">
            <text:p>2.0486067583854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13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4860775838577" calcext:value-type="float">
            <text:p>2.04860775838577</text:p>
          </table:table-cell>
          <table:table-cell office:value-type="float" office:value="-0.000251000092919007" calcext:value-type="float">
            <text:p>-0.000251000092919</text:p>
          </table:table-cell>
          <table:table-cell table:formula="of:=ROUND([.B2134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2.04885875847869" calcext:value-type="float">
            <text:p>2.0488587584786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13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4885975847906" calcext:value-type="float">
            <text:p>2.04885975847906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136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04910175856865" calcext:value-type="float">
            <text:p>2.04910175856865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13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4910275856902" calcext:value-type="float">
            <text:p>2.04910275856902</text:p>
          </table:table-cell>
          <table:table-cell office:value-type="float" office:value="-0.000251000092919451" calcext:value-type="float">
            <text:p>-0.000251000092919</text:p>
          </table:table-cell>
          <table:table-cell table:formula="of:=ROUND([.B2138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2.04935375866193" calcext:value-type="float">
            <text:p>2.04935375866193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13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493547586623" calcext:value-type="float">
            <text:p>2.0493547586623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140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04959675875189" calcext:value-type="float">
            <text:p>2.0495967587518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14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4959775875226" calcext:value-type="float">
            <text:p>2.04959775875226</text:p>
          </table:table-cell>
          <table:table-cell office:value-type="float" office:value="-0.000251000092919007" calcext:value-type="float">
            <text:p>-0.000251000092919</text:p>
          </table:table-cell>
          <table:table-cell table:formula="of:=ROUND([.B2142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2.04984875884518" calcext:value-type="float">
            <text:p>2.04984875884518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14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4984975884555" calcext:value-type="float">
            <text:p>2.04984975884555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144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05009175893514" calcext:value-type="float">
            <text:p>2.05009175893514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14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5009275893551" calcext:value-type="float">
            <text:p>2.05009275893551</text:p>
          </table:table-cell>
          <table:table-cell office:value-type="float" office:value="-0.000494000182877041" calcext:value-type="float">
            <text:p>-0.000494000182877</text:p>
          </table:table-cell>
          <table:table-cell table:formula="of:=ROUND([.B2146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2.05058675911839" calcext:value-type="float">
            <text:p>2.0505867591183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14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5058775911876" calcext:value-type="float">
            <text:p>2.05058775911876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2148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051082759302" calcext:value-type="float">
            <text:p>2.051082759302</text:p>
          </table:table-cell>
          <table:table-cell office:value-type="float" office:value="-0.000495000183246663" calcext:value-type="float">
            <text:p>-0.000495000183247</text:p>
          </table:table-cell>
          <table:table-cell table:formula="of:=ROUND([.B2149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05157775948525" calcext:value-type="float">
            <text:p>2.05157775948525</text:p>
          </table:table-cell>
          <table:table-cell office:value-type="float" office:value="-0.000267000098842285" calcext:value-type="float">
            <text:p>-0.000267000098842</text:p>
          </table:table-cell>
          <table:table-cell table:formula="of:=ROUND([.B2150]; 7)" office:value-type="float" office:value="-0.000267" calcext:value-type="float">
            <text:p>-0.000267</text:p>
          </table:table-cell>
          <table:table-cell/>
        </table:table-row>
        <table:table-row table:style-name="ro1">
          <table:table-cell office:value-type="float" office:value="2.05184475958409" calcext:value-type="float">
            <text:p>2.05184475958409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15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5184575958446" calcext:value-type="float">
            <text:p>2.05184575958446</text:p>
          </table:table-cell>
          <table:table-cell office:value-type="float" office:value="-0.00024200008958708" calcext:value-type="float">
            <text:p>-0.000242000089587</text:p>
          </table:table-cell>
          <table:table-cell table:formula="of:=ROUND([.B2152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05208775967405" calcext:value-type="float">
            <text:p>2.05208775967405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15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5208875967442" calcext:value-type="float">
            <text:p>2.05208875967442</text:p>
          </table:table-cell>
          <table:table-cell office:value-type="float" office:value="-0.000495000183246663" calcext:value-type="float">
            <text:p>-0.000495000183247</text:p>
          </table:table-cell>
          <table:table-cell table:formula="of:=ROUND([.B2154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05258375985767" calcext:value-type="float">
            <text:p>2.05258375985767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2155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05307876004091" calcext:value-type="float">
            <text:p>2.05307876004091</text:p>
          </table:table-cell>
          <table:table-cell office:value-type="float" office:value="-0.000252000093289073" calcext:value-type="float">
            <text:p>-0.000252000093289</text:p>
          </table:table-cell>
          <table:table-cell table:formula="of:=ROUND([.B2156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0533307601342" calcext:value-type="float">
            <text:p>2.0533307601342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15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5333176013457" calcext:value-type="float">
            <text:p>2.05333176013457</text:p>
          </table:table-cell>
          <table:table-cell office:value-type="float" office:value="-0.00024200008958708" calcext:value-type="float">
            <text:p>-0.000242000089587</text:p>
          </table:table-cell>
          <table:table-cell table:formula="of:=ROUND([.B2158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05357376022416" calcext:value-type="float">
            <text:p>2.05357376022416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15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5357476022453" calcext:value-type="float">
            <text:p>2.05357476022453</text:p>
          </table:table-cell>
          <table:table-cell office:value-type="float" office:value="-0.000252000093289073" calcext:value-type="float">
            <text:p>-0.000252000093289</text:p>
          </table:table-cell>
          <table:table-cell table:formula="of:=ROUND([.B2160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05382676031782" calcext:value-type="float">
            <text:p>2.05382676031782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16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5382776031819" calcext:value-type="float">
            <text:p>2.05382776031819</text:p>
          </table:table-cell>
          <table:table-cell office:value-type="float" office:value="-0.00024200008958708" calcext:value-type="float">
            <text:p>-0.000242000089587</text:p>
          </table:table-cell>
          <table:table-cell table:formula="of:=ROUND([.B2162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05406976040778" calcext:value-type="float">
            <text:p>2.05406976040778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16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5407076040815" calcext:value-type="float">
            <text:p>2.05407076040815</text:p>
          </table:table-cell>
          <table:table-cell office:value-type="float" office:value="-0.000252000093289073" calcext:value-type="float">
            <text:p>-0.000252000093289</text:p>
          </table:table-cell>
          <table:table-cell table:formula="of:=ROUND([.B2164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05432276050144" calcext:value-type="float">
            <text:p>2.05432276050144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165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0545657605914" calcext:value-type="float">
            <text:p>2.0545657605914</text:p>
          </table:table-cell>
          <table:table-cell office:value-type="float" office:value="-0.000253000093659583" calcext:value-type="float">
            <text:p>-0.00025300009366</text:p>
          </table:table-cell>
          <table:table-cell table:formula="of:=ROUND([.B2166]; 7)" office:value-type="float" office:value="-0.000253" calcext:value-type="float">
            <text:p>-0.000253</text:p>
          </table:table-cell>
          <table:table-cell/>
        </table:table-row>
        <table:table-row table:style-name="ro1">
          <table:table-cell office:value-type="float" office:value="2.05481876068505" calcext:value-type="float">
            <text:p>2.05481876068505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167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05506176077501" calcext:value-type="float">
            <text:p>2.05506176077501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2168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0553137608683" calcext:value-type="float">
            <text:p>2.0553137608683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16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5531476086867" calcext:value-type="float">
            <text:p>2.05531476086867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170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05555676095826" calcext:value-type="float">
            <text:p>2.05555676095826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17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5555776095863" calcext:value-type="float">
            <text:p>2.05555776095863</text:p>
          </table:table-cell>
          <table:table-cell office:value-type="float" office:value="-0.000510000188799875" calcext:value-type="float">
            <text:p>-0.0005100001888</text:p>
          </table:table-cell>
          <table:table-cell table:formula="of:=ROUND([.B2172]; 7)" office:value-type="float" office:value="-0.00051" calcext:value-type="float">
            <text:p>-0.00051</text:p>
          </table:table-cell>
          <table:table-cell/>
        </table:table-row>
        <table:table-row table:style-name="ro1">
          <table:table-cell office:value-type="float" office:value="2.05606776114743" calcext:value-type="float">
            <text:p>2.05606776114743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2173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05656276133068" calcext:value-type="float">
            <text:p>2.05656276133068</text:p>
          </table:table-cell>
          <table:table-cell office:value-type="float" office:value="-0.000495000183246663" calcext:value-type="float">
            <text:p>-0.000495000183247</text:p>
          </table:table-cell>
          <table:table-cell table:formula="of:=ROUND([.B2174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05705776151392" calcext:value-type="float">
            <text:p>2.05705776151392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17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5705876151429" calcext:value-type="float">
            <text:p>2.05705876151429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2176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2.05755276169717" calcext:value-type="float">
            <text:p>2.05755276169717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17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5755376169754" calcext:value-type="float">
            <text:p>2.05755376169754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2178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05804876188079" calcext:value-type="float">
            <text:p>2.0580487618807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17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5804976188116" calcext:value-type="float">
            <text:p>2.05804976188116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2180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2.05854376206403" calcext:value-type="float">
            <text:p>2.05854376206403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2181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2.05903976224765" calcext:value-type="float">
            <text:p>2.05903976224765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2182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05929176234094" calcext:value-type="float">
            <text:p>2.05929176234094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183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0595347624309" calcext:value-type="float">
            <text:p>2.0595347624309</text:p>
          </table:table-cell>
          <table:table-cell office:value-type="float" office:value="-0.000509000188429809" calcext:value-type="float">
            <text:p>-0.00050900018843</text:p>
          </table:table-cell>
          <table:table-cell table:formula="of:=ROUND([.B2184]; 7)" office:value-type="float" office:value="-0.000509" calcext:value-type="float">
            <text:p>-0.000509</text:p>
          </table:table-cell>
          <table:table-cell/>
        </table:table-row>
        <table:table-row table:style-name="ro1">
          <table:table-cell office:value-type="float" office:value="2.06004376261933" calcext:value-type="float">
            <text:p>2.06004376261933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18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600447626197" calcext:value-type="float">
            <text:p>2.0600447626197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2186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06053976280295" calcext:value-type="float">
            <text:p>2.06053976280295</text:p>
          </table:table-cell>
          <table:table-cell office:value-type="float" office:value="-0.000252000093289073" calcext:value-type="float">
            <text:p>-0.000252000093289</text:p>
          </table:table-cell>
          <table:table-cell table:formula="of:=ROUND([.B2187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06079176289623" calcext:value-type="float">
            <text:p>2.06079176289623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188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06103476298619" calcext:value-type="float">
            <text:p>2.06103476298619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2189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06128676307948" calcext:value-type="float">
            <text:p>2.06128676307948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190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06152976316944" calcext:value-type="float">
            <text:p>2.06152976316944</text:p>
          </table:table-cell>
          <table:table-cell office:value-type="float" office:value="-0.000252000093289073" calcext:value-type="float">
            <text:p>-0.000252000093289</text:p>
          </table:table-cell>
          <table:table-cell table:formula="of:=ROUND([.B2191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06178176326273" calcext:value-type="float">
            <text:p>2.06178176326273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192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06202476335269" calcext:value-type="float">
            <text:p>2.06202476335269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2193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06251976353593" calcext:value-type="float">
            <text:p>2.06251976353593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2194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06301476371918" calcext:value-type="float">
            <text:p>2.06301476371918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19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6301576371955" calcext:value-type="float">
            <text:p>2.06301576371955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2196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2.06350976390243" calcext:value-type="float">
            <text:p>2.06350976390243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19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635107639028" calcext:value-type="float">
            <text:p>2.0635107639028</text:p>
          </table:table-cell>
          <table:table-cell office:value-type="float" office:value="-0.000267000098842285" calcext:value-type="float">
            <text:p>-0.000267000098842</text:p>
          </table:table-cell>
          <table:table-cell table:formula="of:=ROUND([.B2198]; 7)" office:value-type="float" office:value="-0.000267" calcext:value-type="float">
            <text:p>-0.000267</text:p>
          </table:table-cell>
          <table:table-cell/>
        </table:table-row>
        <table:table-row table:style-name="ro1">
          <table:table-cell office:value-type="float" office:value="2.06377776400164" calcext:value-type="float">
            <text:p>2.06377776400164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199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0640207640916" calcext:value-type="float">
            <text:p>2.0640207640916</text:p>
          </table:table-cell>
          <table:table-cell office:value-type="float" office:value="-0.000495000183246663" calcext:value-type="float">
            <text:p>-0.000495000183247</text:p>
          </table:table-cell>
          <table:table-cell table:formula="of:=ROUND([.B2200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06451576427484" calcext:value-type="float">
            <text:p>2.06451576427484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20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6451676427521" calcext:value-type="float">
            <text:p>2.06451676427521</text:p>
          </table:table-cell>
          <table:table-cell office:value-type="float" office:value="-0.000494000182877041" calcext:value-type="float">
            <text:p>-0.000494000182877</text:p>
          </table:table-cell>
          <table:table-cell table:formula="of:=ROUND([.B2202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2.06501076445809" calcext:value-type="float">
            <text:p>2.0650107644580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20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6501176445846" calcext:value-type="float">
            <text:p>2.06501176445846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2204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06526376455175" calcext:value-type="float">
            <text:p>2.06526376455175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20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6526476455212" calcext:value-type="float">
            <text:p>2.06526476455212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206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06550676464171" calcext:value-type="float">
            <text:p>2.06550676464171</text:p>
          </table:table-cell>
          <table:table-cell office:value-type="float" office:value="-0.000253000093659583" calcext:value-type="float">
            <text:p>-0.00025300009366</text:p>
          </table:table-cell>
          <table:table-cell table:formula="of:=ROUND([.B2207]; 7)" office:value-type="float" office:value="-0.000253" calcext:value-type="float">
            <text:p>-0.000253</text:p>
          </table:table-cell>
          <table:table-cell/>
        </table:table-row>
        <table:table-row table:style-name="ro1">
          <table:table-cell office:value-type="float" office:value="2.06575976473537" calcext:value-type="float">
            <text:p>2.06575976473537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208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06600276482533" calcext:value-type="float">
            <text:p>2.06600276482533</text:p>
          </table:table-cell>
          <table:table-cell office:value-type="float" office:value="-0.000495000183246663" calcext:value-type="float">
            <text:p>-0.000495000183247</text:p>
          </table:table-cell>
          <table:table-cell table:formula="of:=ROUND([.B2209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06649776500857" calcext:value-type="float">
            <text:p>2.06649776500857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21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6649876500894" calcext:value-type="float">
            <text:p>2.06649876500894</text:p>
          </table:table-cell>
          <table:table-cell office:value-type="float" office:value="-0.000494000182877041" calcext:value-type="float">
            <text:p>-0.000494000182877</text:p>
          </table:table-cell>
          <table:table-cell table:formula="of:=ROUND([.B2211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2.06699276519182" calcext:value-type="float">
            <text:p>2.06699276519182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21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6699376519219" calcext:value-type="float">
            <text:p>2.06699376519219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2213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06748876537544" calcext:value-type="float">
            <text:p>2.06748876537544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21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6748976537581" calcext:value-type="float">
            <text:p>2.06748976537581</text:p>
          </table:table-cell>
          <table:table-cell office:value-type="float" office:value="-0.000509000188429809" calcext:value-type="float">
            <text:p>-0.00050900018843</text:p>
          </table:table-cell>
          <table:table-cell table:formula="of:=ROUND([.B2215]; 7)" office:value-type="float" office:value="-0.000509" calcext:value-type="float">
            <text:p>-0.000509</text:p>
          </table:table-cell>
          <table:table-cell/>
        </table:table-row>
        <table:table-row table:style-name="ro1">
          <table:table-cell office:value-type="float" office:value="2.06799876556424" calcext:value-type="float">
            <text:p>2.06799876556424</text:p>
          </table:table-cell>
          <table:table-cell office:value-type="float" office:value="-0.000495000183246663" calcext:value-type="float">
            <text:p>-0.000495000183247</text:p>
          </table:table-cell>
          <table:table-cell table:formula="of:=ROUND([.B2216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06849376574748" calcext:value-type="float">
            <text:p>2.06849376574748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21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6849476574785" calcext:value-type="float">
            <text:p>2.06849476574785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2218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2.06898876593073" calcext:value-type="float">
            <text:p>2.06898876593073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21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689897659311" calcext:value-type="float">
            <text:p>2.0689897659311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2220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06948476611435" calcext:value-type="float">
            <text:p>2.06948476611435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22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6948576611472" calcext:value-type="float">
            <text:p>2.06948576611472</text:p>
          </table:table-cell>
          <table:table-cell office:value-type="float" office:value="-0.000251000092919007" calcext:value-type="float">
            <text:p>-0.000251000092919</text:p>
          </table:table-cell>
          <table:table-cell table:formula="of:=ROUND([.B2222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2.06973676620764" calcext:value-type="float">
            <text:p>2.06973676620764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223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06997976629759" calcext:value-type="float">
            <text:p>2.06997976629759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22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6998076629796" calcext:value-type="float">
            <text:p>2.06998076629796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2225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2.07047476648084" calcext:value-type="float">
            <text:p>2.07047476648084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2226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2.07097076666446" calcext:value-type="float">
            <text:p>2.07097076666446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2227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07146576684771" calcext:value-type="float">
            <text:p>2.07146576684771</text:p>
          </table:table-cell>
          <table:table-cell office:value-type="float" office:value="-0.000267000098842285" calcext:value-type="float">
            <text:p>-0.000267000098842</text:p>
          </table:table-cell>
          <table:table-cell table:formula="of:=ROUND([.B2228]; 7)" office:value-type="float" office:value="-0.000267" calcext:value-type="float">
            <text:p>-0.000267</text:p>
          </table:table-cell>
          <table:table-cell/>
        </table:table-row>
        <table:table-row table:style-name="ro1">
          <table:table-cell office:value-type="float" office:value="2.07173276694655" calcext:value-type="float">
            <text:p>2.07173276694655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229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0719757670365" calcext:value-type="float">
            <text:p>2.0719757670365</text:p>
          </table:table-cell>
          <table:table-cell office:value-type="float" office:value="-0.000253000093659139" calcext:value-type="float">
            <text:p>-0.000253000093659</text:p>
          </table:table-cell>
          <table:table-cell table:formula="of:=ROUND([.B2230]; 7)" office:value-type="float" office:value="-0.000253" calcext:value-type="float">
            <text:p>-0.000253</text:p>
          </table:table-cell>
          <table:table-cell/>
        </table:table-row>
        <table:table-row table:style-name="ro1">
          <table:table-cell office:value-type="float" office:value="2.07222876713016" calcext:value-type="float">
            <text:p>2.07222876713016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231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07247176722012" calcext:value-type="float">
            <text:p>2.07247176722012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2232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07272376731341" calcext:value-type="float">
            <text:p>2.07272376731341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23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7272476731378" calcext:value-type="float">
            <text:p>2.07272476731378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234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07296676740337" calcext:value-type="float">
            <text:p>2.07296676740337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23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7296776740374" calcext:value-type="float">
            <text:p>2.07296776740374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2236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07321976749703" calcext:value-type="float">
            <text:p>2.07321976749703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23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732207674974" calcext:value-type="float">
            <text:p>2.0732207674974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238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07346276758699" calcext:value-type="float">
            <text:p>2.0734627675869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23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7346376758736" calcext:value-type="float">
            <text:p>2.07346376758736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2240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07371576768065" calcext:value-type="float">
            <text:p>2.07371576768065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241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0739587677706" calcext:value-type="float">
            <text:p>2.0739587677706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2242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2.07445476795422" calcext:value-type="float">
            <text:p>2.07445476795422</text:p>
          </table:table-cell>
          <table:table-cell office:value-type="float" office:value="-0.000251000092919007" calcext:value-type="float">
            <text:p>-0.000251000092919</text:p>
          </table:table-cell>
          <table:table-cell table:formula="of:=ROUND([.B2243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2.07470576804714" calcext:value-type="float">
            <text:p>2.07470576804714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24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7470676804751" calcext:value-type="float">
            <text:p>2.07470676804751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245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07494976813747" calcext:value-type="float">
            <text:p>2.07494976813747</text:p>
          </table:table-cell>
          <table:table-cell office:value-type="float" office:value="-0.000251000092919451" calcext:value-type="float">
            <text:p>-0.000251000092919</text:p>
          </table:table-cell>
          <table:table-cell table:formula="of:=ROUND([.B2246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2.07520076823039" calcext:value-type="float">
            <text:p>2.0752007682303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24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7520176823076" calcext:value-type="float">
            <text:p>2.07520176823076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248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07544376832034" calcext:value-type="float">
            <text:p>2.07544376832034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24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7544476832071" calcext:value-type="float">
            <text:p>2.07544476832071</text:p>
          </table:table-cell>
          <table:table-cell office:value-type="float" office:value="-0.000509000188429809" calcext:value-type="float">
            <text:p>-0.00050900018843</text:p>
          </table:table-cell>
          <table:table-cell table:formula="of:=ROUND([.B2250]; 7)" office:value-type="float" office:value="-0.000509" calcext:value-type="float">
            <text:p>-0.000509</text:p>
          </table:table-cell>
          <table:table-cell/>
        </table:table-row>
        <table:table-row table:style-name="ro1">
          <table:table-cell office:value-type="float" office:value="2.07595376850914" calcext:value-type="float">
            <text:p>2.07595376850914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2251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2.07644976869276" calcext:value-type="float">
            <text:p>2.07644976869276</text:p>
          </table:table-cell>
          <table:table-cell office:value-type="float" office:value="-0.000495000183246663" calcext:value-type="float">
            <text:p>-0.000495000183247</text:p>
          </table:table-cell>
          <table:table-cell table:formula="of:=ROUND([.B2252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07694476887601" calcext:value-type="float">
            <text:p>2.07694476887601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2253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0771967689693" calcext:value-type="float">
            <text:p>2.0771967689693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25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7719776896967" calcext:value-type="float">
            <text:p>2.07719776896967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255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07743976905925" calcext:value-type="float">
            <text:p>2.07743976905925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25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7744076905962" calcext:value-type="float">
            <text:p>2.07744076905962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2257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07793576924287" calcext:value-type="float">
            <text:p>2.07793576924287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25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7793676924324" calcext:value-type="float">
            <text:p>2.07793676924324</text:p>
          </table:table-cell>
          <table:table-cell office:value-type="float" office:value="-0.000251000092919007" calcext:value-type="float">
            <text:p>-0.000251000092919</text:p>
          </table:table-cell>
          <table:table-cell table:formula="of:=ROUND([.B2259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2.07818776933616" calcext:value-type="float">
            <text:p>2.07818776933616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26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7818876933653" calcext:value-type="float">
            <text:p>2.07818876933653</text:p>
          </table:table-cell>
          <table:table-cell office:value-type="float" office:value="-0.00024200008958708" calcext:value-type="float">
            <text:p>-0.000242000089587</text:p>
          </table:table-cell>
          <table:table-cell table:formula="of:=ROUND([.B2261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07843076942612" calcext:value-type="float">
            <text:p>2.07843076942612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26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7843176942649" calcext:value-type="float">
            <text:p>2.07843176942649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2263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2.07892576960937" calcext:value-type="float">
            <text:p>2.07892576960937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2264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2.07942176979298" calcext:value-type="float">
            <text:p>2.07942176979298</text:p>
          </table:table-cell>
          <table:table-cell office:value-type="float" office:value="-0.000254000094029649" calcext:value-type="float">
            <text:p>-0.00025400009403</text:p>
          </table:table-cell>
          <table:table-cell table:formula="of:=ROUND([.B2265]; 7)" office:value-type="float" office:value="-0.000254" calcext:value-type="float">
            <text:p>-0.000254</text:p>
          </table:table-cell>
          <table:table-cell/>
        </table:table-row>
        <table:table-row table:style-name="ro1">
          <table:table-cell office:value-type="float" office:value="2.07967576988701" calcext:value-type="float">
            <text:p>2.07967576988701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26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07967676988738" calcext:value-type="float">
            <text:p>2.07967676988738</text:p>
          </table:table-cell>
          <table:table-cell office:value-type="float" office:value="-0.0519950192483325" calcext:value-type="float">
            <text:p>-0.051995019248333</text:p>
          </table:table-cell>
          <table:table-cell table:formula="of:=ROUND([.B2267]; 7)" office:value-type="float" office:value="-0.051995" calcext:value-type="float">
            <text:p>-0.051995</text:p>
          </table:table-cell>
          <table:table-cell/>
        </table:table-row>
        <table:table-row table:style-name="ro1">
          <table:table-cell office:value-type="float" office:value="2.13167178913572" calcext:value-type="float">
            <text:p>2.13167178913572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268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13191478922567" calcext:value-type="float">
            <text:p>2.13191478922567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2269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2.1324037894067" calcext:value-type="float">
            <text:p>2.1324037894067</text:p>
          </table:table-cell>
          <table:table-cell office:value-type="float" office:value="-0.000492000182136021" calcext:value-type="float">
            <text:p>-0.000492000182136</text:p>
          </table:table-cell>
          <table:table-cell table:formula="of:=ROUND([.B2270]; 7)" office:value-type="float" office:value="-0.000492" calcext:value-type="float">
            <text:p>-0.000492</text:p>
          </table:table-cell>
          <table:table-cell/>
        </table:table-row>
        <table:table-row table:style-name="ro1">
          <table:table-cell office:value-type="float" office:value="2.13289578958883" calcext:value-type="float">
            <text:p>2.13289578958883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27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13289678958921" calcext:value-type="float">
            <text:p>2.13289678958921</text:p>
          </table:table-cell>
          <table:table-cell office:value-type="float" office:value="-0.000488000180655313" calcext:value-type="float">
            <text:p>-0.000488000180655</text:p>
          </table:table-cell>
          <table:table-cell table:formula="of:=ROUND([.B2272]; 7)" office:value-type="float" office:value="-0.000488" calcext:value-type="float">
            <text:p>-0.000488</text:p>
          </table:table-cell>
          <table:table-cell/>
        </table:table-row>
        <table:table-row table:style-name="ro1">
          <table:table-cell office:value-type="float" office:value="2.13338478976986" calcext:value-type="float">
            <text:p>2.13338478976986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27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13338578977023" calcext:value-type="float">
            <text:p>2.13338578977023</text:p>
          </table:table-cell>
          <table:table-cell office:value-type="float" office:value="-0.000491000181766399" calcext:value-type="float">
            <text:p>-0.000491000181766</text:p>
          </table:table-cell>
          <table:table-cell table:formula="of:=ROUND([.B2274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2.133876789952" calcext:value-type="float">
            <text:p>2.133876789952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27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13387778995237" calcext:value-type="float">
            <text:p>2.13387778995237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2276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2.13436679013339" calcext:value-type="float">
            <text:p>2.13436679013339</text:p>
          </table:table-cell>
          <table:table-cell office:value-type="float" office:value="-0.000492000182136465" calcext:value-type="float">
            <text:p>-0.000492000182136</text:p>
          </table:table-cell>
          <table:table-cell table:formula="of:=ROUND([.B2277]; 7)" office:value-type="float" office:value="-0.000492" calcext:value-type="float">
            <text:p>-0.000492</text:p>
          </table:table-cell>
          <table:table-cell/>
        </table:table-row>
        <table:table-row table:style-name="ro1">
          <table:table-cell office:value-type="float" office:value="2.13485879031553" calcext:value-type="float">
            <text:p>2.13485879031553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2278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2.13534779049656" calcext:value-type="float">
            <text:p>2.13534779049656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27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13534879049693" calcext:value-type="float">
            <text:p>2.13534879049693</text:p>
          </table:table-cell>
          <table:table-cell office:value-type="float" office:value="-0.000491000181765955" calcext:value-type="float">
            <text:p>-0.000491000181766</text:p>
          </table:table-cell>
          <table:table-cell table:formula="of:=ROUND([.B2280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2.13583979067869" calcext:value-type="float">
            <text:p>2.13583979067869</text:p>
          </table:table-cell>
          <table:table-cell office:value-type="float" office:value="-0.000490000181396333" calcext:value-type="float">
            <text:p>-0.000490000181396</text:p>
          </table:table-cell>
          <table:table-cell table:formula="of:=ROUND([.B2281]; 7)" office:value-type="float" office:value="-0.00049" calcext:value-type="float">
            <text:p>-0.00049</text:p>
          </table:table-cell>
          <table:table-cell/>
        </table:table-row>
        <table:table-row table:style-name="ro1">
          <table:table-cell office:value-type="float" office:value="2.13632979086009" calcext:value-type="float">
            <text:p>2.13632979086009</text:p>
          </table:table-cell>
          <table:table-cell office:value-type="float" office:value="-0.000250000092548941" calcext:value-type="float">
            <text:p>-0.000250000092549</text:p>
          </table:table-cell>
          <table:table-cell table:formula="of:=ROUND([.B2282]; 7)" office:value-type="float" office:value="-0.00025" calcext:value-type="float">
            <text:p>-0.00025</text:p>
          </table:table-cell>
          <table:table-cell/>
        </table:table-row>
        <table:table-row table:style-name="ro1">
          <table:table-cell office:value-type="float" office:value="2.13657979095264" calcext:value-type="float">
            <text:p>2.13657979095264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28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13658079095301" calcext:value-type="float">
            <text:p>2.13658079095301</text:p>
          </table:table-cell>
          <table:table-cell office:value-type="float" office:value="-0.00358800132826254" calcext:value-type="float">
            <text:p>-0.003588001328263</text:p>
          </table:table-cell>
          <table:table-cell table:formula="of:=ROUND([.B2284]; 7)" office:value-type="float" office:value="-0.003588" calcext:value-type="float">
            <text:p>-0.003588</text:p>
          </table:table-cell>
          <table:table-cell/>
        </table:table-row>
        <table:table-row table:style-name="ro1">
          <table:table-cell office:value-type="float" office:value="2.14016879228127" calcext:value-type="float">
            <text:p>2.14016879228127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28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14016979228164" calcext:value-type="float">
            <text:p>2.14016979228164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286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14041179237123" calcext:value-type="float">
            <text:p>2.14041179237123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28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1404127923716" calcext:value-type="float">
            <text:p>2.1404127923716</text:p>
          </table:table-cell>
          <table:table-cell office:value-type="float" office:value="-0.000488000180655757" calcext:value-type="float">
            <text:p>-0.000488000180656</text:p>
          </table:table-cell>
          <table:table-cell table:formula="of:=ROUND([.B2288]; 7)" office:value-type="float" office:value="-0.000488" calcext:value-type="float">
            <text:p>-0.000488</text:p>
          </table:table-cell>
          <table:table-cell/>
        </table:table-row>
        <table:table-row table:style-name="ro1">
          <table:table-cell office:value-type="float" office:value="2.14090079255225" calcext:value-type="float">
            <text:p>2.14090079255225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28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14090179255262" calcext:value-type="float">
            <text:p>2.14090179255262</text:p>
          </table:table-cell>
          <table:table-cell office:value-type="float" office:value="-0.000491000181766399" calcext:value-type="float">
            <text:p>-0.000491000181766</text:p>
          </table:table-cell>
          <table:table-cell table:formula="of:=ROUND([.B2290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2.14139279273439" calcext:value-type="float">
            <text:p>2.1413927927343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29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14139379273476" calcext:value-type="float">
            <text:p>2.14139379273476</text:p>
          </table:table-cell>
          <table:table-cell office:value-type="float" office:value="-0.000488000180655757" calcext:value-type="float">
            <text:p>-0.000488000180656</text:p>
          </table:table-cell>
          <table:table-cell table:formula="of:=ROUND([.B2292]; 7)" office:value-type="float" office:value="-0.000488" calcext:value-type="float">
            <text:p>-0.000488</text:p>
          </table:table-cell>
          <table:table-cell/>
        </table:table-row>
        <table:table-row table:style-name="ro1">
          <table:table-cell office:value-type="float" office:value="2.14188179291541" calcext:value-type="float">
            <text:p>2.14188179291541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29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14188279291578" calcext:value-type="float">
            <text:p>2.14188279291578</text:p>
          </table:table-cell>
          <table:table-cell office:value-type="float" office:value="-0.000491000181765955" calcext:value-type="float">
            <text:p>-0.000491000181766</text:p>
          </table:table-cell>
          <table:table-cell table:formula="of:=ROUND([.B2294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2.14237379309755" calcext:value-type="float">
            <text:p>2.14237379309755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2295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2.14286279327858" calcext:value-type="float">
            <text:p>2.14286279327858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29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14286379327895" calcext:value-type="float">
            <text:p>2.14286379327895</text:p>
          </table:table-cell>
          <table:table-cell office:value-type="float" office:value="-0.000491000181766399" calcext:value-type="float">
            <text:p>-0.000491000181766</text:p>
          </table:table-cell>
          <table:table-cell table:formula="of:=ROUND([.B2297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2.14335479346071" calcext:value-type="float">
            <text:p>2.14335479346071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2298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2.14384379364174" calcext:value-type="float">
            <text:p>2.14384379364174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29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14384479364211" calcext:value-type="float">
            <text:p>2.14384479364211</text:p>
          </table:table-cell>
          <table:table-cell office:value-type="float" office:value="-0.000264000097731643" calcext:value-type="float">
            <text:p>-0.000264000097732</text:p>
          </table:table-cell>
          <table:table-cell table:formula="of:=ROUND([.B2300]; 7)" office:value-type="float" office:value="-0.000264" calcext:value-type="float">
            <text:p>-0.000264</text:p>
          </table:table-cell>
          <table:table-cell/>
        </table:table-row>
        <table:table-row table:style-name="ro1">
          <table:table-cell office:value-type="float" office:value="2.14410879373984" calcext:value-type="float">
            <text:p>2.14410879373984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301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1443517938298" calcext:value-type="float">
            <text:p>2.1443517938298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2302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2.14484579401267" calcext:value-type="float">
            <text:p>2.14484579401267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30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14484679401305" calcext:value-type="float">
            <text:p>2.14484679401305</text:p>
          </table:table-cell>
          <table:table-cell office:value-type="float" office:value="-0.000253000093659583" calcext:value-type="float">
            <text:p>-0.00025300009366</text:p>
          </table:table-cell>
          <table:table-cell table:formula="of:=ROUND([.B2304]; 7)" office:value-type="float" office:value="-0.000253" calcext:value-type="float">
            <text:p>-0.000253</text:p>
          </table:table-cell>
          <table:table-cell/>
        </table:table-row>
        <table:table-row table:style-name="ro1">
          <table:table-cell office:value-type="float" office:value="2.1450997941067" calcext:value-type="float">
            <text:p>2.1450997941067</text:p>
          </table:table-cell>
          <table:table-cell office:value-type="float" office:value="-0.00024200008958708" calcext:value-type="float">
            <text:p>-0.000242000089587</text:p>
          </table:table-cell>
          <table:table-cell table:formula="of:=ROUND([.B2305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14534179419629" calcext:value-type="float">
            <text:p>2.14534179419629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30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14534279419666" calcext:value-type="float">
            <text:p>2.14534279419666</text:p>
          </table:table-cell>
          <table:table-cell office:value-type="float" office:value="-0.000495000183246663" calcext:value-type="float">
            <text:p>-0.000495000183247</text:p>
          </table:table-cell>
          <table:table-cell table:formula="of:=ROUND([.B2307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14583779437991" calcext:value-type="float">
            <text:p>2.14583779437991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2308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1460897944732" calcext:value-type="float">
            <text:p>2.1460897944732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309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14633279456316" calcext:value-type="float">
            <text:p>2.14633279456316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31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14633379456353" calcext:value-type="float">
            <text:p>2.14633379456353</text:p>
          </table:table-cell>
          <table:table-cell office:value-type="float" office:value="-0.000494000182877041" calcext:value-type="float">
            <text:p>-0.000494000182877</text:p>
          </table:table-cell>
          <table:table-cell table:formula="of:=ROUND([.B2311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2.1468277947464" calcext:value-type="float">
            <text:p>2.1468277947464</text:p>
          </table:table-cell>
          <table:table-cell office:value-type="float" office:value="-0.000253000093659139" calcext:value-type="float">
            <text:p>-0.000253000093659</text:p>
          </table:table-cell>
          <table:table-cell table:formula="of:=ROUND([.B2312]; 7)" office:value-type="float" office:value="-0.000253" calcext:value-type="float">
            <text:p>-0.000253</text:p>
          </table:table-cell>
          <table:table-cell/>
        </table:table-row>
        <table:table-row table:style-name="ro1">
          <table:table-cell office:value-type="float" office:value="2.14708079484006" calcext:value-type="float">
            <text:p>2.14708079484006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313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14732379493002" calcext:value-type="float">
            <text:p>2.14732379493002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2314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14781879511327" calcext:value-type="float">
            <text:p>2.14781879511327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31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14781979511364" calcext:value-type="float">
            <text:p>2.14781979511364</text:p>
          </table:table-cell>
          <table:table-cell office:value-type="float" office:value="-0.000266000098472219" calcext:value-type="float">
            <text:p>-0.000266000098472</text:p>
          </table:table-cell>
          <table:table-cell table:formula="of:=ROUND([.B2316]; 7)" office:value-type="float" office:value="-0.000266" calcext:value-type="float">
            <text:p>-0.000266</text:p>
          </table:table-cell>
          <table:table-cell/>
        </table:table-row>
        <table:table-row table:style-name="ro1">
          <table:table-cell office:value-type="float" office:value="2.14808579521211" calcext:value-type="float">
            <text:p>2.14808579521211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317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14832879530207" calcext:value-type="float">
            <text:p>2.14832879530207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31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14832979530244" calcext:value-type="float">
            <text:p>2.14832979530244</text:p>
          </table:table-cell>
          <table:table-cell office:value-type="float" office:value="-0.000251000092919451" calcext:value-type="float">
            <text:p>-0.000251000092919</text:p>
          </table:table-cell>
          <table:table-cell table:formula="of:=ROUND([.B2319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2.14858079539536" calcext:value-type="float">
            <text:p>2.14858079539536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320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14882379548531" calcext:value-type="float">
            <text:p>2.14882379548531</text:p>
          </table:table-cell>
          <table:table-cell office:value-type="float" office:value="-0.000252000093289073" calcext:value-type="float">
            <text:p>-0.000252000093289</text:p>
          </table:table-cell>
          <table:table-cell table:formula="of:=ROUND([.B2321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1490757955786" calcext:value-type="float">
            <text:p>2.1490757955786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322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14931879566856" calcext:value-type="float">
            <text:p>2.14931879566856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2323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14957079576185" calcext:value-type="float">
            <text:p>2.14957079576185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324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14981379585181" calcext:value-type="float">
            <text:p>2.14981379585181</text:p>
          </table:table-cell>
          <table:table-cell office:value-type="float" office:value="-0.000252000093289073" calcext:value-type="float">
            <text:p>-0.000252000093289</text:p>
          </table:table-cell>
          <table:table-cell table:formula="of:=ROUND([.B2325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1500657959451" calcext:value-type="float">
            <text:p>2.1500657959451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326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15030879603505" calcext:value-type="float">
            <text:p>2.15030879603505</text:p>
          </table:table-cell>
          <table:table-cell office:value-type="float" office:value="-0.000494000182877041" calcext:value-type="float">
            <text:p>-0.000494000182877</text:p>
          </table:table-cell>
          <table:table-cell table:formula="of:=ROUND([.B2327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2.15080279621793" calcext:value-type="float">
            <text:p>2.15080279621793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32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1508037962183" calcext:value-type="float">
            <text:p>2.1508037962183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2329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15129879640155" calcext:value-type="float">
            <text:p>2.15129879640155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33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15129979640192" calcext:value-type="float">
            <text:p>2.15129979640192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2331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2.1517937965848" calcext:value-type="float">
            <text:p>2.1517937965848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33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15179479658517" calcext:value-type="float">
            <text:p>2.15179479658517</text:p>
          </table:table-cell>
          <table:table-cell office:value-type="float" office:value="-0.000267000098842285" calcext:value-type="float">
            <text:p>-0.000267000098842</text:p>
          </table:table-cell>
          <table:table-cell table:formula="of:=ROUND([.B2333]; 7)" office:value-type="float" office:value="-0.000267" calcext:value-type="float">
            <text:p>-0.000267</text:p>
          </table:table-cell>
          <table:table-cell/>
        </table:table-row>
        <table:table-row table:style-name="ro1">
          <table:table-cell office:value-type="float" office:value="2.15206179668401" calcext:value-type="float">
            <text:p>2.15206179668401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334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15230479677397" calcext:value-type="float">
            <text:p>2.15230479677397</text:p>
          </table:table-cell>
          <table:table-cell office:value-type="float" office:value="-0.000495000183246663" calcext:value-type="float">
            <text:p>-0.000495000183247</text:p>
          </table:table-cell>
          <table:table-cell table:formula="of:=ROUND([.B2335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15279979695721" calcext:value-type="float">
            <text:p>2.15279979695721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33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15280079695758" calcext:value-type="float">
            <text:p>2.15280079695758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2337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2.15329479714046" calcext:value-type="float">
            <text:p>2.15329479714046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33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15329579714083" calcext:value-type="float">
            <text:p>2.15329579714083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2339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15354779723412" calcext:value-type="float">
            <text:p>2.15354779723412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340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15379079732408" calcext:value-type="float">
            <text:p>2.15379079732408</text:p>
          </table:table-cell>
          <table:table-cell office:value-type="float" office:value="-0.000253000093659583" calcext:value-type="float">
            <text:p>-0.00025300009366</text:p>
          </table:table-cell>
          <table:table-cell table:formula="of:=ROUND([.B2341]; 7)" office:value-type="float" office:value="-0.000253" calcext:value-type="float">
            <text:p>-0.000253</text:p>
          </table:table-cell>
          <table:table-cell/>
        </table:table-row>
        <table:table-row table:style-name="ro1">
          <table:table-cell office:value-type="float" office:value="2.15404379741774" calcext:value-type="float">
            <text:p>2.15404379741774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342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15428679750769" calcext:value-type="float">
            <text:p>2.15428679750769</text:p>
          </table:table-cell>
          <table:table-cell office:value-type="float" office:value="-0.000252000093289073" calcext:value-type="float">
            <text:p>-0.000252000093289</text:p>
          </table:table-cell>
          <table:table-cell table:formula="of:=ROUND([.B2343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15453879760098" calcext:value-type="float">
            <text:p>2.15453879760098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34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15453979760135" calcext:value-type="float">
            <text:p>2.15453979760135</text:p>
          </table:table-cell>
          <table:table-cell office:value-type="float" office:value="-0.00024200008958708" calcext:value-type="float">
            <text:p>-0.000242000089587</text:p>
          </table:table-cell>
          <table:table-cell table:formula="of:=ROUND([.B2345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15478179769094" calcext:value-type="float">
            <text:p>2.15478179769094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34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15478279769131" calcext:value-type="float">
            <text:p>2.15478279769131</text:p>
          </table:table-cell>
          <table:table-cell office:value-type="float" office:value="-0.000252000093289073" calcext:value-type="float">
            <text:p>-0.000252000093289</text:p>
          </table:table-cell>
          <table:table-cell table:formula="of:=ROUND([.B2347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1550347977846" calcext:value-type="float">
            <text:p>2.1550347977846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34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15503579778497" calcext:value-type="float">
            <text:p>2.15503579778497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349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15527779787456" calcext:value-type="float">
            <text:p>2.15527779787456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35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15527879787493" calcext:value-type="float">
            <text:p>2.15527879787493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2351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15553079796822" calcext:value-type="float">
            <text:p>2.15553079796822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352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15577379805817" calcext:value-type="float">
            <text:p>2.15577379805817</text:p>
          </table:table-cell>
          <table:table-cell office:value-type="float" office:value="-0.000510000188799875" calcext:value-type="float">
            <text:p>-0.0005100001888</text:p>
          </table:table-cell>
          <table:table-cell table:formula="of:=ROUND([.B2353]; 7)" office:value-type="float" office:value="-0.00051" calcext:value-type="float">
            <text:p>-0.00051</text:p>
          </table:table-cell>
          <table:table-cell/>
        </table:table-row>
        <table:table-row table:style-name="ro1">
          <table:table-cell office:value-type="float" office:value="2.15628379824697" calcext:value-type="float">
            <text:p>2.15628379824697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35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15628479824734" calcext:value-type="float">
            <text:p>2.15628479824734</text:p>
          </table:table-cell>
          <table:table-cell office:value-type="float" office:value="-0.000494000182877041" calcext:value-type="float">
            <text:p>-0.000494000182877</text:p>
          </table:table-cell>
          <table:table-cell table:formula="of:=ROUND([.B2355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2.15677879843022" calcext:value-type="float">
            <text:p>2.15677879843022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35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15677979843059" calcext:value-type="float">
            <text:p>2.15677979843059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2357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15727479861384" calcext:value-type="float">
            <text:p>2.15727479861384</text:p>
          </table:table-cell>
          <table:table-cell office:value-type="float" office:value="-0.000495000183246663" calcext:value-type="float">
            <text:p>-0.000495000183247</text:p>
          </table:table-cell>
          <table:table-cell table:formula="of:=ROUND([.B2358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15776979879709" calcext:value-type="float">
            <text:p>2.15776979879709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2359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2.1582657989807" calcext:value-type="float">
            <text:p>2.1582657989807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2360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2.15875979916358" calcext:value-type="float">
            <text:p>2.15875979916358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36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15876079916395" calcext:value-type="float">
            <text:p>2.15876079916395</text:p>
          </table:table-cell>
          <table:table-cell office:value-type="float" office:value="-0.000495000183246663" calcext:value-type="float">
            <text:p>-0.000495000183247</text:p>
          </table:table-cell>
          <table:table-cell table:formula="of:=ROUND([.B2362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1592557993472" calcext:value-type="float">
            <text:p>2.1592557993472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36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15925679934757" calcext:value-type="float">
            <text:p>2.15925679934757</text:p>
          </table:table-cell>
          <table:table-cell office:value-type="float" office:value="-0.000251000092919007" calcext:value-type="float">
            <text:p>-0.000251000092919</text:p>
          </table:table-cell>
          <table:table-cell table:formula="of:=ROUND([.B2364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2.15950779944049" calcext:value-type="float">
            <text:p>2.1595077994404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36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15950879944086" calcext:value-type="float">
            <text:p>2.15950879944086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366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15975079953044" calcext:value-type="float">
            <text:p>2.15975079953044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36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15975179953081" calcext:value-type="float">
            <text:p>2.15975179953081</text:p>
          </table:table-cell>
          <table:table-cell office:value-type="float" office:value="-0.000509000188429809" calcext:value-type="float">
            <text:p>-0.00050900018843</text:p>
          </table:table-cell>
          <table:table-cell table:formula="of:=ROUND([.B2368]; 7)" office:value-type="float" office:value="-0.000509" calcext:value-type="float">
            <text:p>-0.000509</text:p>
          </table:table-cell>
          <table:table-cell/>
        </table:table-row>
        <table:table-row table:style-name="ro1">
          <table:table-cell office:value-type="float" office:value="2.16026079971924" calcext:value-type="float">
            <text:p>2.16026079971924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2369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16075579990249" calcext:value-type="float">
            <text:p>2.1607557999024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37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16075679990286" calcext:value-type="float">
            <text:p>2.16075679990286</text:p>
          </table:table-cell>
          <table:table-cell office:value-type="float" office:value="-0.000251000092919007" calcext:value-type="float">
            <text:p>-0.000251000092919</text:p>
          </table:table-cell>
          <table:table-cell table:formula="of:=ROUND([.B2371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2.16100779999578" calcext:value-type="float">
            <text:p>2.16100779999578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37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16100879999615" calcext:value-type="float">
            <text:p>2.16100879999615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373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16125080008574" calcext:value-type="float">
            <text:p>2.16125080008574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37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16125180008611" calcext:value-type="float">
            <text:p>2.16125180008611</text:p>
          </table:table-cell>
          <table:table-cell office:value-type="float" office:value="-0.000251000092919451" calcext:value-type="float">
            <text:p>-0.000251000092919</text:p>
          </table:table-cell>
          <table:table-cell table:formula="of:=ROUND([.B2375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2.16150280017903" calcext:value-type="float">
            <text:p>2.16150280017903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37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1615038001794" calcext:value-type="float">
            <text:p>2.1615038001794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377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16174580026898" calcext:value-type="float">
            <text:p>2.16174580026898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37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16174680026935" calcext:value-type="float">
            <text:p>2.16174680026935</text:p>
          </table:table-cell>
          <table:table-cell office:value-type="float" office:value="-0.000251000092919007" calcext:value-type="float">
            <text:p>-0.000251000092919</text:p>
          </table:table-cell>
          <table:table-cell table:formula="of:=ROUND([.B2379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2.16199780036227" calcext:value-type="float">
            <text:p>2.16199780036227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38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16199880036264" calcext:value-type="float">
            <text:p>2.16199880036264</text:p>
          </table:table-cell>
          <table:table-cell office:value-type="float" office:value="-0.00024200008958708" calcext:value-type="float">
            <text:p>-0.000242000089587</text:p>
          </table:table-cell>
          <table:table-cell table:formula="of:=ROUND([.B2381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16224080045223" calcext:value-type="float">
            <text:p>2.16224080045223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38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1622418004526" calcext:value-type="float">
            <text:p>2.1622418004526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2383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2.16273580063548" calcext:value-type="float">
            <text:p>2.16273580063548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38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16273680063585" calcext:value-type="float">
            <text:p>2.16273680063585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2385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1632318008191" calcext:value-type="float">
            <text:p>2.1632318008191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2386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16372680100234" calcext:value-type="float">
            <text:p>2.16372680100234</text:p>
          </table:table-cell>
          <table:table-cell office:value-type="float" office:value="-0.000267000098842285" calcext:value-type="float">
            <text:p>-0.000267000098842</text:p>
          </table:table-cell>
          <table:table-cell table:formula="of:=ROUND([.B2387]; 7)" office:value-type="float" office:value="-0.000267" calcext:value-type="float">
            <text:p>-0.000267</text:p>
          </table:table-cell>
          <table:table-cell/>
        </table:table-row>
        <table:table-row table:style-name="ro1">
          <table:table-cell office:value-type="float" office:value="2.16399380110118" calcext:value-type="float">
            <text:p>2.16399380110118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38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16399480110155" calcext:value-type="float">
            <text:p>2.16399480110155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389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16423680119114" calcext:value-type="float">
            <text:p>2.16423680119114</text:p>
          </table:table-cell>
          <table:table-cell office:value-type="float" office:value="-0.000496000183616729" calcext:value-type="float">
            <text:p>-0.000496000183617</text:p>
          </table:table-cell>
          <table:table-cell table:formula="of:=ROUND([.B2390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2.16473280137476" calcext:value-type="float">
            <text:p>2.16473280137476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2391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16522780155801" calcext:value-type="float">
            <text:p>2.16522780155801</text:p>
          </table:table-cell>
          <table:table-cell office:value-type="float" office:value="-0.000253000093659583" calcext:value-type="float">
            <text:p>-0.00025300009366</text:p>
          </table:table-cell>
          <table:table-cell table:formula="of:=ROUND([.B2392]; 7)" office:value-type="float" office:value="-0.000253" calcext:value-type="float">
            <text:p>-0.000253</text:p>
          </table:table-cell>
          <table:table-cell/>
        </table:table-row>
        <table:table-row table:style-name="ro1">
          <table:table-cell office:value-type="float" office:value="2.16548080165167" calcext:value-type="float">
            <text:p>2.16548080165167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393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16572280174125" calcext:value-type="float">
            <text:p>2.16572280174125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39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16572380174162" calcext:value-type="float">
            <text:p>2.16572380174162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2395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16597580183491" calcext:value-type="float">
            <text:p>2.16597580183491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39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16597680183528" calcext:value-type="float">
            <text:p>2.16597680183528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397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16621880192487" calcext:value-type="float">
            <text:p>2.16621880192487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39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16621980192524" calcext:value-type="float">
            <text:p>2.16621980192524</text:p>
          </table:table-cell>
          <table:table-cell office:value-type="float" office:value="-0.000495000183246663" calcext:value-type="float">
            <text:p>-0.000495000183247</text:p>
          </table:table-cell>
          <table:table-cell table:formula="of:=ROUND([.B2399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16671480210849" calcext:value-type="float">
            <text:p>2.16671480210849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2400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16720980229173" calcext:value-type="float">
            <text:p>2.16720980229173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2401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16770480247498" calcext:value-type="float">
            <text:p>2.16770480247498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40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16770580247535" calcext:value-type="float">
            <text:p>2.16770580247535</text:p>
          </table:table-cell>
          <table:table-cell office:value-type="float" office:value="-0.000509000188429809" calcext:value-type="float">
            <text:p>-0.00050900018843</text:p>
          </table:table-cell>
          <table:table-cell table:formula="of:=ROUND([.B2403]; 7)" office:value-type="float" office:value="-0.000509" calcext:value-type="float">
            <text:p>-0.000509</text:p>
          </table:table-cell>
          <table:table-cell/>
        </table:table-row>
        <table:table-row table:style-name="ro1">
          <table:table-cell office:value-type="float" office:value="2.16821480266378" calcext:value-type="float">
            <text:p>2.16821480266378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2404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2.1687108028474" calcext:value-type="float">
            <text:p>2.1687108028474</text:p>
          </table:table-cell>
          <table:table-cell office:value-type="float" office:value="-0.000495000183246663" calcext:value-type="float">
            <text:p>-0.000495000183247</text:p>
          </table:table-cell>
          <table:table-cell table:formula="of:=ROUND([.B2405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16920580303065" calcext:value-type="float">
            <text:p>2.16920580303065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2406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16970080321389" calcext:value-type="float">
            <text:p>2.1697008032138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40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16970180321426" calcext:value-type="float">
            <text:p>2.16970180321426</text:p>
          </table:table-cell>
          <table:table-cell office:value-type="float" office:value="-0.000251000092919007" calcext:value-type="float">
            <text:p>-0.000251000092919</text:p>
          </table:table-cell>
          <table:table-cell table:formula="of:=ROUND([.B2408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2.16995280330718" calcext:value-type="float">
            <text:p>2.16995280330718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40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16995380330755" calcext:value-type="float">
            <text:p>2.16995380330755</text:p>
          </table:table-cell>
          <table:table-cell office:value-type="float" office:value="-0.00024200008958708" calcext:value-type="float">
            <text:p>-0.000242000089587</text:p>
          </table:table-cell>
          <table:table-cell table:formula="of:=ROUND([.B2410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17019580339714" calcext:value-type="float">
            <text:p>2.17019580339714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41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17019680339751" calcext:value-type="float">
            <text:p>2.17019680339751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2412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2.17069080358039" calcext:value-type="float">
            <text:p>2.1706908035803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41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17069180358076" calcext:value-type="float">
            <text:p>2.17069180358076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2414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2.17118780376437" calcext:value-type="float">
            <text:p>2.17118780376437</text:p>
          </table:table-cell>
          <table:table-cell office:value-type="float" office:value="-0.000494000182877041" calcext:value-type="float">
            <text:p>-0.000494000182877</text:p>
          </table:table-cell>
          <table:table-cell table:formula="of:=ROUND([.B2415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2.17168180394725" calcext:value-type="float">
            <text:p>2.17168180394725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41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17168280394762" calcext:value-type="float">
            <text:p>2.17168280394762</text:p>
          </table:table-cell>
          <table:table-cell office:value-type="float" office:value="-0.000266000098472219" calcext:value-type="float">
            <text:p>-0.000266000098472</text:p>
          </table:table-cell>
          <table:table-cell table:formula="of:=ROUND([.B2417]; 7)" office:value-type="float" office:value="-0.000266" calcext:value-type="float">
            <text:p>-0.000266</text:p>
          </table:table-cell>
          <table:table-cell/>
        </table:table-row>
        <table:table-row table:style-name="ro1">
          <table:table-cell office:value-type="float" office:value="2.17194880404609" calcext:value-type="float">
            <text:p>2.1719488040460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41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17194980404646" calcext:value-type="float">
            <text:p>2.17194980404646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419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17219180413605" calcext:value-type="float">
            <text:p>2.17219180413605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42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17219280413642" calcext:value-type="float">
            <text:p>2.17219280413642</text:p>
          </table:table-cell>
          <table:table-cell office:value-type="float" office:value="-0.000252000093289073" calcext:value-type="float">
            <text:p>-0.000252000093289</text:p>
          </table:table-cell>
          <table:table-cell table:formula="of:=ROUND([.B2421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17244480422971" calcext:value-type="float">
            <text:p>2.17244480422971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42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17244580423008" calcext:value-type="float">
            <text:p>2.17244580423008</text:p>
          </table:table-cell>
          <table:table-cell office:value-type="float" office:value="-0.00024200008958708" calcext:value-type="float">
            <text:p>-0.000242000089587</text:p>
          </table:table-cell>
          <table:table-cell table:formula="of:=ROUND([.B2423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17268780431967" calcext:value-type="float">
            <text:p>2.17268780431967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42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17268880432004" calcext:value-type="float">
            <text:p>2.17268880432004</text:p>
          </table:table-cell>
          <table:table-cell office:value-type="float" office:value="-0.000252000093289073" calcext:value-type="float">
            <text:p>-0.000252000093289</text:p>
          </table:table-cell>
          <table:table-cell table:formula="of:=ROUND([.B2425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17294080441333" calcext:value-type="float">
            <text:p>2.17294080441333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426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17318380450328" calcext:value-type="float">
            <text:p>2.17318380450328</text:p>
          </table:table-cell>
          <table:table-cell office:value-type="float" office:value="-0.000253000093659583" calcext:value-type="float">
            <text:p>-0.00025300009366</text:p>
          </table:table-cell>
          <table:table-cell table:formula="of:=ROUND([.B2427]; 7)" office:value-type="float" office:value="-0.000253" calcext:value-type="float">
            <text:p>-0.000253</text:p>
          </table:table-cell>
          <table:table-cell/>
        </table:table-row>
        <table:table-row table:style-name="ro1">
          <table:table-cell office:value-type="float" office:value="2.17343680459694" calcext:value-type="float">
            <text:p>2.17343680459694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428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1736798046869" calcext:value-type="float">
            <text:p>2.1736798046869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2429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17393180478019" calcext:value-type="float">
            <text:p>2.1739318047801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43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17393280478056" calcext:value-type="float">
            <text:p>2.17393280478056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431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17417480487015" calcext:value-type="float">
            <text:p>2.17417480487015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43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17417580487052" calcext:value-type="float">
            <text:p>2.17417580487052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2433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17467080505377" calcext:value-type="float">
            <text:p>2.17467080505377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43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17467180505414" calcext:value-type="float">
            <text:p>2.17467180505414</text:p>
          </table:table-cell>
          <table:table-cell office:value-type="float" office:value="-0.000251000092919007" calcext:value-type="float">
            <text:p>-0.000251000092919</text:p>
          </table:table-cell>
          <table:table-cell table:formula="of:=ROUND([.B2435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2.17492280514705" calcext:value-type="float">
            <text:p>2.17492280514705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43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17492380514743" calcext:value-type="float">
            <text:p>2.17492380514743</text:p>
          </table:table-cell>
          <table:table-cell office:value-type="float" office:value="-0.00024200008958708" calcext:value-type="float">
            <text:p>-0.000242000089587</text:p>
          </table:table-cell>
          <table:table-cell table:formula="of:=ROUND([.B2437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17516580523701" calcext:value-type="float">
            <text:p>2.17516580523701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2438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1754178053303" calcext:value-type="float">
            <text:p>2.1754178053303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439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17566080542026" calcext:value-type="float">
            <text:p>2.17566080542026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44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17566180542063" calcext:value-type="float">
            <text:p>2.17566180542063</text:p>
          </table:table-cell>
          <table:table-cell office:value-type="float" office:value="-0.000508000188059743" calcext:value-type="float">
            <text:p>-0.00050800018806</text:p>
          </table:table-cell>
          <table:table-cell table:formula="of:=ROUND([.B2441]; 7)" office:value-type="float" office:value="-0.000508" calcext:value-type="float">
            <text:p>-0.000508</text:p>
          </table:table-cell>
          <table:table-cell/>
        </table:table-row>
        <table:table-row table:style-name="ro1">
          <table:table-cell office:value-type="float" office:value="2.17616980560869" calcext:value-type="float">
            <text:p>2.1761698056086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44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17617080560906" calcext:value-type="float">
            <text:p>2.17617080560906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2443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17666580579231" calcext:value-type="float">
            <text:p>2.17666580579231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44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17666680579268" calcext:value-type="float">
            <text:p>2.17666680579268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2445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2.17716080597555" calcext:value-type="float">
            <text:p>2.17716080597555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44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17716180597592" calcext:value-type="float">
            <text:p>2.17716180597592</text:p>
          </table:table-cell>
          <table:table-cell office:value-type="float" office:value="-0.000252000093289073" calcext:value-type="float">
            <text:p>-0.000252000093289</text:p>
          </table:table-cell>
          <table:table-cell table:formula="of:=ROUND([.B2447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17741380606921" calcext:value-type="float">
            <text:p>2.17741380606921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448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17765680615917" calcext:value-type="float">
            <text:p>2.17765680615917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2449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2.17815280634279" calcext:value-type="float">
            <text:p>2.17815280634279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2450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17840480643608" calcext:value-type="float">
            <text:p>2.17840480643608</text:p>
          </table:table-cell>
          <table:table-cell office:value-type="float" office:value="-0.00024200008958708" calcext:value-type="float">
            <text:p>-0.000242000089587</text:p>
          </table:table-cell>
          <table:table-cell table:formula="of:=ROUND([.B2451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17864680652566" calcext:value-type="float">
            <text:p>2.17864680652566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45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17864780652603" calcext:value-type="float">
            <text:p>2.17864780652603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2453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2.17914180670891" calcext:value-type="float">
            <text:p>2.17914180670891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45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17914280670928" calcext:value-type="float">
            <text:p>2.17914280670928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2455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17963780689253" calcext:value-type="float">
            <text:p>2.17963780689253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45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1796388068929" calcext:value-type="float">
            <text:p>2.1796388068929</text:p>
          </table:table-cell>
          <table:table-cell office:value-type="float" office:value="-0.000254000094029649" calcext:value-type="float">
            <text:p>-0.00025400009403</text:p>
          </table:table-cell>
          <table:table-cell table:formula="of:=ROUND([.B2457]; 7)" office:value-type="float" office:value="-0.000254" calcext:value-type="float">
            <text:p>-0.000254</text:p>
          </table:table-cell>
          <table:table-cell/>
        </table:table-row>
        <table:table-row table:style-name="ro1">
          <table:table-cell office:value-type="float" office:value="2.17989280698693" calcext:value-type="float">
            <text:p>2.17989280698693</text:p>
          </table:table-cell>
          <table:table-cell office:value-type="float" office:value="-0.0514740190554601" calcext:value-type="float">
            <text:p>-0.05147401905546</text:p>
          </table:table-cell>
          <table:table-cell table:formula="of:=ROUND([.B2458]; 7)" office:value-type="float" office:value="-0.051474" calcext:value-type="float">
            <text:p>-0.051474</text:p>
          </table:table-cell>
          <table:table-cell/>
        </table:table-row>
        <table:table-row table:style-name="ro1">
          <table:table-cell office:value-type="float" office:value="2.23136682604239" calcext:value-type="float">
            <text:p>2.23136682604239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45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3136782604276" calcext:value-type="float">
            <text:p>2.23136782604276</text:p>
          </table:table-cell>
          <table:table-cell office:value-type="float" office:value="-0.00024200008958708" calcext:value-type="float">
            <text:p>-0.000242000089587</text:p>
          </table:table-cell>
          <table:table-cell table:formula="of:=ROUND([.B2460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23160982613235" calcext:value-type="float">
            <text:p>2.23160982613235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46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3161082613272" calcext:value-type="float">
            <text:p>2.23161082613272</text:p>
          </table:table-cell>
          <table:table-cell office:value-type="float" office:value="-0.000488000180655313" calcext:value-type="float">
            <text:p>-0.000488000180655</text:p>
          </table:table-cell>
          <table:table-cell table:formula="of:=ROUND([.B2462]; 7)" office:value-type="float" office:value="-0.000488" calcext:value-type="float">
            <text:p>-0.000488</text:p>
          </table:table-cell>
          <table:table-cell/>
        </table:table-row>
        <table:table-row table:style-name="ro1">
          <table:table-cell office:value-type="float" office:value="2.23209882631337" calcext:value-type="float">
            <text:p>2.23209882631337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46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3209982631374" calcext:value-type="float">
            <text:p>2.23209982631374</text:p>
          </table:table-cell>
          <table:table-cell office:value-type="float" office:value="-0.000492000182136021" calcext:value-type="float">
            <text:p>-0.000492000182136</text:p>
          </table:table-cell>
          <table:table-cell table:formula="of:=ROUND([.B2464]; 7)" office:value-type="float" office:value="-0.000492" calcext:value-type="float">
            <text:p>-0.000492</text:p>
          </table:table-cell>
          <table:table-cell/>
        </table:table-row>
        <table:table-row table:style-name="ro1">
          <table:table-cell office:value-type="float" office:value="2.23259182649588" calcext:value-type="float">
            <text:p>2.23259182649588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2465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2.2330808266769" calcext:value-type="float">
            <text:p>2.2330808266769</text:p>
          </table:table-cell>
          <table:table-cell office:value-type="float" office:value="-0.000492000182136465" calcext:value-type="float">
            <text:p>-0.000492000182136</text:p>
          </table:table-cell>
          <table:table-cell table:formula="of:=ROUND([.B2466]; 7)" office:value-type="float" office:value="-0.000492" calcext:value-type="float">
            <text:p>-0.000492</text:p>
          </table:table-cell>
          <table:table-cell/>
        </table:table-row>
        <table:table-row table:style-name="ro1">
          <table:table-cell office:value-type="float" office:value="2.23357282685904" calcext:value-type="float">
            <text:p>2.23357282685904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2467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2.23406182704007" calcext:value-type="float">
            <text:p>2.23406182704007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46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3406282704044" calcext:value-type="float">
            <text:p>2.23406282704044</text:p>
          </table:table-cell>
          <table:table-cell office:value-type="float" office:value="-0.000491000181766399" calcext:value-type="float">
            <text:p>-0.000491000181766</text:p>
          </table:table-cell>
          <table:table-cell table:formula="of:=ROUND([.B2469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2.2345538272222" calcext:value-type="float">
            <text:p>2.2345538272222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47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3455482722257" calcext:value-type="float">
            <text:p>2.23455482722257</text:p>
          </table:table-cell>
          <table:table-cell office:value-type="float" office:value="-0.000488000180655313" calcext:value-type="float">
            <text:p>-0.000488000180655</text:p>
          </table:table-cell>
          <table:table-cell table:formula="of:=ROUND([.B2471]; 7)" office:value-type="float" office:value="-0.000488" calcext:value-type="float">
            <text:p>-0.000488</text:p>
          </table:table-cell>
          <table:table-cell/>
        </table:table-row>
        <table:table-row table:style-name="ro1">
          <table:table-cell office:value-type="float" office:value="2.23504282740323" calcext:value-type="float">
            <text:p>2.23504282740323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47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350438274036" calcext:value-type="float">
            <text:p>2.2350438274036</text:p>
          </table:table-cell>
          <table:table-cell office:value-type="float" office:value="-0.000491000181765955" calcext:value-type="float">
            <text:p>-0.000491000181766</text:p>
          </table:table-cell>
          <table:table-cell table:formula="of:=ROUND([.B2473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2.23553482758536" calcext:value-type="float">
            <text:p>2.23553482758536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47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3553582758573" calcext:value-type="float">
            <text:p>2.23553582758573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2475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2.23602482776676" calcext:value-type="float">
            <text:p>2.23602482776676</text:p>
          </table:table-cell>
          <table:table-cell office:value-type="float" office:value="-0.000251000092919451" calcext:value-type="float">
            <text:p>-0.000251000092919</text:p>
          </table:table-cell>
          <table:table-cell table:formula="of:=ROUND([.B2476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2.23627582785968" calcext:value-type="float">
            <text:p>2.23627582785968</text:p>
          </table:table-cell>
          <table:table-cell office:value-type="float" office:value="-0.0035890013286326" calcext:value-type="float">
            <text:p>-0.003589001328633</text:p>
          </table:table-cell>
          <table:table-cell table:formula="of:=ROUND([.B2477]; 7)" office:value-type="float" office:value="-0.003589" calcext:value-type="float">
            <text:p>-0.003589</text:p>
          </table:table-cell>
          <table:table-cell/>
        </table:table-row>
        <table:table-row table:style-name="ro1">
          <table:table-cell office:value-type="float" office:value="2.23986482918831" calcext:value-type="float">
            <text:p>2.23986482918831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478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24010782927827" calcext:value-type="float">
            <text:p>2.24010782927827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2479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2.2405968294593" calcext:value-type="float">
            <text:p>2.2405968294593</text:p>
          </table:table-cell>
          <table:table-cell office:value-type="float" office:value="-0.000491000181765955" calcext:value-type="float">
            <text:p>-0.000491000181766</text:p>
          </table:table-cell>
          <table:table-cell table:formula="of:=ROUND([.B2480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2.24108782964106" calcext:value-type="float">
            <text:p>2.24108782964106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48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4108882964143" calcext:value-type="float">
            <text:p>2.24108882964143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2482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2.24157782982246" calcext:value-type="float">
            <text:p>2.24157782982246</text:p>
          </table:table-cell>
          <table:table-cell office:value-type="float" office:value="-0.000491000181765955" calcext:value-type="float">
            <text:p>-0.000491000181766</text:p>
          </table:table-cell>
          <table:table-cell table:formula="of:=ROUND([.B2483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2.24206883000422" calcext:value-type="float">
            <text:p>2.24206883000422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48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4206983000459" calcext:value-type="float">
            <text:p>2.24206983000459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2485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2.24255883018562" calcext:value-type="float">
            <text:p>2.24255883018562</text:p>
          </table:table-cell>
          <table:table-cell office:value-type="float" office:value="-0.000491000181766399" calcext:value-type="float">
            <text:p>-0.000491000181766</text:p>
          </table:table-cell>
          <table:table-cell table:formula="of:=ROUND([.B2486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2.24304983036739" calcext:value-type="float">
            <text:p>2.2430498303673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48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4305083036776" calcext:value-type="float">
            <text:p>2.24305083036776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2488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2.24353983054878" calcext:value-type="float">
            <text:p>2.24353983054878</text:p>
          </table:table-cell>
          <table:table-cell office:value-type="float" office:value="-0.000264000097731643" calcext:value-type="float">
            <text:p>-0.000264000097732</text:p>
          </table:table-cell>
          <table:table-cell table:formula="of:=ROUND([.B2489]; 7)" office:value-type="float" office:value="-0.000264" calcext:value-type="float">
            <text:p>-0.000264</text:p>
          </table:table-cell>
          <table:table-cell/>
        </table:table-row>
        <table:table-row table:style-name="ro1">
          <table:table-cell office:value-type="float" office:value="2.24380383064651" calcext:value-type="float">
            <text:p>2.24380383064651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49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4380483064688" calcext:value-type="float">
            <text:p>2.24380483064688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491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24404683073647" calcext:value-type="float">
            <text:p>2.24404683073647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49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4404783073684" calcext:value-type="float">
            <text:p>2.24404783073684</text:p>
          </table:table-cell>
          <table:table-cell office:value-type="float" office:value="-0.000494000182877041" calcext:value-type="float">
            <text:p>-0.000494000182877</text:p>
          </table:table-cell>
          <table:table-cell table:formula="of:=ROUND([.B2493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2.24454183091972" calcext:value-type="float">
            <text:p>2.24454183091972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49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4454283092009" calcext:value-type="float">
            <text:p>2.24454283092009</text:p>
          </table:table-cell>
          <table:table-cell office:value-type="float" office:value="-0.000252000093289073" calcext:value-type="float">
            <text:p>-0.000252000093289</text:p>
          </table:table-cell>
          <table:table-cell table:formula="of:=ROUND([.B2495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24479483101338" calcext:value-type="float">
            <text:p>2.24479483101338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496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24503783110334" calcext:value-type="float">
            <text:p>2.24503783110334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2497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2.24553383128695" calcext:value-type="float">
            <text:p>2.24553383128695</text:p>
          </table:table-cell>
          <table:table-cell office:value-type="float" office:value="-0.000251000092919451" calcext:value-type="float">
            <text:p>-0.000251000092919</text:p>
          </table:table-cell>
          <table:table-cell table:formula="of:=ROUND([.B2498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2.24578483137987" calcext:value-type="float">
            <text:p>2.24578483137987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49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4578583138024" calcext:value-type="float">
            <text:p>2.24578583138024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500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24602783146983" calcext:value-type="float">
            <text:p>2.24602783146983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50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460288314702" calcext:value-type="float">
            <text:p>2.2460288314702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2502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2.24652283165308" calcext:value-type="float">
            <text:p>2.24652283165308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50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4652383165345" calcext:value-type="float">
            <text:p>2.24652383165345</text:p>
          </table:table-cell>
          <table:table-cell office:value-type="float" office:value="-0.000252000093289073" calcext:value-type="float">
            <text:p>-0.000252000093289</text:p>
          </table:table-cell>
          <table:table-cell table:formula="of:=ROUND([.B2504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24677583174674" calcext:value-type="float">
            <text:p>2.24677583174674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50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4677683174711" calcext:value-type="float">
            <text:p>2.24677683174711</text:p>
          </table:table-cell>
          <table:table-cell office:value-type="float" office:value="-0.00024200008958708" calcext:value-type="float">
            <text:p>-0.000242000089587</text:p>
          </table:table-cell>
          <table:table-cell table:formula="of:=ROUND([.B2506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24701883183669" calcext:value-type="float">
            <text:p>2.24701883183669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50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4701983183706" calcext:value-type="float">
            <text:p>2.24701983183706</text:p>
          </table:table-cell>
          <table:table-cell office:value-type="float" office:value="-0.000495000183246663" calcext:value-type="float">
            <text:p>-0.000495000183247</text:p>
          </table:table-cell>
          <table:table-cell table:formula="of:=ROUND([.B2508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24751483202031" calcext:value-type="float">
            <text:p>2.24751483202031</text:p>
          </table:table-cell>
          <table:table-cell office:value-type="float" office:value="-0.000266000098472219" calcext:value-type="float">
            <text:p>-0.000266000098472</text:p>
          </table:table-cell>
          <table:table-cell table:formula="of:=ROUND([.B2509]; 7)" office:value-type="float" office:value="-0.000266" calcext:value-type="float">
            <text:p>-0.000266</text:p>
          </table:table-cell>
          <table:table-cell/>
        </table:table-row>
        <table:table-row table:style-name="ro1">
          <table:table-cell office:value-type="float" office:value="2.24778083211878" calcext:value-type="float">
            <text:p>2.24778083211878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51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4778183211915" calcext:value-type="float">
            <text:p>2.24778183211915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511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24802383220874" calcext:value-type="float">
            <text:p>2.24802383220874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51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4802483220911" calcext:value-type="float">
            <text:p>2.24802483220911</text:p>
          </table:table-cell>
          <table:table-cell office:value-type="float" office:value="-0.000251000092919007" calcext:value-type="float">
            <text:p>-0.000251000092919</text:p>
          </table:table-cell>
          <table:table-cell table:formula="of:=ROUND([.B2513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2.24827583230203" calcext:value-type="float">
            <text:p>2.24827583230203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51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482768323024" calcext:value-type="float">
            <text:p>2.2482768323024</text:p>
          </table:table-cell>
          <table:table-cell office:value-type="float" office:value="-0.00024200008958708" calcext:value-type="float">
            <text:p>-0.000242000089587</text:p>
          </table:table-cell>
          <table:table-cell table:formula="of:=ROUND([.B2515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24851883239199" calcext:value-type="float">
            <text:p>2.24851883239199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51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4851983239236" calcext:value-type="float">
            <text:p>2.24851983239236</text:p>
          </table:table-cell>
          <table:table-cell office:value-type="float" office:value="-0.000251000092919007" calcext:value-type="float">
            <text:p>-0.000251000092919</text:p>
          </table:table-cell>
          <table:table-cell table:formula="of:=ROUND([.B2517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2.24877083248528" calcext:value-type="float">
            <text:p>2.24877083248528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51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4877183248565" calcext:value-type="float">
            <text:p>2.24877183248565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519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24901383257523" calcext:value-type="float">
            <text:p>2.24901383257523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52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490148325756" calcext:value-type="float">
            <text:p>2.2490148325756</text:p>
          </table:table-cell>
          <table:table-cell office:value-type="float" office:value="-0.000251000092919451" calcext:value-type="float">
            <text:p>-0.000251000092919</text:p>
          </table:table-cell>
          <table:table-cell table:formula="of:=ROUND([.B2521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2.24926583266852" calcext:value-type="float">
            <text:p>2.24926583266852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52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4926683266889" calcext:value-type="float">
            <text:p>2.24926683266889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523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24950983275885" calcext:value-type="float">
            <text:p>2.24950983275885</text:p>
          </table:table-cell>
          <table:table-cell office:value-type="float" office:value="-0.000251000092919007" calcext:value-type="float">
            <text:p>-0.000251000092919</text:p>
          </table:table-cell>
          <table:table-cell table:formula="of:=ROUND([.B2524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2.24976083285177" calcext:value-type="float">
            <text:p>2.24976083285177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52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4976183285214" calcext:value-type="float">
            <text:p>2.24976183285214</text:p>
          </table:table-cell>
          <table:table-cell office:value-type="float" office:value="-0.00024200008958708" calcext:value-type="float">
            <text:p>-0.000242000089587</text:p>
          </table:table-cell>
          <table:table-cell table:formula="of:=ROUND([.B2526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25000383294173" calcext:value-type="float">
            <text:p>2.25000383294173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52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500048329421" calcext:value-type="float">
            <text:p>2.2500048329421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2528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2.25049883312498" calcext:value-type="float">
            <text:p>2.25049883312498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2529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2.25099483330859" calcext:value-type="float">
            <text:p>2.25099483330859</text:p>
          </table:table-cell>
          <table:table-cell office:value-type="float" office:value="-0.000495000183246663" calcext:value-type="float">
            <text:p>-0.000495000183247</text:p>
          </table:table-cell>
          <table:table-cell table:formula="of:=ROUND([.B2530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25148983349184" calcext:value-type="float">
            <text:p>2.25148983349184</text:p>
          </table:table-cell>
          <table:table-cell office:value-type="float" office:value="-0.000267000098842285" calcext:value-type="float">
            <text:p>-0.000267000098842</text:p>
          </table:table-cell>
          <table:table-cell table:formula="of:=ROUND([.B2531]; 7)" office:value-type="float" office:value="-0.000267" calcext:value-type="float">
            <text:p>-0.000267</text:p>
          </table:table-cell>
          <table:table-cell/>
        </table:table-row>
        <table:table-row table:style-name="ro1">
          <table:table-cell office:value-type="float" office:value="2.25175683359068" calcext:value-type="float">
            <text:p>2.25175683359068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53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5175783359105" calcext:value-type="float">
            <text:p>2.25175783359105</text:p>
          </table:table-cell>
          <table:table-cell office:value-type="float" office:value="-0.00024200008958708" calcext:value-type="float">
            <text:p>-0.000242000089587</text:p>
          </table:table-cell>
          <table:table-cell table:formula="of:=ROUND([.B2533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25199983368064" calcext:value-type="float">
            <text:p>2.25199983368064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53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5200083368101" calcext:value-type="float">
            <text:p>2.25200083368101</text:p>
          </table:table-cell>
          <table:table-cell office:value-type="float" office:value="-0.000495000183246663" calcext:value-type="float">
            <text:p>-0.000495000183247</text:p>
          </table:table-cell>
          <table:table-cell table:formula="of:=ROUND([.B2535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25249583386426" calcext:value-type="float">
            <text:p>2.25249583386426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2536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2529908340475" calcext:value-type="float">
            <text:p>2.2529908340475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2537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25324283414079" calcext:value-type="float">
            <text:p>2.2532428341407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53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5324383414116" calcext:value-type="float">
            <text:p>2.25324383414116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539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25348583423075" calcext:value-type="float">
            <text:p>2.25348583423075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54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5348683423112" calcext:value-type="float">
            <text:p>2.25348683423112</text:p>
          </table:table-cell>
          <table:table-cell office:value-type="float" office:value="-0.000252000093289073" calcext:value-type="float">
            <text:p>-0.000252000093289</text:p>
          </table:table-cell>
          <table:table-cell table:formula="of:=ROUND([.B2541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25373883432441" calcext:value-type="float">
            <text:p>2.25373883432441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54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5373983432478" calcext:value-type="float">
            <text:p>2.25373983432478</text:p>
          </table:table-cell>
          <table:table-cell office:value-type="float" office:value="-0.00024200008958708" calcext:value-type="float">
            <text:p>-0.000242000089587</text:p>
          </table:table-cell>
          <table:table-cell table:formula="of:=ROUND([.B2543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25398183441437" calcext:value-type="float">
            <text:p>2.25398183441437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54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5398283441474" calcext:value-type="float">
            <text:p>2.25398283441474</text:p>
          </table:table-cell>
          <table:table-cell office:value-type="float" office:value="-0.000252000093289073" calcext:value-type="float">
            <text:p>-0.000252000093289</text:p>
          </table:table-cell>
          <table:table-cell table:formula="of:=ROUND([.B2545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25423483450803" calcext:value-type="float">
            <text:p>2.25423483450803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546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25447783459798" calcext:value-type="float">
            <text:p>2.25447783459798</text:p>
          </table:table-cell>
          <table:table-cell office:value-type="float" office:value="-0.000253000093659583" calcext:value-type="float">
            <text:p>-0.00025300009366</text:p>
          </table:table-cell>
          <table:table-cell table:formula="of:=ROUND([.B2547]; 7)" office:value-type="float" office:value="-0.000253" calcext:value-type="float">
            <text:p>-0.000253</text:p>
          </table:table-cell>
          <table:table-cell/>
        </table:table-row>
        <table:table-row table:style-name="ro1">
          <table:table-cell office:value-type="float" office:value="2.25473083469164" calcext:value-type="float">
            <text:p>2.25473083469164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548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2549738347816" calcext:value-type="float">
            <text:p>2.2549738347816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2549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25522583487489" calcext:value-type="float">
            <text:p>2.2552258348748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55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5522683487526" calcext:value-type="float">
            <text:p>2.25522683487526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551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25546883496485" calcext:value-type="float">
            <text:p>2.25546883496485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55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5546983496522" calcext:value-type="float">
            <text:p>2.25546983496522</text:p>
          </table:table-cell>
          <table:table-cell office:value-type="float" office:value="-0.000510000188799875" calcext:value-type="float">
            <text:p>-0.0005100001888</text:p>
          </table:table-cell>
          <table:table-cell table:formula="of:=ROUND([.B2553]; 7)" office:value-type="float" office:value="-0.00051" calcext:value-type="float">
            <text:p>-0.00051</text:p>
          </table:table-cell>
          <table:table-cell/>
        </table:table-row>
        <table:table-row table:style-name="ro1">
          <table:table-cell office:value-type="float" office:value="2.25597983515402" calcext:value-type="float">
            <text:p>2.25597983515402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2554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25647483533727" calcext:value-type="float">
            <text:p>2.25647483533727</text:p>
          </table:table-cell>
          <table:table-cell office:value-type="float" office:value="-0.000495000183246663" calcext:value-type="float">
            <text:p>-0.000495000183247</text:p>
          </table:table-cell>
          <table:table-cell table:formula="of:=ROUND([.B2555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25696983552051" calcext:value-type="float">
            <text:p>2.25696983552051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55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5697083552088" calcext:value-type="float">
            <text:p>2.25697083552088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2557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2.25746483570376" calcext:value-type="float">
            <text:p>2.25746483570376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55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5746583570413" calcext:value-type="float">
            <text:p>2.25746583570413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2559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25796083588738" calcext:value-type="float">
            <text:p>2.25796083588738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56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5796183588775" calcext:value-type="float">
            <text:p>2.25796183588775</text:p>
          </table:table-cell>
          <table:table-cell office:value-type="float" office:value="-0.000494000182877041" calcext:value-type="float">
            <text:p>-0.000494000182877</text:p>
          </table:table-cell>
          <table:table-cell table:formula="of:=ROUND([.B2561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2.25845583607062" calcext:value-type="float">
            <text:p>2.25845583607062</text:p>
          </table:table-cell>
          <table:table-cell office:value-type="float" office:value="-0.000496000183616729" calcext:value-type="float">
            <text:p>-0.000496000183617</text:p>
          </table:table-cell>
          <table:table-cell table:formula="of:=ROUND([.B2562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2.25895183625424" calcext:value-type="float">
            <text:p>2.25895183625424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2563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25920383634753" calcext:value-type="float">
            <text:p>2.25920383634753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564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25944683643749" calcext:value-type="float">
            <text:p>2.25944683643749</text:p>
          </table:table-cell>
          <table:table-cell office:value-type="float" office:value="-0.000509000188429809" calcext:value-type="float">
            <text:p>-0.00050900018843</text:p>
          </table:table-cell>
          <table:table-cell table:formula="of:=ROUND([.B2565]; 7)" office:value-type="float" office:value="-0.000509" calcext:value-type="float">
            <text:p>-0.000509</text:p>
          </table:table-cell>
          <table:table-cell/>
        </table:table-row>
        <table:table-row table:style-name="ro1">
          <table:table-cell office:value-type="float" office:value="2.25995583662592" calcext:value-type="float">
            <text:p>2.25995583662592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56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5995683662629" calcext:value-type="float">
            <text:p>2.25995683662629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2567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26045183680953" calcext:value-type="float">
            <text:p>2.26045183680953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56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604528368099" calcext:value-type="float">
            <text:p>2.2604528368099</text:p>
          </table:table-cell>
          <table:table-cell office:value-type="float" office:value="-0.000251000092919007" calcext:value-type="float">
            <text:p>-0.000251000092919</text:p>
          </table:table-cell>
          <table:table-cell table:formula="of:=ROUND([.B2569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2.26070383690282" calcext:value-type="float">
            <text:p>2.26070383690282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570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26094683699278" calcext:value-type="float">
            <text:p>2.26094683699278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2571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26119883708607" calcext:value-type="float">
            <text:p>2.26119883708607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572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26144183717603" calcext:value-type="float">
            <text:p>2.26144183717603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57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614428371764" calcext:value-type="float">
            <text:p>2.2614428371764</text:p>
          </table:table-cell>
          <table:table-cell office:value-type="float" office:value="-0.000251000092919007" calcext:value-type="float">
            <text:p>-0.000251000092919</text:p>
          </table:table-cell>
          <table:table-cell table:formula="of:=ROUND([.B2574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2.26169383726932" calcext:value-type="float">
            <text:p>2.26169383726932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575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26193683735927" calcext:value-type="float">
            <text:p>2.26193683735927</text:p>
          </table:table-cell>
          <table:table-cell office:value-type="float" office:value="-0.000494000182877041" calcext:value-type="float">
            <text:p>-0.000494000182877</text:p>
          </table:table-cell>
          <table:table-cell table:formula="of:=ROUND([.B2576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2.26243083754215" calcext:value-type="float">
            <text:p>2.26243083754215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57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6243183754252" calcext:value-type="float">
            <text:p>2.26243183754252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2578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26292683772577" calcext:value-type="float">
            <text:p>2.26292683772577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57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6292783772614" calcext:value-type="float">
            <text:p>2.26292783772614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2580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2.26342183790902" calcext:value-type="float">
            <text:p>2.26342183790902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58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6342283790939" calcext:value-type="float">
            <text:p>2.26342283790939</text:p>
          </table:table-cell>
          <table:table-cell office:value-type="float" office:value="-0.000267000098842285" calcext:value-type="float">
            <text:p>-0.000267000098842</text:p>
          </table:table-cell>
          <table:table-cell table:formula="of:=ROUND([.B2582]; 7)" office:value-type="float" office:value="-0.000267" calcext:value-type="float">
            <text:p>-0.000267</text:p>
          </table:table-cell>
          <table:table-cell/>
        </table:table-row>
        <table:table-row table:style-name="ro1">
          <table:table-cell office:value-type="float" office:value="2.26368983800823" calcext:value-type="float">
            <text:p>2.26368983800823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583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26393283809819" calcext:value-type="float">
            <text:p>2.26393283809819</text:p>
          </table:table-cell>
          <table:table-cell office:value-type="float" office:value="-0.000495000183246663" calcext:value-type="float">
            <text:p>-0.000495000183247</text:p>
          </table:table-cell>
          <table:table-cell table:formula="of:=ROUND([.B2584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26442783828143" calcext:value-type="float">
            <text:p>2.26442783828143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58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644288382818" calcext:value-type="float">
            <text:p>2.2644288382818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2586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2.26492283846468" calcext:value-type="float">
            <text:p>2.26492283846468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58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6492383846505" calcext:value-type="float">
            <text:p>2.26492383846505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2588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26517583855834" calcext:value-type="float">
            <text:p>2.26517583855834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58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6517683855871" calcext:value-type="float">
            <text:p>2.26517683855871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590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2654188386483" calcext:value-type="float">
            <text:p>2.2654188386483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59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6541983864867" calcext:value-type="float">
            <text:p>2.26541983864867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2592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26567183874196" calcext:value-type="float">
            <text:p>2.26567183874196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593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26591483883191" calcext:value-type="float">
            <text:p>2.26591483883191</text:p>
          </table:table-cell>
          <table:table-cell office:value-type="float" office:value="-0.000495000183246663" calcext:value-type="float">
            <text:p>-0.000495000183247</text:p>
          </table:table-cell>
          <table:table-cell table:formula="of:=ROUND([.B2594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26640983901516" calcext:value-type="float">
            <text:p>2.26640983901516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59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6641083901553" calcext:value-type="float">
            <text:p>2.26641083901553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2596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2.26690483919841" calcext:value-type="float">
            <text:p>2.26690483919841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59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6690583919878" calcext:value-type="float">
            <text:p>2.26690583919878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2598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26740083938202" calcext:value-type="float">
            <text:p>2.26740083938202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59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674018393824" calcext:value-type="float">
            <text:p>2.2674018393824</text:p>
          </table:table-cell>
          <table:table-cell office:value-type="float" office:value="-0.000509000188429809" calcext:value-type="float">
            <text:p>-0.00050900018843</text:p>
          </table:table-cell>
          <table:table-cell table:formula="of:=ROUND([.B2600]; 7)" office:value-type="float" office:value="-0.000509" calcext:value-type="float">
            <text:p>-0.000509</text:p>
          </table:table-cell>
          <table:table-cell/>
        </table:table-row>
        <table:table-row table:style-name="ro1">
          <table:table-cell office:value-type="float" office:value="2.26791083957082" calcext:value-type="float">
            <text:p>2.26791083957082</text:p>
          </table:table-cell>
          <table:table-cell office:value-type="float" office:value="-0.000495000183246663" calcext:value-type="float">
            <text:p>-0.000495000183247</text:p>
          </table:table-cell>
          <table:table-cell table:formula="of:=ROUND([.B2601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26840583975407" calcext:value-type="float">
            <text:p>2.26840583975407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60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6840683975444" calcext:value-type="float">
            <text:p>2.26840683975444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2603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2.26890083993732" calcext:value-type="float">
            <text:p>2.26890083993732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60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6890183993769" calcext:value-type="float">
            <text:p>2.26890183993769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2605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26939684012094" calcext:value-type="float">
            <text:p>2.26939684012094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60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6939784012131" calcext:value-type="float">
            <text:p>2.26939784012131</text:p>
          </table:table-cell>
          <table:table-cell office:value-type="float" office:value="-0.000251000092919451" calcext:value-type="float">
            <text:p>-0.000251000092919</text:p>
          </table:table-cell>
          <table:table-cell table:formula="of:=ROUND([.B2607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2.26964884021423" calcext:value-type="float">
            <text:p>2.26964884021423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60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696498402146" calcext:value-type="float">
            <text:p>2.2696498402146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609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26989184030418" calcext:value-type="float">
            <text:p>2.26989184030418</text:p>
          </table:table-cell>
          <table:table-cell office:value-type="float" office:value="-0.000495000183246663" calcext:value-type="float">
            <text:p>-0.000495000183247</text:p>
          </table:table-cell>
          <table:table-cell table:formula="of:=ROUND([.B2610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27038684048743" calcext:value-type="float">
            <text:p>2.27038684048743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2611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2.27088284067105" calcext:value-type="float">
            <text:p>2.27088284067105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2612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27137784085429" calcext:value-type="float">
            <text:p>2.27137784085429</text:p>
          </table:table-cell>
          <table:table-cell office:value-type="float" office:value="-0.000267000098842285" calcext:value-type="float">
            <text:p>-0.000267000098842</text:p>
          </table:table-cell>
          <table:table-cell table:formula="of:=ROUND([.B2613]; 7)" office:value-type="float" office:value="-0.000267" calcext:value-type="float">
            <text:p>-0.000267</text:p>
          </table:table-cell>
          <table:table-cell/>
        </table:table-row>
        <table:table-row table:style-name="ro1">
          <table:table-cell office:value-type="float" office:value="2.27164484095314" calcext:value-type="float">
            <text:p>2.27164484095314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61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7164584095351" calcext:value-type="float">
            <text:p>2.27164584095351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615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27188784104309" calcext:value-type="float">
            <text:p>2.27188784104309</text:p>
          </table:table-cell>
          <table:table-cell office:value-type="float" office:value="-0.000253000093659583" calcext:value-type="float">
            <text:p>-0.00025300009366</text:p>
          </table:table-cell>
          <table:table-cell table:formula="of:=ROUND([.B2616]; 7)" office:value-type="float" office:value="-0.000253" calcext:value-type="float">
            <text:p>-0.000253</text:p>
          </table:table-cell>
          <table:table-cell/>
        </table:table-row>
        <table:table-row table:style-name="ro1">
          <table:table-cell office:value-type="float" office:value="2.27214084113675" calcext:value-type="float">
            <text:p>2.27214084113675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617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27238384122671" calcext:value-type="float">
            <text:p>2.27238384122671</text:p>
          </table:table-cell>
          <table:table-cell office:value-type="float" office:value="-0.000252000093289073" calcext:value-type="float">
            <text:p>-0.000252000093289</text:p>
          </table:table-cell>
          <table:table-cell table:formula="of:=ROUND([.B2618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27263584132" calcext:value-type="float">
            <text:p>2.27263584132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61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7263684132037" calcext:value-type="float">
            <text:p>2.27263684132037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620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27287884140996" calcext:value-type="float">
            <text:p>2.27287884140996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62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7287984141033" calcext:value-type="float">
            <text:p>2.27287984141033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2622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27313184150362" calcext:value-type="float">
            <text:p>2.27313184150362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62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7313284150399" calcext:value-type="float">
            <text:p>2.27313284150399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624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27337484159357" calcext:value-type="float">
            <text:p>2.27337484159357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62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7337584159394" calcext:value-type="float">
            <text:p>2.27337584159394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2626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27362784168723" calcext:value-type="float">
            <text:p>2.27362784168723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627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27387084177719" calcext:value-type="float">
            <text:p>2.27387084177719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2628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2.27436684196081" calcext:value-type="float">
            <text:p>2.27436684196081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2629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2746188420541" calcext:value-type="float">
            <text:p>2.2746188420541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630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27486184214406" calcext:value-type="float">
            <text:p>2.27486184214406</text:p>
          </table:table-cell>
          <table:table-cell office:value-type="float" office:value="-0.000251000092919007" calcext:value-type="float">
            <text:p>-0.000251000092919</text:p>
          </table:table-cell>
          <table:table-cell table:formula="of:=ROUND([.B2631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2.27511284223698" calcext:value-type="float">
            <text:p>2.27511284223698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63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7511384223735" calcext:value-type="float">
            <text:p>2.27511384223735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633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27535584232693" calcext:value-type="float">
            <text:p>2.27535584232693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63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753568423273" calcext:value-type="float">
            <text:p>2.2753568423273</text:p>
          </table:table-cell>
          <table:table-cell office:value-type="float" office:value="-0.000509000188429809" calcext:value-type="float">
            <text:p>-0.00050900018843</text:p>
          </table:table-cell>
          <table:table-cell table:formula="of:=ROUND([.B2635]; 7)" office:value-type="float" office:value="-0.000509" calcext:value-type="float">
            <text:p>-0.000509</text:p>
          </table:table-cell>
          <table:table-cell/>
        </table:table-row>
        <table:table-row table:style-name="ro1">
          <table:table-cell office:value-type="float" office:value="2.27586584251573" calcext:value-type="float">
            <text:p>2.27586584251573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2636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2.27636184269935" calcext:value-type="float">
            <text:p>2.27636184269935</text:p>
          </table:table-cell>
          <table:table-cell office:value-type="float" office:value="-0.000495000183246663" calcext:value-type="float">
            <text:p>-0.000495000183247</text:p>
          </table:table-cell>
          <table:table-cell table:formula="of:=ROUND([.B2637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2768568428826" calcext:value-type="float">
            <text:p>2.2768568428826</text:p>
          </table:table-cell>
          <table:table-cell office:value-type="float" office:value="-0.000253000093659583" calcext:value-type="float">
            <text:p>-0.00025300009366</text:p>
          </table:table-cell>
          <table:table-cell table:formula="of:=ROUND([.B2638]; 7)" office:value-type="float" office:value="-0.000253" calcext:value-type="float">
            <text:p>-0.000253</text:p>
          </table:table-cell>
          <table:table-cell/>
        </table:table-row>
        <table:table-row table:style-name="ro1">
          <table:table-cell office:value-type="float" office:value="2.27710984297626" calcext:value-type="float">
            <text:p>2.27710984297626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639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27735184306584" calcext:value-type="float">
            <text:p>2.27735184306584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64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7735284306621" calcext:value-type="float">
            <text:p>2.27735284306621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2641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27784784324946" calcext:value-type="float">
            <text:p>2.27784784324946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64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7784884324983" calcext:value-type="float">
            <text:p>2.27784884324983</text:p>
          </table:table-cell>
          <table:table-cell office:value-type="float" office:value="-0.000251000092919007" calcext:value-type="float">
            <text:p>-0.000251000092919</text:p>
          </table:table-cell>
          <table:table-cell table:formula="of:=ROUND([.B2643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2.27809984334275" calcext:value-type="float">
            <text:p>2.27809984334275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64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7810084334312" calcext:value-type="float">
            <text:p>2.27810084334312</text:p>
          </table:table-cell>
          <table:table-cell office:value-type="float" office:value="-0.00024200008958708" calcext:value-type="float">
            <text:p>-0.000242000089587</text:p>
          </table:table-cell>
          <table:table-cell table:formula="of:=ROUND([.B2645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27834284343271" calcext:value-type="float">
            <text:p>2.27834284343271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64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7834384343308" calcext:value-type="float">
            <text:p>2.27834384343308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2647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2.27883784361595" calcext:value-type="float">
            <text:p>2.27883784361595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2648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2.27933384379957" calcext:value-type="float">
            <text:p>2.27933384379957</text:p>
          </table:table-cell>
          <table:table-cell office:value-type="float" office:value="-0.000254000094029649" calcext:value-type="float">
            <text:p>-0.00025400009403</text:p>
          </table:table-cell>
          <table:table-cell table:formula="of:=ROUND([.B2649]; 7)" office:value-type="float" office:value="-0.000254" calcext:value-type="float">
            <text:p>-0.000254</text:p>
          </table:table-cell>
          <table:table-cell/>
        </table:table-row>
        <table:table-row table:style-name="ro1">
          <table:table-cell office:value-type="float" office:value="2.2795878438936" calcext:value-type="float">
            <text:p>2.2795878438936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65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27958884389397" calcext:value-type="float">
            <text:p>2.27958884389397</text:p>
          </table:table-cell>
          <table:table-cell office:value-type="float" office:value="-0.0514740190554601" calcext:value-type="float">
            <text:p>-0.05147401905546</text:p>
          </table:table-cell>
          <table:table-cell table:formula="of:=ROUND([.B2651]; 7)" office:value-type="float" office:value="-0.051474" calcext:value-type="float">
            <text:p>-0.051474</text:p>
          </table:table-cell>
          <table:table-cell/>
        </table:table-row>
        <table:table-row table:style-name="ro1">
          <table:table-cell office:value-type="float" office:value="2.33106286294943" calcext:value-type="float">
            <text:p>2.33106286294943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65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310638629498" calcext:value-type="float">
            <text:p>2.3310638629498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653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33130586303939" calcext:value-type="float">
            <text:p>2.33130586303939</text:p>
          </table:table-cell>
          <table:table-cell office:value-type="float" office:value="-0.000489000181025379" calcext:value-type="float">
            <text:p>-0.000489000181025</text:p>
          </table:table-cell>
          <table:table-cell table:formula="of:=ROUND([.B2654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2.33179486322041" calcext:value-type="float">
            <text:p>2.33179486322041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65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3179586322079" calcext:value-type="float">
            <text:p>2.33179586322079</text:p>
          </table:table-cell>
          <table:table-cell office:value-type="float" office:value="-0.000491000181765955" calcext:value-type="float">
            <text:p>-0.000491000181766</text:p>
          </table:table-cell>
          <table:table-cell table:formula="of:=ROUND([.B2656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2.33228686340255" calcext:value-type="float">
            <text:p>2.33228686340255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65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3228786340292" calcext:value-type="float">
            <text:p>2.33228786340292</text:p>
          </table:table-cell>
          <table:table-cell office:value-type="float" office:value="-0.000488000180655757" calcext:value-type="float">
            <text:p>-0.000488000180656</text:p>
          </table:table-cell>
          <table:table-cell table:formula="of:=ROUND([.B2658]; 7)" office:value-type="float" office:value="-0.000488" calcext:value-type="float">
            <text:p>-0.000488</text:p>
          </table:table-cell>
          <table:table-cell/>
        </table:table-row>
        <table:table-row table:style-name="ro1">
          <table:table-cell office:value-type="float" office:value="2.33277586358358" calcext:value-type="float">
            <text:p>2.33277586358358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65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3277686358395" calcext:value-type="float">
            <text:p>2.33277686358395</text:p>
          </table:table-cell>
          <table:table-cell office:value-type="float" office:value="-0.000491000181766399" calcext:value-type="float">
            <text:p>-0.000491000181766</text:p>
          </table:table-cell>
          <table:table-cell table:formula="of:=ROUND([.B2660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2.33326786376571" calcext:value-type="float">
            <text:p>2.33326786376571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66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3326886376608" calcext:value-type="float">
            <text:p>2.33326886376608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2662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2.33375786394711" calcext:value-type="float">
            <text:p>2.33375786394711</text:p>
          </table:table-cell>
          <table:table-cell office:value-type="float" office:value="-0.000492000182136465" calcext:value-type="float">
            <text:p>-0.000492000182136</text:p>
          </table:table-cell>
          <table:table-cell table:formula="of:=ROUND([.B2663]; 7)" office:value-type="float" office:value="-0.000492" calcext:value-type="float">
            <text:p>-0.000492</text:p>
          </table:table-cell>
          <table:table-cell/>
        </table:table-row>
        <table:table-row table:style-name="ro1">
          <table:table-cell office:value-type="float" office:value="2.33424986412925" calcext:value-type="float">
            <text:p>2.33424986412925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2664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2.33473886431027" calcext:value-type="float">
            <text:p>2.33473886431027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66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3473986431064" calcext:value-type="float">
            <text:p>2.33473986431064</text:p>
          </table:table-cell>
          <table:table-cell office:value-type="float" office:value="-0.000491000181765955" calcext:value-type="float">
            <text:p>-0.000491000181766</text:p>
          </table:table-cell>
          <table:table-cell table:formula="of:=ROUND([.B2666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2.33523086449241" calcext:value-type="float">
            <text:p>2.33523086449241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66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3523186449278" calcext:value-type="float">
            <text:p>2.33523186449278</text:p>
          </table:table-cell>
          <table:table-cell office:value-type="float" office:value="-0.000488000180655313" calcext:value-type="float">
            <text:p>-0.000488000180655</text:p>
          </table:table-cell>
          <table:table-cell table:formula="of:=ROUND([.B2668]; 7)" office:value-type="float" office:value="-0.000488" calcext:value-type="float">
            <text:p>-0.000488</text:p>
          </table:table-cell>
          <table:table-cell/>
        </table:table-row>
        <table:table-row table:style-name="ro1">
          <table:table-cell office:value-type="float" office:value="2.33571986467343" calcext:value-type="float">
            <text:p>2.33571986467343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66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357208646738" calcext:value-type="float">
            <text:p>2.3357208646738</text:p>
          </table:table-cell>
          <table:table-cell office:value-type="float" office:value="-0.000250000092548941" calcext:value-type="float">
            <text:p>-0.000250000092549</text:p>
          </table:table-cell>
          <table:table-cell table:formula="of:=ROUND([.B2670]; 7)" office:value-type="float" office:value="-0.00025" calcext:value-type="float">
            <text:p>-0.00025</text:p>
          </table:table-cell>
          <table:table-cell/>
        </table:table-row>
        <table:table-row table:style-name="ro1">
          <table:table-cell office:value-type="float" office:value="2.33597086476635" calcext:value-type="float">
            <text:p>2.33597086476635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67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3597186476672" calcext:value-type="float">
            <text:p>2.33597186476672</text:p>
          </table:table-cell>
          <table:table-cell office:value-type="float" office:value="-0.00358800132826254" calcext:value-type="float">
            <text:p>-0.003588001328263</text:p>
          </table:table-cell>
          <table:table-cell table:formula="of:=ROUND([.B2672]; 7)" office:value-type="float" office:value="-0.003588" calcext:value-type="float">
            <text:p>-0.003588</text:p>
          </table:table-cell>
          <table:table-cell/>
        </table:table-row>
        <table:table-row table:style-name="ro1">
          <table:table-cell office:value-type="float" office:value="2.33955986609499" calcext:value-type="float">
            <text:p>2.3395598660949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67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3956086609536" calcext:value-type="float">
            <text:p>2.33956086609536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674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33980286618494" calcext:value-type="float">
            <text:p>2.33980286618494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67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3980386618531" calcext:value-type="float">
            <text:p>2.33980386618531</text:p>
          </table:table-cell>
          <table:table-cell office:value-type="float" office:value="-0.000488000180655757" calcext:value-type="float">
            <text:p>-0.000488000180656</text:p>
          </table:table-cell>
          <table:table-cell table:formula="of:=ROUND([.B2676]; 7)" office:value-type="float" office:value="-0.000488" calcext:value-type="float">
            <text:p>-0.000488</text:p>
          </table:table-cell>
          <table:table-cell/>
        </table:table-row>
        <table:table-row table:style-name="ro1">
          <table:table-cell office:value-type="float" office:value="2.34029186636597" calcext:value-type="float">
            <text:p>2.34029186636597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67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4029286636634" calcext:value-type="float">
            <text:p>2.34029286636634</text:p>
          </table:table-cell>
          <table:table-cell office:value-type="float" office:value="-0.000491000181766399" calcext:value-type="float">
            <text:p>-0.000491000181766</text:p>
          </table:table-cell>
          <table:table-cell table:formula="of:=ROUND([.B2678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2.34078386654811" calcext:value-type="float">
            <text:p>2.34078386654811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67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4078486654848" calcext:value-type="float">
            <text:p>2.34078486654848</text:p>
          </table:table-cell>
          <table:table-cell office:value-type="float" office:value="-0.000488000180655313" calcext:value-type="float">
            <text:p>-0.000488000180655</text:p>
          </table:table-cell>
          <table:table-cell table:formula="of:=ROUND([.B2680]; 7)" office:value-type="float" office:value="-0.000488" calcext:value-type="float">
            <text:p>-0.000488</text:p>
          </table:table-cell>
          <table:table-cell/>
        </table:table-row>
        <table:table-row table:style-name="ro1">
          <table:table-cell office:value-type="float" office:value="2.34127286672913" calcext:value-type="float">
            <text:p>2.34127286672913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68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412738667295" calcext:value-type="float">
            <text:p>2.3412738667295</text:p>
          </table:table-cell>
          <table:table-cell office:value-type="float" office:value="-0.000491000181765955" calcext:value-type="float">
            <text:p>-0.000491000181766</text:p>
          </table:table-cell>
          <table:table-cell table:formula="of:=ROUND([.B2682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2.34176486691127" calcext:value-type="float">
            <text:p>2.34176486691127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68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4176586691164" calcext:value-type="float">
            <text:p>2.34176586691164</text:p>
          </table:table-cell>
          <table:table-cell office:value-type="float" office:value="-0.000488000180655757" calcext:value-type="float">
            <text:p>-0.000488000180656</text:p>
          </table:table-cell>
          <table:table-cell table:formula="of:=ROUND([.B2684]; 7)" office:value-type="float" office:value="-0.000488" calcext:value-type="float">
            <text:p>-0.000488</text:p>
          </table:table-cell>
          <table:table-cell/>
        </table:table-row>
        <table:table-row table:style-name="ro1">
          <table:table-cell office:value-type="float" office:value="2.34225386709229" calcext:value-type="float">
            <text:p>2.3422538670922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68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4225486709266" calcext:value-type="float">
            <text:p>2.34225486709266</text:p>
          </table:table-cell>
          <table:table-cell office:value-type="float" office:value="-0.000491000181766399" calcext:value-type="float">
            <text:p>-0.000491000181766</text:p>
          </table:table-cell>
          <table:table-cell table:formula="of:=ROUND([.B2686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2.34274586727443" calcext:value-type="float">
            <text:p>2.34274586727443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2687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2.34323486745546" calcext:value-type="float">
            <text:p>2.34323486745546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68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4323586745583" calcext:value-type="float">
            <text:p>2.34323586745583</text:p>
          </table:table-cell>
          <table:table-cell office:value-type="float" office:value="-0.000264000097731643" calcext:value-type="float">
            <text:p>-0.000264000097732</text:p>
          </table:table-cell>
          <table:table-cell table:formula="of:=ROUND([.B2689]; 7)" office:value-type="float" office:value="-0.000264" calcext:value-type="float">
            <text:p>-0.000264</text:p>
          </table:table-cell>
          <table:table-cell/>
        </table:table-row>
        <table:table-row table:style-name="ro1">
          <table:table-cell office:value-type="float" office:value="2.34349986755356" calcext:value-type="float">
            <text:p>2.34349986755356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690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34374286764351" calcext:value-type="float">
            <text:p>2.34374286764351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2691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34423786782676" calcext:value-type="float">
            <text:p>2.34423786782676</text:p>
          </table:table-cell>
          <table:table-cell office:value-type="float" office:value="-0.000252000093289073" calcext:value-type="float">
            <text:p>-0.000252000093289</text:p>
          </table:table-cell>
          <table:table-cell table:formula="of:=ROUND([.B2692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34448986792005" calcext:value-type="float">
            <text:p>2.34448986792005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69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4449086792042" calcext:value-type="float">
            <text:p>2.34449086792042</text:p>
          </table:table-cell>
          <table:table-cell office:value-type="float" office:value="-0.00024200008958708" calcext:value-type="float">
            <text:p>-0.000242000089587</text:p>
          </table:table-cell>
          <table:table-cell table:formula="of:=ROUND([.B2694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34473286801001" calcext:value-type="float">
            <text:p>2.34473286801001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69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4473386801038" calcext:value-type="float">
            <text:p>2.34473386801038</text:p>
          </table:table-cell>
          <table:table-cell office:value-type="float" office:value="-0.000495000183246663" calcext:value-type="float">
            <text:p>-0.000495000183247</text:p>
          </table:table-cell>
          <table:table-cell table:formula="of:=ROUND([.B2696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34522886819363" calcext:value-type="float">
            <text:p>2.34522886819363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69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45229868194" calcext:value-type="float">
            <text:p>2.345229868194</text:p>
          </table:table-cell>
          <table:table-cell office:value-type="float" office:value="-0.000251000092919451" calcext:value-type="float">
            <text:p>-0.000251000092919</text:p>
          </table:table-cell>
          <table:table-cell table:formula="of:=ROUND([.B2698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2.34548086828692" calcext:value-type="float">
            <text:p>2.34548086828692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69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4548186828729" calcext:value-type="float">
            <text:p>2.34548186828729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700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34572386837687" calcext:value-type="float">
            <text:p>2.34572386837687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70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4572486837724" calcext:value-type="float">
            <text:p>2.34572486837724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2702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2.34621886856012" calcext:value-type="float">
            <text:p>2.34621886856012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70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4621986856049" calcext:value-type="float">
            <text:p>2.34621986856049</text:p>
          </table:table-cell>
          <table:table-cell office:value-type="float" office:value="-0.000252000093289073" calcext:value-type="float">
            <text:p>-0.000252000093289</text:p>
          </table:table-cell>
          <table:table-cell table:formula="of:=ROUND([.B2704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34647186865378" calcext:value-type="float">
            <text:p>2.34647186865378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705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34671486874374" calcext:value-type="float">
            <text:p>2.34671486874374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2706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34720986892698" calcext:value-type="float">
            <text:p>2.34720986892698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70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4721086892735" calcext:value-type="float">
            <text:p>2.34721086892735</text:p>
          </table:table-cell>
          <table:table-cell office:value-type="float" office:value="-0.000266000098472219" calcext:value-type="float">
            <text:p>-0.000266000098472</text:p>
          </table:table-cell>
          <table:table-cell table:formula="of:=ROUND([.B2708]; 7)" office:value-type="float" office:value="-0.000266" calcext:value-type="float">
            <text:p>-0.000266</text:p>
          </table:table-cell>
          <table:table-cell/>
        </table:table-row>
        <table:table-row table:style-name="ro1">
          <table:table-cell office:value-type="float" office:value="2.34747686902583" calcext:value-type="float">
            <text:p>2.34747686902583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709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34771986911578" calcext:value-type="float">
            <text:p>2.34771986911578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2710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34797186920907" calcext:value-type="float">
            <text:p>2.34797186920907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711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34821486929903" calcext:value-type="float">
            <text:p>2.34821486929903</text:p>
          </table:table-cell>
          <table:table-cell office:value-type="float" office:value="-0.000252000093289073" calcext:value-type="float">
            <text:p>-0.000252000093289</text:p>
          </table:table-cell>
          <table:table-cell table:formula="of:=ROUND([.B2712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34846686939232" calcext:value-type="float">
            <text:p>2.34846686939232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713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34870986948228" calcext:value-type="float">
            <text:p>2.34870986948228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2714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34896186957557" calcext:value-type="float">
            <text:p>2.34896186957557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715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34920486966552" calcext:value-type="float">
            <text:p>2.34920486966552</text:p>
          </table:table-cell>
          <table:table-cell office:value-type="float" office:value="-0.000252000093289073" calcext:value-type="float">
            <text:p>-0.000252000093289</text:p>
          </table:table-cell>
          <table:table-cell table:formula="of:=ROUND([.B2716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34945686975881" calcext:value-type="float">
            <text:p>2.34945686975881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717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34969986984877" calcext:value-type="float">
            <text:p>2.34969986984877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2718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35019487003202" calcext:value-type="float">
            <text:p>2.35019487003202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2719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35068987021527" calcext:value-type="float">
            <text:p>2.35068987021527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72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5069087021564" calcext:value-type="float">
            <text:p>2.35069087021564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2721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2.35118487039851" calcext:value-type="float">
            <text:p>2.35118487039851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72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5118587039888" calcext:value-type="float">
            <text:p>2.35118587039888</text:p>
          </table:table-cell>
          <table:table-cell office:value-type="float" office:value="-0.000267000098842285" calcext:value-type="float">
            <text:p>-0.000267000098842</text:p>
          </table:table-cell>
          <table:table-cell table:formula="of:=ROUND([.B2723]; 7)" office:value-type="float" office:value="-0.000267" calcext:value-type="float">
            <text:p>-0.000267</text:p>
          </table:table-cell>
          <table:table-cell/>
        </table:table-row>
        <table:table-row table:style-name="ro1">
          <table:table-cell office:value-type="float" office:value="2.35145287049772" calcext:value-type="float">
            <text:p>2.35145287049772</text:p>
          </table:table-cell>
          <table:table-cell office:value-type="float" office:value="-0.000243000089957146" calcext:value-type="float">
            <text:p>-0.000243000089957</text:p>
          </table:table-cell>
          <table:table-cell table:formula="of:=ROUND([.B2724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35169587058768" calcext:value-type="float">
            <text:p>2.35169587058768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2725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35219087077093" calcext:value-type="float">
            <text:p>2.35219087077093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72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521918707713" calcext:value-type="float">
            <text:p>2.3521918707713</text:p>
          </table:table-cell>
          <table:table-cell office:value-type="float" office:value="-0.000494000182877041" calcext:value-type="float">
            <text:p>-0.000494000182877</text:p>
          </table:table-cell>
          <table:table-cell table:formula="of:=ROUND([.B2727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2.35268587095418" calcext:value-type="float">
            <text:p>2.35268587095418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72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5268687095455" calcext:value-type="float">
            <text:p>2.35268687095455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2729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35293887104784" calcext:value-type="float">
            <text:p>2.35293887104784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73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5293987104821" calcext:value-type="float">
            <text:p>2.35293987104821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731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35318187113779" calcext:value-type="float">
            <text:p>2.3531818711377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73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5318287113816" calcext:value-type="float">
            <text:p>2.35318287113816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2733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35343487123145" calcext:value-type="float">
            <text:p>2.35343487123145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734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35367787132141" calcext:value-type="float">
            <text:p>2.35367787132141</text:p>
          </table:table-cell>
          <table:table-cell office:value-type="float" office:value="-0.000252000093289073" calcext:value-type="float">
            <text:p>-0.000252000093289</text:p>
          </table:table-cell>
          <table:table-cell table:formula="of:=ROUND([.B2735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3539298714147" calcext:value-type="float">
            <text:p>2.3539298714147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73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5393087141507" calcext:value-type="float">
            <text:p>2.35393087141507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737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35417287150466" calcext:value-type="float">
            <text:p>2.35417287150466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73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5417387150503" calcext:value-type="float">
            <text:p>2.35417387150503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2739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35442587159832" calcext:value-type="float">
            <text:p>2.35442587159832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74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5442687159869" calcext:value-type="float">
            <text:p>2.35442687159869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741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35466887168827" calcext:value-type="float">
            <text:p>2.35466887168827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74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5466987168864" calcext:value-type="float">
            <text:p>2.35466987168864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2743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35492187178193" calcext:value-type="float">
            <text:p>2.35492187178193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74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549228717823" calcext:value-type="float">
            <text:p>2.3549228717823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745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35516487187189" calcext:value-type="float">
            <text:p>2.35516487187189</text:p>
          </table:table-cell>
          <table:table-cell office:value-type="float" office:value="-0.000510000188799875" calcext:value-type="float">
            <text:p>-0.0005100001888</text:p>
          </table:table-cell>
          <table:table-cell table:formula="of:=ROUND([.B2746]; 7)" office:value-type="float" office:value="-0.00051" calcext:value-type="float">
            <text:p>-0.00051</text:p>
          </table:table-cell>
          <table:table-cell/>
        </table:table-row>
        <table:table-row table:style-name="ro1">
          <table:table-cell office:value-type="float" office:value="2.35567487206069" calcext:value-type="float">
            <text:p>2.3556748720606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74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5567587206106" calcext:value-type="float">
            <text:p>2.35567587206106</text:p>
          </table:table-cell>
          <table:table-cell office:value-type="float" office:value="-0.000494000182877041" calcext:value-type="float">
            <text:p>-0.000494000182877</text:p>
          </table:table-cell>
          <table:table-cell table:formula="of:=ROUND([.B2748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2.35616987224394" calcext:value-type="float">
            <text:p>2.35616987224394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74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5617087224431" calcext:value-type="float">
            <text:p>2.35617087224431</text:p>
          </table:table-cell>
          <table:table-cell office:value-type="float" office:value="-0.000495000183246663" calcext:value-type="float">
            <text:p>-0.000495000183247</text:p>
          </table:table-cell>
          <table:table-cell table:formula="of:=ROUND([.B2750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35666587242756" calcext:value-type="float">
            <text:p>2.35666587242756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75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5666687242793" calcext:value-type="float">
            <text:p>2.35666687242793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2752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2.3571608726108" calcext:value-type="float">
            <text:p>2.3571608726108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2753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2.35765687279442" calcext:value-type="float">
            <text:p>2.35765687279442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2754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2.3581508729773" calcext:value-type="float">
            <text:p>2.3581508729773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75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5815187297767" calcext:value-type="float">
            <text:p>2.35815187297767</text:p>
          </table:table-cell>
          <table:table-cell office:value-type="float" office:value="-0.000495000183246663" calcext:value-type="float">
            <text:p>-0.000495000183247</text:p>
          </table:table-cell>
          <table:table-cell table:formula="of:=ROUND([.B2756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35864687316091" calcext:value-type="float">
            <text:p>2.35864687316091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75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5864787316128" calcext:value-type="float">
            <text:p>2.35864787316128</text:p>
          </table:table-cell>
          <table:table-cell office:value-type="float" office:value="-0.000251000092919007" calcext:value-type="float">
            <text:p>-0.000251000092919</text:p>
          </table:table-cell>
          <table:table-cell table:formula="of:=ROUND([.B2758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2.3588988732542" calcext:value-type="float">
            <text:p>2.3588988732542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75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5889987325457" calcext:value-type="float">
            <text:p>2.35889987325457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760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35914187334416" calcext:value-type="float">
            <text:p>2.35914187334416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76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5914287334453" calcext:value-type="float">
            <text:p>2.35914287334453</text:p>
          </table:table-cell>
          <table:table-cell office:value-type="float" office:value="-0.000509000188429809" calcext:value-type="float">
            <text:p>-0.00050900018843</text:p>
          </table:table-cell>
          <table:table-cell table:formula="of:=ROUND([.B2762]; 7)" office:value-type="float" office:value="-0.000509" calcext:value-type="float">
            <text:p>-0.000509</text:p>
          </table:table-cell>
          <table:table-cell/>
        </table:table-row>
        <table:table-row table:style-name="ro1">
          <table:table-cell office:value-type="float" office:value="2.35965187353296" calcext:value-type="float">
            <text:p>2.35965187353296</text:p>
          </table:table-cell>
          <table:table-cell office:value-type="float" office:value="-0.000495000183246663" calcext:value-type="float">
            <text:p>-0.000495000183247</text:p>
          </table:table-cell>
          <table:table-cell table:formula="of:=ROUND([.B2763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36014687371621" calcext:value-type="float">
            <text:p>2.36014687371621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76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6014787371658" calcext:value-type="float">
            <text:p>2.36014787371658</text:p>
          </table:table-cell>
          <table:table-cell office:value-type="float" office:value="-0.000251000092919007" calcext:value-type="float">
            <text:p>-0.000251000092919</text:p>
          </table:table-cell>
          <table:table-cell table:formula="of:=ROUND([.B2765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2.3603988738095" calcext:value-type="float">
            <text:p>2.3603988738095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76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6039987380987" calcext:value-type="float">
            <text:p>2.36039987380987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767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36064187389945" calcext:value-type="float">
            <text:p>2.36064187389945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76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6064287389982" calcext:value-type="float">
            <text:p>2.36064287389982</text:p>
          </table:table-cell>
          <table:table-cell office:value-type="float" office:value="-0.000251000092919451" calcext:value-type="float">
            <text:p>-0.000251000092919</text:p>
          </table:table-cell>
          <table:table-cell table:formula="of:=ROUND([.B2769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2.36089387399274" calcext:value-type="float">
            <text:p>2.36089387399274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77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6089487399311" calcext:value-type="float">
            <text:p>2.36089487399311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771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3611368740827" calcext:value-type="float">
            <text:p>2.3611368740827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77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6113787408307" calcext:value-type="float">
            <text:p>2.36113787408307</text:p>
          </table:table-cell>
          <table:table-cell office:value-type="float" office:value="-0.000251000092919007" calcext:value-type="float">
            <text:p>-0.000251000092919</text:p>
          </table:table-cell>
          <table:table-cell table:formula="of:=ROUND([.B2773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2.36138887417599" calcext:value-type="float">
            <text:p>2.36138887417599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77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6138987417636" calcext:value-type="float">
            <text:p>2.36138987417636</text:p>
          </table:table-cell>
          <table:table-cell office:value-type="float" office:value="-0.00024200008958708" calcext:value-type="float">
            <text:p>-0.000242000089587</text:p>
          </table:table-cell>
          <table:table-cell table:formula="of:=ROUND([.B2775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36163187426595" calcext:value-type="float">
            <text:p>2.36163187426595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77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6163287426632" calcext:value-type="float">
            <text:p>2.36163287426632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2777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2.3621268744492" calcext:value-type="float">
            <text:p>2.3621268744492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77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6212787444957" calcext:value-type="float">
            <text:p>2.36212787444957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2779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36262287463281" calcext:value-type="float">
            <text:p>2.36262287463281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78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6262387463318" calcext:value-type="float">
            <text:p>2.36262387463318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2781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2.36311787481606" calcext:value-type="float">
            <text:p>2.36311787481606</text:p>
          </table:table-cell>
          <table:table-cell office:value-type="float" office:value="-0.000267000098842285" calcext:value-type="float">
            <text:p>-0.000267000098842</text:p>
          </table:table-cell>
          <table:table-cell table:formula="of:=ROUND([.B2782]; 7)" office:value-type="float" office:value="-0.000267" calcext:value-type="float">
            <text:p>-0.000267</text:p>
          </table:table-cell>
          <table:table-cell/>
        </table:table-row>
        <table:table-row table:style-name="ro1">
          <table:table-cell office:value-type="float" office:value="2.3633848749149" calcext:value-type="float">
            <text:p>2.3633848749149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78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6338587491527" calcext:value-type="float">
            <text:p>2.36338587491527</text:p>
          </table:table-cell>
          <table:table-cell office:value-type="float" office:value="-0.00024200008958708" calcext:value-type="float">
            <text:p>-0.000242000089587</text:p>
          </table:table-cell>
          <table:table-cell table:formula="of:=ROUND([.B2784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36362787500486" calcext:value-type="float">
            <text:p>2.36362787500486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78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6362887500523" calcext:value-type="float">
            <text:p>2.36362887500523</text:p>
          </table:table-cell>
          <table:table-cell office:value-type="float" office:value="-0.000495000183246663" calcext:value-type="float">
            <text:p>-0.000495000183247</text:p>
          </table:table-cell>
          <table:table-cell table:formula="of:=ROUND([.B2786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36412387518848" calcext:value-type="float">
            <text:p>2.36412387518848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2787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36461887537172" calcext:value-type="float">
            <text:p>2.36461887537172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2788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36487087546501" calcext:value-type="float">
            <text:p>2.36487087546501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78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6487187546538" calcext:value-type="float">
            <text:p>2.36487187546538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790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36511387555497" calcext:value-type="float">
            <text:p>2.36511387555497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79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6511487555534" calcext:value-type="float">
            <text:p>2.36511487555534</text:p>
          </table:table-cell>
          <table:table-cell office:value-type="float" office:value="-0.000252000093289073" calcext:value-type="float">
            <text:p>-0.000252000093289</text:p>
          </table:table-cell>
          <table:table-cell table:formula="of:=ROUND([.B2792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36536687564863" calcext:value-type="float">
            <text:p>2.36536687564863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79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65367875649" calcext:value-type="float">
            <text:p>2.365367875649</text:p>
          </table:table-cell>
          <table:table-cell office:value-type="float" office:value="-0.00024200008958708" calcext:value-type="float">
            <text:p>-0.000242000089587</text:p>
          </table:table-cell>
          <table:table-cell table:formula="of:=ROUND([.B2794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36560987573859" calcext:value-type="float">
            <text:p>2.36560987573859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79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6561087573896" calcext:value-type="float">
            <text:p>2.36561087573896</text:p>
          </table:table-cell>
          <table:table-cell office:value-type="float" office:value="-0.000495000183246663" calcext:value-type="float">
            <text:p>-0.000495000183247</text:p>
          </table:table-cell>
          <table:table-cell table:formula="of:=ROUND([.B2796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3661058759222" calcext:value-type="float">
            <text:p>2.3661058759222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2797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36660087610545" calcext:value-type="float">
            <text:p>2.36660087610545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79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6660187610582" calcext:value-type="float">
            <text:p>2.36660187610582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2799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36709687628907" calcext:value-type="float">
            <text:p>2.36709687628907</text:p>
          </table:table-cell>
          <table:table-cell office:value-type="float" office:value="-0.000509000188429809" calcext:value-type="float">
            <text:p>-0.00050900018843</text:p>
          </table:table-cell>
          <table:table-cell table:formula="of:=ROUND([.B2800]; 7)" office:value-type="float" office:value="-0.000509" calcext:value-type="float">
            <text:p>-0.000509</text:p>
          </table:table-cell>
          <table:table-cell/>
        </table:table-row>
        <table:table-row table:style-name="ro1">
          <table:table-cell office:value-type="float" office:value="2.3676058764775" calcext:value-type="float">
            <text:p>2.3676058764775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80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6760687647787" calcext:value-type="float">
            <text:p>2.36760687647787</text:p>
          </table:table-cell>
          <table:table-cell office:value-type="float" office:value="-0.000495000183246663" calcext:value-type="float">
            <text:p>-0.000495000183247</text:p>
          </table:table-cell>
          <table:table-cell table:formula="of:=ROUND([.B2802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36810187666111" calcext:value-type="float">
            <text:p>2.36810187666111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2803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36859687684436" calcext:value-type="float">
            <text:p>2.36859687684436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2804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2.36909287702798" calcext:value-type="float">
            <text:p>2.36909287702798</text:p>
          </table:table-cell>
          <table:table-cell office:value-type="float" office:value="-0.000251000092919007" calcext:value-type="float">
            <text:p>-0.000251000092919</text:p>
          </table:table-cell>
          <table:table-cell table:formula="of:=ROUND([.B2805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2.3693438771209" calcext:value-type="float">
            <text:p>2.3693438771209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80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6934487712127" calcext:value-type="float">
            <text:p>2.36934487712127</text:p>
          </table:table-cell>
          <table:table-cell office:value-type="float" office:value="-0.00024200008958708" calcext:value-type="float">
            <text:p>-0.000242000089587</text:p>
          </table:table-cell>
          <table:table-cell table:formula="of:=ROUND([.B2807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36958687721086" calcext:value-type="float">
            <text:p>2.36958687721086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80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6958787721123" calcext:value-type="float">
            <text:p>2.36958787721123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2809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2.3700818773941" calcext:value-type="float">
            <text:p>2.3700818773941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81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7008287739447" calcext:value-type="float">
            <text:p>2.37008287739447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2811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37057787757772" calcext:value-type="float">
            <text:p>2.37057787757772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81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7057887757809" calcext:value-type="float">
            <text:p>2.37057887757809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2813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2.37107287776097" calcext:value-type="float">
            <text:p>2.37107287776097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81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7107387776134" calcext:value-type="float">
            <text:p>2.37107387776134</text:p>
          </table:table-cell>
          <table:table-cell office:value-type="float" office:value="-0.000267000098842285" calcext:value-type="float">
            <text:p>-0.000267000098842</text:p>
          </table:table-cell>
          <table:table-cell table:formula="of:=ROUND([.B2815]; 7)" office:value-type="float" office:value="-0.000267" calcext:value-type="float">
            <text:p>-0.000267</text:p>
          </table:table-cell>
          <table:table-cell/>
        </table:table-row>
        <table:table-row table:style-name="ro1">
          <table:table-cell office:value-type="float" office:value="2.37134087786018" calcext:value-type="float">
            <text:p>2.37134087786018</text:p>
          </table:table-cell>
          <table:table-cell office:value-type="float" office:value="-0.00024200008958708" calcext:value-type="float">
            <text:p>-0.000242000089587</text:p>
          </table:table-cell>
          <table:table-cell table:formula="of:=ROUND([.B2816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37158287794977" calcext:value-type="float">
            <text:p>2.37158287794977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81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7158387795014" calcext:value-type="float">
            <text:p>2.37158387795014</text:p>
          </table:table-cell>
          <table:table-cell office:value-type="float" office:value="-0.000252000093289073" calcext:value-type="float">
            <text:p>-0.000252000093289</text:p>
          </table:table-cell>
          <table:table-cell table:formula="of:=ROUND([.B2818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37183587804343" calcext:value-type="float">
            <text:p>2.37183587804343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81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718368780438" calcext:value-type="float">
            <text:p>2.3718368780438</text:p>
          </table:table-cell>
          <table:table-cell office:value-type="float" office:value="-0.00024200008958708" calcext:value-type="float">
            <text:p>-0.000242000089587</text:p>
          </table:table-cell>
          <table:table-cell table:formula="of:=ROUND([.B2820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37207887813338" calcext:value-type="float">
            <text:p>2.37207887813338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82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7207987813375" calcext:value-type="float">
            <text:p>2.37207987813375</text:p>
          </table:table-cell>
          <table:table-cell office:value-type="float" office:value="-0.000252000093289073" calcext:value-type="float">
            <text:p>-0.000252000093289</text:p>
          </table:table-cell>
          <table:table-cell table:formula="of:=ROUND([.B2822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37233187822704" calcext:value-type="float">
            <text:p>2.37233187822704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82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7233287822741" calcext:value-type="float">
            <text:p>2.37233287822741</text:p>
          </table:table-cell>
          <table:table-cell office:value-type="float" office:value="-0.00024200008958708" calcext:value-type="float">
            <text:p>-0.000242000089587</text:p>
          </table:table-cell>
          <table:table-cell table:formula="of:=ROUND([.B2824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372574878317" calcext:value-type="float">
            <text:p>2.372574878317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82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7257587831737" calcext:value-type="float">
            <text:p>2.37257587831737</text:p>
          </table:table-cell>
          <table:table-cell office:value-type="float" office:value="-0.000252000093289073" calcext:value-type="float">
            <text:p>-0.000252000093289</text:p>
          </table:table-cell>
          <table:table-cell table:formula="of:=ROUND([.B2826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37282787841066" calcext:value-type="float">
            <text:p>2.37282787841066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827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37307087850062" calcext:value-type="float">
            <text:p>2.37307087850062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2828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37332287859391" calcext:value-type="float">
            <text:p>2.37332287859391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82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7332387859428" calcext:value-type="float">
            <text:p>2.37332387859428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830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37356587868387" calcext:value-type="float">
            <text:p>2.37356587868387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83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7356687868424" calcext:value-type="float">
            <text:p>2.37356687868424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2832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37406187886748" calcext:value-type="float">
            <text:p>2.37406187886748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83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7406287886785" calcext:value-type="float">
            <text:p>2.37406287886785</text:p>
          </table:table-cell>
          <table:table-cell office:value-type="float" office:value="-0.000251000092919007" calcext:value-type="float">
            <text:p>-0.000251000092919</text:p>
          </table:table-cell>
          <table:table-cell table:formula="of:=ROUND([.B2834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2.37431387896077" calcext:value-type="float">
            <text:p>2.37431387896077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83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7431487896114" calcext:value-type="float">
            <text:p>2.37431487896114</text:p>
          </table:table-cell>
          <table:table-cell office:value-type="float" office:value="-0.00024200008958708" calcext:value-type="float">
            <text:p>-0.000242000089587</text:p>
          </table:table-cell>
          <table:table-cell table:formula="of:=ROUND([.B2836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37455687905073" calcext:value-type="float">
            <text:p>2.37455687905073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83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745578790511" calcext:value-type="float">
            <text:p>2.3745578790511</text:p>
          </table:table-cell>
          <table:table-cell office:value-type="float" office:value="-0.000251000092919007" calcext:value-type="float">
            <text:p>-0.000251000092919</text:p>
          </table:table-cell>
          <table:table-cell table:formula="of:=ROUND([.B2838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2.37480887914402" calcext:value-type="float">
            <text:p>2.37480887914402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83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7480987914439" calcext:value-type="float">
            <text:p>2.37480987914439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840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37505187923398" calcext:value-type="float">
            <text:p>2.37505187923398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84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7505287923435" calcext:value-type="float">
            <text:p>2.37505287923435</text:p>
          </table:table-cell>
          <table:table-cell office:value-type="float" office:value="-0.000508000188059743" calcext:value-type="float">
            <text:p>-0.00050800018806</text:p>
          </table:table-cell>
          <table:table-cell table:formula="of:=ROUND([.B2842]; 7)" office:value-type="float" office:value="-0.000508" calcext:value-type="float">
            <text:p>-0.000508</text:p>
          </table:table-cell>
          <table:table-cell/>
        </table:table-row>
        <table:table-row table:style-name="ro1">
          <table:table-cell office:value-type="float" office:value="2.37556087942241" calcext:value-type="float">
            <text:p>2.37556087942241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84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7556187942278" calcext:value-type="float">
            <text:p>2.37556187942278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2844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2.37605787960639" calcext:value-type="float">
            <text:p>2.37605787960639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2845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2.37655187978927" calcext:value-type="float">
            <text:p>2.37655187978927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84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7655287978964" calcext:value-type="float">
            <text:p>2.37655287978964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2847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37680487988293" calcext:value-type="float">
            <text:p>2.37680487988293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848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37704787997289" calcext:value-type="float">
            <text:p>2.37704787997289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2849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2.3775438801565" calcext:value-type="float">
            <text:p>2.3775438801565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2850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37779588024979" calcext:value-type="float">
            <text:p>2.37779588024979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851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37803888033975" calcext:value-type="float">
            <text:p>2.37803888033975</text:p>
          </table:table-cell>
          <table:table-cell office:value-type="float" office:value="-0.000495000183246663" calcext:value-type="float">
            <text:p>-0.000495000183247</text:p>
          </table:table-cell>
          <table:table-cell table:formula="of:=ROUND([.B2852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378533880523" calcext:value-type="float">
            <text:p>2.378533880523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2853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37902888070625" calcext:value-type="float">
            <text:p>2.37902888070625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85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37902988070662" calcext:value-type="float">
            <text:p>2.37902988070662</text:p>
          </table:table-cell>
          <table:table-cell office:value-type="float" office:value="-0.000254000094029649" calcext:value-type="float">
            <text:p>-0.00025400009403</text:p>
          </table:table-cell>
          <table:table-cell table:formula="of:=ROUND([.B2855]; 7)" office:value-type="float" office:value="-0.000254" calcext:value-type="float">
            <text:p>-0.000254</text:p>
          </table:table-cell>
          <table:table-cell/>
        </table:table-row>
        <table:table-row table:style-name="ro1">
          <table:table-cell office:value-type="float" office:value="2.37928388080064" calcext:value-type="float">
            <text:p>2.37928388080064</text:p>
          </table:table-cell>
          <table:table-cell office:value-type="float" office:value="-0.0514740190554601" calcext:value-type="float">
            <text:p>-0.05147401905546</text:p>
          </table:table-cell>
          <table:table-cell table:formula="of:=ROUND([.B2856]; 7)" office:value-type="float" office:value="-0.051474" calcext:value-type="float">
            <text:p>-0.051474</text:p>
          </table:table-cell>
          <table:table-cell/>
        </table:table-row>
        <table:table-row table:style-name="ro1">
          <table:table-cell office:value-type="float" office:value="2.4307578998561" calcext:value-type="float">
            <text:p>2.4307578998561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85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3075889985648" calcext:value-type="float">
            <text:p>2.43075889985648</text:p>
          </table:table-cell>
          <table:table-cell office:value-type="float" office:value="-0.00024200008958708" calcext:value-type="float">
            <text:p>-0.000242000089587</text:p>
          </table:table-cell>
          <table:table-cell table:formula="of:=ROUND([.B2858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43100089994606" calcext:value-type="float">
            <text:p>2.43100089994606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85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3100189994643" calcext:value-type="float">
            <text:p>2.43100189994643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2860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2.43149090012746" calcext:value-type="float">
            <text:p>2.43149090012746</text:p>
          </table:table-cell>
          <table:table-cell office:value-type="float" office:value="-0.000492000182136021" calcext:value-type="float">
            <text:p>-0.000492000182136</text:p>
          </table:table-cell>
          <table:table-cell table:formula="of:=ROUND([.B2861]; 7)" office:value-type="float" office:value="-0.000492" calcext:value-type="float">
            <text:p>-0.000492</text:p>
          </table:table-cell>
          <table:table-cell/>
        </table:table-row>
        <table:table-row table:style-name="ro1">
          <table:table-cell office:value-type="float" office:value="2.43198290030959" calcext:value-type="float">
            <text:p>2.43198290030959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2862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2.43247190049062" calcext:value-type="float">
            <text:p>2.43247190049062</text:p>
          </table:table-cell>
          <table:table-cell office:value-type="float" office:value="-0.000492000182136465" calcext:value-type="float">
            <text:p>-0.000492000182136</text:p>
          </table:table-cell>
          <table:table-cell table:formula="of:=ROUND([.B2863]; 7)" office:value-type="float" office:value="-0.000492" calcext:value-type="float">
            <text:p>-0.000492</text:p>
          </table:table-cell>
          <table:table-cell/>
        </table:table-row>
        <table:table-row table:style-name="ro1">
          <table:table-cell office:value-type="float" office:value="2.43296390067276" calcext:value-type="float">
            <text:p>2.43296390067276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86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3296490067313" calcext:value-type="float">
            <text:p>2.43296490067313</text:p>
          </table:table-cell>
          <table:table-cell office:value-type="float" office:value="-0.000488000180655757" calcext:value-type="float">
            <text:p>-0.000488000180656</text:p>
          </table:table-cell>
          <table:table-cell table:formula="of:=ROUND([.B2865]; 7)" office:value-type="float" office:value="-0.000488" calcext:value-type="float">
            <text:p>-0.000488</text:p>
          </table:table-cell>
          <table:table-cell/>
        </table:table-row>
        <table:table-row table:style-name="ro1">
          <table:table-cell office:value-type="float" office:value="2.43345290085378" calcext:value-type="float">
            <text:p>2.43345290085378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86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3345390085415" calcext:value-type="float">
            <text:p>2.43345390085415</text:p>
          </table:table-cell>
          <table:table-cell office:value-type="float" office:value="-0.000491000181765955" calcext:value-type="float">
            <text:p>-0.000491000181766</text:p>
          </table:table-cell>
          <table:table-cell table:formula="of:=ROUND([.B2867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2.43394490103592" calcext:value-type="float">
            <text:p>2.43394490103592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86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3394590103629" calcext:value-type="float">
            <text:p>2.43394590103629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2869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2.43443490121732" calcext:value-type="float">
            <text:p>2.43443490121732</text:p>
          </table:table-cell>
          <table:table-cell office:value-type="float" office:value="-0.000492000182136021" calcext:value-type="float">
            <text:p>-0.000492000182136</text:p>
          </table:table-cell>
          <table:table-cell table:formula="of:=ROUND([.B2870]; 7)" office:value-type="float" office:value="-0.000492" calcext:value-type="float">
            <text:p>-0.000492</text:p>
          </table:table-cell>
          <table:table-cell/>
        </table:table-row>
        <table:table-row table:style-name="ro1">
          <table:table-cell office:value-type="float" office:value="2.43492690139945" calcext:value-type="float">
            <text:p>2.43492690139945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2871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2.43541590158048" calcext:value-type="float">
            <text:p>2.43541590158048</text:p>
          </table:table-cell>
          <table:table-cell office:value-type="float" office:value="-0.000251000092919451" calcext:value-type="float">
            <text:p>-0.000251000092919</text:p>
          </table:table-cell>
          <table:table-cell table:formula="of:=ROUND([.B2872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2.4356669016734" calcext:value-type="float">
            <text:p>2.4356669016734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87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3566790167377" calcext:value-type="float">
            <text:p>2.43566790167377</text:p>
          </table:table-cell>
          <table:table-cell office:value-type="float" office:value="-0.00358800132826254" calcext:value-type="float">
            <text:p>-0.003588001328263</text:p>
          </table:table-cell>
          <table:table-cell table:formula="of:=ROUND([.B2874]; 7)" office:value-type="float" office:value="-0.003588" calcext:value-type="float">
            <text:p>-0.003588</text:p>
          </table:table-cell>
          <table:table-cell/>
        </table:table-row>
        <table:table-row table:style-name="ro1">
          <table:table-cell office:value-type="float" office:value="2.43925590300203" calcext:value-type="float">
            <text:p>2.43925590300203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875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43949890309199" calcext:value-type="float">
            <text:p>2.43949890309199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2876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2.43998790327301" calcext:value-type="float">
            <text:p>2.43998790327301</text:p>
          </table:table-cell>
          <table:table-cell office:value-type="float" office:value="-0.000492000182136465" calcext:value-type="float">
            <text:p>-0.000492000182136</text:p>
          </table:table-cell>
          <table:table-cell table:formula="of:=ROUND([.B2877]; 7)" office:value-type="float" office:value="-0.000492" calcext:value-type="float">
            <text:p>-0.000492</text:p>
          </table:table-cell>
          <table:table-cell/>
        </table:table-row>
        <table:table-row table:style-name="ro1">
          <table:table-cell office:value-type="float" office:value="2.44047990345515" calcext:value-type="float">
            <text:p>2.44047990345515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2878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2.44096890363617" calcext:value-type="float">
            <text:p>2.44096890363617</text:p>
          </table:table-cell>
          <table:table-cell office:value-type="float" office:value="-0.000492000182136021" calcext:value-type="float">
            <text:p>-0.000492000182136</text:p>
          </table:table-cell>
          <table:table-cell table:formula="of:=ROUND([.B2879]; 7)" office:value-type="float" office:value="-0.000492" calcext:value-type="float">
            <text:p>-0.000492</text:p>
          </table:table-cell>
          <table:table-cell/>
        </table:table-row>
        <table:table-row table:style-name="ro1">
          <table:table-cell office:value-type="float" office:value="2.44146090381831" calcext:value-type="float">
            <text:p>2.44146090381831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2880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2.44194990399934" calcext:value-type="float">
            <text:p>2.44194990399934</text:p>
          </table:table-cell>
          <table:table-cell office:value-type="float" office:value="-0.000491000181766399" calcext:value-type="float">
            <text:p>-0.000491000181766</text:p>
          </table:table-cell>
          <table:table-cell table:formula="of:=ROUND([.B2881]; 7)" office:value-type="float" office:value="-0.000491" calcext:value-type="float">
            <text:p>-0.000491</text:p>
          </table:table-cell>
          <table:table-cell/>
        </table:table-row>
        <table:table-row table:style-name="ro1">
          <table:table-cell office:value-type="float" office:value="2.4424409041811" calcext:value-type="float">
            <text:p>2.4424409041811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88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4244190418147" calcext:value-type="float">
            <text:p>2.44244190418147</text:p>
          </table:table-cell>
          <table:table-cell office:value-type="float" office:value="-0.000489000181025823" calcext:value-type="float">
            <text:p>-0.000489000181026</text:p>
          </table:table-cell>
          <table:table-cell table:formula="of:=ROUND([.B2883]; 7)" office:value-type="float" office:value="-0.000489" calcext:value-type="float">
            <text:p>-0.000489</text:p>
          </table:table-cell>
          <table:table-cell/>
        </table:table-row>
        <table:table-row table:style-name="ro1">
          <table:table-cell office:value-type="float" office:value="2.4429309043625" calcext:value-type="float">
            <text:p>2.4429309043625</text:p>
          </table:table-cell>
          <table:table-cell office:value-type="float" office:value="-0.000264000097731643" calcext:value-type="float">
            <text:p>-0.000264000097732</text:p>
          </table:table-cell>
          <table:table-cell table:formula="of:=ROUND([.B2884]; 7)" office:value-type="float" office:value="-0.000264" calcext:value-type="float">
            <text:p>-0.000264</text:p>
          </table:table-cell>
          <table:table-cell/>
        </table:table-row>
        <table:table-row table:style-name="ro1">
          <table:table-cell office:value-type="float" office:value="2.44319490446023" calcext:value-type="float">
            <text:p>2.44319490446023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88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431959044606" calcext:value-type="float">
            <text:p>2.4431959044606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886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44343790455019" calcext:value-type="float">
            <text:p>2.4434379045501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88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4343890455056" calcext:value-type="float">
            <text:p>2.44343890455056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2888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2.44393290473343" calcext:value-type="float">
            <text:p>2.44393290473343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88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4393390473381" calcext:value-type="float">
            <text:p>2.44393390473381</text:p>
          </table:table-cell>
          <table:table-cell office:value-type="float" office:value="-0.000252000093289073" calcext:value-type="float">
            <text:p>-0.000252000093289</text:p>
          </table:table-cell>
          <table:table-cell table:formula="of:=ROUND([.B2890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44418590482709" calcext:value-type="float">
            <text:p>2.44418590482709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89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4418690482747" calcext:value-type="float">
            <text:p>2.44418690482747</text:p>
          </table:table-cell>
          <table:table-cell office:value-type="float" office:value="-0.00024200008958708" calcext:value-type="float">
            <text:p>-0.000242000089587</text:p>
          </table:table-cell>
          <table:table-cell table:formula="of:=ROUND([.B2892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44442890491705" calcext:value-type="float">
            <text:p>2.44442890491705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2893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2.44492490510067" calcext:value-type="float">
            <text:p>2.44492490510067</text:p>
          </table:table-cell>
          <table:table-cell office:value-type="float" office:value="-0.000251000092919451" calcext:value-type="float">
            <text:p>-0.000251000092919</text:p>
          </table:table-cell>
          <table:table-cell table:formula="of:=ROUND([.B2894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2.44517590519359" calcext:value-type="float">
            <text:p>2.4451759051935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89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4517690519396" calcext:value-type="float">
            <text:p>2.44517690519396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896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44541890528355" calcext:value-type="float">
            <text:p>2.44541890528355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89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4541990528392" calcext:value-type="float">
            <text:p>2.44541990528392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2898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2.44591390546679" calcext:value-type="float">
            <text:p>2.4459139054667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89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4591490546716" calcext:value-type="float">
            <text:p>2.44591490546716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2900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44616690556045" calcext:value-type="float">
            <text:p>2.44616690556045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90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4616790556082" calcext:value-type="float">
            <text:p>2.44616790556082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902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44640990565041" calcext:value-type="float">
            <text:p>2.44640990565041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90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4641090565078" calcext:value-type="float">
            <text:p>2.44641090565078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2904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44690590583403" calcext:value-type="float">
            <text:p>2.44690590583403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90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469069058344" calcext:value-type="float">
            <text:p>2.4469069058344</text:p>
          </table:table-cell>
          <table:table-cell office:value-type="float" office:value="-0.000265000098102153" calcext:value-type="float">
            <text:p>-0.000265000098102</text:p>
          </table:table-cell>
          <table:table-cell table:formula="of:=ROUND([.B2906]; 7)" office:value-type="float" office:value="-0.000265" calcext:value-type="float">
            <text:p>-0.000265</text:p>
          </table:table-cell>
          <table:table-cell/>
        </table:table-row>
        <table:table-row table:style-name="ro1">
          <table:table-cell office:value-type="float" office:value="2.4471719059325" calcext:value-type="float">
            <text:p>2.4471719059325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90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4717290593287" calcext:value-type="float">
            <text:p>2.44717290593287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908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44741490602246" calcext:value-type="float">
            <text:p>2.44741490602246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90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4741590602283" calcext:value-type="float">
            <text:p>2.44741590602283</text:p>
          </table:table-cell>
          <table:table-cell office:value-type="float" office:value="-0.000251000092919007" calcext:value-type="float">
            <text:p>-0.000251000092919</text:p>
          </table:table-cell>
          <table:table-cell table:formula="of:=ROUND([.B2910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2.44766690611575" calcext:value-type="float">
            <text:p>2.44766690611575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91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4766790611612" calcext:value-type="float">
            <text:p>2.44766790611612</text:p>
          </table:table-cell>
          <table:table-cell office:value-type="float" office:value="-0.00024200008958708" calcext:value-type="float">
            <text:p>-0.000242000089587</text:p>
          </table:table-cell>
          <table:table-cell table:formula="of:=ROUND([.B2912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4479099062057" calcext:value-type="float">
            <text:p>2.4479099062057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91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4791090620607" calcext:value-type="float">
            <text:p>2.44791090620607</text:p>
          </table:table-cell>
          <table:table-cell office:value-type="float" office:value="-0.000251000092919007" calcext:value-type="float">
            <text:p>-0.000251000092919</text:p>
          </table:table-cell>
          <table:table-cell table:formula="of:=ROUND([.B2914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2.44816190629899" calcext:value-type="float">
            <text:p>2.4481619062989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91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4816290629936" calcext:value-type="float">
            <text:p>2.44816290629936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916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44840490638895" calcext:value-type="float">
            <text:p>2.44840490638895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91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4840590638932" calcext:value-type="float">
            <text:p>2.44840590638932</text:p>
          </table:table-cell>
          <table:table-cell office:value-type="float" office:value="-0.000251000092919451" calcext:value-type="float">
            <text:p>-0.000251000092919</text:p>
          </table:table-cell>
          <table:table-cell table:formula="of:=ROUND([.B2918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2.44865690648224" calcext:value-type="float">
            <text:p>2.44865690648224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91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4865790648261" calcext:value-type="float">
            <text:p>2.44865790648261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920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4488999065722" calcext:value-type="float">
            <text:p>2.4488999065722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92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4890090657257" calcext:value-type="float">
            <text:p>2.44890090657257</text:p>
          </table:table-cell>
          <table:table-cell office:value-type="float" office:value="-0.000251000092919007" calcext:value-type="float">
            <text:p>-0.000251000092919</text:p>
          </table:table-cell>
          <table:table-cell table:formula="of:=ROUND([.B2922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2.44915190666549" calcext:value-type="float">
            <text:p>2.4491519066654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92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4915290666586" calcext:value-type="float">
            <text:p>2.44915290666586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924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44939490675544" calcext:value-type="float">
            <text:p>2.44939490675544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92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4939590675581" calcext:value-type="float">
            <text:p>2.44939590675581</text:p>
          </table:table-cell>
          <table:table-cell office:value-type="float" office:value="-0.000494000182877041" calcext:value-type="float">
            <text:p>-0.000494000182877</text:p>
          </table:table-cell>
          <table:table-cell table:formula="of:=ROUND([.B2926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2.44988990693869" calcext:value-type="float">
            <text:p>2.4498899069386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92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4989090693906" calcext:value-type="float">
            <text:p>2.44989090693906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2928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45038590712231" calcext:value-type="float">
            <text:p>2.45038590712231</text:p>
          </table:table-cell>
          <table:table-cell office:value-type="float" office:value="-0.000495000183246663" calcext:value-type="float">
            <text:p>-0.000495000183247</text:p>
          </table:table-cell>
          <table:table-cell table:formula="of:=ROUND([.B2929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45088090730556" calcext:value-type="float">
            <text:p>2.45088090730556</text:p>
          </table:table-cell>
          <table:table-cell office:value-type="float" office:value="-0.000267000098842285" calcext:value-type="float">
            <text:p>-0.000267000098842</text:p>
          </table:table-cell>
          <table:table-cell table:formula="of:=ROUND([.B2930]; 7)" office:value-type="float" office:value="-0.000267" calcext:value-type="float">
            <text:p>-0.000267</text:p>
          </table:table-cell>
          <table:table-cell/>
        </table:table-row>
        <table:table-row table:style-name="ro1">
          <table:table-cell office:value-type="float" office:value="2.4511479074044" calcext:value-type="float">
            <text:p>2.4511479074044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93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5114890740477" calcext:value-type="float">
            <text:p>2.45114890740477</text:p>
          </table:table-cell>
          <table:table-cell office:value-type="float" office:value="-0.00024200008958708" calcext:value-type="float">
            <text:p>-0.000242000089587</text:p>
          </table:table-cell>
          <table:table-cell table:formula="of:=ROUND([.B2932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45139090749436" calcext:value-type="float">
            <text:p>2.45139090749436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93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5139190749473" calcext:value-type="float">
            <text:p>2.45139190749473</text:p>
          </table:table-cell>
          <table:table-cell office:value-type="float" office:value="-0.000495000183246663" calcext:value-type="float">
            <text:p>-0.000495000183247</text:p>
          </table:table-cell>
          <table:table-cell table:formula="of:=ROUND([.B2934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45188690767797" calcext:value-type="float">
            <text:p>2.45188690767797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93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5188790767834" calcext:value-type="float">
            <text:p>2.45188790767834</text:p>
          </table:table-cell>
          <table:table-cell office:value-type="float" office:value="-0.000494000182877041" calcext:value-type="float">
            <text:p>-0.000494000182877</text:p>
          </table:table-cell>
          <table:table-cell table:formula="of:=ROUND([.B2936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2.45238190786122" calcext:value-type="float">
            <text:p>2.45238190786122</text:p>
          </table:table-cell>
          <table:table-cell office:value-type="float" office:value="-0.000253000093659583" calcext:value-type="float">
            <text:p>-0.00025300009366</text:p>
          </table:table-cell>
          <table:table-cell table:formula="of:=ROUND([.B2937]; 7)" office:value-type="float" office:value="-0.000253" calcext:value-type="float">
            <text:p>-0.000253</text:p>
          </table:table-cell>
          <table:table-cell/>
        </table:table-row>
        <table:table-row table:style-name="ro1">
          <table:table-cell office:value-type="float" office:value="2.45263490795488" calcext:value-type="float">
            <text:p>2.45263490795488</text:p>
          </table:table-cell>
          <table:table-cell office:value-type="float" office:value="-0.00024200008958708" calcext:value-type="float">
            <text:p>-0.000242000089587</text:p>
          </table:table-cell>
          <table:table-cell table:formula="of:=ROUND([.B2938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45287690804447" calcext:value-type="float">
            <text:p>2.45287690804447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93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5287790804484" calcext:value-type="float">
            <text:p>2.45287790804484</text:p>
          </table:table-cell>
          <table:table-cell office:value-type="float" office:value="-0.000252000093289073" calcext:value-type="float">
            <text:p>-0.000252000093289</text:p>
          </table:table-cell>
          <table:table-cell table:formula="of:=ROUND([.B2940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45312990813813" calcext:value-type="float">
            <text:p>2.45312990813813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94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531309081385" calcext:value-type="float">
            <text:p>2.4531309081385</text:p>
          </table:table-cell>
          <table:table-cell office:value-type="float" office:value="-0.00024200008958708" calcext:value-type="float">
            <text:p>-0.000242000089587</text:p>
          </table:table-cell>
          <table:table-cell table:formula="of:=ROUND([.B2942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45337290822808" calcext:value-type="float">
            <text:p>2.45337290822808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94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5337390822845" calcext:value-type="float">
            <text:p>2.45337390822845</text:p>
          </table:table-cell>
          <table:table-cell office:value-type="float" office:value="-0.000252000093289073" calcext:value-type="float">
            <text:p>-0.000252000093289</text:p>
          </table:table-cell>
          <table:table-cell table:formula="of:=ROUND([.B2944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45362590832174" calcext:value-type="float">
            <text:p>2.45362590832174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94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5362690832211" calcext:value-type="float">
            <text:p>2.45362690832211</text:p>
          </table:table-cell>
          <table:table-cell office:value-type="float" office:value="-0.00024200008958708" calcext:value-type="float">
            <text:p>-0.000242000089587</text:p>
          </table:table-cell>
          <table:table-cell table:formula="of:=ROUND([.B2946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4538689084117" calcext:value-type="float">
            <text:p>2.4538689084117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94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5386990841207" calcext:value-type="float">
            <text:p>2.45386990841207</text:p>
          </table:table-cell>
          <table:table-cell office:value-type="float" office:value="-0.000252000093289073" calcext:value-type="float">
            <text:p>-0.000252000093289</text:p>
          </table:table-cell>
          <table:table-cell table:formula="of:=ROUND([.B2948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45412190850536" calcext:value-type="float">
            <text:p>2.45412190850536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949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45436490859532" calcext:value-type="float">
            <text:p>2.45436490859532</text:p>
          </table:table-cell>
          <table:table-cell office:value-type="float" office:value="-0.000253000093659583" calcext:value-type="float">
            <text:p>-0.00025300009366</text:p>
          </table:table-cell>
          <table:table-cell table:formula="of:=ROUND([.B2950]; 7)" office:value-type="float" office:value="-0.000253" calcext:value-type="float">
            <text:p>-0.000253</text:p>
          </table:table-cell>
          <table:table-cell/>
        </table:table-row>
        <table:table-row table:style-name="ro1">
          <table:table-cell office:value-type="float" office:value="2.45461790868898" calcext:value-type="float">
            <text:p>2.45461790868898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951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45485990877857" calcext:value-type="float">
            <text:p>2.45485990877857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95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5486090877894" calcext:value-type="float">
            <text:p>2.45486090877894</text:p>
          </table:table-cell>
          <table:table-cell office:value-type="float" office:value="-0.000510000188799875" calcext:value-type="float">
            <text:p>-0.0005100001888</text:p>
          </table:table-cell>
          <table:table-cell table:formula="of:=ROUND([.B2953]; 7)" office:value-type="float" office:value="-0.00051" calcext:value-type="float">
            <text:p>-0.00051</text:p>
          </table:table-cell>
          <table:table-cell/>
        </table:table-row>
        <table:table-row table:style-name="ro1">
          <table:table-cell office:value-type="float" office:value="2.45537090896774" calcext:value-type="float">
            <text:p>2.45537090896774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2954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45586590915098" calcext:value-type="float">
            <text:p>2.45586590915098</text:p>
          </table:table-cell>
          <table:table-cell office:value-type="float" office:value="-0.000495000183246663" calcext:value-type="float">
            <text:p>-0.000495000183247</text:p>
          </table:table-cell>
          <table:table-cell table:formula="of:=ROUND([.B2955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45636090933423" calcext:value-type="float">
            <text:p>2.45636090933423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95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563619093346" calcext:value-type="float">
            <text:p>2.4563619093346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2957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2.45685590951748" calcext:value-type="float">
            <text:p>2.45685590951748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95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5685690951785" calcext:value-type="float">
            <text:p>2.45685690951785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2959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45735190970109" calcext:value-type="float">
            <text:p>2.4573519097010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96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5735290970146" calcext:value-type="float">
            <text:p>2.45735290970146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2961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2.45784690988434" calcext:value-type="float">
            <text:p>2.45784690988434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96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5784790988471" calcext:value-type="float">
            <text:p>2.45784790988471</text:p>
          </table:table-cell>
          <table:table-cell office:value-type="float" office:value="-0.000495000183246663" calcext:value-type="float">
            <text:p>-0.000495000183247</text:p>
          </table:table-cell>
          <table:table-cell table:formula="of:=ROUND([.B2963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45834291006796" calcext:value-type="float">
            <text:p>2.45834291006796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2964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45859491016125" calcext:value-type="float">
            <text:p>2.45859491016125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965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4588379102512" calcext:value-type="float">
            <text:p>2.4588379102512</text:p>
          </table:table-cell>
          <table:table-cell office:value-type="float" office:value="-0.000509000188429809" calcext:value-type="float">
            <text:p>-0.00050900018843</text:p>
          </table:table-cell>
          <table:table-cell table:formula="of:=ROUND([.B2966]; 7)" office:value-type="float" office:value="-0.000509" calcext:value-type="float">
            <text:p>-0.000509</text:p>
          </table:table-cell>
          <table:table-cell/>
        </table:table-row>
        <table:table-row table:style-name="ro1">
          <table:table-cell office:value-type="float" office:value="2.45934691043963" calcext:value-type="float">
            <text:p>2.45934691043963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96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5934791044" calcext:value-type="float">
            <text:p>2.45934791044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2968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45984291062325" calcext:value-type="float">
            <text:p>2.45984291062325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96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5984391062362" calcext:value-type="float">
            <text:p>2.45984391062362</text:p>
          </table:table-cell>
          <table:table-cell office:value-type="float" office:value="-0.000251000092919007" calcext:value-type="float">
            <text:p>-0.000251000092919</text:p>
          </table:table-cell>
          <table:table-cell table:formula="of:=ROUND([.B2970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2.46009491071654" calcext:value-type="float">
            <text:p>2.46009491071654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971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4603379108065" calcext:value-type="float">
            <text:p>2.4603379108065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2972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46058991089979" calcext:value-type="float">
            <text:p>2.46058991089979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973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46083291098974" calcext:value-type="float">
            <text:p>2.46083291098974</text:p>
          </table:table-cell>
          <table:table-cell office:value-type="float" office:value="-0.000252000093289073" calcext:value-type="float">
            <text:p>-0.000252000093289</text:p>
          </table:table-cell>
          <table:table-cell table:formula="of:=ROUND([.B2974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46108491108303" calcext:value-type="float">
            <text:p>2.46108491108303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975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46132791117299" calcext:value-type="float">
            <text:p>2.46132791117299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2976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46182291135624" calcext:value-type="float">
            <text:p>2.46182291135624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2977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2.46231891153986" calcext:value-type="float">
            <text:p>2.46231891153986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2978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2.46281291172273" calcext:value-type="float">
            <text:p>2.46281291172273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297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628139117231" calcext:value-type="float">
            <text:p>2.4628139117231</text:p>
          </table:table-cell>
          <table:table-cell office:value-type="float" office:value="-0.000267000098842285" calcext:value-type="float">
            <text:p>-0.000267000098842</text:p>
          </table:table-cell>
          <table:table-cell table:formula="of:=ROUND([.B2980]; 7)" office:value-type="float" office:value="-0.000267" calcext:value-type="float">
            <text:p>-0.000267</text:p>
          </table:table-cell>
          <table:table-cell/>
        </table:table-row>
        <table:table-row table:style-name="ro1">
          <table:table-cell office:value-type="float" office:value="2.46308091182195" calcext:value-type="float">
            <text:p>2.46308091182195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981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4633239119119" calcext:value-type="float">
            <text:p>2.4633239119119</text:p>
          </table:table-cell>
          <table:table-cell office:value-type="float" office:value="-0.000495000183246663" calcext:value-type="float">
            <text:p>-0.000495000183247</text:p>
          </table:table-cell>
          <table:table-cell table:formula="of:=ROUND([.B2982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46381891209515" calcext:value-type="float">
            <text:p>2.46381891209515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98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6381991209552" calcext:value-type="float">
            <text:p>2.46381991209552</text:p>
          </table:table-cell>
          <table:table-cell office:value-type="float" office:value="-0.000494000182877041" calcext:value-type="float">
            <text:p>-0.000494000182877</text:p>
          </table:table-cell>
          <table:table-cell table:formula="of:=ROUND([.B2984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2.4643139122784" calcext:value-type="float">
            <text:p>2.4643139122784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98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6431491227877" calcext:value-type="float">
            <text:p>2.46431491227877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2986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46456691237206" calcext:value-type="float">
            <text:p>2.46456691237206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98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6456791237243" calcext:value-type="float">
            <text:p>2.46456791237243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2988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46480991246201" calcext:value-type="float">
            <text:p>2.46480991246201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98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6481091246238" calcext:value-type="float">
            <text:p>2.46481091246238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2990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46506291255567" calcext:value-type="float">
            <text:p>2.46506291255567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2991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46530591264563" calcext:value-type="float">
            <text:p>2.46530591264563</text:p>
          </table:table-cell>
          <table:table-cell office:value-type="float" office:value="-0.000495000183246663" calcext:value-type="float">
            <text:p>-0.000495000183247</text:p>
          </table:table-cell>
          <table:table-cell table:formula="of:=ROUND([.B2992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46580091282888" calcext:value-type="float">
            <text:p>2.46580091282888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99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6580191282925" calcext:value-type="float">
            <text:p>2.46580191282925</text:p>
          </table:table-cell>
          <table:table-cell office:value-type="float" office:value="-0.000494000182877041" calcext:value-type="float">
            <text:p>-0.000494000182877</text:p>
          </table:table-cell>
          <table:table-cell table:formula="of:=ROUND([.B2994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2.46629591301212" calcext:value-type="float">
            <text:p>2.46629591301212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99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6629691301249" calcext:value-type="float">
            <text:p>2.46629691301249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2996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46679191319574" calcext:value-type="float">
            <text:p>2.46679191319574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299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6679291319611" calcext:value-type="float">
            <text:p>2.46679291319611</text:p>
          </table:table-cell>
          <table:table-cell office:value-type="float" office:value="-0.000509000188429809" calcext:value-type="float">
            <text:p>-0.00050900018843</text:p>
          </table:table-cell>
          <table:table-cell table:formula="of:=ROUND([.B2998]; 7)" office:value-type="float" office:value="-0.000509" calcext:value-type="float">
            <text:p>-0.000509</text:p>
          </table:table-cell>
          <table:table-cell/>
        </table:table-row>
        <table:table-row table:style-name="ro1">
          <table:table-cell office:value-type="float" office:value="2.46730191338454" calcext:value-type="float">
            <text:p>2.46730191338454</text:p>
          </table:table-cell>
          <table:table-cell office:value-type="float" office:value="-0.000495000183246663" calcext:value-type="float">
            <text:p>-0.000495000183247</text:p>
          </table:table-cell>
          <table:table-cell table:formula="of:=ROUND([.B2999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46779691356779" calcext:value-type="float">
            <text:p>2.46779691356779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300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6779791356816" calcext:value-type="float">
            <text:p>2.46779791356816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3001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2.46829191375104" calcext:value-type="float">
            <text:p>2.46829191375104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300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6829291375141" calcext:value-type="float">
            <text:p>2.46829291375141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3003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46878791393465" calcext:value-type="float">
            <text:p>2.46878791393465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300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6878891393502" calcext:value-type="float">
            <text:p>2.46878891393502</text:p>
          </table:table-cell>
          <table:table-cell office:value-type="float" office:value="-0.000251000092919007" calcext:value-type="float">
            <text:p>-0.000251000092919</text:p>
          </table:table-cell>
          <table:table-cell table:formula="of:=ROUND([.B3005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2.46903991402794" calcext:value-type="float">
            <text:p>2.46903991402794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3006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6904091402831" calcext:value-type="float">
            <text:p>2.46904091402831</text:p>
          </table:table-cell>
          <table:table-cell office:value-type="float" office:value="-0.00024200008958708" calcext:value-type="float">
            <text:p>-0.000242000089587</text:p>
          </table:table-cell>
          <table:table-cell table:formula="of:=ROUND([.B3007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4692829141179" calcext:value-type="float">
            <text:p>2.4692829141179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3008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6928391411827" calcext:value-type="float">
            <text:p>2.46928391411827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3009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2.46977791430115" calcext:value-type="float">
            <text:p>2.46977791430115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301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6977891430152" calcext:value-type="float">
            <text:p>2.46977891430152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3011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47027391448476" calcext:value-type="float">
            <text:p>2.47027391448476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3012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47076891466801" calcext:value-type="float">
            <text:p>2.47076891466801</text:p>
          </table:table-cell>
          <table:table-cell office:value-type="float" office:value="-0.000267000098842285" calcext:value-type="float">
            <text:p>-0.000267000098842</text:p>
          </table:table-cell>
          <table:table-cell table:formula="of:=ROUND([.B3013]; 7)" office:value-type="float" office:value="-0.000267" calcext:value-type="float">
            <text:p>-0.000267</text:p>
          </table:table-cell>
          <table:table-cell/>
        </table:table-row>
        <table:table-row table:style-name="ro1">
          <table:table-cell office:value-type="float" office:value="2.47103591476685" calcext:value-type="float">
            <text:p>2.47103591476685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301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7103691476722" calcext:value-type="float">
            <text:p>2.47103691476722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3015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47127891485681" calcext:value-type="float">
            <text:p>2.47127891485681</text:p>
          </table:table-cell>
          <table:table-cell office:value-type="float" office:value="-0.000253000093659139" calcext:value-type="float">
            <text:p>-0.000253000093659</text:p>
          </table:table-cell>
          <table:table-cell table:formula="of:=ROUND([.B3016]; 7)" office:value-type="float" office:value="-0.000253" calcext:value-type="float">
            <text:p>-0.000253</text:p>
          </table:table-cell>
          <table:table-cell/>
        </table:table-row>
        <table:table-row table:style-name="ro1">
          <table:table-cell office:value-type="float" office:value="2.47153191495047" calcext:value-type="float">
            <text:p>2.47153191495047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3017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47177491504043" calcext:value-type="float">
            <text:p>2.47177491504043</text:p>
          </table:table-cell>
          <table:table-cell office:value-type="float" office:value="-0.000253000093659583" calcext:value-type="float">
            <text:p>-0.00025300009366</text:p>
          </table:table-cell>
          <table:table-cell table:formula="of:=ROUND([.B3018]; 7)" office:value-type="float" office:value="-0.000253" calcext:value-type="float">
            <text:p>-0.000253</text:p>
          </table:table-cell>
          <table:table-cell/>
        </table:table-row>
        <table:table-row table:style-name="ro1">
          <table:table-cell office:value-type="float" office:value="2.47202791513409" calcext:value-type="float">
            <text:p>2.47202791513409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3019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47226991522367" calcext:value-type="float">
            <text:p>2.47226991522367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302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7227091522404" calcext:value-type="float">
            <text:p>2.47227091522404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3021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47252291531733" calcext:value-type="float">
            <text:p>2.47252291531733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3022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725239153177" calcext:value-type="float">
            <text:p>2.4725239153177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3023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47276591540729" calcext:value-type="float">
            <text:p>2.47276591540729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3024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7276691540766" calcext:value-type="float">
            <text:p>2.47276691540766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3025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47301891550095" calcext:value-type="float">
            <text:p>2.47301891550095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3026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47326191559091" calcext:value-type="float">
            <text:p>2.47326191559091</text:p>
          </table:table-cell>
          <table:table-cell office:value-type="float" office:value="-0.000496000183617173" calcext:value-type="float">
            <text:p>-0.000496000183617</text:p>
          </table:table-cell>
          <table:table-cell table:formula="of:=ROUND([.B3027]; 7)" office:value-type="float" office:value="-0.000496" calcext:value-type="float">
            <text:p>-0.000496</text:p>
          </table:table-cell>
          <table:table-cell/>
        </table:table-row>
        <table:table-row table:style-name="ro1">
          <table:table-cell office:value-type="float" office:value="2.47375791577453" calcext:value-type="float">
            <text:p>2.47375791577453</text:p>
          </table:table-cell>
          <table:table-cell office:value-type="float" office:value="-0.000252000093289073" calcext:value-type="float">
            <text:p>-0.000252000093289</text:p>
          </table:table-cell>
          <table:table-cell table:formula="of:=ROUND([.B3028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47400991586781" calcext:value-type="float">
            <text:p>2.47400991586781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3029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47425291595777" calcext:value-type="float">
            <text:p>2.47425291595777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3030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47450491605106" calcext:value-type="float">
            <text:p>2.47450491605106</text:p>
          </table:table-cell>
          <table:table-cell office:value-type="float" office:value="-0.00024300008995759" calcext:value-type="float">
            <text:p>-0.000243000089958</text:p>
          </table:table-cell>
          <table:table-cell table:formula="of:=ROUND([.B3031]; 7)" office:value-type="float" office:value="-0.000243" calcext:value-type="float">
            <text:p>-0.000243</text:p>
          </table:table-cell>
          <table:table-cell/>
        </table:table-row>
        <table:table-row table:style-name="ro1">
          <table:table-cell office:value-type="float" office:value="2.47474791614102" calcext:value-type="float">
            <text:p>2.47474791614102</text:p>
          </table:table-cell>
          <table:table-cell office:value-type="float" office:value="-0.000509000188429809" calcext:value-type="float">
            <text:p>-0.00050900018843</text:p>
          </table:table-cell>
          <table:table-cell table:formula="of:=ROUND([.B3032]; 7)" office:value-type="float" office:value="-0.000509" calcext:value-type="float">
            <text:p>-0.000509</text:p>
          </table:table-cell>
          <table:table-cell/>
        </table:table-row>
        <table:table-row table:style-name="ro1">
          <table:table-cell office:value-type="float" office:value="2.47525691632945" calcext:value-type="float">
            <text:p>2.47525691632945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303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7525791632982" calcext:value-type="float">
            <text:p>2.47525791632982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3034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47575291651307" calcext:value-type="float">
            <text:p>2.47575291651307</text:p>
          </table:table-cell>
          <table:table-cell office:value-type="float" office:value="-0.000495000183246663" calcext:value-type="float">
            <text:p>-0.000495000183247</text:p>
          </table:table-cell>
          <table:table-cell table:formula="of:=ROUND([.B3035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47624791669631" calcext:value-type="float">
            <text:p>2.47624791669631</text:p>
          </table:table-cell>
          <table:table-cell office:value-type="float" office:value="-0.000252000093289517" calcext:value-type="float">
            <text:p>-0.00025200009329</text:p>
          </table:table-cell>
          <table:table-cell table:formula="of:=ROUND([.B3036]; 7)" office:value-type="float" office:value="-0.000252" calcext:value-type="float">
            <text:p>-0.000252</text:p>
          </table:table-cell>
          <table:table-cell/>
        </table:table-row>
        <table:table-row table:style-name="ro1">
          <table:table-cell office:value-type="float" office:value="2.4764999167896" calcext:value-type="float">
            <text:p>2.4764999167896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303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7650091678997" calcext:value-type="float">
            <text:p>2.47650091678997</text:p>
          </table:table-cell>
          <table:table-cell office:value-type="float" office:value="-0.000242000089587524" calcext:value-type="float">
            <text:p>-0.000242000089588</text:p>
          </table:table-cell>
          <table:table-cell table:formula="of:=ROUND([.B3038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47674291687956" calcext:value-type="float">
            <text:p>2.47674291687956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3039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7674391687993" calcext:value-type="float">
            <text:p>2.47674391687993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3040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47723891706318" calcext:value-type="float">
            <text:p>2.47723891706318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3041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7723991706355" calcext:value-type="float">
            <text:p>2.47723991706355</text:p>
          </table:table-cell>
          <table:table-cell office:value-type="float" office:value="-0.000251000092919007" calcext:value-type="float">
            <text:p>-0.000251000092919</text:p>
          </table:table-cell>
          <table:table-cell table:formula="of:=ROUND([.B3042]; 7)" office:value-type="float" office:value="-0.000251" calcext:value-type="float">
            <text:p>-0.000251</text:p>
          </table:table-cell>
          <table:table-cell/>
        </table:table-row>
        <table:table-row table:style-name="ro1">
          <table:table-cell office:value-type="float" office:value="2.47749091715647" calcext:value-type="float">
            <text:p>2.47749091715647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3043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7749191715684" calcext:value-type="float">
            <text:p>2.47749191715684</text:p>
          </table:table-cell>
          <table:table-cell office:value-type="float" office:value="-0.00024200008958708" calcext:value-type="float">
            <text:p>-0.000242000089587</text:p>
          </table:table-cell>
          <table:table-cell table:formula="of:=ROUND([.B3044]; 7)" office:value-type="float" office:value="-0.000242" calcext:value-type="float">
            <text:p>-0.000242</text:p>
          </table:table-cell>
          <table:table-cell/>
        </table:table-row>
        <table:table-row table:style-name="ro1">
          <table:table-cell office:value-type="float" office:value="2.47773391724642" calcext:value-type="float">
            <text:p>2.47773391724642</text:p>
          </table:table-cell>
          <table:table-cell office:value-type="float" office:value="-0.00000100000037051018" calcext:value-type="float">
            <text:p>-1.00000037051018E-06</text:p>
          </table:table-cell>
          <table:table-cell table:formula="of:=ROUND([.B3045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7773491724679" calcext:value-type="float">
            <text:p>2.47773491724679</text:p>
          </table:table-cell>
          <table:table-cell office:value-type="float" office:value="-0.000494000182876597" calcext:value-type="float">
            <text:p>-0.000494000182877</text:p>
          </table:table-cell>
          <table:table-cell table:formula="of:=ROUND([.B3046]; 7)" office:value-type="float" office:value="-0.000494" calcext:value-type="float">
            <text:p>-0.000494</text:p>
          </table:table-cell>
          <table:table-cell/>
        </table:table-row>
        <table:table-row table:style-name="ro1">
          <table:table-cell office:value-type="float" office:value="2.47822891742967" calcext:value-type="float">
            <text:p>2.47822891742967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3047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7822991743004" calcext:value-type="float">
            <text:p>2.47822991743004</text:p>
          </table:table-cell>
          <table:table-cell office:value-type="float" office:value="-0.000495000183247107" calcext:value-type="float">
            <text:p>-0.000495000183247</text:p>
          </table:table-cell>
          <table:table-cell table:formula="of:=ROUND([.B3048]; 7)" office:value-type="float" office:value="-0.000495" calcext:value-type="float">
            <text:p>-0.000495</text:p>
          </table:table-cell>
          <table:table-cell/>
        </table:table-row>
        <table:table-row table:style-name="ro1">
          <table:table-cell office:value-type="float" office:value="2.47872491761329" calcext:value-type="float">
            <text:p>2.47872491761329</text:p>
          </table:table-cell>
          <table:table-cell office:value-type="float" office:value="-0.000254000094029649" calcext:value-type="float">
            <text:p>-0.00025400009403</text:p>
          </table:table-cell>
          <table:table-cell table:formula="of:=ROUND([.B3049]; 7)" office:value-type="float" office:value="-0.000254" calcext:value-type="float">
            <text:p>-0.000254</text:p>
          </table:table-cell>
          <table:table-cell/>
        </table:table-row>
        <table:table-row table:style-name="ro1">
          <table:table-cell office:value-type="float" office:value="2.47897891770732" calcext:value-type="float">
            <text:p>2.47897891770732</text:p>
          </table:table-cell>
          <table:table-cell office:value-type="float" office:value="-0.00000100000037006609" calcext:value-type="float">
            <text:p>-1.00000037006609E-06</text:p>
          </table:table-cell>
          <table:table-cell table:formula="of:=ROUND([.B3050]; 7)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float" office:value="2.47897991770769" calcext:value-type="float">
            <text:p>2.47897991770769</text:p>
          </table:table-cell>
          <table:table-cell office:value-type="float" office:value="1.54521757203289" calcext:value-type="float">
            <text:p>1.54521757203289</text:p>
          </table:table-cell>
          <table:table-cell table:formula="of:=ROUND([.B3051]; 7)" office:value-type="float" office:value="1.5452176" calcext:value-type="float">
            <text:p>1.545217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05T00:16:48.779515891</dc:date>
    <meta:editing-duration>PT5M52S</meta:editing-duration>
    <meta:editing-cycles>1</meta:editing-cycles>
    <meta:document-statistic meta:table-count="1" meta:cell-count="9155" meta:object-count="0"/>
    <meta:generator>LibreOffice/6.4.6.2$Linux_X86_64 LibreOffice_project/40$Build-2</meta:generator>
  </office:meta>
</office:document-meta>
</file>